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e6881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89d86b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b57a1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1dc478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edb1475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ee5faad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2f7d45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7132e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98653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3f01ba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f4d62c9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2aee95" officeooo:paragraph-rsid="002aee95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9c359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bc9d" officeooo:paragraph-rsid="076c6729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cd42e9d" officeooo:paragraph-rsid="017c6048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39e9" officeooo:paragraph-rsid="0f4939e9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f49b5e2" officeooo:paragraph-rsid="0f49b5e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00facb6" officeooo:paragraph-rsid="0e36c7da" style:font-size-asian="18.3500003814697pt" style:font-weight-asian="bold" style:font-size-complex="21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71750b3" style:font-size-asian="18.3500003814697pt" style:font-weight-asian="normal" style:font-size-complex="2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cb2de7e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62d68" officeooo:paragraph-rsid="01962d68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a0078a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1efa1cf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a0078a" officeooo:paragraph-rsid="0cd8fcc5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4e3429" officeooo:paragraph-rsid="0e36c7da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0e51f0ee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0e6f669f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45b174" officeooo:paragraph-rsid="0e36c7da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637ce" officeooo:paragraph-rsid="01b637ce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ae918" officeooo:paragraph-rsid="01bae918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4c29b" officeooo:paragraph-rsid="01c4c29b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c91e9b" officeooo:paragraph-rsid="01c91e9b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09439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09439" officeooo:paragraph-rsid="01d4fe16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acdcd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1d4fe16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a6f020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d4fe16" officeooo:paragraph-rsid="0fb1acfa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2f1ed" officeooo:paragraph-rsid="01e2f1ed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767cd" officeooo:paragraph-rsid="01e767cd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95279" officeooo:paragraph-rsid="01e95279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ec705f" officeooo:paragraph-rsid="01ec705f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c60fe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edac1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b3b46e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2462d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64bab59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7e8acda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0e194c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3e29f2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09304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541dd10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0f22ac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500fbe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fc506b" officeooo:paragraph-rsid="05409304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cb13e" officeooo:paragraph-rsid="050e194c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64bab59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76732e" officeooo:paragraph-rsid="07ff9632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a2f79a" officeooo:paragraph-rsid="064bab59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64bab59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91317" officeooo:paragraph-rsid="0821f0e4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e562b7" officeooo:paragraph-rsid="064bab59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dafe8f" officeooo:paragraph-rsid="0821f0e4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1bbbef2" officeooo:paragraph-rsid="01bae918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d116713" style:font-size-asian="18.3500003814697pt" style:font-weight-asian="bold" style:font-size-complex="21pt" style:font-weight-complex="bold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653bbe0" officeooo:paragraph-rsid="0653bbe0" style:font-size-asian="18.3500003814697pt" style:font-weight-asian="bold" style:font-size-complex="21pt" style:font-weight-complex="bold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00facb6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51f0ee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1f0ee" officeooo:paragraph-rsid="0e6f669f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e524b22" officeooo:paragraph-rsid="0e6f669f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07042a6d" style:font-size-asian="18.3500003814697pt" style:font-size-complex="21pt"/>
    </style:style>
    <style:style style:name="T7" style:family="text">
      <style:text-properties style:font-name="Times New Roman" fo:font-size="21pt" officeooo:rsid="0706d661" style:font-size-asian="18.3500003814697pt" style:font-size-complex="21pt"/>
    </style:style>
    <style:style style:name="T8" style:family="text">
      <style:text-properties style:font-name="Times New Roman" fo:font-size="21pt" officeooo:rsid="0ec4f11e" style:font-size-asian="18.3500003814697pt" style:font-size-complex="21pt"/>
    </style:style>
    <style:style style:name="T9" style:family="text">
      <style:text-properties style:font-name="Times New Roman" fo:font-size="21pt" officeooo:rsid="0edd35a7" style:font-size-asian="18.3500003814697pt" style:font-size-complex="21pt"/>
    </style:style>
    <style:style style:name="T10" style:family="text">
      <style:text-properties style:font-name="Times New Roman" fo:font-size="21pt" officeooo:rsid="0eddf83a" style:font-size-asian="18.3500003814697pt" style:font-size-complex="21pt"/>
    </style:style>
    <style:style style:name="T11" style:family="text">
      <style:text-properties style:font-name="Times New Roman" fo:font-size="21pt" officeooo:rsid="0edfcf5b" style:font-size-asian="18.3500003814697pt" style:font-size-complex="21pt"/>
    </style:style>
    <style:style style:name="T12" style:family="text">
      <style:text-properties style:font-name="Times New Roman" fo:font-size="21pt" officeooo:rsid="0efa7ac9" style:font-size-asian="18.3500003814697pt" style:font-size-complex="21pt"/>
    </style:style>
    <style:style style:name="T13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6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7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8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style:text-underline-style="none" style:font-size-asian="18.3500003814697pt" style:font-size-complex="21pt"/>
    </style:style>
    <style:style style:name="T160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61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62" style:family="text">
      <style:text-properties style:font-name="Times New Roman" fo:font-size="21pt" fo:font-weight="normal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3cc7ad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3e61d9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3ef5cf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3ef847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4b2c2d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e4c9232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e4e3429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e4f6b3d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0e50da2d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0e51f0ee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0e5e45db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0e6070d7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0e673685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0e691f5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0e6b040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0e6ccb43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0e6e9aed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0e6f669f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0e70d9ba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0e72c4fc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0e730cf1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0e7914e1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0e7b8e29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0e7be1c5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0e86f055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0e8b6252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0e8ca1bc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0e8deac0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0e908d09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0e91252f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0e953e15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0e9654ce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0f4ec5b2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224" style:family="text">
      <style:text-properties officeooo:rsid="0016fbe0"/>
    </style:style>
    <style:style style:name="T225" style:family="text">
      <style:text-properties officeooo:rsid="0018134a"/>
    </style:style>
    <style:style style:name="T226" style:family="text">
      <style:text-properties officeooo:rsid="001a0367"/>
    </style:style>
    <style:style style:name="T227" style:family="text">
      <style:text-properties officeooo:rsid="001ca9f9"/>
    </style:style>
    <style:style style:name="T228" style:family="text">
      <style:text-properties officeooo:rsid="001cb7e0"/>
    </style:style>
    <style:style style:name="T229" style:family="text">
      <style:text-properties officeooo:rsid="00232251"/>
    </style:style>
    <style:style style:name="T230" style:family="text">
      <style:text-properties officeooo:rsid="002a4d3c"/>
    </style:style>
    <style:style style:name="T231" style:family="text">
      <style:text-properties officeooo:rsid="002ca089"/>
    </style:style>
    <style:style style:name="T232" style:family="text">
      <style:text-properties officeooo:rsid="002dd248"/>
    </style:style>
    <style:style style:name="T233" style:family="text">
      <style:text-properties officeooo:rsid="003b676a"/>
    </style:style>
    <style:style style:name="T234" style:family="text">
      <style:text-properties officeooo:rsid="003d8f2b"/>
    </style:style>
    <style:style style:name="T235" style:family="text">
      <style:text-properties officeooo:rsid="0040f11c"/>
    </style:style>
    <style:style style:name="T236" style:family="text">
      <style:text-properties officeooo:rsid="004442d3"/>
    </style:style>
    <style:style style:name="T237" style:family="text">
      <style:text-properties officeooo:rsid="00453d38"/>
    </style:style>
    <style:style style:name="T238" style:family="text">
      <style:text-properties officeooo:rsid="0047590e"/>
    </style:style>
    <style:style style:name="T239" style:family="text">
      <style:text-properties officeooo:rsid="00495385"/>
    </style:style>
    <style:style style:name="T240" style:family="text">
      <style:text-properties officeooo:rsid="004a5474"/>
    </style:style>
    <style:style style:name="T241" style:family="text">
      <style:text-properties officeooo:rsid="004aa6d6"/>
    </style:style>
    <style:style style:name="T242" style:family="text">
      <style:text-properties officeooo:rsid="004d02e6"/>
    </style:style>
    <style:style style:name="T243" style:family="text">
      <style:text-properties officeooo:rsid="004ec73b"/>
    </style:style>
    <style:style style:name="T244" style:family="text">
      <style:text-properties officeooo:rsid="005065f8"/>
    </style:style>
    <style:style style:name="T245" style:family="text">
      <style:text-properties officeooo:rsid="0052a132"/>
    </style:style>
    <style:style style:name="T246" style:family="text">
      <style:text-properties officeooo:rsid="0053753f"/>
    </style:style>
    <style:style style:name="T247" style:family="text">
      <style:text-properties officeooo:rsid="005696d6"/>
    </style:style>
    <style:style style:name="T248" style:family="text">
      <style:text-properties officeooo:rsid="005a8a9c"/>
    </style:style>
    <style:style style:name="T249" style:family="text">
      <style:text-properties officeooo:rsid="005b8c2e"/>
    </style:style>
    <style:style style:name="T250" style:family="text">
      <style:text-properties officeooo:rsid="005c5abd"/>
    </style:style>
    <style:style style:name="T251" style:family="text">
      <style:text-properties officeooo:rsid="005caacc"/>
    </style:style>
    <style:style style:name="T252" style:family="text">
      <style:text-properties officeooo:rsid="005e34e6"/>
    </style:style>
    <style:style style:name="T253" style:family="text">
      <style:text-properties officeooo:rsid="006028c5"/>
    </style:style>
    <style:style style:name="T254" style:family="text">
      <style:text-properties officeooo:rsid="0064a6b7"/>
    </style:style>
    <style:style style:name="T255" style:family="text">
      <style:text-properties officeooo:rsid="0065e749"/>
    </style:style>
    <style:style style:name="T256" style:family="text">
      <style:text-properties officeooo:rsid="00669a85"/>
    </style:style>
    <style:style style:name="T257" style:family="text">
      <style:text-properties officeooo:rsid="00678c2d"/>
    </style:style>
    <style:style style:name="T258" style:family="text">
      <style:text-properties officeooo:rsid="0069197e"/>
    </style:style>
    <style:style style:name="T259" style:family="text">
      <style:text-properties officeooo:rsid="006b7472"/>
    </style:style>
    <style:style style:name="T260" style:family="text">
      <style:text-properties officeooo:rsid="006cb295"/>
    </style:style>
    <style:style style:name="T261" style:family="text">
      <style:text-properties officeooo:rsid="006d5764"/>
    </style:style>
    <style:style style:name="T262" style:family="text">
      <style:text-properties officeooo:rsid="007aa42d"/>
    </style:style>
    <style:style style:name="T263" style:family="text">
      <style:text-properties officeooo:rsid="007eab95"/>
    </style:style>
    <style:style style:name="T264" style:family="text">
      <style:text-properties officeooo:rsid="0085f0bc"/>
    </style:style>
    <style:style style:name="T265" style:family="text">
      <style:text-properties officeooo:rsid="0088241a"/>
    </style:style>
    <style:style style:name="T266" style:family="text">
      <style:text-properties officeooo:rsid="0089d86b"/>
    </style:style>
    <style:style style:name="T267" style:family="text">
      <style:text-properties officeooo:rsid="008acfba"/>
    </style:style>
    <style:style style:name="T268" style:family="text">
      <style:text-properties officeooo:rsid="008eaef4"/>
    </style:style>
    <style:style style:name="T269" style:family="text">
      <style:text-properties officeooo:rsid="0091b6a3"/>
    </style:style>
    <style:style style:name="T270" style:family="text">
      <style:text-properties officeooo:rsid="0093cf64"/>
    </style:style>
    <style:style style:name="T271" style:family="text">
      <style:text-properties officeooo:rsid="0097e388"/>
    </style:style>
    <style:style style:name="T272" style:family="text">
      <style:text-properties officeooo:rsid="00995a6b"/>
    </style:style>
    <style:style style:name="T273" style:family="text">
      <style:text-properties officeooo:rsid="009fd45b"/>
    </style:style>
    <style:style style:name="T274" style:family="text">
      <style:text-properties officeooo:rsid="00a3f49a"/>
    </style:style>
    <style:style style:name="T275" style:family="text">
      <style:text-properties officeooo:rsid="00cf6129"/>
    </style:style>
    <style:style style:name="T276" style:family="text">
      <style:text-properties officeooo:rsid="00dd4c5d"/>
    </style:style>
    <style:style style:name="T277" style:family="text">
      <style:text-properties officeooo:rsid="00ddcbfb"/>
    </style:style>
    <style:style style:name="T278" style:family="text">
      <style:text-properties officeooo:rsid="00de5a86"/>
    </style:style>
    <style:style style:name="T279" style:family="text">
      <style:text-properties officeooo:rsid="00dfc6a1"/>
    </style:style>
    <style:style style:name="T280" style:family="text">
      <style:text-properties officeooo:rsid="00e03f53"/>
    </style:style>
    <style:style style:name="T281" style:family="text">
      <style:text-properties officeooo:rsid="00e0bd3e"/>
    </style:style>
    <style:style style:name="T282" style:family="text">
      <style:text-properties officeooo:rsid="00e0c4a3"/>
    </style:style>
    <style:style style:name="T283" style:family="text">
      <style:text-properties officeooo:rsid="00e1f1ac"/>
    </style:style>
    <style:style style:name="T284" style:family="text">
      <style:text-properties officeooo:rsid="00e2f838"/>
    </style:style>
    <style:style style:name="T285" style:family="text">
      <style:text-properties officeooo:rsid="00e4d6b9"/>
    </style:style>
    <style:style style:name="T286" style:family="text">
      <style:text-properties officeooo:rsid="00e6933d"/>
    </style:style>
    <style:style style:name="T287" style:family="text">
      <style:text-properties officeooo:rsid="00e76d62"/>
    </style:style>
    <style:style style:name="T288" style:family="text">
      <style:text-properties officeooo:rsid="00e8539b"/>
    </style:style>
    <style:style style:name="T289" style:family="text">
      <style:text-properties officeooo:rsid="00e91e30"/>
    </style:style>
    <style:style style:name="T290" style:family="text">
      <style:text-properties officeooo:rsid="00e9afc7"/>
    </style:style>
    <style:style style:name="T291" style:family="text">
      <style:text-properties officeooo:rsid="00e9b9ce"/>
    </style:style>
    <style:style style:name="T292" style:family="text">
      <style:text-properties officeooo:rsid="00ea59c8"/>
    </style:style>
    <style:style style:name="T293" style:family="text">
      <style:text-properties officeooo:rsid="00ec034d"/>
    </style:style>
    <style:style style:name="T294" style:family="text">
      <style:text-properties officeooo:rsid="00ee9c0f"/>
    </style:style>
    <style:style style:name="T295" style:family="text">
      <style:text-properties officeooo:rsid="00ef2363"/>
    </style:style>
    <style:style style:name="T296" style:family="text">
      <style:text-properties officeooo:rsid="00f04aa6"/>
    </style:style>
    <style:style style:name="T297" style:family="text">
      <style:text-properties officeooo:rsid="00f147d3"/>
    </style:style>
    <style:style style:name="T298" style:family="text">
      <style:text-properties officeooo:rsid="00f2225e"/>
    </style:style>
    <style:style style:name="T299" style:family="text">
      <style:text-properties officeooo:rsid="00f3eb6d"/>
    </style:style>
    <style:style style:name="T300" style:family="text">
      <style:text-properties officeooo:rsid="00f5b5e8"/>
    </style:style>
    <style:style style:name="T301" style:family="text">
      <style:text-properties officeooo:rsid="00f6bed4"/>
    </style:style>
    <style:style style:name="T302" style:family="text">
      <style:text-properties officeooo:rsid="00f759c5"/>
    </style:style>
    <style:style style:name="T303" style:family="text">
      <style:text-properties officeooo:rsid="00f7755f"/>
    </style:style>
    <style:style style:name="T304" style:family="text">
      <style:text-properties officeooo:rsid="00f78829"/>
    </style:style>
    <style:style style:name="T305" style:family="text">
      <style:text-properties officeooo:rsid="00f80b15"/>
    </style:style>
    <style:style style:name="T306" style:family="text">
      <style:text-properties officeooo:rsid="00f82f58"/>
    </style:style>
    <style:style style:name="T307" style:family="text">
      <style:text-properties officeooo:rsid="00f9129a"/>
    </style:style>
    <style:style style:name="T308" style:family="text">
      <style:text-properties officeooo:rsid="00faa901"/>
    </style:style>
    <style:style style:name="T309" style:family="text">
      <style:text-properties officeooo:rsid="00fc5832"/>
    </style:style>
    <style:style style:name="T310" style:family="text">
      <style:text-properties officeooo:rsid="00fe0473"/>
    </style:style>
    <style:style style:name="T311" style:family="text">
      <style:text-properties officeooo:rsid="00fe141e"/>
    </style:style>
    <style:style style:name="T312" style:family="text">
      <style:text-properties officeooo:rsid="00ff4d89"/>
    </style:style>
    <style:style style:name="T313" style:family="text">
      <style:text-properties officeooo:rsid="01005772"/>
    </style:style>
    <style:style style:name="T314" style:family="text">
      <style:text-properties officeooo:rsid="01007ea2"/>
    </style:style>
    <style:style style:name="T315" style:family="text">
      <style:text-properties officeooo:rsid="0103b4ed"/>
    </style:style>
    <style:style style:name="T316" style:family="text">
      <style:text-properties officeooo:rsid="0103c865"/>
    </style:style>
    <style:style style:name="T317" style:family="text">
      <style:text-properties officeooo:rsid="01074ada"/>
    </style:style>
    <style:style style:name="T318" style:family="text">
      <style:text-properties officeooo:rsid="0108a383"/>
    </style:style>
    <style:style style:name="T319" style:family="text">
      <style:text-properties officeooo:rsid="010a1e85"/>
    </style:style>
    <style:style style:name="T320" style:family="text">
      <style:text-properties officeooo:rsid="010fbac0"/>
    </style:style>
    <style:style style:name="T321" style:family="text">
      <style:text-properties officeooo:rsid="01111a73"/>
    </style:style>
    <style:style style:name="T322" style:family="text">
      <style:text-properties officeooo:rsid="0111cd84"/>
    </style:style>
    <style:style style:name="T323" style:family="text">
      <style:text-properties officeooo:rsid="01197e57"/>
    </style:style>
    <style:style style:name="T324" style:family="text">
      <style:text-properties officeooo:rsid="011b57a1"/>
    </style:style>
    <style:style style:name="T325" style:family="text">
      <style:text-properties officeooo:rsid="011dc478"/>
    </style:style>
    <style:style style:name="T326" style:family="text">
      <style:text-properties officeooo:rsid="011e34fe"/>
    </style:style>
    <style:style style:name="T327" style:family="text">
      <style:text-properties officeooo:rsid="0133a0db"/>
    </style:style>
    <style:style style:name="T328" style:family="text">
      <style:text-properties officeooo:rsid="013df436"/>
    </style:style>
    <style:style style:name="T329" style:family="text">
      <style:text-properties officeooo:rsid="01403779"/>
    </style:style>
    <style:style style:name="T330" style:family="text">
      <style:text-properties officeooo:rsid="0143ecfe"/>
    </style:style>
    <style:style style:name="T331" style:family="text">
      <style:text-properties officeooo:rsid="01464ac3"/>
    </style:style>
    <style:style style:name="T332" style:family="text">
      <style:text-properties officeooo:rsid="0147f1d4"/>
    </style:style>
    <style:style style:name="T333" style:family="text">
      <style:text-properties officeooo:rsid="0149e417"/>
    </style:style>
    <style:style style:name="T334" style:family="text">
      <style:text-properties officeooo:rsid="014aa71d"/>
    </style:style>
    <style:style style:name="T335" style:family="text">
      <style:text-properties officeooo:rsid="01531c57"/>
    </style:style>
    <style:style style:name="T336" style:family="text">
      <style:text-properties officeooo:rsid="01533c71"/>
    </style:style>
    <style:style style:name="T337" style:family="text">
      <style:text-properties officeooo:rsid="015724da"/>
    </style:style>
    <style:style style:name="T338" style:family="text">
      <style:text-properties officeooo:rsid="0158f397"/>
    </style:style>
    <style:style style:name="T339" style:family="text">
      <style:text-properties officeooo:rsid="0159131a"/>
    </style:style>
    <style:style style:name="T340" style:family="text">
      <style:text-properties officeooo:rsid="0159cd10"/>
    </style:style>
    <style:style style:name="T341" style:family="text">
      <style:text-properties officeooo:rsid="015c12c5"/>
    </style:style>
    <style:style style:name="T342" style:family="text">
      <style:text-properties officeooo:rsid="015cf302"/>
    </style:style>
    <style:style style:name="T343" style:family="text">
      <style:text-properties officeooo:rsid="015dbe63"/>
    </style:style>
    <style:style style:name="T344" style:family="text">
      <style:text-properties officeooo:rsid="015dca55"/>
    </style:style>
    <style:style style:name="T345" style:family="text">
      <style:text-properties officeooo:rsid="015ef745"/>
    </style:style>
    <style:style style:name="T346" style:family="text">
      <style:text-properties officeooo:rsid="016249cb"/>
    </style:style>
    <style:style style:name="T347" style:family="text">
      <style:text-properties officeooo:rsid="0165ca67"/>
    </style:style>
    <style:style style:name="T348" style:family="text">
      <style:text-properties officeooo:rsid="0166e42b"/>
    </style:style>
    <style:style style:name="T349" style:family="text">
      <style:text-properties officeooo:rsid="0169fe65"/>
    </style:style>
    <style:style style:name="T350" style:family="text">
      <style:text-properties officeooo:rsid="016afa3b"/>
    </style:style>
    <style:style style:name="T351" style:family="text">
      <style:text-properties officeooo:rsid="016bbc04"/>
    </style:style>
    <style:style style:name="T352" style:family="text">
      <style:text-properties officeooo:rsid="016dd0d4"/>
    </style:style>
    <style:style style:name="T353" style:family="text">
      <style:text-properties officeooo:rsid="016f62b1"/>
    </style:style>
    <style:style style:name="T354" style:family="text">
      <style:text-properties officeooo:rsid="01708fd2"/>
    </style:style>
    <style:style style:name="T355" style:family="text">
      <style:text-properties officeooo:rsid="01731fca"/>
    </style:style>
    <style:style style:name="T356" style:family="text">
      <style:text-properties officeooo:rsid="0173ef8e"/>
    </style:style>
    <style:style style:name="T357" style:family="text">
      <style:text-properties officeooo:rsid="01751e8e"/>
    </style:style>
    <style:style style:name="T358" style:family="text">
      <style:text-properties officeooo:rsid="01767326"/>
    </style:style>
    <style:style style:name="T359" style:family="text">
      <style:text-properties officeooo:rsid="01797077"/>
    </style:style>
    <style:style style:name="T360" style:family="text">
      <style:text-properties officeooo:rsid="017a94cb"/>
    </style:style>
    <style:style style:name="T361" style:family="text">
      <style:text-properties officeooo:rsid="017c3e57"/>
    </style:style>
    <style:style style:name="T362" style:family="text">
      <style:text-properties officeooo:rsid="017d572c"/>
    </style:style>
    <style:style style:name="T363" style:family="text">
      <style:text-properties officeooo:rsid="017f4789"/>
    </style:style>
    <style:style style:name="T364" style:family="text">
      <style:text-properties officeooo:rsid="018105aa"/>
    </style:style>
    <style:style style:name="T365" style:family="text">
      <style:text-properties officeooo:rsid="0181647e"/>
    </style:style>
    <style:style style:name="T366" style:family="text">
      <style:text-properties officeooo:rsid="01822e3c"/>
    </style:style>
    <style:style style:name="T367" style:family="text">
      <style:text-properties officeooo:rsid="0182e470"/>
    </style:style>
    <style:style style:name="T368" style:family="text">
      <style:text-properties officeooo:rsid="0182e742"/>
    </style:style>
    <style:style style:name="T369" style:family="text">
      <style:text-properties officeooo:rsid="0185e2ee"/>
    </style:style>
    <style:style style:name="T370" style:family="text">
      <style:text-properties officeooo:rsid="0186b5fe"/>
    </style:style>
    <style:style style:name="T371" style:family="text">
      <style:text-properties officeooo:rsid="01870bee"/>
    </style:style>
    <style:style style:name="T372" style:family="text">
      <style:text-properties officeooo:rsid="01881ca4"/>
    </style:style>
    <style:style style:name="T373" style:family="text">
      <style:text-properties officeooo:rsid="0189c359"/>
    </style:style>
    <style:style style:name="T374" style:family="text">
      <style:text-properties officeooo:rsid="018abc8e"/>
    </style:style>
    <style:style style:name="T375" style:family="text">
      <style:text-properties officeooo:rsid="018b9001"/>
    </style:style>
    <style:style style:name="T376" style:family="text">
      <style:text-properties officeooo:rsid="018c69a3"/>
    </style:style>
    <style:style style:name="T377" style:family="text">
      <style:text-properties officeooo:rsid="018e95ee"/>
    </style:style>
    <style:style style:name="T378" style:family="text">
      <style:text-properties officeooo:rsid="018f5577"/>
    </style:style>
    <style:style style:name="T379" style:family="text">
      <style:text-properties officeooo:rsid="01902bed"/>
    </style:style>
    <style:style style:name="T380" style:family="text">
      <style:text-properties officeooo:rsid="0191fb43"/>
    </style:style>
    <style:style style:name="T381" style:family="text">
      <style:text-properties officeooo:rsid="0192fd9b"/>
    </style:style>
    <style:style style:name="T382" style:family="text">
      <style:text-properties officeooo:rsid="0196965d"/>
    </style:style>
    <style:style style:name="T383" style:family="text">
      <style:text-properties officeooo:rsid="0198916b"/>
    </style:style>
    <style:style style:name="T384" style:family="text">
      <style:text-properties officeooo:rsid="019bbbe5"/>
    </style:style>
    <style:style style:name="T385" style:family="text">
      <style:text-properties officeooo:rsid="019d8ff3"/>
    </style:style>
    <style:style style:name="T386" style:family="text">
      <style:text-properties officeooo:rsid="019efe05"/>
    </style:style>
    <style:style style:name="T387" style:family="text">
      <style:text-properties officeooo:rsid="01a0187f"/>
    </style:style>
    <style:style style:name="T388" style:family="text">
      <style:text-properties officeooo:rsid="01a20cda"/>
    </style:style>
    <style:style style:name="T389" style:family="text">
      <style:text-properties officeooo:rsid="01a363d4"/>
    </style:style>
    <style:style style:name="T390" style:family="text">
      <style:text-properties officeooo:rsid="01a4cb4a"/>
    </style:style>
    <style:style style:name="T391" style:family="text">
      <style:text-properties officeooo:rsid="01a6499a"/>
    </style:style>
    <style:style style:name="T392" style:family="text">
      <style:text-properties officeooo:rsid="01abbf1d"/>
    </style:style>
    <style:style style:name="T393" style:family="text">
      <style:text-properties officeooo:rsid="01ac7eca"/>
    </style:style>
    <style:style style:name="T394" style:family="text">
      <style:text-properties officeooo:rsid="01ae3e51"/>
    </style:style>
    <style:style style:name="T395" style:family="text">
      <style:text-properties officeooo:rsid="01b00aac"/>
    </style:style>
    <style:style style:name="T396" style:family="text">
      <style:text-properties officeooo:rsid="01b65d76"/>
    </style:style>
    <style:style style:name="T397" style:family="text">
      <style:text-properties officeooo:rsid="01b72c14"/>
    </style:style>
    <style:style style:name="T398" style:family="text">
      <style:text-properties officeooo:rsid="01b81062"/>
    </style:style>
    <style:style style:name="T399" style:family="text">
      <style:text-properties officeooo:rsid="01b907c5"/>
    </style:style>
    <style:style style:name="T400" style:family="text">
      <style:text-properties officeooo:rsid="01c4ec59"/>
    </style:style>
    <style:style style:name="T401" style:family="text">
      <style:text-properties officeooo:rsid="01c50357"/>
    </style:style>
    <style:style style:name="T402" style:family="text">
      <style:text-properties officeooo:rsid="01c5cf5a"/>
    </style:style>
    <style:style style:name="T403" style:family="text">
      <style:text-properties officeooo:rsid="01c6ddf0"/>
    </style:style>
    <style:style style:name="T404" style:family="text">
      <style:text-properties officeooo:rsid="01c93d88"/>
    </style:style>
    <style:style style:name="T405" style:family="text">
      <style:text-properties officeooo:rsid="01cc42ce"/>
    </style:style>
    <style:style style:name="T406" style:family="text">
      <style:text-properties officeooo:rsid="01cca82c"/>
    </style:style>
    <style:style style:name="T407" style:family="text">
      <style:text-properties officeooo:rsid="01d23177"/>
    </style:style>
    <style:style style:name="T408" style:family="text">
      <style:text-properties officeooo:rsid="01d32cc8"/>
    </style:style>
    <style:style style:name="T409" style:family="text">
      <style:text-properties officeooo:rsid="01d4fe16"/>
    </style:style>
    <style:style style:name="T410" style:family="text">
      <style:text-properties officeooo:rsid="01de8114"/>
    </style:style>
    <style:style style:name="T411" style:family="text">
      <style:text-properties officeooo:rsid="01df6931"/>
    </style:style>
    <style:style style:name="T412" style:family="text">
      <style:text-properties officeooo:rsid="01e0ffcc"/>
    </style:style>
    <style:style style:name="T413" style:family="text">
      <style:text-properties officeooo:rsid="01e767cd"/>
    </style:style>
    <style:style style:name="T414" style:family="text">
      <style:text-properties officeooo:rsid="01ec705f"/>
    </style:style>
    <style:style style:name="T415" style:family="text">
      <style:text-properties officeooo:rsid="01edee63"/>
    </style:style>
    <style:style style:name="T416" style:family="text">
      <style:text-properties officeooo:rsid="01ee2ed9"/>
    </style:style>
    <style:style style:name="T417" style:family="text">
      <style:text-properties officeooo:rsid="01ef1247"/>
    </style:style>
    <style:style style:name="T418" style:family="text">
      <style:text-properties officeooo:rsid="01ef65c0"/>
    </style:style>
    <style:style style:name="T419" style:family="text">
      <style:text-properties officeooo:rsid="01f95ce0"/>
    </style:style>
    <style:style style:name="T420" style:family="text">
      <style:text-properties officeooo:rsid="01f97c91"/>
    </style:style>
    <style:style style:name="T421" style:family="text">
      <style:text-properties officeooo:rsid="01fd8781"/>
    </style:style>
    <style:style style:name="T422" style:family="text">
      <style:text-properties officeooo:rsid="01fea9aa"/>
    </style:style>
    <style:style style:name="T423" style:family="text">
      <style:text-properties officeooo:rsid="01ff8cd0"/>
    </style:style>
    <style:style style:name="T424" style:family="text">
      <style:text-properties officeooo:rsid="0207e096"/>
    </style:style>
    <style:style style:name="T425" style:family="text">
      <style:text-properties officeooo:rsid="020909c8"/>
    </style:style>
    <style:style style:name="T426" style:family="text">
      <style:text-properties officeooo:rsid="021a04d0"/>
    </style:style>
    <style:style style:name="T427" style:family="text">
      <style:text-properties officeooo:rsid="021ade7c"/>
    </style:style>
    <style:style style:name="T428" style:family="text">
      <style:text-properties officeooo:rsid="021c1be8"/>
    </style:style>
    <style:style style:name="T429" style:family="text">
      <style:text-properties officeooo:rsid="021c8be1"/>
    </style:style>
    <style:style style:name="T430" style:family="text">
      <style:text-properties officeooo:rsid="021e0030"/>
    </style:style>
    <style:style style:name="T431" style:family="text">
      <style:text-properties officeooo:rsid="021e4ae1"/>
    </style:style>
    <style:style style:name="T432" style:family="text">
      <style:text-properties officeooo:rsid="021f56e4"/>
    </style:style>
    <style:style style:name="T433" style:family="text">
      <style:text-properties officeooo:rsid="022064dd"/>
    </style:style>
    <style:style style:name="T434" style:family="text">
      <style:text-properties fo:font-weight="normal" style:font-weight-asian="normal" style:font-weight-complex="normal"/>
    </style:style>
    <style:style style:name="T435" style:family="text">
      <style:text-properties fo:font-weight="normal" officeooo:rsid="02289387" style:font-weight-asian="normal" style:font-weight-complex="normal"/>
    </style:style>
    <style:style style:name="T436" style:family="text">
      <style:text-properties fo:font-weight="normal" officeooo:rsid="022b1163" style:font-weight-asian="normal" style:font-weight-complex="normal"/>
    </style:style>
    <style:style style:name="T437" style:family="text">
      <style:text-properties fo:font-weight="normal" officeooo:rsid="022ba355" style:font-weight-asian="normal" style:font-weight-complex="normal"/>
    </style:style>
    <style:style style:name="T438" style:family="text">
      <style:text-properties fo:font-weight="normal" officeooo:rsid="022ef092" style:font-weight-asian="normal" style:font-weight-complex="normal"/>
    </style:style>
    <style:style style:name="T439" style:family="text">
      <style:text-properties fo:font-weight="normal" officeooo:rsid="0230e008" style:font-weight-asian="normal" style:font-weight-complex="normal"/>
    </style:style>
    <style:style style:name="T440" style:family="text">
      <style:text-properties fo:font-weight="normal" officeooo:rsid="02337660" style:font-weight-asian="normal" style:font-weight-complex="normal"/>
    </style:style>
    <style:style style:name="T441" style:family="text">
      <style:text-properties fo:font-weight="normal" officeooo:rsid="0235197b" style:font-weight-asian="normal" style:font-weight-complex="normal"/>
    </style:style>
    <style:style style:name="T442" style:family="text">
      <style:text-properties fo:font-weight="normal" officeooo:rsid="02366c49" style:font-weight-asian="normal" style:font-weight-complex="normal"/>
    </style:style>
    <style:style style:name="T443" style:family="text">
      <style:text-properties fo:font-weight="normal" officeooo:rsid="02375a1c" style:font-weight-asian="normal" style:font-weight-complex="normal"/>
    </style:style>
    <style:style style:name="T444" style:family="text">
      <style:text-properties fo:font-weight="normal" officeooo:rsid="02390944" style:font-weight-asian="normal" style:font-weight-complex="normal"/>
    </style:style>
    <style:style style:name="T445" style:family="text">
      <style:text-properties fo:font-weight="normal" officeooo:rsid="023909cd" style:font-weight-asian="normal" style:font-weight-complex="normal"/>
    </style:style>
    <style:style style:name="T446" style:family="text">
      <style:text-properties fo:font-weight="normal" officeooo:rsid="02398cc1" style:font-weight-asian="normal" style:font-weight-complex="normal"/>
    </style:style>
    <style:style style:name="T447" style:family="text">
      <style:text-properties fo:font-weight="normal" officeooo:rsid="023b1d2c" style:font-weight-asian="normal" style:font-weight-complex="normal"/>
    </style:style>
    <style:style style:name="T448" style:family="text">
      <style:text-properties fo:font-weight="normal" officeooo:rsid="023c73bc" style:font-weight-asian="normal" style:font-weight-complex="normal"/>
    </style:style>
    <style:style style:name="T449" style:family="text">
      <style:text-properties fo:font-weight="normal" officeooo:rsid="023e50f9" style:font-weight-asian="normal" style:font-weight-complex="normal"/>
    </style:style>
    <style:style style:name="T450" style:family="text">
      <style:text-properties fo:font-weight="normal" officeooo:rsid="02403306" style:font-weight-asian="normal" style:font-weight-complex="normal"/>
    </style:style>
    <style:style style:name="T451" style:family="text">
      <style:text-properties fo:font-weight="normal" officeooo:rsid="02416668" style:font-weight-asian="normal" style:font-weight-complex="normal"/>
    </style:style>
    <style:style style:name="T452" style:family="text">
      <style:text-properties fo:font-weight="normal" officeooo:rsid="0244ec56" style:font-weight-asian="normal" style:font-weight-complex="normal"/>
    </style:style>
    <style:style style:name="T453" style:family="text">
      <style:text-properties fo:font-weight="normal" officeooo:rsid="0246e9b5" style:font-weight-asian="normal" style:font-weight-complex="normal"/>
    </style:style>
    <style:style style:name="T454" style:family="text">
      <style:text-properties fo:font-weight="normal" officeooo:rsid="0247df71" style:font-weight-asian="normal" style:font-weight-complex="normal"/>
    </style:style>
    <style:style style:name="T455" style:family="text">
      <style:text-properties fo:font-weight="normal" officeooo:rsid="0247e1f7" style:font-weight-asian="normal" style:font-weight-complex="normal"/>
    </style:style>
    <style:style style:name="T456" style:family="text">
      <style:text-properties fo:font-weight="normal" officeooo:rsid="024a1219" style:font-weight-asian="normal" style:font-weight-complex="normal"/>
    </style:style>
    <style:style style:name="T457" style:family="text">
      <style:text-properties fo:font-weight="normal" officeooo:rsid="024a3009" style:font-weight-asian="normal" style:font-weight-complex="normal"/>
    </style:style>
    <style:style style:name="T458" style:family="text">
      <style:text-properties fo:font-weight="normal" officeooo:rsid="024d30fa" style:font-weight-asian="normal" style:font-weight-complex="normal"/>
    </style:style>
    <style:style style:name="T459" style:family="text">
      <style:text-properties fo:font-weight="normal" officeooo:rsid="024f2ec0" style:font-weight-asian="normal" style:font-weight-complex="normal"/>
    </style:style>
    <style:style style:name="T460" style:family="text">
      <style:text-properties fo:font-weight="normal" officeooo:rsid="0250f3bc" style:font-weight-asian="normal" style:font-weight-complex="normal"/>
    </style:style>
    <style:style style:name="T461" style:family="text">
      <style:text-properties fo:font-weight="normal" officeooo:rsid="0251854b" style:font-weight-asian="normal" style:font-weight-complex="normal"/>
    </style:style>
    <style:style style:name="T462" style:family="text">
      <style:text-properties fo:font-weight="normal" officeooo:rsid="02528b07" style:font-weight-asian="normal" style:font-weight-complex="normal"/>
    </style:style>
    <style:style style:name="T463" style:family="text">
      <style:text-properties fo:font-weight="normal" officeooo:rsid="0253b349" style:font-weight-asian="normal" style:font-weight-complex="normal"/>
    </style:style>
    <style:style style:name="T464" style:family="text">
      <style:text-properties fo:font-weight="normal" officeooo:rsid="0256f997" style:font-weight-asian="normal" style:font-weight-complex="normal"/>
    </style:style>
    <style:style style:name="T465" style:family="text">
      <style:text-properties fo:font-weight="normal" officeooo:rsid="02580f23" style:font-weight-asian="normal" style:font-weight-complex="normal"/>
    </style:style>
    <style:style style:name="T466" style:family="text">
      <style:text-properties fo:font-weight="normal" officeooo:rsid="025aecb3" style:font-weight-asian="normal" style:font-weight-complex="normal"/>
    </style:style>
    <style:style style:name="T467" style:family="text">
      <style:text-properties fo:font-weight="normal" officeooo:rsid="025c9b4d" style:font-weight-asian="normal" style:font-weight-complex="normal"/>
    </style:style>
    <style:style style:name="T468" style:family="text">
      <style:text-properties fo:font-weight="normal" officeooo:rsid="025efffe" style:font-weight-asian="normal" style:font-weight-complex="normal"/>
    </style:style>
    <style:style style:name="T469" style:family="text">
      <style:text-properties fo:font-weight="normal" officeooo:rsid="0260f611" style:font-weight-asian="normal" style:font-weight-complex="normal"/>
    </style:style>
    <style:style style:name="T470" style:family="text">
      <style:text-properties fo:font-weight="normal" officeooo:rsid="0263422e" style:font-weight-asian="normal" style:font-weight-complex="normal"/>
    </style:style>
    <style:style style:name="T471" style:family="text">
      <style:text-properties fo:font-weight="normal" officeooo:rsid="0264a4e5" style:font-weight-asian="normal" style:font-weight-complex="normal"/>
    </style:style>
    <style:style style:name="T472" style:family="text">
      <style:text-properties fo:font-weight="normal" officeooo:rsid="02668b91" style:font-weight-asian="normal" style:font-weight-complex="normal"/>
    </style:style>
    <style:style style:name="T473" style:family="text">
      <style:text-properties fo:font-weight="normal" officeooo:rsid="02674929" style:font-weight-asian="normal" style:font-weight-complex="normal"/>
    </style:style>
    <style:style style:name="T474" style:family="text">
      <style:text-properties fo:font-weight="normal" officeooo:rsid="026896c0" style:font-weight-asian="normal" style:font-weight-complex="normal"/>
    </style:style>
    <style:style style:name="T475" style:family="text">
      <style:text-properties fo:font-weight="normal" officeooo:rsid="026a5194" style:font-weight-asian="normal" style:font-weight-complex="normal"/>
    </style:style>
    <style:style style:name="T476" style:family="text">
      <style:text-properties fo:font-weight="normal" officeooo:rsid="026c6d22" style:font-weight-asian="normal" style:font-weight-complex="normal"/>
    </style:style>
    <style:style style:name="T477" style:family="text">
      <style:text-properties fo:font-weight="normal" officeooo:rsid="026ed809" style:font-weight-asian="normal" style:font-weight-complex="normal"/>
    </style:style>
    <style:style style:name="T478" style:family="text">
      <style:text-properties fo:font-weight="normal" officeooo:rsid="026fb156" style:font-weight-asian="normal" style:font-weight-complex="normal"/>
    </style:style>
    <style:style style:name="T479" style:family="text">
      <style:text-properties fo:font-weight="normal" officeooo:rsid="02719c61" style:font-weight-asian="normal" style:font-weight-complex="normal"/>
    </style:style>
    <style:style style:name="T480" style:family="text">
      <style:text-properties fo:font-weight="normal" officeooo:rsid="0273496c" style:font-weight-asian="normal" style:font-weight-complex="normal"/>
    </style:style>
    <style:style style:name="T481" style:family="text">
      <style:text-properties fo:font-weight="normal" officeooo:rsid="02743a2a" style:font-weight-asian="normal" style:font-weight-complex="normal"/>
    </style:style>
    <style:style style:name="T482" style:family="text">
      <style:text-properties fo:font-weight="normal" officeooo:rsid="02752a9c" style:font-weight-asian="normal" style:font-weight-complex="normal"/>
    </style:style>
    <style:style style:name="T483" style:family="text">
      <style:text-properties fo:font-weight="normal" officeooo:rsid="02752d26" style:font-weight-asian="normal" style:font-weight-complex="normal"/>
    </style:style>
    <style:style style:name="T484" style:family="text">
      <style:text-properties fo:font-weight="normal" officeooo:rsid="02771d98" style:font-weight-asian="normal" style:font-weight-complex="normal"/>
    </style:style>
    <style:style style:name="T485" style:family="text">
      <style:text-properties fo:font-weight="normal" officeooo:rsid="0277de7d" style:font-weight-asian="normal" style:font-weight-complex="normal"/>
    </style:style>
    <style:style style:name="T486" style:family="text">
      <style:text-properties fo:font-weight="normal" officeooo:rsid="027909bb" style:font-weight-asian="normal" style:font-weight-complex="normal"/>
    </style:style>
    <style:style style:name="T487" style:family="text">
      <style:text-properties fo:font-weight="normal" officeooo:rsid="027a1aa2" style:font-weight-asian="normal" style:font-weight-complex="normal"/>
    </style:style>
    <style:style style:name="T488" style:family="text">
      <style:text-properties fo:font-weight="normal" officeooo:rsid="027ba20d" style:font-weight-asian="normal" style:font-weight-complex="normal"/>
    </style:style>
    <style:style style:name="T489" style:family="text">
      <style:text-properties fo:font-weight="normal" officeooo:rsid="027bf128" style:font-weight-asian="normal" style:font-weight-complex="normal"/>
    </style:style>
    <style:style style:name="T490" style:family="text">
      <style:text-properties fo:font-weight="normal" officeooo:rsid="027c8c4e" style:font-weight-asian="normal" style:font-weight-complex="normal"/>
    </style:style>
    <style:style style:name="T491" style:family="text">
      <style:text-properties fo:font-weight="normal" officeooo:rsid="027d2802" style:font-weight-asian="normal" style:font-weight-complex="normal"/>
    </style:style>
    <style:style style:name="T492" style:family="text">
      <style:text-properties fo:font-weight="normal" officeooo:rsid="027e093a" style:font-weight-asian="normal" style:font-weight-complex="normal"/>
    </style:style>
    <style:style style:name="T493" style:family="text">
      <style:text-properties fo:font-weight="normal" officeooo:rsid="027fe655" style:font-weight-asian="normal" style:font-weight-complex="normal"/>
    </style:style>
    <style:style style:name="T494" style:family="text">
      <style:text-properties fo:font-weight="normal" officeooo:rsid="0288701b" style:font-weight-asian="normal" style:font-weight-complex="normal"/>
    </style:style>
    <style:style style:name="T495" style:family="text">
      <style:text-properties fo:font-weight="normal" officeooo:rsid="02b5f4c7" style:font-weight-asian="normal" style:font-weight-complex="normal"/>
    </style:style>
    <style:style style:name="T496" style:family="text">
      <style:text-properties fo:font-weight="normal" officeooo:rsid="02bd7441" style:font-weight-asian="normal" style:font-weight-complex="normal"/>
    </style:style>
    <style:style style:name="T497" style:family="text">
      <style:text-properties fo:font-weight="normal" officeooo:rsid="02bf0ef1" style:font-weight-asian="normal" style:font-weight-complex="normal"/>
    </style:style>
    <style:style style:name="T498" style:family="text">
      <style:text-properties fo:font-weight="normal" officeooo:rsid="02c1081b" style:font-weight-asian="normal" style:font-weight-complex="normal"/>
    </style:style>
    <style:style style:name="T499" style:family="text">
      <style:text-properties fo:font-weight="normal" officeooo:rsid="02c16d50" style:font-weight-asian="normal" style:font-weight-complex="normal"/>
    </style:style>
    <style:style style:name="T500" style:family="text">
      <style:text-properties fo:font-weight="normal" officeooo:rsid="02c59247" style:font-weight-asian="normal" style:font-weight-complex="normal"/>
    </style:style>
    <style:style style:name="T501" style:family="text">
      <style:text-properties fo:font-weight="normal" officeooo:rsid="02c77fb2" style:font-weight-asian="normal" style:font-weight-complex="normal"/>
    </style:style>
    <style:style style:name="T502" style:family="text">
      <style:text-properties fo:font-weight="normal" officeooo:rsid="02c8379b" style:font-weight-asian="normal" style:font-weight-complex="normal"/>
    </style:style>
    <style:style style:name="T503" style:family="text">
      <style:text-properties fo:font-weight="normal" officeooo:rsid="02c8e6f0" style:font-weight-asian="normal" style:font-weight-complex="normal"/>
    </style:style>
    <style:style style:name="T504" style:family="text">
      <style:text-properties fo:font-weight="normal" officeooo:rsid="02c926ea" style:font-weight-asian="normal" style:font-weight-complex="normal"/>
    </style:style>
    <style:style style:name="T505" style:family="text">
      <style:text-properties fo:font-weight="normal" officeooo:rsid="02c9fe0c" style:font-weight-asian="normal" style:font-weight-complex="normal"/>
    </style:style>
    <style:style style:name="T506" style:family="text">
      <style:text-properties fo:font-weight="normal" officeooo:rsid="02cd5735" style:font-weight-asian="normal" style:font-weight-complex="normal"/>
    </style:style>
    <style:style style:name="T507" style:family="text">
      <style:text-properties fo:font-weight="normal" officeooo:rsid="02cde49c" style:font-weight-asian="normal" style:font-weight-complex="normal"/>
    </style:style>
    <style:style style:name="T508" style:family="text">
      <style:text-properties fo:font-weight="normal" officeooo:rsid="02cf0485" style:font-weight-asian="normal" style:font-weight-complex="normal"/>
    </style:style>
    <style:style style:name="T509" style:family="text">
      <style:text-properties fo:font-weight="normal" officeooo:rsid="02d100db" style:font-weight-asian="normal" style:font-weight-complex="normal"/>
    </style:style>
    <style:style style:name="T510" style:family="text">
      <style:text-properties fo:font-weight="normal" officeooo:rsid="02d4444a" style:font-weight-asian="normal" style:font-weight-complex="normal"/>
    </style:style>
    <style:style style:name="T511" style:family="text">
      <style:text-properties fo:font-weight="normal" officeooo:rsid="02d53752" style:font-weight-asian="normal" style:font-weight-complex="normal"/>
    </style:style>
    <style:style style:name="T512" style:family="text">
      <style:text-properties fo:font-weight="normal" officeooo:rsid="02d54f9d" style:font-weight-asian="normal" style:font-weight-complex="normal"/>
    </style:style>
    <style:style style:name="T513" style:family="text">
      <style:text-properties fo:font-weight="normal" officeooo:rsid="0793e4f9" style:font-weight-asian="normal" style:font-weight-complex="normal"/>
    </style:style>
    <style:style style:name="T514" style:family="text">
      <style:text-properties fo:font-weight="normal" officeooo:rsid="07950362" style:font-weight-asian="normal" style:font-weight-complex="normal"/>
    </style:style>
    <style:style style:name="T515" style:family="text">
      <style:text-properties fo:font-weight="normal" officeooo:rsid="0797e046" style:font-weight-asian="normal" style:font-weight-complex="normal"/>
    </style:style>
    <style:style style:name="T516" style:family="text">
      <style:text-properties fo:font-weight="normal" officeooo:rsid="07990afd" style:font-weight-asian="normal" style:font-weight-complex="normal"/>
    </style:style>
    <style:style style:name="T517" style:family="text">
      <style:text-properties fo:font-weight="normal" officeooo:rsid="079c2586" style:font-weight-asian="normal" style:font-weight-complex="normal"/>
    </style:style>
    <style:style style:name="T518" style:family="text">
      <style:text-properties fo:font-weight="normal" officeooo:rsid="079ef516" style:font-weight-asian="normal" style:font-weight-complex="normal"/>
    </style:style>
    <style:style style:name="T519" style:family="text">
      <style:text-properties fo:font-weight="normal" officeooo:rsid="079f2148" style:font-weight-asian="normal" style:font-weight-complex="normal"/>
    </style:style>
    <style:style style:name="T520" style:family="text">
      <style:text-properties fo:font-weight="normal" officeooo:rsid="07afc0cb" style:font-weight-asian="normal" style:font-weight-complex="normal"/>
    </style:style>
    <style:style style:name="T521" style:family="text">
      <style:text-properties fo:font-weight="normal" officeooo:rsid="0ab7c8cc" style:font-weight-asian="normal" style:font-weight-complex="normal"/>
    </style:style>
    <style:style style:name="T522" style:family="text">
      <style:text-properties fo:font-weight="normal" officeooo:rsid="0ab9a442" style:font-weight-asian="normal" style:font-weight-complex="normal"/>
    </style:style>
    <style:style style:name="T523" style:family="text">
      <style:text-properties fo:font-weight="normal" officeooo:rsid="0abb93fc" style:font-weight-asian="normal" style:font-weight-complex="normal"/>
    </style:style>
    <style:style style:name="T524" style:family="text">
      <style:text-properties fo:font-weight="normal" officeooo:rsid="0abd79d1" style:font-weight-asian="normal" style:font-weight-complex="normal"/>
    </style:style>
    <style:style style:name="T525" style:family="text">
      <style:text-properties fo:font-weight="normal" officeooo:rsid="0abe7e3a" style:font-weight-asian="normal" style:font-weight-complex="normal"/>
    </style:style>
    <style:style style:name="T526" style:family="text">
      <style:text-properties fo:font-weight="normal" officeooo:rsid="0abf530d" style:font-weight-asian="normal" style:font-weight-complex="normal"/>
    </style:style>
    <style:style style:name="T527" style:family="text">
      <style:text-properties fo:font-weight="normal" officeooo:rsid="0ac029ed" style:font-weight-asian="normal" style:font-weight-complex="normal"/>
    </style:style>
    <style:style style:name="T528" style:family="text">
      <style:text-properties fo:font-weight="normal" officeooo:rsid="0ac0db48" style:font-weight-asian="normal" style:font-weight-complex="normal"/>
    </style:style>
    <style:style style:name="T529" style:family="text">
      <style:text-properties fo:font-weight="normal" officeooo:rsid="0ac0f4fa" style:font-weight-asian="normal" style:font-weight-complex="normal"/>
    </style:style>
    <style:style style:name="T530" style:family="text">
      <style:text-properties fo:font-weight="normal" officeooo:rsid="0ac31bea" style:font-weight-asian="normal" style:font-weight-complex="normal"/>
    </style:style>
    <style:style style:name="T531" style:family="text">
      <style:text-properties fo:font-weight="normal" officeooo:rsid="0ac39e2e" style:font-weight-asian="normal" style:font-weight-complex="normal"/>
    </style:style>
    <style:style style:name="T532" style:family="text">
      <style:text-properties fo:font-weight="normal" officeooo:rsid="0ac5930e" style:font-weight-asian="normal" style:font-weight-complex="normal"/>
    </style:style>
    <style:style style:name="T533" style:family="text">
      <style:text-properties fo:font-weight="normal" officeooo:rsid="0ac6cba4" style:font-weight-asian="normal" style:font-weight-complex="normal"/>
    </style:style>
    <style:style style:name="T534" style:family="text">
      <style:text-properties fo:font-weight="normal" officeooo:rsid="0ac8f267" style:font-weight-asian="normal" style:font-weight-complex="normal"/>
    </style:style>
    <style:style style:name="T535" style:family="text">
      <style:text-properties fo:font-weight="normal" officeooo:rsid="0ac923dc" style:font-weight-asian="normal" style:font-weight-complex="normal"/>
    </style:style>
    <style:style style:name="T536" style:family="text">
      <style:text-properties fo:font-weight="normal" officeooo:rsid="0ac9d921" style:font-weight-asian="normal" style:font-weight-complex="normal"/>
    </style:style>
    <style:style style:name="T537" style:family="text">
      <style:text-properties fo:font-weight="normal" officeooo:rsid="0acb1e75" style:font-weight-asian="normal" style:font-weight-complex="normal"/>
    </style:style>
    <style:style style:name="T538" style:family="text">
      <style:text-properties fo:font-weight="normal" officeooo:rsid="0accacd9" style:font-weight-asian="normal" style:font-weight-complex="normal"/>
    </style:style>
    <style:style style:name="T539" style:family="text">
      <style:text-properties fo:font-weight="normal" officeooo:rsid="0acdcf71" style:font-weight-asian="normal" style:font-weight-complex="normal"/>
    </style:style>
    <style:style style:name="T540" style:family="text">
      <style:text-properties fo:font-weight="normal" officeooo:rsid="0ace65d1" style:font-weight-asian="normal" style:font-weight-complex="normal"/>
    </style:style>
    <style:style style:name="T541" style:family="text">
      <style:text-properties fo:font-weight="normal" officeooo:rsid="0ace7719" style:font-weight-asian="normal" style:font-weight-complex="normal"/>
    </style:style>
    <style:style style:name="T542" style:family="text">
      <style:text-properties fo:font-weight="normal" officeooo:rsid="0acf8006" style:font-weight-asian="normal" style:font-weight-complex="normal"/>
    </style:style>
    <style:style style:name="T543" style:family="text">
      <style:text-properties fo:font-weight="normal" officeooo:rsid="0ad0b556" style:font-weight-asian="normal" style:font-weight-complex="normal"/>
    </style:style>
    <style:style style:name="T544" style:family="text">
      <style:text-properties fo:font-weight="normal" officeooo:rsid="0ad264a4" style:font-weight-asian="normal" style:font-weight-complex="normal"/>
    </style:style>
    <style:style style:name="T545" style:family="text">
      <style:text-properties fo:font-weight="normal" officeooo:rsid="0ad3f5f3" style:font-weight-asian="normal" style:font-weight-complex="normal"/>
    </style:style>
    <style:style style:name="T546" style:family="text">
      <style:text-properties fo:font-weight="normal" officeooo:rsid="0ad42ad0" style:font-weight-asian="normal" style:font-weight-complex="normal"/>
    </style:style>
    <style:style style:name="T547" style:family="text">
      <style:text-properties fo:font-weight="normal" officeooo:rsid="0ad79611" style:font-weight-asian="normal" style:font-weight-complex="normal"/>
    </style:style>
    <style:style style:name="T548" style:family="text">
      <style:text-properties fo:font-weight="normal" officeooo:rsid="0ad9434a" style:font-weight-asian="normal" style:font-weight-complex="normal"/>
    </style:style>
    <style:style style:name="T549" style:family="text">
      <style:text-properties fo:font-weight="normal" officeooo:rsid="0adb1c33" style:font-weight-asian="normal" style:font-weight-complex="normal"/>
    </style:style>
    <style:style style:name="T550" style:family="text">
      <style:text-properties fo:font-weight="normal" officeooo:rsid="0adcb9d4" style:font-weight-asian="normal" style:font-weight-complex="normal"/>
    </style:style>
    <style:style style:name="T551" style:family="text">
      <style:text-properties fo:font-weight="normal" officeooo:rsid="0adf1487" style:font-weight-asian="normal" style:font-weight-complex="normal"/>
    </style:style>
    <style:style style:name="T552" style:family="text">
      <style:text-properties fo:font-weight="normal" officeooo:rsid="0ae0c800" style:font-weight-asian="normal" style:font-weight-complex="normal"/>
    </style:style>
    <style:style style:name="T553" style:family="text">
      <style:text-properties fo:font-weight="normal" officeooo:rsid="0ae1b2b1" style:font-weight-asian="normal" style:font-weight-complex="normal"/>
    </style:style>
    <style:style style:name="T554" style:family="text">
      <style:text-properties fo:font-weight="normal" officeooo:rsid="0ae24fc9" style:font-weight-asian="normal" style:font-weight-complex="normal"/>
    </style:style>
    <style:style style:name="T555" style:family="text">
      <style:text-properties fo:font-weight="normal" officeooo:rsid="0ae61029" style:font-weight-asian="normal" style:font-weight-complex="normal"/>
    </style:style>
    <style:style style:name="T556" style:family="text">
      <style:text-properties fo:font-weight="normal" officeooo:rsid="0ae72586" style:font-weight-asian="normal" style:font-weight-complex="normal"/>
    </style:style>
    <style:style style:name="T557" style:family="text">
      <style:text-properties fo:font-weight="normal" officeooo:rsid="0aed4167" style:font-weight-asian="normal" style:font-weight-complex="normal"/>
    </style:style>
    <style:style style:name="T558" style:family="text">
      <style:text-properties fo:font-weight="normal" officeooo:rsid="0aef5c8e" style:font-weight-asian="normal" style:font-weight-complex="normal"/>
    </style:style>
    <style:style style:name="T559" style:family="text">
      <style:text-properties fo:font-weight="normal" officeooo:rsid="0af0bcd2" style:font-weight-asian="normal" style:font-weight-complex="normal"/>
    </style:style>
    <style:style style:name="T560" style:family="text">
      <style:text-properties fo:font-weight="normal" officeooo:rsid="0af18d6a" style:font-weight-asian="normal" style:font-weight-complex="normal"/>
    </style:style>
    <style:style style:name="T561" style:family="text">
      <style:text-properties fo:font-weight="normal" officeooo:rsid="0af255fd" style:font-weight-asian="normal" style:font-weight-complex="normal"/>
    </style:style>
    <style:style style:name="T562" style:family="text">
      <style:text-properties fo:font-weight="normal" officeooo:rsid="0af3547b" style:font-weight-asian="normal" style:font-weight-complex="normal"/>
    </style:style>
    <style:style style:name="T563" style:family="text">
      <style:text-properties fo:font-weight="normal" officeooo:rsid="0af39140" style:font-weight-asian="normal" style:font-weight-complex="normal"/>
    </style:style>
    <style:style style:name="T564" style:family="text">
      <style:text-properties fo:font-weight="normal" officeooo:rsid="0af44d85" style:font-weight-asian="normal" style:font-weight-complex="normal"/>
    </style:style>
    <style:style style:name="T565" style:family="text">
      <style:text-properties fo:font-weight="normal" officeooo:rsid="0af4dffd" style:font-weight-asian="normal" style:font-weight-complex="normal"/>
    </style:style>
    <style:style style:name="T566" style:family="text">
      <style:text-properties fo:font-weight="normal" officeooo:rsid="0af67d2f" style:font-weight-asian="normal" style:font-weight-complex="normal"/>
    </style:style>
    <style:style style:name="T567" style:family="text">
      <style:text-properties fo:font-weight="normal" officeooo:rsid="0af7853c" style:font-weight-asian="normal" style:font-weight-complex="normal"/>
    </style:style>
    <style:style style:name="T568" style:family="text">
      <style:text-properties fo:font-weight="normal" officeooo:rsid="0afa394f" style:font-weight-asian="normal" style:font-weight-complex="normal"/>
    </style:style>
    <style:style style:name="T569" style:family="text">
      <style:text-properties fo:font-weight="normal" officeooo:rsid="0afd2b78" style:font-weight-asian="normal" style:font-weight-complex="normal"/>
    </style:style>
    <style:style style:name="T570" style:family="text">
      <style:text-properties fo:font-weight="normal" officeooo:rsid="0afd51c6" style:font-weight-asian="normal" style:font-weight-complex="normal"/>
    </style:style>
    <style:style style:name="T571" style:family="text">
      <style:text-properties fo:font-weight="normal" officeooo:rsid="0aff5861" style:font-weight-asian="normal" style:font-weight-complex="normal"/>
    </style:style>
    <style:style style:name="T572" style:family="text">
      <style:text-properties fo:font-weight="normal" officeooo:rsid="0b00b639" style:font-weight-asian="normal" style:font-weight-complex="normal"/>
    </style:style>
    <style:style style:name="T573" style:family="text">
      <style:text-properties fo:font-weight="normal" officeooo:rsid="0b0175e8" style:font-weight-asian="normal" style:font-weight-complex="normal"/>
    </style:style>
    <style:style style:name="T574" style:family="text">
      <style:text-properties fo:font-weight="normal" officeooo:rsid="0b02e640" style:font-weight-asian="normal" style:font-weight-complex="normal"/>
    </style:style>
    <style:style style:name="T575" style:family="text">
      <style:text-properties fo:font-weight="normal" officeooo:rsid="0b048ef3" style:font-weight-asian="normal" style:font-weight-complex="normal"/>
    </style:style>
    <style:style style:name="T576" style:family="text">
      <style:text-properties fo:font-weight="normal" officeooo:rsid="0b067f32" style:font-weight-asian="normal" style:font-weight-complex="normal"/>
    </style:style>
    <style:style style:name="T577" style:family="text">
      <style:text-properties fo:font-weight="normal" officeooo:rsid="0b096441" style:font-weight-asian="normal" style:font-weight-complex="normal"/>
    </style:style>
    <style:style style:name="T578" style:family="text">
      <style:text-properties fo:font-weight="normal" officeooo:rsid="0b0c1130" style:font-weight-asian="normal" style:font-weight-complex="normal"/>
    </style:style>
    <style:style style:name="T579" style:family="text">
      <style:text-properties fo:font-weight="normal" officeooo:rsid="0b0e5823" style:font-weight-asian="normal" style:font-weight-complex="normal"/>
    </style:style>
    <style:style style:name="T580" style:family="text">
      <style:text-properties fo:font-weight="normal" officeooo:rsid="0b0fd4dc" style:font-weight-asian="normal" style:font-weight-complex="normal"/>
    </style:style>
    <style:style style:name="T581" style:family="text">
      <style:text-properties fo:font-weight="normal" officeooo:rsid="0b106942" style:font-weight-asian="normal" style:font-weight-complex="normal"/>
    </style:style>
    <style:style style:name="T582" style:family="text">
      <style:text-properties fo:font-weight="normal" officeooo:rsid="0b120639" style:font-weight-asian="normal" style:font-weight-complex="normal"/>
    </style:style>
    <style:style style:name="T583" style:family="text">
      <style:text-properties fo:font-weight="normal" officeooo:rsid="0b12b00e" style:font-weight-asian="normal" style:font-weight-complex="normal"/>
    </style:style>
    <style:style style:name="T584" style:family="text">
      <style:text-properties fo:font-weight="normal" officeooo:rsid="0b13951c" style:font-weight-asian="normal" style:font-weight-complex="normal"/>
    </style:style>
    <style:style style:name="T585" style:family="text">
      <style:text-properties fo:font-weight="normal" officeooo:rsid="0b13fec3" style:font-weight-asian="normal" style:font-weight-complex="normal"/>
    </style:style>
    <style:style style:name="T586" style:family="text">
      <style:text-properties fo:font-weight="normal" officeooo:rsid="0b19486a" style:font-weight-asian="normal" style:font-weight-complex="normal"/>
    </style:style>
    <style:style style:name="T587" style:family="text">
      <style:text-properties fo:font-weight="normal" officeooo:rsid="0b1a6b7b" style:font-weight-asian="normal" style:font-weight-complex="normal"/>
    </style:style>
    <style:style style:name="T588" style:family="text">
      <style:text-properties fo:font-weight="normal" officeooo:rsid="0b1bb9e8" style:font-weight-asian="normal" style:font-weight-complex="normal"/>
    </style:style>
    <style:style style:name="T589" style:family="text">
      <style:text-properties fo:font-weight="normal" officeooo:rsid="0b1d7b8d" style:font-weight-asian="normal" style:font-weight-complex="normal"/>
    </style:style>
    <style:style style:name="T590" style:family="text">
      <style:text-properties fo:font-weight="normal" officeooo:rsid="0b1e57d2" style:font-weight-asian="normal" style:font-weight-complex="normal"/>
    </style:style>
    <style:style style:name="T591" style:family="text">
      <style:text-properties fo:font-weight="normal" officeooo:rsid="0b1f466e" style:font-weight-asian="normal" style:font-weight-complex="normal"/>
    </style:style>
    <style:style style:name="T592" style:family="text">
      <style:text-properties fo:font-weight="normal" officeooo:rsid="0b214af3" style:font-weight-asian="normal" style:font-weight-complex="normal"/>
    </style:style>
    <style:style style:name="T593" style:family="text">
      <style:text-properties fo:font-weight="normal" officeooo:rsid="0b21b1db" style:font-weight-asian="normal" style:font-weight-complex="normal"/>
    </style:style>
    <style:style style:name="T594" style:family="text">
      <style:text-properties fo:font-weight="normal" officeooo:rsid="0b22a8f4" style:font-weight-asian="normal" style:font-weight-complex="normal"/>
    </style:style>
    <style:style style:name="T595" style:family="text">
      <style:text-properties fo:font-weight="normal" officeooo:rsid="0b24a674" style:font-weight-asian="normal" style:font-weight-complex="normal"/>
    </style:style>
    <style:style style:name="T596" style:family="text">
      <style:text-properties fo:font-weight="normal" officeooo:rsid="0b25a11d" style:font-weight-asian="normal" style:font-weight-complex="normal"/>
    </style:style>
    <style:style style:name="T597" style:family="text">
      <style:text-properties fo:font-weight="normal" officeooo:rsid="0b272c4f" style:font-weight-asian="normal" style:font-weight-complex="normal"/>
    </style:style>
    <style:style style:name="T598" style:family="text">
      <style:text-properties fo:font-weight="normal" officeooo:rsid="0b277312" style:font-weight-asian="normal" style:font-weight-complex="normal"/>
    </style:style>
    <style:style style:name="T599" style:family="text">
      <style:text-properties fo:font-weight="normal" officeooo:rsid="0b27b13d" style:font-weight-asian="normal" style:font-weight-complex="normal"/>
    </style:style>
    <style:style style:name="T600" style:family="text">
      <style:text-properties fo:font-weight="normal" officeooo:rsid="0b286207" style:font-weight-asian="normal" style:font-weight-complex="normal"/>
    </style:style>
    <style:style style:name="T601" style:family="text">
      <style:text-properties fo:font-weight="normal" officeooo:rsid="0b295de6" style:font-weight-asian="normal" style:font-weight-complex="normal"/>
    </style:style>
    <style:style style:name="T602" style:family="text">
      <style:text-properties fo:font-weight="normal" officeooo:rsid="0b2a12f4" style:font-weight-asian="normal" style:font-weight-complex="normal"/>
    </style:style>
    <style:style style:name="T603" style:family="text">
      <style:text-properties fo:font-weight="normal" officeooo:rsid="0b2f8655" style:font-weight-asian="normal" style:font-weight-complex="normal"/>
    </style:style>
    <style:style style:name="T604" style:family="text">
      <style:text-properties fo:font-weight="normal" officeooo:rsid="0c6c81cc" style:font-weight-asian="normal" style:font-weight-complex="normal"/>
    </style:style>
    <style:style style:name="T605" style:family="text">
      <style:text-properties fo:font-weight="normal" officeooo:rsid="0d116713" style:font-weight-asian="normal" style:font-weight-complex="normal"/>
    </style:style>
    <style:style style:name="T606" style:family="text">
      <style:text-properties fo:font-weight="normal" officeooo:rsid="0d1333b0" style:font-weight-asian="normal" style:font-weight-complex="normal"/>
    </style:style>
    <style:style style:name="T607" style:family="text">
      <style:text-properties fo:font-weight="normal" officeooo:rsid="0d147b55" style:font-weight-asian="normal" style:font-weight-complex="normal"/>
    </style:style>
    <style:style style:name="T608" style:family="text">
      <style:text-properties fo:font-weight="normal" officeooo:rsid="0d14ed3f" style:font-weight-asian="normal" style:font-weight-complex="normal"/>
    </style:style>
    <style:style style:name="T609" style:family="text">
      <style:text-properties fo:font-weight="normal" officeooo:rsid="0d166e29" style:font-weight-asian="normal" style:font-weight-complex="normal"/>
    </style:style>
    <style:style style:name="T610" style:family="text">
      <style:text-properties fo:font-weight="normal" officeooo:rsid="0d176e40" style:font-weight-asian="normal" style:font-weight-complex="normal"/>
    </style:style>
    <style:style style:name="T611" style:family="text">
      <style:text-properties fo:font-weight="normal" officeooo:rsid="0d1cfbbb" style:font-weight-asian="normal" style:font-weight-complex="normal"/>
    </style:style>
    <style:style style:name="T612" style:family="text">
      <style:text-properties fo:font-weight="normal" officeooo:rsid="0d1e9c8b" style:font-weight-asian="normal" style:font-weight-complex="normal"/>
    </style:style>
    <style:style style:name="T613" style:family="text">
      <style:text-properties fo:font-weight="normal" officeooo:rsid="0d1eaf33" style:font-weight-asian="normal" style:font-weight-complex="normal"/>
    </style:style>
    <style:style style:name="T614" style:family="text">
      <style:text-properties fo:font-weight="normal" officeooo:rsid="0d209ad6" style:font-weight-asian="normal" style:font-weight-complex="normal"/>
    </style:style>
    <style:style style:name="T615" style:family="text">
      <style:text-properties fo:font-weight="normal" officeooo:rsid="0d217f80" style:font-weight-asian="normal" style:font-weight-complex="normal"/>
    </style:style>
    <style:style style:name="T616" style:family="text">
      <style:text-properties fo:font-weight="normal" officeooo:rsid="0d218f26" style:font-weight-asian="normal" style:font-weight-complex="normal"/>
    </style:style>
    <style:style style:name="T617" style:family="text">
      <style:text-properties fo:font-weight="normal" officeooo:rsid="0d21cb21" style:font-weight-asian="normal" style:font-weight-complex="normal"/>
    </style:style>
    <style:style style:name="T618" style:family="text">
      <style:text-properties fo:font-weight="normal" officeooo:rsid="0d23c3b4" style:font-weight-asian="normal" style:font-weight-complex="normal"/>
    </style:style>
    <style:style style:name="T619" style:family="text">
      <style:text-properties fo:font-weight="normal" officeooo:rsid="0d2544f7" style:font-weight-asian="normal" style:font-weight-complex="normal"/>
    </style:style>
    <style:style style:name="T620" style:family="text">
      <style:text-properties fo:font-weight="normal" officeooo:rsid="0d256989" style:font-weight-asian="normal" style:font-weight-complex="normal"/>
    </style:style>
    <style:style style:name="T621" style:family="text">
      <style:text-properties fo:font-weight="normal" officeooo:rsid="0e975bfe" style:font-weight-asian="normal" style:font-weight-complex="normal"/>
    </style:style>
    <style:style style:name="T622" style:family="text">
      <style:text-properties fo:font-weight="normal" officeooo:rsid="0e9928f8" style:font-weight-asian="normal" style:font-weight-complex="normal"/>
    </style:style>
    <style:style style:name="T623" style:family="text">
      <style:text-properties fo:font-weight="normal" officeooo:rsid="0f8c9f7b" style:font-weight-asian="normal" style:font-weight-complex="normal"/>
    </style:style>
    <style:style style:name="T624" style:family="text">
      <style:text-properties fo:font-weight="normal" officeooo:rsid="01962d68" style:font-weight-asian="normal" style:font-weight-complex="normal"/>
    </style:style>
    <style:style style:name="T625" style:family="text">
      <style:text-properties fo:font-weight="normal" officeooo:rsid="0f8d71bd" style:font-weight-asian="normal" style:font-weight-complex="normal"/>
    </style:style>
    <style:style style:name="T626" style:family="text">
      <style:text-properties fo:font-weight="normal" officeooo:rsid="0fb8d8f6" style:font-weight-asian="normal" style:font-weight-complex="normal"/>
    </style:style>
    <style:style style:name="T627" style:family="text">
      <style:text-properties fo:font-weight="normal" officeooo:rsid="0fcee290" style:font-weight-asian="normal" style:font-weight-complex="normal"/>
    </style:style>
    <style:style style:name="T628" style:family="text">
      <style:text-properties fo:font-weight="normal" officeooo:rsid="0fd073e7" style:font-weight-asian="normal" style:font-weight-complex="normal"/>
    </style:style>
    <style:style style:name="T629" style:family="text">
      <style:text-properties fo:font-weight="normal" officeooo:rsid="0fd11087" style:font-weight-asian="normal" style:font-weight-complex="normal"/>
    </style:style>
    <style:style style:name="T630" style:family="text">
      <style:text-properties fo:font-weight="normal" officeooo:rsid="0fd11cb5" style:font-weight-asian="normal" style:font-weight-complex="normal"/>
    </style:style>
    <style:style style:name="T631" style:family="text">
      <style:text-properties fo:font-weight="normal" officeooo:rsid="0fd16678" style:font-weight-asian="normal" style:font-weight-complex="normal"/>
    </style:style>
    <style:style style:name="T632" style:family="text">
      <style:text-properties fo:font-weight="normal" officeooo:rsid="0fd2ad57" style:font-weight-asian="normal" style:font-weight-complex="normal"/>
    </style:style>
    <style:style style:name="T633" style:family="text">
      <style:text-properties fo:font-weight="normal" officeooo:rsid="0fd396a6" style:font-weight-asian="normal" style:font-weight-complex="normal"/>
    </style:style>
    <style:style style:name="T634" style:family="text">
      <style:text-properties fo:font-weight="normal" officeooo:rsid="0fd4580c" style:font-weight-asian="normal" style:font-weight-complex="normal"/>
    </style:style>
    <style:style style:name="T635" style:family="text">
      <style:text-properties fo:font-weight="normal" officeooo:rsid="0fd65322" style:font-weight-asian="normal" style:font-weight-complex="normal"/>
    </style:style>
    <style:style style:name="T636" style:family="text">
      <style:text-properties fo:font-weight="normal" officeooo:rsid="0fd7f268" style:font-weight-asian="normal" style:font-weight-complex="normal"/>
    </style:style>
    <style:style style:name="T637" style:family="text">
      <style:text-properties fo:font-weight="normal" officeooo:rsid="0fd820c5" style:font-weight-asian="normal" style:font-weight-complex="normal"/>
    </style:style>
    <style:style style:name="T638" style:family="text">
      <style:text-properties fo:font-weight="normal" officeooo:rsid="0fd8931b" style:font-weight-asian="normal" style:font-weight-complex="normal"/>
    </style:style>
    <style:style style:name="T639" style:family="text">
      <style:text-properties fo:font-weight="normal" officeooo:rsid="0fdbb6da" style:font-weight-asian="normal" style:font-weight-complex="normal"/>
    </style:style>
    <style:style style:name="T640" style:family="text">
      <style:text-properties fo:font-weight="normal" officeooo:rsid="0fde5f0f" style:font-weight-asian="normal" style:font-weight-complex="normal"/>
    </style:style>
    <style:style style:name="T641" style:family="text">
      <style:text-properties fo:font-weight="normal" officeooo:rsid="0fdfb489" style:font-weight-asian="normal" style:font-weight-complex="normal"/>
    </style:style>
    <style:style style:name="T642" style:family="text">
      <style:text-properties fo:font-weight="normal" officeooo:rsid="0fdfe0a2" style:font-weight-asian="normal" style:font-weight-complex="normal"/>
    </style:style>
    <style:style style:name="T643" style:family="text">
      <style:text-properties fo:font-weight="normal" officeooo:rsid="0fe18b48" style:font-weight-asian="normal" style:font-weight-complex="normal"/>
    </style:style>
    <style:style style:name="T644" style:family="text">
      <style:text-properties fo:font-weight="normal" officeooo:rsid="0fe33212" style:font-weight-asian="normal" style:font-weight-complex="normal"/>
    </style:style>
    <style:style style:name="T645" style:family="text">
      <style:text-properties fo:font-weight="normal" officeooo:rsid="0fe47925" style:font-weight-asian="normal" style:font-weight-complex="normal"/>
    </style:style>
    <style:style style:name="T646" style:family="text">
      <style:text-properties fo:font-weight="normal" officeooo:rsid="0fe4c0b7" style:font-weight-asian="normal" style:font-weight-complex="normal"/>
    </style:style>
    <style:style style:name="T647" style:family="text">
      <style:text-properties fo:font-weight="normal" officeooo:rsid="0fe5449e" style:font-weight-asian="normal" style:font-weight-complex="normal"/>
    </style:style>
    <style:style style:name="T648" style:family="text">
      <style:text-properties fo:font-weight="normal" officeooo:rsid="0ff46512" style:font-weight-asian="normal" style:font-weight-complex="normal"/>
    </style:style>
    <style:style style:name="T649" style:family="text">
      <style:text-properties fo:font-weight="normal" officeooo:rsid="0ff5ae84" style:font-weight-asian="normal" style:font-weight-complex="normal"/>
    </style:style>
    <style:style style:name="T650" style:family="text">
      <style:text-properties fo:font-weight="normal" officeooo:rsid="0ff5ecf4" style:font-weight-asian="normal" style:font-weight-complex="normal"/>
    </style:style>
    <style:style style:name="T651" style:family="text">
      <style:text-properties fo:font-weight="normal" officeooo:rsid="0ff62d05" style:font-weight-asian="normal" style:font-weight-complex="normal"/>
    </style:style>
    <style:style style:name="T652" style:family="text">
      <style:text-properties fo:font-weight="normal" officeooo:rsid="0ff925d9" style:font-weight-asian="normal" style:font-weight-complex="normal"/>
    </style:style>
    <style:style style:name="T653" style:family="text">
      <style:text-properties officeooo:rsid="025c9b4d"/>
    </style:style>
    <style:style style:name="T654" style:family="text">
      <style:text-properties officeooo:rsid="02e8bb09"/>
    </style:style>
    <style:style style:name="T655" style:family="text">
      <style:text-properties officeooo:rsid="02e984bc"/>
    </style:style>
    <style:style style:name="T656" style:family="text">
      <style:text-properties officeooo:rsid="02ea460b"/>
    </style:style>
    <style:style style:name="T657" style:family="text">
      <style:text-properties officeooo:rsid="02ebfcc2"/>
    </style:style>
    <style:style style:name="T658" style:family="text">
      <style:text-properties officeooo:rsid="02ed77fe"/>
    </style:style>
    <style:style style:name="T659" style:family="text">
      <style:text-properties officeooo:rsid="02f92347"/>
    </style:style>
    <style:style style:name="T660" style:family="text">
      <style:text-properties officeooo:rsid="02f96c9c"/>
    </style:style>
    <style:style style:name="T661" style:family="text">
      <style:text-properties officeooo:rsid="02fa0cc1"/>
    </style:style>
    <style:style style:name="T662" style:family="text">
      <style:text-properties officeooo:rsid="02fb6f49"/>
    </style:style>
    <style:style style:name="T663" style:family="text">
      <style:text-properties officeooo:rsid="02fcafc4"/>
    </style:style>
    <style:style style:name="T664" style:family="text">
      <style:text-properties officeooo:rsid="02fdc0f9"/>
    </style:style>
    <style:style style:name="T665" style:family="text">
      <style:text-properties officeooo:rsid="02ff6a2b"/>
    </style:style>
    <style:style style:name="T666" style:family="text">
      <style:text-properties officeooo:rsid="0300a81f"/>
    </style:style>
    <style:style style:name="T667" style:family="text">
      <style:text-properties officeooo:rsid="0300c806"/>
    </style:style>
    <style:style style:name="T668" style:family="text">
      <style:text-properties officeooo:rsid="0300d8ea"/>
    </style:style>
    <style:style style:name="T669" style:family="text">
      <style:text-properties officeooo:rsid="0301784a"/>
    </style:style>
    <style:style style:name="T670" style:family="text">
      <style:text-properties officeooo:rsid="0304a671"/>
    </style:style>
    <style:style style:name="T671" style:family="text">
      <style:text-properties officeooo:rsid="035c5a78"/>
    </style:style>
    <style:style style:name="T672" style:family="text">
      <style:text-properties officeooo:rsid="035d9a57"/>
    </style:style>
    <style:style style:name="T673" style:family="text">
      <style:text-properties officeooo:rsid="035f17f8"/>
    </style:style>
    <style:style style:name="T674" style:family="text">
      <style:text-properties officeooo:rsid="0361d4b1"/>
    </style:style>
    <style:style style:name="T675" style:family="text">
      <style:text-properties officeooo:rsid="036239be"/>
    </style:style>
    <style:style style:name="T676" style:family="text">
      <style:text-properties officeooo:rsid="0363a828"/>
    </style:style>
    <style:style style:name="T677" style:family="text">
      <style:text-properties officeooo:rsid="0364f382"/>
    </style:style>
    <style:style style:name="T678" style:family="text">
      <style:text-properties officeooo:rsid="0366b0f4"/>
    </style:style>
    <style:style style:name="T679" style:family="text">
      <style:text-properties officeooo:rsid="03672b51"/>
    </style:style>
    <style:style style:name="T680" style:family="text">
      <style:text-properties officeooo:rsid="03687f6e"/>
    </style:style>
    <style:style style:name="T681" style:family="text">
      <style:text-properties officeooo:rsid="036bffb6"/>
    </style:style>
    <style:style style:name="T682" style:family="text">
      <style:text-properties officeooo:rsid="036c8fce"/>
    </style:style>
    <style:style style:name="T683" style:family="text">
      <style:text-properties officeooo:rsid="036d10b4"/>
    </style:style>
    <style:style style:name="T684" style:family="text">
      <style:text-properties officeooo:rsid="036e3f79"/>
    </style:style>
    <style:style style:name="T685" style:family="text">
      <style:text-properties officeooo:rsid="036fb1ea"/>
    </style:style>
    <style:style style:name="T686" style:family="text">
      <style:text-properties officeooo:rsid="0370ecc7"/>
    </style:style>
    <style:style style:name="T687" style:family="text">
      <style:text-properties officeooo:rsid="0373b97f"/>
    </style:style>
    <style:style style:name="T688" style:family="text">
      <style:text-properties officeooo:rsid="037543a4"/>
    </style:style>
    <style:style style:name="T689" style:family="text">
      <style:text-properties officeooo:rsid="0375b195"/>
    </style:style>
    <style:style style:name="T690" style:family="text">
      <style:text-properties officeooo:rsid="0376e21a"/>
    </style:style>
    <style:style style:name="T691" style:family="text">
      <style:text-properties officeooo:rsid="039dae28"/>
    </style:style>
    <style:style style:name="T692" style:family="text">
      <style:text-properties officeooo:rsid="039e5c4c"/>
    </style:style>
    <style:style style:name="T693" style:family="text">
      <style:text-properties officeooo:rsid="039ffd56"/>
    </style:style>
    <style:style style:name="T694" style:family="text">
      <style:text-properties officeooo:rsid="03a57fa4"/>
    </style:style>
    <style:style style:name="T695" style:family="text">
      <style:text-properties officeooo:rsid="03a7342b"/>
    </style:style>
    <style:style style:name="T696" style:family="text">
      <style:text-properties officeooo:rsid="03a73747"/>
    </style:style>
    <style:style style:name="T697" style:family="text">
      <style:text-properties officeooo:rsid="03a817de"/>
    </style:style>
    <style:style style:name="T698" style:family="text">
      <style:text-properties officeooo:rsid="03a84f38"/>
    </style:style>
    <style:style style:name="T699" style:family="text">
      <style:text-properties officeooo:rsid="03a9b7ba"/>
    </style:style>
    <style:style style:name="T700" style:family="text">
      <style:text-properties officeooo:rsid="03aa69ab"/>
    </style:style>
    <style:style style:name="T701" style:family="text">
      <style:text-properties officeooo:rsid="03aafd2e"/>
    </style:style>
    <style:style style:name="T702" style:family="text">
      <style:text-properties officeooo:rsid="03ac39c9"/>
    </style:style>
    <style:style style:name="T703" style:family="text">
      <style:text-properties officeooo:rsid="03ac60fe"/>
    </style:style>
    <style:style style:name="T704" style:family="text">
      <style:text-properties officeooo:rsid="03aedac1"/>
    </style:style>
    <style:style style:name="T705" style:family="text">
      <style:text-properties officeooo:rsid="03b1307d"/>
    </style:style>
    <style:style style:name="T706" style:family="text">
      <style:text-properties officeooo:rsid="03b2be0f"/>
    </style:style>
    <style:style style:name="T707" style:family="text">
      <style:text-properties officeooo:rsid="03b42414"/>
    </style:style>
    <style:style style:name="T708" style:family="text">
      <style:text-properties officeooo:rsid="03b685b1"/>
    </style:style>
    <style:style style:name="T709" style:family="text">
      <style:text-properties officeooo:rsid="03b704ba"/>
    </style:style>
    <style:style style:name="T710" style:family="text">
      <style:text-properties officeooo:rsid="03b8f2d2"/>
    </style:style>
    <style:style style:name="T711" style:family="text">
      <style:text-properties officeooo:rsid="03ba5d8a"/>
    </style:style>
    <style:style style:name="T712" style:family="text">
      <style:text-properties officeooo:rsid="03bb2130"/>
    </style:style>
    <style:style style:name="T713" style:family="text">
      <style:text-properties officeooo:rsid="03bc94e1"/>
    </style:style>
    <style:style style:name="T714" style:family="text">
      <style:text-properties officeooo:rsid="03bdb57b"/>
    </style:style>
    <style:style style:name="T715" style:family="text">
      <style:text-properties officeooo:rsid="03be1f6d"/>
    </style:style>
    <style:style style:name="T716" style:family="text">
      <style:text-properties officeooo:rsid="03c1d92b"/>
    </style:style>
    <style:style style:name="T717" style:family="text">
      <style:text-properties officeooo:rsid="03c2c339"/>
    </style:style>
    <style:style style:name="T718" style:family="text">
      <style:text-properties officeooo:rsid="03c37969"/>
    </style:style>
    <style:style style:name="T719" style:family="text">
      <style:text-properties officeooo:rsid="03c4764d"/>
    </style:style>
    <style:style style:name="T720" style:family="text">
      <style:text-properties officeooo:rsid="03c5dfe5"/>
    </style:style>
    <style:style style:name="T721" style:family="text">
      <style:text-properties officeooo:rsid="03c8c432"/>
    </style:style>
    <style:style style:name="T722" style:family="text">
      <style:text-properties officeooo:rsid="03ca30c1"/>
    </style:style>
    <style:style style:name="T723" style:family="text">
      <style:text-properties officeooo:rsid="03cd4f8a"/>
    </style:style>
    <style:style style:name="T724" style:family="text">
      <style:text-properties officeooo:rsid="03cd7994"/>
    </style:style>
    <style:style style:name="T725" style:family="text">
      <style:text-properties officeooo:rsid="03ced4b2"/>
    </style:style>
    <style:style style:name="T726" style:family="text">
      <style:text-properties officeooo:rsid="03d08dae"/>
    </style:style>
    <style:style style:name="T727" style:family="text">
      <style:text-properties officeooo:rsid="03d1b8fb"/>
    </style:style>
    <style:style style:name="T728" style:family="text">
      <style:text-properties officeooo:rsid="03d41b16"/>
    </style:style>
    <style:style style:name="T729" style:family="text">
      <style:text-properties officeooo:rsid="03d56a3c"/>
    </style:style>
    <style:style style:name="T730" style:family="text">
      <style:text-properties officeooo:rsid="03d5ef5d"/>
    </style:style>
    <style:style style:name="T731" style:family="text">
      <style:text-properties officeooo:rsid="03d7baf0"/>
    </style:style>
    <style:style style:name="T732" style:family="text">
      <style:text-properties officeooo:rsid="03d916f8"/>
    </style:style>
    <style:style style:name="T733" style:family="text">
      <style:text-properties officeooo:rsid="03e043a0"/>
    </style:style>
    <style:style style:name="T734" style:family="text">
      <style:text-properties officeooo:rsid="03e179c0"/>
    </style:style>
    <style:style style:name="T735" style:family="text">
      <style:text-properties officeooo:rsid="03e467d2"/>
    </style:style>
    <style:style style:name="T736" style:family="text">
      <style:text-properties officeooo:rsid="03e622bf"/>
    </style:style>
    <style:style style:name="T737" style:family="text">
      <style:text-properties officeooo:rsid="03e65471"/>
    </style:style>
    <style:style style:name="T738" style:family="text">
      <style:text-properties officeooo:rsid="03e7f211"/>
    </style:style>
    <style:style style:name="T739" style:family="text">
      <style:text-properties officeooo:rsid="03ecaba9"/>
    </style:style>
    <style:style style:name="T740" style:family="text">
      <style:text-properties officeooo:rsid="03ee29e5"/>
    </style:style>
    <style:style style:name="T741" style:family="text">
      <style:text-properties officeooo:rsid="03ee96a2"/>
    </style:style>
    <style:style style:name="T742" style:family="text">
      <style:text-properties officeooo:rsid="03f0a645"/>
    </style:style>
    <style:style style:name="T743" style:family="text">
      <style:text-properties officeooo:rsid="03f13d21"/>
    </style:style>
    <style:style style:name="T744" style:family="text">
      <style:text-properties officeooo:rsid="03f3ace9"/>
    </style:style>
    <style:style style:name="T745" style:family="text">
      <style:text-properties officeooo:rsid="03f67b42"/>
    </style:style>
    <style:style style:name="T746" style:family="text">
      <style:text-properties officeooo:rsid="03f7295f"/>
    </style:style>
    <style:style style:name="T747" style:family="text">
      <style:text-properties officeooo:rsid="03f76ea1"/>
    </style:style>
    <style:style style:name="T748" style:family="text">
      <style:text-properties officeooo:rsid="03f9473c"/>
    </style:style>
    <style:style style:name="T749" style:family="text">
      <style:text-properties officeooo:rsid="03fadc91"/>
    </style:style>
    <style:style style:name="T750" style:family="text">
      <style:text-properties officeooo:rsid="03fc167e"/>
    </style:style>
    <style:style style:name="T751" style:family="text">
      <style:text-properties officeooo:rsid="03fdad14"/>
    </style:style>
    <style:style style:name="T752" style:family="text">
      <style:text-properties officeooo:rsid="04015998"/>
    </style:style>
    <style:style style:name="T753" style:family="text">
      <style:text-properties officeooo:rsid="0401d73d"/>
    </style:style>
    <style:style style:name="T754" style:family="text">
      <style:text-properties officeooo:rsid="0402e381"/>
    </style:style>
    <style:style style:name="T755" style:family="text">
      <style:text-properties officeooo:rsid="04043eaf"/>
    </style:style>
    <style:style style:name="T756" style:family="text">
      <style:text-properties officeooo:rsid="040544f2"/>
    </style:style>
    <style:style style:name="T757" style:family="text">
      <style:text-properties officeooo:rsid="04058be3"/>
    </style:style>
    <style:style style:name="T758" style:family="text">
      <style:text-properties officeooo:rsid="040779c7"/>
    </style:style>
    <style:style style:name="T759" style:family="text">
      <style:text-properties officeooo:rsid="04091490"/>
    </style:style>
    <style:style style:name="T760" style:family="text">
      <style:text-properties officeooo:rsid="040d0eab"/>
    </style:style>
    <style:style style:name="T761" style:family="text">
      <style:text-properties officeooo:rsid="040dc735"/>
    </style:style>
    <style:style style:name="T762" style:family="text">
      <style:text-properties officeooo:rsid="040e4c15"/>
    </style:style>
    <style:style style:name="T763" style:family="text">
      <style:text-properties officeooo:rsid="040ff623"/>
    </style:style>
    <style:style style:name="T764" style:family="text">
      <style:text-properties officeooo:rsid="041110e2"/>
    </style:style>
    <style:style style:name="T765" style:family="text">
      <style:text-properties officeooo:rsid="04133305"/>
    </style:style>
    <style:style style:name="T766" style:family="text">
      <style:text-properties officeooo:rsid="0416281c"/>
    </style:style>
    <style:style style:name="T767" style:family="text">
      <style:text-properties officeooo:rsid="04180d8d"/>
    </style:style>
    <style:style style:name="T768" style:family="text">
      <style:text-properties officeooo:rsid="041956e0"/>
    </style:style>
    <style:style style:name="T769" style:family="text">
      <style:text-properties officeooo:rsid="041ac226"/>
    </style:style>
    <style:style style:name="T770" style:family="text">
      <style:text-properties officeooo:rsid="041afba8"/>
    </style:style>
    <style:style style:name="T771" style:family="text">
      <style:text-properties officeooo:rsid="041cd574"/>
    </style:style>
    <style:style style:name="T772" style:family="text">
      <style:text-properties officeooo:rsid="041d19cf"/>
    </style:style>
    <style:style style:name="T773" style:family="text">
      <style:text-properties officeooo:rsid="041d5d50"/>
    </style:style>
    <style:style style:name="T774" style:family="text">
      <style:text-properties officeooo:rsid="041e0a7b"/>
    </style:style>
    <style:style style:name="T775" style:family="text">
      <style:text-properties officeooo:rsid="041e780f"/>
    </style:style>
    <style:style style:name="T776" style:family="text">
      <style:text-properties officeooo:rsid="041fd543"/>
    </style:style>
    <style:style style:name="T777" style:family="text">
      <style:text-properties officeooo:rsid="04208dee"/>
    </style:style>
    <style:style style:name="T778" style:family="text">
      <style:text-properties officeooo:rsid="04242b0b"/>
    </style:style>
    <style:style style:name="T779" style:family="text">
      <style:text-properties officeooo:rsid="0424f135"/>
    </style:style>
    <style:style style:name="T780" style:family="text">
      <style:text-properties officeooo:rsid="04291d3b"/>
    </style:style>
    <style:style style:name="T781" style:family="text">
      <style:text-properties officeooo:rsid="042a2cec"/>
    </style:style>
    <style:style style:name="T782" style:family="text">
      <style:text-properties officeooo:rsid="042be2ec"/>
    </style:style>
    <style:style style:name="T783" style:family="text">
      <style:text-properties officeooo:rsid="042bf946"/>
    </style:style>
    <style:style style:name="T784" style:family="text">
      <style:text-properties officeooo:rsid="042eeb28"/>
    </style:style>
    <style:style style:name="T785" style:family="text">
      <style:text-properties officeooo:rsid="0430901a"/>
    </style:style>
    <style:style style:name="T786" style:family="text">
      <style:text-properties officeooo:rsid="0431745b"/>
    </style:style>
    <style:style style:name="T787" style:family="text">
      <style:text-properties officeooo:rsid="043185d6"/>
    </style:style>
    <style:style style:name="T788" style:family="text">
      <style:text-properties officeooo:rsid="0432c42f"/>
    </style:style>
    <style:style style:name="T789" style:family="text">
      <style:text-properties officeooo:rsid="04360019"/>
    </style:style>
    <style:style style:name="T790" style:family="text">
      <style:text-properties officeooo:rsid="04386501"/>
    </style:style>
    <style:style style:name="T791" style:family="text">
      <style:text-properties officeooo:rsid="043ecd71"/>
    </style:style>
    <style:style style:name="T792" style:family="text">
      <style:text-properties officeooo:rsid="044165aa"/>
    </style:style>
    <style:style style:name="T793" style:family="text">
      <style:text-properties officeooo:rsid="044206cc"/>
    </style:style>
    <style:style style:name="T794" style:family="text">
      <style:text-properties officeooo:rsid="04426cf2"/>
    </style:style>
    <style:style style:name="T795" style:family="text">
      <style:text-properties officeooo:rsid="044306cc"/>
    </style:style>
    <style:style style:name="T796" style:family="text">
      <style:text-properties officeooo:rsid="04445c55"/>
    </style:style>
    <style:style style:name="T797" style:family="text">
      <style:text-properties officeooo:rsid="0445ea37"/>
    </style:style>
    <style:style style:name="T798" style:family="text">
      <style:text-properties officeooo:rsid="0447b043"/>
    </style:style>
    <style:style style:name="T799" style:family="text">
      <style:text-properties officeooo:rsid="044911cd"/>
    </style:style>
    <style:style style:name="T800" style:family="text">
      <style:text-properties officeooo:rsid="044b131d"/>
    </style:style>
    <style:style style:name="T801" style:family="text">
      <style:text-properties officeooo:rsid="044c0fcd"/>
    </style:style>
    <style:style style:name="T802" style:family="text">
      <style:text-properties officeooo:rsid="044ca1c2"/>
    </style:style>
    <style:style style:name="T803" style:family="text">
      <style:text-properties officeooo:rsid="044d24a3"/>
    </style:style>
    <style:style style:name="T804" style:family="text">
      <style:text-properties officeooo:rsid="044f19e7"/>
    </style:style>
    <style:style style:name="T805" style:family="text">
      <style:text-properties officeooo:rsid="0450bf87"/>
    </style:style>
    <style:style style:name="T806" style:family="text">
      <style:text-properties officeooo:rsid="0453307b"/>
    </style:style>
    <style:style style:name="T807" style:family="text">
      <style:text-properties officeooo:rsid="04584a66"/>
    </style:style>
    <style:style style:name="T808" style:family="text">
      <style:text-properties officeooo:rsid="0459deb9"/>
    </style:style>
    <style:style style:name="T809" style:family="text">
      <style:text-properties officeooo:rsid="045a09cf"/>
    </style:style>
    <style:style style:name="T810" style:family="text">
      <style:text-properties officeooo:rsid="045a3a20"/>
    </style:style>
    <style:style style:name="T811" style:family="text">
      <style:text-properties officeooo:rsid="045cef8d"/>
    </style:style>
    <style:style style:name="T812" style:family="text">
      <style:text-properties officeooo:rsid="045edb6b"/>
    </style:style>
    <style:style style:name="T813" style:family="text">
      <style:text-properties officeooo:rsid="04604d73"/>
    </style:style>
    <style:style style:name="T814" style:family="text">
      <style:text-properties officeooo:rsid="04612a18"/>
    </style:style>
    <style:style style:name="T815" style:family="text">
      <style:text-properties officeooo:rsid="0462a647"/>
    </style:style>
    <style:style style:name="T816" style:family="text">
      <style:text-properties officeooo:rsid="04651d2b"/>
    </style:style>
    <style:style style:name="T817" style:family="text">
      <style:text-properties officeooo:rsid="04654a07"/>
    </style:style>
    <style:style style:name="T818" style:family="text">
      <style:text-properties officeooo:rsid="04663749"/>
    </style:style>
    <style:style style:name="T819" style:family="text">
      <style:text-properties officeooo:rsid="0468aff2"/>
    </style:style>
    <style:style style:name="T820" style:family="text">
      <style:text-properties officeooo:rsid="046a05a3"/>
    </style:style>
    <style:style style:name="T821" style:family="text">
      <style:text-properties officeooo:rsid="046c6be2"/>
    </style:style>
    <style:style style:name="T822" style:family="text">
      <style:text-properties officeooo:rsid="046ddb3c"/>
    </style:style>
    <style:style style:name="T823" style:family="text">
      <style:text-properties officeooo:rsid="046effc5"/>
    </style:style>
    <style:style style:name="T824" style:family="text">
      <style:text-properties officeooo:rsid="047109de"/>
    </style:style>
    <style:style style:name="T825" style:family="text">
      <style:text-properties officeooo:rsid="04711453"/>
    </style:style>
    <style:style style:name="T826" style:family="text">
      <style:text-properties officeooo:rsid="04718b5f"/>
    </style:style>
    <style:style style:name="T827" style:family="text">
      <style:text-properties officeooo:rsid="0471aa2c"/>
    </style:style>
    <style:style style:name="T828" style:family="text">
      <style:text-properties officeooo:rsid="0473e66f"/>
    </style:style>
    <style:style style:name="T829" style:family="text">
      <style:text-properties officeooo:rsid="0473e757"/>
    </style:style>
    <style:style style:name="T830" style:family="text">
      <style:text-properties officeooo:rsid="0474fe21"/>
    </style:style>
    <style:style style:name="T831" style:family="text">
      <style:text-properties officeooo:rsid="04765f59"/>
    </style:style>
    <style:style style:name="T832" style:family="text">
      <style:text-properties officeooo:rsid="0477f101"/>
    </style:style>
    <style:style style:name="T833" style:family="text">
      <style:text-properties officeooo:rsid="047bc1df"/>
    </style:style>
    <style:style style:name="T834" style:family="text">
      <style:text-properties officeooo:rsid="047dae8c"/>
    </style:style>
    <style:style style:name="T835" style:family="text">
      <style:text-properties officeooo:rsid="047e8605"/>
    </style:style>
    <style:style style:name="T836" style:family="text">
      <style:text-properties officeooo:rsid="047efa97"/>
    </style:style>
    <style:style style:name="T837" style:family="text">
      <style:text-properties officeooo:rsid="047fa6af"/>
    </style:style>
    <style:style style:name="T838" style:family="text">
      <style:text-properties officeooo:rsid="04801ec5"/>
    </style:style>
    <style:style style:name="T839" style:family="text">
      <style:text-properties officeooo:rsid="0481de64"/>
    </style:style>
    <style:style style:name="T840" style:family="text">
      <style:text-properties officeooo:rsid="0482053b"/>
    </style:style>
    <style:style style:name="T841" style:family="text">
      <style:text-properties officeooo:rsid="04827d61"/>
    </style:style>
    <style:style style:name="T842" style:family="text">
      <style:text-properties officeooo:rsid="04833123"/>
    </style:style>
    <style:style style:name="T843" style:family="text">
      <style:text-properties officeooo:rsid="0483fe73"/>
    </style:style>
    <style:style style:name="T844" style:family="text">
      <style:text-properties officeooo:rsid="0485324e"/>
    </style:style>
    <style:style style:name="T845" style:family="text">
      <style:text-properties officeooo:rsid="0485bebd"/>
    </style:style>
    <style:style style:name="T846" style:family="text">
      <style:text-properties officeooo:rsid="04862e29"/>
    </style:style>
    <style:style style:name="T847" style:family="text">
      <style:text-properties officeooo:rsid="04878315"/>
    </style:style>
    <style:style style:name="T848" style:family="text">
      <style:text-properties officeooo:rsid="0487c66e"/>
    </style:style>
    <style:style style:name="T849" style:family="text">
      <style:text-properties officeooo:rsid="048ad807"/>
    </style:style>
    <style:style style:name="T850" style:family="text">
      <style:text-properties officeooo:rsid="048b56f3"/>
    </style:style>
    <style:style style:name="T851" style:family="text">
      <style:text-properties officeooo:rsid="048da41b"/>
    </style:style>
    <style:style style:name="T852" style:family="text">
      <style:text-properties officeooo:rsid="048deada"/>
    </style:style>
    <style:style style:name="T853" style:family="text">
      <style:text-properties officeooo:rsid="048f8361"/>
    </style:style>
    <style:style style:name="T854" style:family="text">
      <style:text-properties officeooo:rsid="0490a3e0"/>
    </style:style>
    <style:style style:name="T855" style:family="text">
      <style:text-properties officeooo:rsid="0492a216"/>
    </style:style>
    <style:style style:name="T856" style:family="text">
      <style:text-properties officeooo:rsid="04948b76"/>
    </style:style>
    <style:style style:name="T857" style:family="text">
      <style:text-properties officeooo:rsid="0494cb47"/>
    </style:style>
    <style:style style:name="T858" style:family="text">
      <style:text-properties officeooo:rsid="049562ef"/>
    </style:style>
    <style:style style:name="T859" style:family="text">
      <style:text-properties officeooo:rsid="0495b874"/>
    </style:style>
    <style:style style:name="T860" style:family="text">
      <style:text-properties officeooo:rsid="0496ede2"/>
    </style:style>
    <style:style style:name="T861" style:family="text">
      <style:text-properties officeooo:rsid="049779b9"/>
    </style:style>
    <style:style style:name="T862" style:family="text">
      <style:text-properties officeooo:rsid="0497af80"/>
    </style:style>
    <style:style style:name="T863" style:family="text">
      <style:text-properties officeooo:rsid="0499322e"/>
    </style:style>
    <style:style style:name="T864" style:family="text">
      <style:text-properties officeooo:rsid="049a4eef"/>
    </style:style>
    <style:style style:name="T865" style:family="text">
      <style:text-properties officeooo:rsid="049c6a24"/>
    </style:style>
    <style:style style:name="T866" style:family="text">
      <style:text-properties officeooo:rsid="049d1aa3"/>
    </style:style>
    <style:style style:name="T867" style:family="text">
      <style:text-properties officeooo:rsid="049d7c57"/>
    </style:style>
    <style:style style:name="T868" style:family="text">
      <style:text-properties officeooo:rsid="049fa212"/>
    </style:style>
    <style:style style:name="T869" style:family="text">
      <style:text-properties officeooo:rsid="04a13bce"/>
    </style:style>
    <style:style style:name="T870" style:family="text">
      <style:text-properties officeooo:rsid="04a217e1"/>
    </style:style>
    <style:style style:name="T871" style:family="text">
      <style:text-properties officeooo:rsid="04a41019"/>
    </style:style>
    <style:style style:name="T872" style:family="text">
      <style:text-properties officeooo:rsid="04a5603c"/>
    </style:style>
    <style:style style:name="T873" style:family="text">
      <style:text-properties officeooo:rsid="04a5be4e"/>
    </style:style>
    <style:style style:name="T874" style:family="text">
      <style:text-properties officeooo:rsid="04a5c56a"/>
    </style:style>
    <style:style style:name="T875" style:family="text">
      <style:text-properties officeooo:rsid="04a9f6a6"/>
    </style:style>
    <style:style style:name="T876" style:family="text">
      <style:text-properties officeooo:rsid="04aae619"/>
    </style:style>
    <style:style style:name="T877" style:family="text">
      <style:text-properties officeooo:rsid="04ab7483"/>
    </style:style>
    <style:style style:name="T878" style:family="text">
      <style:text-properties officeooo:rsid="04ab8d47"/>
    </style:style>
    <style:style style:name="T879" style:family="text">
      <style:text-properties officeooo:rsid="04acf684"/>
    </style:style>
    <style:style style:name="T880" style:family="text">
      <style:text-properties officeooo:rsid="04adbda3"/>
    </style:style>
    <style:style style:name="T881" style:family="text">
      <style:text-properties officeooo:rsid="04ae9b87"/>
    </style:style>
    <style:style style:name="T882" style:family="text">
      <style:text-properties officeooo:rsid="04af9767"/>
    </style:style>
    <style:style style:name="T883" style:family="text">
      <style:text-properties officeooo:rsid="04b31e61"/>
    </style:style>
    <style:style style:name="T884" style:family="text">
      <style:text-properties officeooo:rsid="04b4e4a8"/>
    </style:style>
    <style:style style:name="T885" style:family="text">
      <style:text-properties officeooo:rsid="04b55fe2"/>
    </style:style>
    <style:style style:name="T886" style:family="text">
      <style:text-properties officeooo:rsid="04b6d02c"/>
    </style:style>
    <style:style style:name="T887" style:family="text">
      <style:text-properties officeooo:rsid="04b899ee"/>
    </style:style>
    <style:style style:name="T888" style:family="text">
      <style:text-properties officeooo:rsid="04b9303f"/>
    </style:style>
    <style:style style:name="T889" style:family="text">
      <style:text-properties officeooo:rsid="04baa330"/>
    </style:style>
    <style:style style:name="T890" style:family="text">
      <style:text-properties officeooo:rsid="04bb03a6"/>
    </style:style>
    <style:style style:name="T891" style:family="text">
      <style:text-properties officeooo:rsid="04bbb78b"/>
    </style:style>
    <style:style style:name="T892" style:family="text">
      <style:text-properties officeooo:rsid="04bd7558"/>
    </style:style>
    <style:style style:name="T893" style:family="text">
      <style:text-properties officeooo:rsid="04bf40b4"/>
    </style:style>
    <style:style style:name="T894" style:family="text">
      <style:text-properties officeooo:rsid="04c00415"/>
    </style:style>
    <style:style style:name="T895" style:family="text">
      <style:text-properties officeooo:rsid="04c0936c"/>
    </style:style>
    <style:style style:name="T896" style:family="text">
      <style:text-properties officeooo:rsid="04c144ff"/>
    </style:style>
    <style:style style:name="T897" style:family="text">
      <style:text-properties officeooo:rsid="04c23ab4"/>
    </style:style>
    <style:style style:name="T898" style:family="text">
      <style:text-properties officeooo:rsid="04c317f6"/>
    </style:style>
    <style:style style:name="T899" style:family="text">
      <style:text-properties officeooo:rsid="04c4895c"/>
    </style:style>
    <style:style style:name="T900" style:family="text">
      <style:text-properties officeooo:rsid="04c6498d"/>
    </style:style>
    <style:style style:name="T901" style:family="text">
      <style:text-properties officeooo:rsid="04c8604b"/>
    </style:style>
    <style:style style:name="T902" style:family="text">
      <style:text-properties officeooo:rsid="04c8bd21"/>
    </style:style>
    <style:style style:name="T903" style:family="text">
      <style:text-properties officeooo:rsid="04cbffb6"/>
    </style:style>
    <style:style style:name="T904" style:family="text">
      <style:text-properties officeooo:rsid="04cd5abb"/>
    </style:style>
    <style:style style:name="T905" style:family="text">
      <style:text-properties officeooo:rsid="04ce4ea8"/>
    </style:style>
    <style:style style:name="T906" style:family="text">
      <style:text-properties officeooo:rsid="04d08f4a"/>
    </style:style>
    <style:style style:name="T907" style:family="text">
      <style:text-properties officeooo:rsid="04d0cc56"/>
    </style:style>
    <style:style style:name="T908" style:family="text">
      <style:text-properties officeooo:rsid="04d20c19"/>
    </style:style>
    <style:style style:name="T909" style:family="text">
      <style:text-properties officeooo:rsid="04d25cbb"/>
    </style:style>
    <style:style style:name="T910" style:family="text">
      <style:text-properties officeooo:rsid="04d29755"/>
    </style:style>
    <style:style style:name="T911" style:family="text">
      <style:text-properties officeooo:rsid="04d40b7f"/>
    </style:style>
    <style:style style:name="T912" style:family="text">
      <style:text-properties officeooo:rsid="04d4c57e"/>
    </style:style>
    <style:style style:name="T913" style:family="text">
      <style:text-properties officeooo:rsid="04d85764"/>
    </style:style>
    <style:style style:name="T914" style:family="text">
      <style:text-properties officeooo:rsid="04dbeb75"/>
    </style:style>
    <style:style style:name="T915" style:family="text">
      <style:text-properties officeooo:rsid="04dd9c06"/>
    </style:style>
    <style:style style:name="T916" style:family="text">
      <style:text-properties officeooo:rsid="04e0bd2c"/>
    </style:style>
    <style:style style:name="T917" style:family="text">
      <style:text-properties officeooo:rsid="04e0e741"/>
    </style:style>
    <style:style style:name="T918" style:family="text">
      <style:text-properties officeooo:rsid="04e2444a"/>
    </style:style>
    <style:style style:name="T919" style:family="text">
      <style:text-properties officeooo:rsid="04e3eca6"/>
    </style:style>
    <style:style style:name="T920" style:family="text">
      <style:text-properties officeooo:rsid="04e5437a"/>
    </style:style>
    <style:style style:name="T921" style:family="text">
      <style:text-properties officeooo:rsid="04e65105"/>
    </style:style>
    <style:style style:name="T922" style:family="text">
      <style:text-properties officeooo:rsid="04e73eae"/>
    </style:style>
    <style:style style:name="T923" style:family="text">
      <style:text-properties officeooo:rsid="04ec36eb"/>
    </style:style>
    <style:style style:name="T924" style:family="text">
      <style:text-properties officeooo:rsid="04ee8c5f"/>
    </style:style>
    <style:style style:name="T925" style:family="text">
      <style:text-properties officeooo:rsid="04f36f01"/>
    </style:style>
    <style:style style:name="T926" style:family="text">
      <style:text-properties officeooo:rsid="04fa80b9"/>
    </style:style>
    <style:style style:name="T927" style:family="text">
      <style:text-properties officeooo:rsid="04faeb13"/>
    </style:style>
    <style:style style:name="T928" style:family="text">
      <style:text-properties officeooo:rsid="04fcb219"/>
    </style:style>
    <style:style style:name="T929" style:family="text">
      <style:text-properties officeooo:rsid="04fdc915"/>
    </style:style>
    <style:style style:name="T930" style:family="text">
      <style:text-properties officeooo:rsid="04fedbfb"/>
    </style:style>
    <style:style style:name="T931" style:family="text">
      <style:text-properties officeooo:rsid="04ffa1e2"/>
    </style:style>
    <style:style style:name="T932" style:family="text">
      <style:text-properties officeooo:rsid="05018785"/>
    </style:style>
    <style:style style:name="T933" style:family="text">
      <style:text-properties officeooo:rsid="05044b51"/>
    </style:style>
    <style:style style:name="T934" style:family="text">
      <style:text-properties officeooo:rsid="05051838"/>
    </style:style>
    <style:style style:name="T935" style:family="text">
      <style:text-properties officeooo:rsid="0507c2af"/>
    </style:style>
    <style:style style:name="T936" style:family="text">
      <style:text-properties officeooo:rsid="0507ff99"/>
    </style:style>
    <style:style style:name="T937" style:family="text">
      <style:text-properties officeooo:rsid="05087cf8"/>
    </style:style>
    <style:style style:name="T938" style:family="text">
      <style:text-properties officeooo:rsid="05091445"/>
    </style:style>
    <style:style style:name="T939" style:family="text">
      <style:text-properties officeooo:rsid="0509b8b8"/>
    </style:style>
    <style:style style:name="T940" style:family="text">
      <style:text-properties officeooo:rsid="050bb04b"/>
    </style:style>
    <style:style style:name="T941" style:family="text">
      <style:text-properties officeooo:rsid="050ee3e3"/>
    </style:style>
    <style:style style:name="T942" style:family="text">
      <style:text-properties officeooo:rsid="050f22ac"/>
    </style:style>
    <style:style style:name="T943" style:family="text">
      <style:text-properties officeooo:rsid="05109c5f"/>
    </style:style>
    <style:style style:name="T944" style:family="text">
      <style:text-properties officeooo:rsid="0511d1b6"/>
    </style:style>
    <style:style style:name="T945" style:family="text">
      <style:text-properties officeooo:rsid="05132d58"/>
    </style:style>
    <style:style style:name="T946" style:family="text">
      <style:text-properties officeooo:rsid="0513a586"/>
    </style:style>
    <style:style style:name="T947" style:family="text">
      <style:text-properties officeooo:rsid="05156766"/>
    </style:style>
    <style:style style:name="T948" style:family="text">
      <style:text-properties officeooo:rsid="05165469"/>
    </style:style>
    <style:style style:name="T949" style:family="text">
      <style:text-properties officeooo:rsid="05171e0d"/>
    </style:style>
    <style:style style:name="T950" style:family="text">
      <style:text-properties officeooo:rsid="051ac875"/>
    </style:style>
    <style:style style:name="T951" style:family="text">
      <style:text-properties officeooo:rsid="051bd6c1"/>
    </style:style>
    <style:style style:name="T952" style:family="text">
      <style:text-properties officeooo:rsid="051db146"/>
    </style:style>
    <style:style style:name="T953" style:family="text">
      <style:text-properties officeooo:rsid="051f19b3"/>
    </style:style>
    <style:style style:name="T954" style:family="text">
      <style:text-properties officeooo:rsid="05215661"/>
    </style:style>
    <style:style style:name="T955" style:family="text">
      <style:text-properties officeooo:rsid="052179b2"/>
    </style:style>
    <style:style style:name="T956" style:family="text">
      <style:text-properties officeooo:rsid="0521a73e"/>
    </style:style>
    <style:style style:name="T957" style:family="text">
      <style:text-properties officeooo:rsid="05222c48"/>
    </style:style>
    <style:style style:name="T958" style:family="text">
      <style:text-properties officeooo:rsid="05254fbc"/>
    </style:style>
    <style:style style:name="T959" style:family="text">
      <style:text-properties officeooo:rsid="05255886"/>
    </style:style>
    <style:style style:name="T960" style:family="text">
      <style:text-properties officeooo:rsid="052654f9"/>
    </style:style>
    <style:style style:name="T961" style:family="text">
      <style:text-properties officeooo:rsid="0528dc50"/>
    </style:style>
    <style:style style:name="T962" style:family="text">
      <style:text-properties officeooo:rsid="052a8041"/>
    </style:style>
    <style:style style:name="T963" style:family="text">
      <style:text-properties officeooo:rsid="052b1ea6"/>
    </style:style>
    <style:style style:name="T964" style:family="text">
      <style:text-properties officeooo:rsid="052cd97d"/>
    </style:style>
    <style:style style:name="T965" style:family="text">
      <style:text-properties officeooo:rsid="052d74f1"/>
    </style:style>
    <style:style style:name="T966" style:family="text">
      <style:text-properties officeooo:rsid="052de6a8"/>
    </style:style>
    <style:style style:name="T967" style:family="text">
      <style:text-properties officeooo:rsid="0530d071"/>
    </style:style>
    <style:style style:name="T968" style:family="text">
      <style:text-properties officeooo:rsid="0533664b"/>
    </style:style>
    <style:style style:name="T969" style:family="text">
      <style:text-properties officeooo:rsid="0534108e"/>
    </style:style>
    <style:style style:name="T970" style:family="text">
      <style:text-properties officeooo:rsid="05359270"/>
    </style:style>
    <style:style style:name="T971" style:family="text">
      <style:text-properties officeooo:rsid="053719fd"/>
    </style:style>
    <style:style style:name="T972" style:family="text">
      <style:text-properties officeooo:rsid="0537dfe9"/>
    </style:style>
    <style:style style:name="T973" style:family="text">
      <style:text-properties officeooo:rsid="0538fe1e"/>
    </style:style>
    <style:style style:name="T974" style:family="text">
      <style:text-properties officeooo:rsid="053a49b4"/>
    </style:style>
    <style:style style:name="T975" style:family="text">
      <style:text-properties officeooo:rsid="053c1725"/>
    </style:style>
    <style:style style:name="T976" style:family="text">
      <style:text-properties officeooo:rsid="053d32a1"/>
    </style:style>
    <style:style style:name="T977" style:family="text">
      <style:text-properties officeooo:rsid="053e29f2"/>
    </style:style>
    <style:style style:name="T978" style:family="text">
      <style:text-properties officeooo:rsid="053ee275"/>
    </style:style>
    <style:style style:name="T979" style:family="text">
      <style:text-properties officeooo:rsid="053f2377"/>
    </style:style>
    <style:style style:name="T980" style:family="text">
      <style:text-properties officeooo:rsid="054270ea"/>
    </style:style>
    <style:style style:name="T981" style:family="text">
      <style:text-properties officeooo:rsid="05443715"/>
    </style:style>
    <style:style style:name="T982" style:family="text">
      <style:text-properties officeooo:rsid="0546131c"/>
    </style:style>
    <style:style style:name="T983" style:family="text">
      <style:text-properties officeooo:rsid="054aecdf"/>
    </style:style>
    <style:style style:name="T984" style:family="text">
      <style:text-properties officeooo:rsid="054c87f0"/>
    </style:style>
    <style:style style:name="T985" style:family="text">
      <style:text-properties officeooo:rsid="054dd591"/>
    </style:style>
    <style:style style:name="T986" style:family="text">
      <style:text-properties officeooo:rsid="054f2484"/>
    </style:style>
    <style:style style:name="T987" style:family="text">
      <style:text-properties officeooo:rsid="055194a1"/>
    </style:style>
    <style:style style:name="T988" style:family="text">
      <style:text-properties officeooo:rsid="05528d83"/>
    </style:style>
    <style:style style:name="T989" style:family="text">
      <style:text-properties officeooo:rsid="055388a3"/>
    </style:style>
    <style:style style:name="T990" style:family="text">
      <style:text-properties officeooo:rsid="0553fe2f"/>
    </style:style>
    <style:style style:name="T991" style:family="text">
      <style:text-properties officeooo:rsid="0554c3cd"/>
    </style:style>
    <style:style style:name="T992" style:family="text">
      <style:text-properties officeooo:rsid="0555d3ef"/>
    </style:style>
    <style:style style:name="T993" style:family="text">
      <style:text-properties officeooo:rsid="0555f167"/>
    </style:style>
    <style:style style:name="T994" style:family="text">
      <style:text-properties officeooo:rsid="055863ee"/>
    </style:style>
    <style:style style:name="T995" style:family="text">
      <style:text-properties officeooo:rsid="055a072b"/>
    </style:style>
    <style:style style:name="T996" style:family="text">
      <style:text-properties officeooo:rsid="055eed0e"/>
    </style:style>
    <style:style style:name="T997" style:family="text">
      <style:text-properties officeooo:rsid="05614a8f"/>
    </style:style>
    <style:style style:name="T998" style:family="text">
      <style:text-properties officeooo:rsid="05646f0e"/>
    </style:style>
    <style:style style:name="T999" style:family="text">
      <style:text-properties officeooo:rsid="0564b58f"/>
    </style:style>
    <style:style style:name="T1000" style:family="text">
      <style:text-properties officeooo:rsid="056643ca"/>
    </style:style>
    <style:style style:name="T1001" style:family="text">
      <style:text-properties officeooo:rsid="05672b74"/>
    </style:style>
    <style:style style:name="T1002" style:family="text">
      <style:text-properties officeooo:rsid="05673c48"/>
    </style:style>
    <style:style style:name="T1003" style:family="text">
      <style:text-properties officeooo:rsid="0568c6eb"/>
    </style:style>
    <style:style style:name="T1004" style:family="text">
      <style:text-properties officeooo:rsid="05692e14"/>
    </style:style>
    <style:style style:name="T1005" style:family="text">
      <style:text-properties officeooo:rsid="056a835b"/>
    </style:style>
    <style:style style:name="T1006" style:family="text">
      <style:text-properties officeooo:rsid="056b9c5e"/>
    </style:style>
    <style:style style:name="T1007" style:family="text">
      <style:text-properties officeooo:rsid="056dd4ff"/>
    </style:style>
    <style:style style:name="T1008" style:family="text">
      <style:text-properties officeooo:rsid="056f00b5"/>
    </style:style>
    <style:style style:name="T1009" style:family="text">
      <style:text-properties officeooo:rsid="057207d1"/>
    </style:style>
    <style:style style:name="T1010" style:family="text">
      <style:text-properties officeooo:rsid="05728934"/>
    </style:style>
    <style:style style:name="T1011" style:family="text">
      <style:text-properties officeooo:rsid="0579aec0"/>
    </style:style>
    <style:style style:name="T1012" style:family="text">
      <style:text-properties officeooo:rsid="057a117b"/>
    </style:style>
    <style:style style:name="T1013" style:family="text">
      <style:text-properties officeooo:rsid="057adeed"/>
    </style:style>
    <style:style style:name="T1014" style:family="text">
      <style:text-properties officeooo:rsid="057ddaf6"/>
    </style:style>
    <style:style style:name="T1015" style:family="text">
      <style:text-properties officeooo:rsid="0582dfce"/>
    </style:style>
    <style:style style:name="T1016" style:family="text">
      <style:text-properties officeooo:rsid="05839c4f"/>
    </style:style>
    <style:style style:name="T1017" style:family="text">
      <style:text-properties officeooo:rsid="0585056b"/>
    </style:style>
    <style:style style:name="T1018" style:family="text">
      <style:text-properties officeooo:rsid="0588dbdd"/>
    </style:style>
    <style:style style:name="T1019" style:family="text">
      <style:text-properties officeooo:rsid="058c4066"/>
    </style:style>
    <style:style style:name="T1020" style:family="text">
      <style:text-properties officeooo:rsid="058cfe5a"/>
    </style:style>
    <style:style style:name="T1021" style:family="text">
      <style:text-properties officeooo:rsid="058d0add"/>
    </style:style>
    <style:style style:name="T1022" style:family="text">
      <style:text-properties officeooo:rsid="05918c4f"/>
    </style:style>
    <style:style style:name="T1023" style:family="text">
      <style:text-properties officeooo:rsid="0592fec3"/>
    </style:style>
    <style:style style:name="T1024" style:family="text">
      <style:text-properties officeooo:rsid="05944393"/>
    </style:style>
    <style:style style:name="T1025" style:family="text">
      <style:text-properties officeooo:rsid="0595644c"/>
    </style:style>
    <style:style style:name="T1026" style:family="text">
      <style:text-properties officeooo:rsid="05962287"/>
    </style:style>
    <style:style style:name="T1027" style:family="text">
      <style:text-properties officeooo:rsid="05964763"/>
    </style:style>
    <style:style style:name="T1028" style:family="text">
      <style:text-properties officeooo:rsid="05970329"/>
    </style:style>
    <style:style style:name="T1029" style:family="text">
      <style:text-properties officeooo:rsid="059cf4b7"/>
    </style:style>
    <style:style style:name="T1030" style:family="text">
      <style:text-properties officeooo:rsid="059d5dbc"/>
    </style:style>
    <style:style style:name="T1031" style:family="text">
      <style:text-properties officeooo:rsid="059f4fa5"/>
    </style:style>
    <style:style style:name="T1032" style:family="text">
      <style:text-properties officeooo:rsid="05a0d758"/>
    </style:style>
    <style:style style:name="T1033" style:family="text">
      <style:text-properties officeooo:rsid="05a3cf38"/>
    </style:style>
    <style:style style:name="T1034" style:family="text">
      <style:text-properties officeooo:rsid="05a4c6ca"/>
    </style:style>
    <style:style style:name="T1035" style:family="text">
      <style:text-properties officeooo:rsid="05a6ead5"/>
    </style:style>
    <style:style style:name="T1036" style:family="text">
      <style:text-properties officeooo:rsid="05a83731"/>
    </style:style>
    <style:style style:name="T1037" style:family="text">
      <style:text-properties officeooo:rsid="05a8b6a9"/>
    </style:style>
    <style:style style:name="T1038" style:family="text">
      <style:text-properties officeooo:rsid="05a8c3ed"/>
    </style:style>
    <style:style style:name="T1039" style:family="text">
      <style:text-properties officeooo:rsid="05a9fd8f"/>
    </style:style>
    <style:style style:name="T1040" style:family="text">
      <style:text-properties officeooo:rsid="05aaa53b"/>
    </style:style>
    <style:style style:name="T1041" style:family="text">
      <style:text-properties officeooo:rsid="05ac25a3"/>
    </style:style>
    <style:style style:name="T1042" style:family="text">
      <style:text-properties officeooo:rsid="05ac388c"/>
    </style:style>
    <style:style style:name="T1043" style:family="text">
      <style:text-properties officeooo:rsid="05aca1ca"/>
    </style:style>
    <style:style style:name="T1044" style:family="text">
      <style:text-properties officeooo:rsid="05ae669c"/>
    </style:style>
    <style:style style:name="T1045" style:family="text">
      <style:text-properties officeooo:rsid="05ae7e29"/>
    </style:style>
    <style:style style:name="T1046" style:family="text">
      <style:text-properties officeooo:rsid="05af4181"/>
    </style:style>
    <style:style style:name="T1047" style:family="text">
      <style:text-properties officeooo:rsid="05b06ea9"/>
    </style:style>
    <style:style style:name="T1048" style:family="text">
      <style:text-properties officeooo:rsid="05b26db7"/>
    </style:style>
    <style:style style:name="T1049" style:family="text">
      <style:text-properties officeooo:rsid="05b63c7e"/>
    </style:style>
    <style:style style:name="T1050" style:family="text">
      <style:text-properties officeooo:rsid="05b6d611"/>
    </style:style>
    <style:style style:name="T1051" style:family="text">
      <style:text-properties officeooo:rsid="05b838bb"/>
    </style:style>
    <style:style style:name="T1052" style:family="text">
      <style:text-properties officeooo:rsid="05ba04bd"/>
    </style:style>
    <style:style style:name="T1053" style:family="text">
      <style:text-properties officeooo:rsid="05ba0684"/>
    </style:style>
    <style:style style:name="T1054" style:family="text">
      <style:text-properties officeooo:rsid="05ba6da2"/>
    </style:style>
    <style:style style:name="T1055" style:family="text">
      <style:text-properties officeooo:rsid="05bc0959"/>
    </style:style>
    <style:style style:name="T1056" style:family="text">
      <style:text-properties officeooo:rsid="05bda684"/>
    </style:style>
    <style:style style:name="T1057" style:family="text">
      <style:text-properties officeooo:rsid="05be4c6e"/>
    </style:style>
    <style:style style:name="T1058" style:family="text">
      <style:text-properties officeooo:rsid="05c04c1a"/>
    </style:style>
    <style:style style:name="T1059" style:family="text">
      <style:text-properties officeooo:rsid="05c0f322"/>
    </style:style>
    <style:style style:name="T1060" style:family="text">
      <style:text-properties officeooo:rsid="05c1c9fc"/>
    </style:style>
    <style:style style:name="T1061" style:family="text">
      <style:text-properties officeooo:rsid="05c2bad6"/>
    </style:style>
    <style:style style:name="T1062" style:family="text">
      <style:text-properties officeooo:rsid="05c4303d"/>
    </style:style>
    <style:style style:name="T1063" style:family="text">
      <style:text-properties officeooo:rsid="05c5b7df"/>
    </style:style>
    <style:style style:name="T1064" style:family="text">
      <style:text-properties officeooo:rsid="05c63bda"/>
    </style:style>
    <style:style style:name="T1065" style:family="text">
      <style:text-properties officeooo:rsid="05c7dea3"/>
    </style:style>
    <style:style style:name="T1066" style:family="text">
      <style:text-properties officeooo:rsid="05c8de3b"/>
    </style:style>
    <style:style style:name="T1067" style:family="text">
      <style:text-properties officeooo:rsid="05c99f9e"/>
    </style:style>
    <style:style style:name="T1068" style:family="text">
      <style:text-properties officeooo:rsid="05cafe2a"/>
    </style:style>
    <style:style style:name="T1069" style:family="text">
      <style:text-properties officeooo:rsid="05cc503b"/>
    </style:style>
    <style:style style:name="T1070" style:family="text">
      <style:text-properties officeooo:rsid="05cd1397"/>
    </style:style>
    <style:style style:name="T1071" style:family="text">
      <style:text-properties officeooo:rsid="05cd9b43"/>
    </style:style>
    <style:style style:name="T1072" style:family="text">
      <style:text-properties officeooo:rsid="05cec65a"/>
    </style:style>
    <style:style style:name="T1073" style:family="text">
      <style:text-properties officeooo:rsid="05d05ffa"/>
    </style:style>
    <style:style style:name="T1074" style:family="text">
      <style:text-properties officeooo:rsid="05d41145"/>
    </style:style>
    <style:style style:name="T1075" style:family="text">
      <style:text-properties officeooo:rsid="05d52e6f"/>
    </style:style>
    <style:style style:name="T1076" style:family="text">
      <style:text-properties officeooo:rsid="05d54d68"/>
    </style:style>
    <style:style style:name="T1077" style:family="text">
      <style:text-properties officeooo:rsid="05d72d47"/>
    </style:style>
    <style:style style:name="T1078" style:family="text">
      <style:text-properties officeooo:rsid="05dafe8f"/>
    </style:style>
    <style:style style:name="T1079" style:family="text">
      <style:text-properties officeooo:rsid="05db3aef"/>
    </style:style>
    <style:style style:name="T1080" style:family="text">
      <style:text-properties officeooo:rsid="05dd2480"/>
    </style:style>
    <style:style style:name="T1081" style:family="text">
      <style:text-properties officeooo:rsid="05dedfe2"/>
    </style:style>
    <style:style style:name="T1082" style:family="text">
      <style:text-properties officeooo:rsid="05e0d28e"/>
    </style:style>
    <style:style style:name="T1083" style:family="text">
      <style:text-properties officeooo:rsid="05e253cf"/>
    </style:style>
    <style:style style:name="T1084" style:family="text">
      <style:text-properties officeooo:rsid="05e71fbb"/>
    </style:style>
    <style:style style:name="T1085" style:family="text">
      <style:text-properties officeooo:rsid="05e8b18b"/>
    </style:style>
    <style:style style:name="T1086" style:family="text">
      <style:text-properties officeooo:rsid="05e929dc"/>
    </style:style>
    <style:style style:name="T1087" style:family="text">
      <style:text-properties officeooo:rsid="05e92ee0"/>
    </style:style>
    <style:style style:name="T1088" style:family="text">
      <style:text-properties officeooo:rsid="05eab34e"/>
    </style:style>
    <style:style style:name="T1089" style:family="text">
      <style:text-properties officeooo:rsid="05eb8ce1"/>
    </style:style>
    <style:style style:name="T1090" style:family="text">
      <style:text-properties officeooo:rsid="05ec2d67"/>
    </style:style>
    <style:style style:name="T1091" style:family="text">
      <style:text-properties officeooo:rsid="05efa74d"/>
    </style:style>
    <style:style style:name="T1092" style:family="text">
      <style:text-properties officeooo:rsid="05f07b3b"/>
    </style:style>
    <style:style style:name="T1093" style:family="text">
      <style:text-properties officeooo:rsid="05f1e134"/>
    </style:style>
    <style:style style:name="T1094" style:family="text">
      <style:text-properties officeooo:rsid="05f34882"/>
    </style:style>
    <style:style style:name="T1095" style:family="text">
      <style:text-properties officeooo:rsid="05f9a2a2"/>
    </style:style>
    <style:style style:name="T1096" style:family="text">
      <style:text-properties officeooo:rsid="05fa7517"/>
    </style:style>
    <style:style style:name="T1097" style:family="text">
      <style:text-properties officeooo:rsid="05fc3ff6"/>
    </style:style>
    <style:style style:name="T1098" style:family="text">
      <style:text-properties officeooo:rsid="05fdf40f"/>
    </style:style>
    <style:style style:name="T1099" style:family="text">
      <style:text-properties officeooo:rsid="05ff30f0"/>
    </style:style>
    <style:style style:name="T1100" style:family="text">
      <style:text-properties officeooo:rsid="0602dcff"/>
    </style:style>
    <style:style style:name="T1101" style:family="text">
      <style:text-properties officeooo:rsid="06059516"/>
    </style:style>
    <style:style style:name="T1102" style:family="text">
      <style:text-properties officeooo:rsid="060f3ab6"/>
    </style:style>
    <style:style style:name="T1103" style:family="text">
      <style:text-properties officeooo:rsid="060fa3cf"/>
    </style:style>
    <style:style style:name="T1104" style:family="text">
      <style:text-properties officeooo:rsid="06100591"/>
    </style:style>
    <style:style style:name="T1105" style:family="text">
      <style:text-properties officeooo:rsid="0610f111"/>
    </style:style>
    <style:style style:name="T1106" style:family="text">
      <style:text-properties officeooo:rsid="06111552"/>
    </style:style>
    <style:style style:name="T1107" style:family="text">
      <style:text-properties officeooo:rsid="06149ce2"/>
    </style:style>
    <style:style style:name="T1108" style:family="text">
      <style:text-properties officeooo:rsid="0615a7f1"/>
    </style:style>
    <style:style style:name="T1109" style:family="text">
      <style:text-properties officeooo:rsid="06174b45"/>
    </style:style>
    <style:style style:name="T1110" style:family="text">
      <style:text-properties officeooo:rsid="06190c25"/>
    </style:style>
    <style:style style:name="T1111" style:family="text">
      <style:text-properties officeooo:rsid="061995c2"/>
    </style:style>
    <style:style style:name="T1112" style:family="text">
      <style:text-properties officeooo:rsid="061ab591"/>
    </style:style>
    <style:style style:name="T1113" style:family="text">
      <style:text-properties officeooo:rsid="061b9e52"/>
    </style:style>
    <style:style style:name="T1114" style:family="text">
      <style:text-properties officeooo:rsid="06217972"/>
    </style:style>
    <style:style style:name="T1115" style:family="text">
      <style:text-properties officeooo:rsid="062343a3"/>
    </style:style>
    <style:style style:name="T1116" style:family="text">
      <style:text-properties officeooo:rsid="0623b8c6"/>
    </style:style>
    <style:style style:name="T1117" style:family="text">
      <style:text-properties officeooo:rsid="06257b01"/>
    </style:style>
    <style:style style:name="T1118" style:family="text">
      <style:text-properties officeooo:rsid="0625ea7e"/>
    </style:style>
    <style:style style:name="T1119" style:family="text">
      <style:text-properties officeooo:rsid="06271e1b"/>
    </style:style>
    <style:style style:name="T1120" style:family="text">
      <style:text-properties officeooo:rsid="062893c9"/>
    </style:style>
    <style:style style:name="T1121" style:family="text">
      <style:text-properties officeooo:rsid="0629cd3b"/>
    </style:style>
    <style:style style:name="T1122" style:family="text">
      <style:text-properties officeooo:rsid="062a9fb0"/>
    </style:style>
    <style:style style:name="T1123" style:family="text">
      <style:text-properties officeooo:rsid="062dc534"/>
    </style:style>
    <style:style style:name="T1124" style:family="text">
      <style:text-properties officeooo:rsid="062f3059"/>
    </style:style>
    <style:style style:name="T1125" style:family="text">
      <style:text-properties officeooo:rsid="063093f6"/>
    </style:style>
    <style:style style:name="T1126" style:family="text">
      <style:text-properties officeooo:rsid="0633765d"/>
    </style:style>
    <style:style style:name="T1127" style:family="text">
      <style:text-properties officeooo:rsid="063499e5"/>
    </style:style>
    <style:style style:name="T1128" style:family="text">
      <style:text-properties officeooo:rsid="06351d43"/>
    </style:style>
    <style:style style:name="T1129" style:family="text">
      <style:text-properties officeooo:rsid="06370a02"/>
    </style:style>
    <style:style style:name="T1130" style:family="text">
      <style:text-properties officeooo:rsid="063841d1"/>
    </style:style>
    <style:style style:name="T1131" style:family="text">
      <style:text-properties officeooo:rsid="063ed210"/>
    </style:style>
    <style:style style:name="T1132" style:family="text">
      <style:text-properties officeooo:rsid="0644c225"/>
    </style:style>
    <style:style style:name="T1133" style:family="text">
      <style:text-properties officeooo:rsid="0646a4d2"/>
    </style:style>
    <style:style style:name="T1134" style:family="text">
      <style:text-properties officeooo:rsid="064a0886"/>
    </style:style>
    <style:style style:name="T1135" style:family="text">
      <style:text-properties officeooo:rsid="064e4ac5"/>
    </style:style>
    <style:style style:name="T1136" style:family="text">
      <style:text-properties officeooo:rsid="06501b24"/>
    </style:style>
    <style:style style:name="T1137" style:family="text">
      <style:text-properties officeooo:rsid="065194b4"/>
    </style:style>
    <style:style style:name="T1138" style:family="text">
      <style:text-properties officeooo:rsid="0657c0f7"/>
    </style:style>
    <style:style style:name="T1139" style:family="text">
      <style:text-properties officeooo:rsid="065965af"/>
    </style:style>
    <style:style style:name="T1140" style:family="text">
      <style:text-properties officeooo:rsid="065af4a1"/>
    </style:style>
    <style:style style:name="T1141" style:family="text">
      <style:text-properties officeooo:rsid="065c403f"/>
    </style:style>
    <style:style style:name="T1142" style:family="text">
      <style:text-properties officeooo:rsid="065ee63a"/>
    </style:style>
    <style:style style:name="T1143" style:family="text">
      <style:text-properties officeooo:rsid="0669f104"/>
    </style:style>
    <style:style style:name="T1144" style:family="text">
      <style:text-properties officeooo:rsid="066b31a7"/>
    </style:style>
    <style:style style:name="T1145" style:family="text">
      <style:text-properties officeooo:rsid="066b785a"/>
    </style:style>
    <style:style style:name="T1146" style:family="text">
      <style:text-properties officeooo:rsid="066d5728"/>
    </style:style>
    <style:style style:name="T1147" style:family="text">
      <style:text-properties officeooo:rsid="066e422a"/>
    </style:style>
    <style:style style:name="T1148" style:family="text">
      <style:text-properties officeooo:rsid="066fd238"/>
    </style:style>
    <style:style style:name="T1149" style:family="text">
      <style:text-properties officeooo:rsid="0670f516"/>
    </style:style>
    <style:style style:name="T1150" style:family="text">
      <style:text-properties officeooo:rsid="0671fe90"/>
    </style:style>
    <style:style style:name="T1151" style:family="text">
      <style:text-properties officeooo:rsid="06734caf"/>
    </style:style>
    <style:style style:name="T1152" style:family="text">
      <style:text-properties officeooo:rsid="0675016d"/>
    </style:style>
    <style:style style:name="T1153" style:family="text">
      <style:text-properties officeooo:rsid="06766457"/>
    </style:style>
    <style:style style:name="T1154" style:family="text">
      <style:text-properties officeooo:rsid="06782b7c"/>
    </style:style>
    <style:style style:name="T1155" style:family="text">
      <style:text-properties officeooo:rsid="0678dbc0"/>
    </style:style>
    <style:style style:name="T1156" style:family="text">
      <style:text-properties officeooo:rsid="0679a242"/>
    </style:style>
    <style:style style:name="T1157" style:family="text">
      <style:text-properties officeooo:rsid="067ade34"/>
    </style:style>
    <style:style style:name="T1158" style:family="text">
      <style:text-properties officeooo:rsid="067bc241"/>
    </style:style>
    <style:style style:name="T1159" style:family="text">
      <style:text-properties officeooo:rsid="067c83ad"/>
    </style:style>
    <style:style style:name="T1160" style:family="text">
      <style:text-properties officeooo:rsid="067e1588"/>
    </style:style>
    <style:style style:name="T1161" style:family="text">
      <style:text-properties officeooo:rsid="067fde16"/>
    </style:style>
    <style:style style:name="T1162" style:family="text">
      <style:text-properties officeooo:rsid="068008c9"/>
    </style:style>
    <style:style style:name="T1163" style:family="text">
      <style:text-properties officeooo:rsid="0681bd7b"/>
    </style:style>
    <style:style style:name="T1164" style:family="text">
      <style:text-properties officeooo:rsid="06830d26"/>
    </style:style>
    <style:style style:name="T1165" style:family="text">
      <style:text-properties officeooo:rsid="06848c91"/>
    </style:style>
    <style:style style:name="T1166" style:family="text">
      <style:text-properties officeooo:rsid="0684b8ec"/>
    </style:style>
    <style:style style:name="T1167" style:family="text">
      <style:text-properties officeooo:rsid="0684eb87"/>
    </style:style>
    <style:style style:name="T1168" style:family="text">
      <style:text-properties officeooo:rsid="0685d94a"/>
    </style:style>
    <style:style style:name="T1169" style:family="text">
      <style:text-properties officeooo:rsid="0686ba88"/>
    </style:style>
    <style:style style:name="T1170" style:family="text">
      <style:text-properties officeooo:rsid="0688b63f"/>
    </style:style>
    <style:style style:name="T1171" style:family="text">
      <style:text-properties officeooo:rsid="0689a1d6"/>
    </style:style>
    <style:style style:name="T1172" style:family="text">
      <style:text-properties officeooo:rsid="068ac8dc"/>
    </style:style>
    <style:style style:name="T1173" style:family="text">
      <style:text-properties officeooo:rsid="068bad7a"/>
    </style:style>
    <style:style style:name="T1174" style:family="text">
      <style:text-properties officeooo:rsid="068d2036"/>
    </style:style>
    <style:style style:name="T1175" style:family="text">
      <style:text-properties officeooo:rsid="068d8286"/>
    </style:style>
    <style:style style:name="T1176" style:family="text">
      <style:text-properties officeooo:rsid="068e9c17"/>
    </style:style>
    <style:style style:name="T1177" style:family="text">
      <style:text-properties officeooo:rsid="068fd5f7"/>
    </style:style>
    <style:style style:name="T1178" style:family="text">
      <style:text-properties officeooo:rsid="06904081"/>
    </style:style>
    <style:style style:name="T1179" style:family="text">
      <style:text-properties officeooo:rsid="0691dee4"/>
    </style:style>
    <style:style style:name="T1180" style:family="text">
      <style:text-properties officeooo:rsid="06930886"/>
    </style:style>
    <style:style style:name="T1181" style:family="text">
      <style:text-properties officeooo:rsid="0694b1d1"/>
    </style:style>
    <style:style style:name="T1182" style:family="text">
      <style:text-properties officeooo:rsid="06950021"/>
    </style:style>
    <style:style style:name="T1183" style:family="text">
      <style:text-properties officeooo:rsid="0696f36c"/>
    </style:style>
    <style:style style:name="T1184" style:family="text">
      <style:text-properties officeooo:rsid="0697da4e"/>
    </style:style>
    <style:style style:name="T1185" style:family="text">
      <style:text-properties officeooo:rsid="06997e46"/>
    </style:style>
    <style:style style:name="T1186" style:family="text">
      <style:text-properties officeooo:rsid="069b31ad"/>
    </style:style>
    <style:style style:name="T1187" style:family="text">
      <style:text-properties officeooo:rsid="069bd2f8"/>
    </style:style>
    <style:style style:name="T1188" style:family="text">
      <style:text-properties officeooo:rsid="069da85e"/>
    </style:style>
    <style:style style:name="T1189" style:family="text">
      <style:text-properties officeooo:rsid="069f7a37"/>
    </style:style>
    <style:style style:name="T1190" style:family="text">
      <style:text-properties officeooo:rsid="069fa3c6"/>
    </style:style>
    <style:style style:name="T1191" style:family="text">
      <style:text-properties officeooo:rsid="069fb962"/>
    </style:style>
    <style:style style:name="T1192" style:family="text">
      <style:text-properties officeooo:rsid="069fdadf"/>
    </style:style>
    <style:style style:name="T1193" style:family="text">
      <style:text-properties officeooo:rsid="069fff3b"/>
    </style:style>
    <style:style style:name="T1194" style:family="text">
      <style:text-properties officeooo:rsid="06a1bcd3"/>
    </style:style>
    <style:style style:name="T1195" style:family="text">
      <style:text-properties officeooo:rsid="06a3490f"/>
    </style:style>
    <style:style style:name="T1196" style:family="text">
      <style:text-properties officeooo:rsid="06a41d78"/>
    </style:style>
    <style:style style:name="T1197" style:family="text">
      <style:text-properties officeooo:rsid="06a56283"/>
    </style:style>
    <style:style style:name="T1198" style:family="text">
      <style:text-properties officeooo:rsid="06a75e29"/>
    </style:style>
    <style:style style:name="T1199" style:family="text">
      <style:text-properties officeooo:rsid="06a8dce4"/>
    </style:style>
    <style:style style:name="T1200" style:family="text">
      <style:text-properties officeooo:rsid="06aa0f26"/>
    </style:style>
    <style:style style:name="T1201" style:family="text">
      <style:text-properties officeooo:rsid="06abcdba"/>
    </style:style>
    <style:style style:name="T1202" style:family="text">
      <style:text-properties officeooo:rsid="06aebb34"/>
    </style:style>
    <style:style style:name="T1203" style:family="text">
      <style:text-properties officeooo:rsid="06b0a97b"/>
    </style:style>
    <style:style style:name="T1204" style:family="text">
      <style:text-properties officeooo:rsid="06b0b5e5"/>
    </style:style>
    <style:style style:name="T1205" style:family="text">
      <style:text-properties officeooo:rsid="06b34031"/>
    </style:style>
    <style:style style:name="T1206" style:family="text">
      <style:text-properties officeooo:rsid="06b67a60"/>
    </style:style>
    <style:style style:name="T1207" style:family="text">
      <style:text-properties officeooo:rsid="06b9b90a"/>
    </style:style>
    <style:style style:name="T1208" style:family="text">
      <style:text-properties officeooo:rsid="06bdb847"/>
    </style:style>
    <style:style style:name="T1209" style:family="text">
      <style:text-properties officeooo:rsid="06d17264"/>
    </style:style>
    <style:style style:name="T1210" style:family="text">
      <style:text-properties officeooo:rsid="06d17c3f"/>
    </style:style>
    <style:style style:name="T1211" style:family="text">
      <style:text-properties officeooo:rsid="06d52de8"/>
    </style:style>
    <style:style style:name="T1212" style:family="text">
      <style:text-properties officeooo:rsid="06d7467d"/>
    </style:style>
    <style:style style:name="T1213" style:family="text">
      <style:text-properties officeooo:rsid="06da4785"/>
    </style:style>
    <style:style style:name="T1214" style:family="text">
      <style:text-properties officeooo:rsid="06dd79f6"/>
    </style:style>
    <style:style style:name="T1215" style:family="text">
      <style:text-properties officeooo:rsid="06de803d"/>
    </style:style>
    <style:style style:name="T1216" style:family="text">
      <style:text-properties officeooo:rsid="06df9021"/>
    </style:style>
    <style:style style:name="T1217" style:family="text">
      <style:text-properties officeooo:rsid="06e1e1a0"/>
    </style:style>
    <style:style style:name="T1218" style:family="text">
      <style:text-properties officeooo:rsid="06e2e84a"/>
    </style:style>
    <style:style style:name="T1219" style:family="text">
      <style:text-properties officeooo:rsid="06e4af2b"/>
    </style:style>
    <style:style style:name="T1220" style:family="text">
      <style:text-properties officeooo:rsid="06e67fc5"/>
    </style:style>
    <style:style style:name="T1221" style:family="text">
      <style:text-properties officeooo:rsid="06e9840d"/>
    </style:style>
    <style:style style:name="T1222" style:family="text">
      <style:text-properties officeooo:rsid="06eaaccf"/>
    </style:style>
    <style:style style:name="T1223" style:family="text">
      <style:text-properties officeooo:rsid="06eb409e"/>
    </style:style>
    <style:style style:name="T1224" style:family="text">
      <style:text-properties officeooo:rsid="06ebe930"/>
    </style:style>
    <style:style style:name="T1225" style:family="text">
      <style:text-properties officeooo:rsid="06ed83e8"/>
    </style:style>
    <style:style style:name="T1226" style:family="text">
      <style:text-properties officeooo:rsid="06ee7a00"/>
    </style:style>
    <style:style style:name="T1227" style:family="text">
      <style:text-properties officeooo:rsid="06f07647"/>
    </style:style>
    <style:style style:name="T1228" style:family="text">
      <style:text-properties officeooo:rsid="06f46374"/>
    </style:style>
    <style:style style:name="T1229" style:family="text">
      <style:text-properties officeooo:rsid="06f63649"/>
    </style:style>
    <style:style style:name="T1230" style:family="text">
      <style:text-properties officeooo:rsid="06f7a828"/>
    </style:style>
    <style:style style:name="T1231" style:family="text">
      <style:text-properties officeooo:rsid="06fbb46c"/>
    </style:style>
    <style:style style:name="T1232" style:family="text">
      <style:text-properties officeooo:rsid="070051a5"/>
    </style:style>
    <style:style style:name="T1233" style:family="text">
      <style:text-properties officeooo:rsid="07011129"/>
    </style:style>
    <style:style style:name="T1234" style:family="text">
      <style:text-properties officeooo:rsid="0703092c"/>
    </style:style>
    <style:style style:name="T1235" style:family="text">
      <style:text-properties officeooo:rsid="0708e9b6"/>
    </style:style>
    <style:style style:name="T1236" style:family="text">
      <style:text-properties officeooo:rsid="070a5d00"/>
    </style:style>
    <style:style style:name="T1237" style:family="text">
      <style:text-properties officeooo:rsid="070b9069"/>
    </style:style>
    <style:style style:name="T1238" style:family="text">
      <style:text-properties officeooo:rsid="070d385f"/>
    </style:style>
    <style:style style:name="T1239" style:family="text">
      <style:text-properties officeooo:rsid="070ec416"/>
    </style:style>
    <style:style style:name="T1240" style:family="text">
      <style:text-properties officeooo:rsid="070f9b7f"/>
    </style:style>
    <style:style style:name="T1241" style:family="text">
      <style:text-properties officeooo:rsid="0712f5be"/>
    </style:style>
    <style:style style:name="T1242" style:family="text">
      <style:text-properties officeooo:rsid="0714c47d"/>
    </style:style>
    <style:style style:name="T1243" style:family="text">
      <style:text-properties officeooo:rsid="0715535a"/>
    </style:style>
    <style:style style:name="T1244" style:family="text">
      <style:text-properties officeooo:rsid="071633f4"/>
    </style:style>
    <style:style style:name="T1245" style:family="text">
      <style:text-properties officeooo:rsid="0717c3eb"/>
    </style:style>
    <style:style style:name="T1246" style:family="text">
      <style:text-properties officeooo:rsid="07193d81"/>
    </style:style>
    <style:style style:name="T1247" style:family="text">
      <style:text-properties officeooo:rsid="0719988c"/>
    </style:style>
    <style:style style:name="T1248" style:family="text">
      <style:text-properties officeooo:rsid="071a71e1"/>
    </style:style>
    <style:style style:name="T1249" style:family="text">
      <style:text-properties officeooo:rsid="071aa177"/>
    </style:style>
    <style:style style:name="T1250" style:family="text">
      <style:text-properties officeooo:rsid="071c84b3"/>
    </style:style>
    <style:style style:name="T1251" style:family="text">
      <style:text-properties officeooo:rsid="071e09bf"/>
    </style:style>
    <style:style style:name="T1252" style:family="text">
      <style:text-properties fo:font-weight="bold" style:font-weight-asian="bold" style:font-weight-complex="bold"/>
    </style:style>
    <style:style style:name="T1253" style:family="text">
      <style:text-properties fo:font-weight="bold" officeooo:rsid="010a98b0" style:font-weight-asian="bold" style:font-weight-complex="bold"/>
    </style:style>
    <style:style style:name="T1254" style:family="text">
      <style:text-properties fo:font-weight="bold" officeooo:rsid="01934313" style:font-weight-asian="bold" style:font-weight-complex="bold"/>
    </style:style>
    <style:style style:name="T1255" style:family="text">
      <style:text-properties fo:font-weight="bold" officeooo:rsid="0cb6aae9" style:font-weight-asian="bold" style:font-weight-complex="bold"/>
    </style:style>
    <style:style style:name="T1256" style:family="text">
      <style:text-properties fo:font-weight="bold" officeooo:rsid="03a22419" style:font-weight-asian="bold" style:font-weight-complex="bold"/>
    </style:style>
    <style:style style:name="T1257" style:family="text">
      <style:text-properties fo:font-weight="bold" officeooo:rsid="010fa2b9" style:font-weight-asian="bold" style:font-weight-complex="bold"/>
    </style:style>
    <style:style style:name="T1258" style:family="text">
      <style:text-properties fo:font-weight="bold" officeooo:rsid="00851981" style:font-weight-asian="bold" style:font-weight-complex="bold"/>
    </style:style>
    <style:style style:name="T1259" style:family="text">
      <style:text-properties officeooo:rsid="072129e0"/>
    </style:style>
    <style:style style:name="T1260" style:family="text">
      <style:text-properties officeooo:rsid="07261021"/>
    </style:style>
    <style:style style:name="T1261" style:family="text">
      <style:text-properties officeooo:rsid="0729f50c"/>
    </style:style>
    <style:style style:name="T1262" style:family="text">
      <style:text-properties officeooo:rsid="072f2fe4"/>
    </style:style>
    <style:style style:name="T1263" style:family="text">
      <style:text-properties officeooo:rsid="07310740"/>
    </style:style>
    <style:style style:name="T1264" style:family="text">
      <style:text-properties officeooo:rsid="0732a3ea"/>
    </style:style>
    <style:style style:name="T1265" style:family="text">
      <style:text-properties officeooo:rsid="07344375"/>
    </style:style>
    <style:style style:name="T1266" style:family="text">
      <style:text-properties officeooo:rsid="0737cb52"/>
    </style:style>
    <style:style style:name="T1267" style:family="text">
      <style:text-properties officeooo:rsid="0737efdb"/>
    </style:style>
    <style:style style:name="T1268" style:family="text">
      <style:text-properties officeooo:rsid="0739b86b"/>
    </style:style>
    <style:style style:name="T1269" style:family="text">
      <style:text-properties officeooo:rsid="0739ce02"/>
    </style:style>
    <style:style style:name="T1270" style:family="text">
      <style:text-properties officeooo:rsid="073cc62f"/>
    </style:style>
    <style:style style:name="T1271" style:family="text">
      <style:text-properties officeooo:rsid="073df251"/>
    </style:style>
    <style:style style:name="T1272" style:family="text">
      <style:text-properties officeooo:rsid="0743839c"/>
    </style:style>
    <style:style style:name="T1273" style:family="text">
      <style:text-properties officeooo:rsid="0744419d"/>
    </style:style>
    <style:style style:name="T1274" style:family="text">
      <style:text-properties officeooo:rsid="0745e6a1"/>
    </style:style>
    <style:style style:name="T1275" style:family="text">
      <style:text-properties officeooo:rsid="074aceb6"/>
    </style:style>
    <style:style style:name="T1276" style:family="text">
      <style:text-properties officeooo:rsid="074aec70"/>
    </style:style>
    <style:style style:name="T1277" style:family="text">
      <style:text-properties officeooo:rsid="074c455d"/>
    </style:style>
    <style:style style:name="T1278" style:family="text">
      <style:text-properties officeooo:rsid="074f4019"/>
    </style:style>
    <style:style style:name="T1279" style:family="text">
      <style:text-properties officeooo:rsid="0750a6e2"/>
    </style:style>
    <style:style style:name="T1280" style:family="text">
      <style:text-properties officeooo:rsid="07591ecf"/>
    </style:style>
    <style:style style:name="T1281" style:family="text">
      <style:text-properties officeooo:rsid="075d736d"/>
    </style:style>
    <style:style style:name="T1282" style:family="text">
      <style:text-properties officeooo:rsid="076445c2"/>
    </style:style>
    <style:style style:name="T1283" style:family="text">
      <style:text-properties officeooo:rsid="076827e8"/>
    </style:style>
    <style:style style:name="T1284" style:family="text">
      <style:text-properties officeooo:rsid="0768424e"/>
    </style:style>
    <style:style style:name="T1285" style:family="text">
      <style:text-properties officeooo:rsid="076dddff"/>
    </style:style>
    <style:style style:name="T1286" style:family="text">
      <style:text-properties officeooo:rsid="076ef291"/>
    </style:style>
    <style:style style:name="T1287" style:family="text">
      <style:text-properties officeooo:rsid="076f814d"/>
    </style:style>
    <style:style style:name="T1288" style:family="text">
      <style:text-properties officeooo:rsid="0773b142"/>
    </style:style>
    <style:style style:name="T1289" style:family="text">
      <style:text-properties officeooo:rsid="07741e6b"/>
    </style:style>
    <style:style style:name="T1290" style:family="text">
      <style:text-properties officeooo:rsid="07797e93"/>
    </style:style>
    <style:style style:name="T1291" style:family="text">
      <style:text-properties officeooo:rsid="077d56b8"/>
    </style:style>
    <style:style style:name="T1292" style:family="text">
      <style:text-properties officeooo:rsid="077e885e"/>
    </style:style>
    <style:style style:name="T1293" style:family="text">
      <style:text-properties officeooo:rsid="077fce68"/>
    </style:style>
    <style:style style:name="T1294" style:family="text">
      <style:text-properties officeooo:rsid="0788e3bd"/>
    </style:style>
    <style:style style:name="T1295" style:family="text">
      <style:text-properties officeooo:rsid="07894490"/>
    </style:style>
    <style:style style:name="T1296" style:family="text">
      <style:text-properties officeooo:rsid="0794bee8"/>
    </style:style>
    <style:style style:name="T1297" style:family="text">
      <style:text-properties officeooo:rsid="07b0913a"/>
    </style:style>
    <style:style style:name="T1298" style:family="text">
      <style:text-properties officeooo:rsid="07b0b681"/>
    </style:style>
    <style:style style:name="T1299" style:family="text">
      <style:text-properties officeooo:rsid="07b8a200"/>
    </style:style>
    <style:style style:name="T1300" style:family="text">
      <style:text-properties officeooo:rsid="07b9ec9e"/>
    </style:style>
    <style:style style:name="T1301" style:family="text">
      <style:text-properties officeooo:rsid="07bab5c3"/>
    </style:style>
    <style:style style:name="T1302" style:family="text">
      <style:text-properties officeooo:rsid="07c9180c"/>
    </style:style>
    <style:style style:name="T1303" style:family="text">
      <style:text-properties officeooo:rsid="07c97e59"/>
    </style:style>
    <style:style style:name="T1304" style:family="text">
      <style:text-properties officeooo:rsid="07ca23e8"/>
    </style:style>
    <style:style style:name="T1305" style:family="text">
      <style:text-properties officeooo:rsid="07cafb0a"/>
    </style:style>
    <style:style style:name="T1306" style:family="text">
      <style:text-properties officeooo:rsid="07ce7566"/>
    </style:style>
    <style:style style:name="T1307" style:family="text">
      <style:text-properties officeooo:rsid="07d08dfb"/>
    </style:style>
    <style:style style:name="T1308" style:family="text">
      <style:text-properties officeooo:rsid="07d33031"/>
    </style:style>
    <style:style style:name="T1309" style:family="text">
      <style:text-properties officeooo:rsid="07d4b718"/>
    </style:style>
    <style:style style:name="T1310" style:family="text">
      <style:text-properties officeooo:rsid="07d68b70"/>
    </style:style>
    <style:style style:name="T1311" style:family="text">
      <style:text-properties officeooo:rsid="07d8077b"/>
    </style:style>
    <style:style style:name="T1312" style:family="text">
      <style:text-properties officeooo:rsid="07d95580"/>
    </style:style>
    <style:style style:name="T1313" style:family="text">
      <style:text-properties officeooo:rsid="07d9d5ad"/>
    </style:style>
    <style:style style:name="T1314" style:family="text">
      <style:text-properties officeooo:rsid="07dc1e3f"/>
    </style:style>
    <style:style style:name="T1315" style:family="text">
      <style:text-properties officeooo:rsid="07ddcdd0"/>
    </style:style>
    <style:style style:name="T1316" style:family="text">
      <style:text-properties officeooo:rsid="07de5401"/>
    </style:style>
    <style:style style:name="T1317" style:family="text">
      <style:text-properties officeooo:rsid="07dfad14"/>
    </style:style>
    <style:style style:name="T1318" style:family="text">
      <style:text-properties officeooo:rsid="07e03ae1"/>
    </style:style>
    <style:style style:name="T1319" style:family="text">
      <style:text-properties officeooo:rsid="07e1eac2"/>
    </style:style>
    <style:style style:name="T1320" style:family="text">
      <style:text-properties officeooo:rsid="07e21219"/>
    </style:style>
    <style:style style:name="T1321" style:family="text">
      <style:text-properties officeooo:rsid="07e602a2"/>
    </style:style>
    <style:style style:name="T1322" style:family="text">
      <style:text-properties officeooo:rsid="07e67c01"/>
    </style:style>
    <style:style style:name="T1323" style:family="text">
      <style:text-properties officeooo:rsid="07e719bb"/>
    </style:style>
    <style:style style:name="T1324" style:family="text">
      <style:text-properties officeooo:rsid="07e962a1"/>
    </style:style>
    <style:style style:name="T1325" style:family="text">
      <style:text-properties officeooo:rsid="07ea802c"/>
    </style:style>
    <style:style style:name="T1326" style:family="text">
      <style:text-properties officeooo:rsid="07ec5843"/>
    </style:style>
    <style:style style:name="T1327" style:family="text">
      <style:text-properties officeooo:rsid="07ef1a77"/>
    </style:style>
    <style:style style:name="T1328" style:family="text">
      <style:text-properties officeooo:rsid="07f0c9f9"/>
    </style:style>
    <style:style style:name="T1329" style:family="text">
      <style:text-properties officeooo:rsid="07f2efa7"/>
    </style:style>
    <style:style style:name="T1330" style:family="text">
      <style:text-properties officeooo:rsid="07f5cc72"/>
    </style:style>
    <style:style style:name="T1331" style:family="text">
      <style:text-properties officeooo:rsid="07f6aa0d"/>
    </style:style>
    <style:style style:name="T1332" style:family="text">
      <style:text-properties officeooo:rsid="07f6de6e"/>
    </style:style>
    <style:style style:name="T1333" style:family="text">
      <style:text-properties officeooo:rsid="07f7de4b"/>
    </style:style>
    <style:style style:name="T1334" style:family="text">
      <style:text-properties officeooo:rsid="07f9e64e"/>
    </style:style>
    <style:style style:name="T1335" style:family="text">
      <style:text-properties officeooo:rsid="07f9e673"/>
    </style:style>
    <style:style style:name="T1336" style:family="text">
      <style:text-properties officeooo:rsid="07fae92b"/>
    </style:style>
    <style:style style:name="T1337" style:family="text">
      <style:text-properties officeooo:rsid="07fc6b6e"/>
    </style:style>
    <style:style style:name="T1338" style:family="text">
      <style:text-properties officeooo:rsid="07fe5e33"/>
    </style:style>
    <style:style style:name="T1339" style:family="text">
      <style:text-properties officeooo:rsid="0800b99f"/>
    </style:style>
    <style:style style:name="T1340" style:family="text">
      <style:text-properties officeooo:rsid="0801d6c8"/>
    </style:style>
    <style:style style:name="T1341" style:family="text">
      <style:text-properties officeooo:rsid="08039f48"/>
    </style:style>
    <style:style style:name="T1342" style:family="text">
      <style:text-properties officeooo:rsid="0805f6b2"/>
    </style:style>
    <style:style style:name="T1343" style:family="text">
      <style:text-properties officeooo:rsid="0809c0ae"/>
    </style:style>
    <style:style style:name="T1344" style:family="text">
      <style:text-properties officeooo:rsid="080b99ac"/>
    </style:style>
    <style:style style:name="T1345" style:family="text">
      <style:text-properties officeooo:rsid="080c4026"/>
    </style:style>
    <style:style style:name="T1346" style:family="text">
      <style:text-properties officeooo:rsid="080e3f13"/>
    </style:style>
    <style:style style:name="T1347" style:family="text">
      <style:text-properties officeooo:rsid="080e6c75"/>
    </style:style>
    <style:style style:name="T1348" style:family="text">
      <style:text-properties officeooo:rsid="080f579c"/>
    </style:style>
    <style:style style:name="T1349" style:family="text">
      <style:text-properties officeooo:rsid="080fbd98"/>
    </style:style>
    <style:style style:name="T1350" style:family="text">
      <style:text-properties officeooo:rsid="0812dd3d"/>
    </style:style>
    <style:style style:name="T1351" style:family="text">
      <style:text-properties officeooo:rsid="08163b04"/>
    </style:style>
    <style:style style:name="T1352" style:family="text">
      <style:text-properties officeooo:rsid="0817ad84"/>
    </style:style>
    <style:style style:name="T1353" style:family="text">
      <style:text-properties officeooo:rsid="0821f0e4"/>
    </style:style>
    <style:style style:name="T1354" style:family="text">
      <style:text-properties officeooo:rsid="08227764"/>
    </style:style>
    <style:style style:name="T1355" style:family="text">
      <style:text-properties officeooo:rsid="082878dd"/>
    </style:style>
    <style:style style:name="T1356" style:family="text">
      <style:text-properties officeooo:rsid="08ff7520"/>
    </style:style>
    <style:style style:name="T1357" style:family="text">
      <style:text-properties officeooo:rsid="090041fe"/>
    </style:style>
    <style:style style:name="T1358" style:family="text">
      <style:text-properties officeooo:rsid="0901b92c"/>
    </style:style>
    <style:style style:name="T1359" style:family="text">
      <style:text-properties officeooo:rsid="0904213f"/>
    </style:style>
    <style:style style:name="T1360" style:family="text">
      <style:text-properties officeooo:rsid="0904ecb3"/>
    </style:style>
    <style:style style:name="T1361" style:family="text">
      <style:text-properties officeooo:rsid="09076b45"/>
    </style:style>
    <style:style style:name="T1362" style:family="text">
      <style:text-properties officeooo:rsid="09093f80"/>
    </style:style>
    <style:style style:name="T1363" style:family="text">
      <style:text-properties officeooo:rsid="0909e931"/>
    </style:style>
    <style:style style:name="T1364" style:family="text">
      <style:text-properties officeooo:rsid="090b7b8b"/>
    </style:style>
    <style:style style:name="T1365" style:family="text">
      <style:text-properties officeooo:rsid="090c7a99"/>
    </style:style>
    <style:style style:name="T1366" style:family="text">
      <style:text-properties officeooo:rsid="090e3151"/>
    </style:style>
    <style:style style:name="T1367" style:family="text">
      <style:text-properties officeooo:rsid="090e685e"/>
    </style:style>
    <style:style style:name="T1368" style:family="text">
      <style:text-properties officeooo:rsid="090f446e"/>
    </style:style>
    <style:style style:name="T1369" style:family="text">
      <style:text-properties officeooo:rsid="0910d1ad"/>
    </style:style>
    <style:style style:name="T1370" style:family="text">
      <style:text-properties officeooo:rsid="091210cf"/>
    </style:style>
    <style:style style:name="T1371" style:family="text">
      <style:text-properties officeooo:rsid="0912eb8e"/>
    </style:style>
    <style:style style:name="T1372" style:family="text">
      <style:text-properties officeooo:rsid="0914e3c3"/>
    </style:style>
    <style:style style:name="T1373" style:family="text">
      <style:text-properties officeooo:rsid="09158f88"/>
    </style:style>
    <style:style style:name="T1374" style:family="text">
      <style:text-properties officeooo:rsid="09164585"/>
    </style:style>
    <style:style style:name="T1375" style:family="text">
      <style:text-properties officeooo:rsid="091744ea"/>
    </style:style>
    <style:style style:name="T1376" style:family="text">
      <style:text-properties officeooo:rsid="0918b0ce"/>
    </style:style>
    <style:style style:name="T1377" style:family="text">
      <style:text-properties officeooo:rsid="091c9aac"/>
    </style:style>
    <style:style style:name="T1378" style:family="text">
      <style:text-properties officeooo:rsid="091e4c54"/>
    </style:style>
    <style:style style:name="T1379" style:family="text">
      <style:text-properties officeooo:rsid="091e563e"/>
    </style:style>
    <style:style style:name="T1380" style:family="text">
      <style:text-properties officeooo:rsid="091fe6c3"/>
    </style:style>
    <style:style style:name="T1381" style:family="text">
      <style:text-properties officeooo:rsid="0920d1cd"/>
    </style:style>
    <style:style style:name="T1382" style:family="text">
      <style:text-properties officeooo:rsid="092215df"/>
    </style:style>
    <style:style style:name="T1383" style:family="text">
      <style:text-properties officeooo:rsid="09240894"/>
    </style:style>
    <style:style style:name="T1384" style:family="text">
      <style:text-properties officeooo:rsid="0924672e"/>
    </style:style>
    <style:style style:name="T1385" style:family="text">
      <style:text-properties officeooo:rsid="09257517"/>
    </style:style>
    <style:style style:name="T1386" style:family="text">
      <style:text-properties officeooo:rsid="0926d21e"/>
    </style:style>
    <style:style style:name="T1387" style:family="text">
      <style:text-properties officeooo:rsid="09280439"/>
    </style:style>
    <style:style style:name="T1388" style:family="text">
      <style:text-properties officeooo:rsid="09299d64"/>
    </style:style>
    <style:style style:name="T1389" style:family="text">
      <style:text-properties officeooo:rsid="0929f980"/>
    </style:style>
    <style:style style:name="T1390" style:family="text">
      <style:text-properties officeooo:rsid="092ab744"/>
    </style:style>
    <style:style style:name="T1391" style:family="text">
      <style:text-properties officeooo:rsid="092c842a"/>
    </style:style>
    <style:style style:name="T1392" style:family="text">
      <style:text-properties officeooo:rsid="092eb542"/>
    </style:style>
    <style:style style:name="T1393" style:family="text">
      <style:text-properties officeooo:rsid="092ff222"/>
    </style:style>
    <style:style style:name="T1394" style:family="text">
      <style:text-properties officeooo:rsid="0931d395"/>
    </style:style>
    <style:style style:name="T1395" style:family="text">
      <style:text-properties officeooo:rsid="0931f421"/>
    </style:style>
    <style:style style:name="T1396" style:family="text">
      <style:text-properties officeooo:rsid="09327c33"/>
    </style:style>
    <style:style style:name="T1397" style:family="text">
      <style:text-properties officeooo:rsid="0934134f"/>
    </style:style>
    <style:style style:name="T1398" style:family="text">
      <style:text-properties officeooo:rsid="0935f830"/>
    </style:style>
    <style:style style:name="T1399" style:family="text">
      <style:text-properties officeooo:rsid="0937b9ce"/>
    </style:style>
    <style:style style:name="T1400" style:family="text">
      <style:text-properties officeooo:rsid="0938668c"/>
    </style:style>
    <style:style style:name="T1401" style:family="text">
      <style:text-properties officeooo:rsid="093a0dd6"/>
    </style:style>
    <style:style style:name="T1402" style:family="text">
      <style:text-properties officeooo:rsid="093bca13"/>
    </style:style>
    <style:style style:name="T1403" style:family="text">
      <style:text-properties officeooo:rsid="093daf7e"/>
    </style:style>
    <style:style style:name="T1404" style:family="text">
      <style:text-properties officeooo:rsid="093deea1"/>
    </style:style>
    <style:style style:name="T1405" style:family="text">
      <style:text-properties officeooo:rsid="09420666"/>
    </style:style>
    <style:style style:name="T1406" style:family="text">
      <style:text-properties officeooo:rsid="09431908"/>
    </style:style>
    <style:style style:name="T1407" style:family="text">
      <style:text-properties officeooo:rsid="09433a33"/>
    </style:style>
    <style:style style:name="T1408" style:family="text">
      <style:text-properties officeooo:rsid="0945e1cb"/>
    </style:style>
    <style:style style:name="T1409" style:family="text">
      <style:text-properties officeooo:rsid="0946d83d"/>
    </style:style>
    <style:style style:name="T1410" style:family="text">
      <style:text-properties officeooo:rsid="0946dd51"/>
    </style:style>
    <style:style style:name="T1411" style:family="text">
      <style:text-properties officeooo:rsid="09473a96"/>
    </style:style>
    <style:style style:name="T1412" style:family="text">
      <style:text-properties officeooo:rsid="09490ac8"/>
    </style:style>
    <style:style style:name="T1413" style:family="text">
      <style:text-properties officeooo:rsid="094a260d"/>
    </style:style>
    <style:style style:name="T1414" style:family="text">
      <style:text-properties officeooo:rsid="094cc1e2"/>
    </style:style>
    <style:style style:name="T1415" style:family="text">
      <style:text-properties officeooo:rsid="094eba71"/>
    </style:style>
    <style:style style:name="T1416" style:family="text">
      <style:text-properties officeooo:rsid="09511de9"/>
    </style:style>
    <style:style style:name="T1417" style:family="text">
      <style:text-properties officeooo:rsid="0951afca"/>
    </style:style>
    <style:style style:name="T1418" style:family="text">
      <style:text-properties officeooo:rsid="0952ddac"/>
    </style:style>
    <style:style style:name="T1419" style:family="text">
      <style:text-properties officeooo:rsid="095483b8"/>
    </style:style>
    <style:style style:name="T1420" style:family="text">
      <style:text-properties officeooo:rsid="0955f30e"/>
    </style:style>
    <style:style style:name="T1421" style:family="text">
      <style:text-properties officeooo:rsid="09573455"/>
    </style:style>
    <style:style style:name="T1422" style:family="text">
      <style:text-properties officeooo:rsid="0958fff9"/>
    </style:style>
    <style:style style:name="T1423" style:family="text">
      <style:text-properties officeooo:rsid="095b84a9"/>
    </style:style>
    <style:style style:name="T1424" style:family="text">
      <style:text-properties officeooo:rsid="095f9c4c"/>
    </style:style>
    <style:style style:name="T1425" style:family="text">
      <style:text-properties officeooo:rsid="09630509"/>
    </style:style>
    <style:style style:name="T1426" style:family="text">
      <style:text-properties officeooo:rsid="0964416c"/>
    </style:style>
    <style:style style:name="T1427" style:family="text">
      <style:text-properties officeooo:rsid="09674cca"/>
    </style:style>
    <style:style style:name="T1428" style:family="text">
      <style:text-properties officeooo:rsid="096c44ff"/>
    </style:style>
    <style:style style:name="T1429" style:family="text">
      <style:text-properties officeooo:rsid="096de9ec"/>
    </style:style>
    <style:style style:name="T1430" style:family="text">
      <style:text-properties officeooo:rsid="096e3315"/>
    </style:style>
    <style:style style:name="T1431" style:family="text">
      <style:text-properties officeooo:rsid="09704eb1"/>
    </style:style>
    <style:style style:name="T1432" style:family="text">
      <style:text-properties officeooo:rsid="09724617"/>
    </style:style>
    <style:style style:name="T1433" style:family="text">
      <style:text-properties officeooo:rsid="0973ad14"/>
    </style:style>
    <style:style style:name="T1434" style:family="text">
      <style:text-properties officeooo:rsid="09759e8b"/>
    </style:style>
    <style:style style:name="T1435" style:family="text">
      <style:text-properties officeooo:rsid="097704b4"/>
    </style:style>
    <style:style style:name="T1436" style:family="text">
      <style:text-properties officeooo:rsid="0978906b"/>
    </style:style>
    <style:style style:name="T1437" style:family="text">
      <style:text-properties officeooo:rsid="097c138f"/>
    </style:style>
    <style:style style:name="T1438" style:family="text">
      <style:text-properties officeooo:rsid="0983bd56"/>
    </style:style>
    <style:style style:name="T1439" style:family="text">
      <style:text-properties officeooo:rsid="09871144"/>
    </style:style>
    <style:style style:name="T1440" style:family="text">
      <style:text-properties officeooo:rsid="0988fe99"/>
    </style:style>
    <style:style style:name="T1441" style:family="text">
      <style:text-properties officeooo:rsid="098af1cc"/>
    </style:style>
    <style:style style:name="T1442" style:family="text">
      <style:text-properties officeooo:rsid="098bd123"/>
    </style:style>
    <style:style style:name="T1443" style:family="text">
      <style:text-properties officeooo:rsid="098d3a1f"/>
    </style:style>
    <style:style style:name="T1444" style:family="text">
      <style:text-properties officeooo:rsid="098f0683"/>
    </style:style>
    <style:style style:name="T1445" style:family="text">
      <style:text-properties officeooo:rsid="098f3530"/>
    </style:style>
    <style:style style:name="T1446" style:family="text">
      <style:text-properties officeooo:rsid="09912871"/>
    </style:style>
    <style:style style:name="T1447" style:family="text">
      <style:text-properties officeooo:rsid="099404ce"/>
    </style:style>
    <style:style style:name="T1448" style:family="text">
      <style:text-properties officeooo:rsid="0995fc26"/>
    </style:style>
    <style:style style:name="T1449" style:family="text">
      <style:text-properties officeooo:rsid="0996c3c4"/>
    </style:style>
    <style:style style:name="T1450" style:family="text">
      <style:text-properties officeooo:rsid="0999707e"/>
    </style:style>
    <style:style style:name="T1451" style:family="text">
      <style:text-properties officeooo:rsid="099a9e49"/>
    </style:style>
    <style:style style:name="T1452" style:family="text">
      <style:text-properties officeooo:rsid="099e207a"/>
    </style:style>
    <style:style style:name="T1453" style:family="text">
      <style:text-properties officeooo:rsid="099e2418"/>
    </style:style>
    <style:style style:name="T1454" style:family="text">
      <style:text-properties officeooo:rsid="099e8afc"/>
    </style:style>
    <style:style style:name="T1455" style:family="text">
      <style:text-properties officeooo:rsid="099fafea"/>
    </style:style>
    <style:style style:name="T1456" style:family="text">
      <style:text-properties officeooo:rsid="09a00c63"/>
    </style:style>
    <style:style style:name="T1457" style:family="text">
      <style:text-properties officeooo:rsid="09a11328"/>
    </style:style>
    <style:style style:name="T1458" style:family="text">
      <style:text-properties officeooo:rsid="09a16237"/>
    </style:style>
    <style:style style:name="T1459" style:family="text">
      <style:text-properties officeooo:rsid="09a22667"/>
    </style:style>
    <style:style style:name="T1460" style:family="text">
      <style:text-properties officeooo:rsid="09a4ba22"/>
    </style:style>
    <style:style style:name="T1461" style:family="text">
      <style:text-properties officeooo:rsid="09a66c66"/>
    </style:style>
    <style:style style:name="T1462" style:family="text">
      <style:text-properties officeooo:rsid="09a7daa5"/>
    </style:style>
    <style:style style:name="T1463" style:family="text">
      <style:text-properties officeooo:rsid="09a92063"/>
    </style:style>
    <style:style style:name="T1464" style:family="text">
      <style:text-properties officeooo:rsid="09aac098"/>
    </style:style>
    <style:style style:name="T1465" style:family="text">
      <style:text-properties officeooo:rsid="09b0c94a"/>
    </style:style>
    <style:style style:name="T1466" style:family="text">
      <style:text-properties officeooo:rsid="09b349b1"/>
    </style:style>
    <style:style style:name="T1467" style:family="text">
      <style:text-properties officeooo:rsid="09b4f9f7"/>
    </style:style>
    <style:style style:name="T1468" style:family="text">
      <style:text-properties officeooo:rsid="09b58ac8"/>
    </style:style>
    <style:style style:name="T1469" style:family="text">
      <style:text-properties officeooo:rsid="09b72efe"/>
    </style:style>
    <style:style style:name="T1470" style:family="text">
      <style:text-properties officeooo:rsid="09bad33f"/>
    </style:style>
    <style:style style:name="T1471" style:family="text">
      <style:text-properties officeooo:rsid="09bc4e44"/>
    </style:style>
    <style:style style:name="T1472" style:family="text">
      <style:text-properties officeooo:rsid="09bd9033"/>
    </style:style>
    <style:style style:name="T1473" style:family="text">
      <style:text-properties officeooo:rsid="09c14517"/>
    </style:style>
    <style:style style:name="T1474" style:family="text">
      <style:text-properties officeooo:rsid="09c9476f"/>
    </style:style>
    <style:style style:name="T1475" style:family="text">
      <style:text-properties officeooo:rsid="09ca9d4b"/>
    </style:style>
    <style:style style:name="T1476" style:family="text">
      <style:text-properties officeooo:rsid="09cc1a62"/>
    </style:style>
    <style:style style:name="T1477" style:family="text">
      <style:text-properties officeooo:rsid="09cd767d"/>
    </style:style>
    <style:style style:name="T1478" style:family="text">
      <style:text-properties officeooo:rsid="09ce8bb8"/>
    </style:style>
    <style:style style:name="T1479" style:family="text">
      <style:text-properties officeooo:rsid="09cefc2b"/>
    </style:style>
    <style:style style:name="T1480" style:family="text">
      <style:text-properties officeooo:rsid="09d18c51"/>
    </style:style>
    <style:style style:name="T1481" style:family="text">
      <style:text-properties officeooo:rsid="09d2004f"/>
    </style:style>
    <style:style style:name="T1482" style:family="text">
      <style:text-properties officeooo:rsid="09d3f475"/>
    </style:style>
    <style:style style:name="T1483" style:family="text">
      <style:text-properties officeooo:rsid="09d57131"/>
    </style:style>
    <style:style style:name="T1484" style:family="text">
      <style:text-properties officeooo:rsid="09d6f5aa"/>
    </style:style>
    <style:style style:name="T1485" style:family="text">
      <style:text-properties officeooo:rsid="09d7553c"/>
    </style:style>
    <style:style style:name="T1486" style:family="text">
      <style:text-properties officeooo:rsid="09d841e7"/>
    </style:style>
    <style:style style:name="T1487" style:family="text">
      <style:text-properties officeooo:rsid="09d908fc"/>
    </style:style>
    <style:style style:name="T1488" style:family="text">
      <style:text-properties officeooo:rsid="09da0f24"/>
    </style:style>
    <style:style style:name="T1489" style:family="text">
      <style:text-properties officeooo:rsid="09dbf23f"/>
    </style:style>
    <style:style style:name="T1490" style:family="text">
      <style:text-properties officeooo:rsid="09dd42f8"/>
    </style:style>
    <style:style style:name="T1491" style:family="text">
      <style:text-properties officeooo:rsid="09df658e"/>
    </style:style>
    <style:style style:name="T1492" style:family="text">
      <style:text-properties officeooo:rsid="09e1af4e"/>
    </style:style>
    <style:style style:name="T1493" style:family="text">
      <style:text-properties officeooo:rsid="09e2b78f"/>
    </style:style>
    <style:style style:name="T1494" style:family="text">
      <style:text-properties officeooo:rsid="09e3f42b"/>
    </style:style>
    <style:style style:name="T1495" style:family="text">
      <style:text-properties officeooo:rsid="09e6cee6"/>
    </style:style>
    <style:style style:name="T1496" style:family="text">
      <style:text-properties officeooo:rsid="09e85757"/>
    </style:style>
    <style:style style:name="T1497" style:family="text">
      <style:text-properties officeooo:rsid="09ea48c3"/>
    </style:style>
    <style:style style:name="T1498" style:family="text">
      <style:text-properties officeooo:rsid="09ebb2da"/>
    </style:style>
    <style:style style:name="T1499" style:family="text">
      <style:text-properties officeooo:rsid="09ec136f"/>
    </style:style>
    <style:style style:name="T1500" style:family="text">
      <style:text-properties officeooo:rsid="09ed47f4"/>
    </style:style>
    <style:style style:name="T1501" style:family="text">
      <style:text-properties officeooo:rsid="09eed6f0"/>
    </style:style>
    <style:style style:name="T1502" style:family="text">
      <style:text-properties officeooo:rsid="09efc0c5"/>
    </style:style>
    <style:style style:name="T1503" style:family="text">
      <style:text-properties officeooo:rsid="09f04d4f"/>
    </style:style>
    <style:style style:name="T1504" style:family="text">
      <style:text-properties officeooo:rsid="09f1bd67"/>
    </style:style>
    <style:style style:name="T1505" style:family="text">
      <style:text-properties officeooo:rsid="09f33293"/>
    </style:style>
    <style:style style:name="T1506" style:family="text">
      <style:text-properties officeooo:rsid="09f47eab"/>
    </style:style>
    <style:style style:name="T1507" style:family="text">
      <style:text-properties officeooo:rsid="09f5975f"/>
    </style:style>
    <style:style style:name="T1508" style:family="text">
      <style:text-properties officeooo:rsid="09f66103"/>
    </style:style>
    <style:style style:name="T1509" style:family="text">
      <style:text-properties officeooo:rsid="09f71a06"/>
    </style:style>
    <style:style style:name="T1510" style:family="text">
      <style:text-properties officeooo:rsid="09f954e9"/>
    </style:style>
    <style:style style:name="T1511" style:family="text">
      <style:text-properties officeooo:rsid="09f9bb67"/>
    </style:style>
    <style:style style:name="T1512" style:family="text">
      <style:text-properties officeooo:rsid="09fad16c"/>
    </style:style>
    <style:style style:name="T1513" style:family="text">
      <style:text-properties officeooo:rsid="09fafab6"/>
    </style:style>
    <style:style style:name="T1514" style:family="text">
      <style:text-properties officeooo:rsid="09fc581b"/>
    </style:style>
    <style:style style:name="T1515" style:family="text">
      <style:text-properties officeooo:rsid="09fc6c8a"/>
    </style:style>
    <style:style style:name="T1516" style:family="text">
      <style:text-properties officeooo:rsid="0a00b6de"/>
    </style:style>
    <style:style style:name="T1517" style:family="text">
      <style:text-properties officeooo:rsid="0a01244f"/>
    </style:style>
    <style:style style:name="T1518" style:family="text">
      <style:text-properties officeooo:rsid="0a027c46"/>
    </style:style>
    <style:style style:name="T1519" style:family="text">
      <style:text-properties officeooo:rsid="0a0419ee"/>
    </style:style>
    <style:style style:name="T1520" style:family="text">
      <style:text-properties officeooo:rsid="0a05abdc"/>
    </style:style>
    <style:style style:name="T1521" style:family="text">
      <style:text-properties officeooo:rsid="0a05b8af"/>
    </style:style>
    <style:style style:name="T1522" style:family="text">
      <style:text-properties officeooo:rsid="0a07b2b9"/>
    </style:style>
    <style:style style:name="T1523" style:family="text">
      <style:text-properties officeooo:rsid="0a0844af"/>
    </style:style>
    <style:style style:name="T1524" style:family="text">
      <style:text-properties officeooo:rsid="0a0abb19"/>
    </style:style>
    <style:style style:name="T1525" style:family="text">
      <style:text-properties officeooo:rsid="0a0c9ec2"/>
    </style:style>
    <style:style style:name="T1526" style:family="text">
      <style:text-properties officeooo:rsid="0a0e483d"/>
    </style:style>
    <style:style style:name="T1527" style:family="text">
      <style:text-properties officeooo:rsid="0a0fd849"/>
    </style:style>
    <style:style style:name="T1528" style:family="text">
      <style:text-properties officeooo:rsid="0a0ff6a8"/>
    </style:style>
    <style:style style:name="T1529" style:family="text">
      <style:text-properties officeooo:rsid="0a1030a9"/>
    </style:style>
    <style:style style:name="T1530" style:family="text">
      <style:text-properties officeooo:rsid="0a1314a3"/>
    </style:style>
    <style:style style:name="T1531" style:family="text">
      <style:text-properties officeooo:rsid="0a13e273"/>
    </style:style>
    <style:style style:name="T1532" style:family="text">
      <style:text-properties officeooo:rsid="0a165458"/>
    </style:style>
    <style:style style:name="T1533" style:family="text">
      <style:text-properties officeooo:rsid="0a17cd0f"/>
    </style:style>
    <style:style style:name="T1534" style:family="text">
      <style:text-properties officeooo:rsid="0a19050c"/>
    </style:style>
    <style:style style:name="T1535" style:family="text">
      <style:text-properties officeooo:rsid="0a1a7fb4"/>
    </style:style>
    <style:style style:name="T1536" style:family="text">
      <style:text-properties officeooo:rsid="0a1b38b4"/>
    </style:style>
    <style:style style:name="T1537" style:family="text">
      <style:text-properties officeooo:rsid="0a1caacc"/>
    </style:style>
    <style:style style:name="T1538" style:family="text">
      <style:text-properties officeooo:rsid="0a1eb8ca"/>
    </style:style>
    <style:style style:name="T1539" style:family="text">
      <style:text-properties officeooo:rsid="0a20aff4"/>
    </style:style>
    <style:style style:name="T1540" style:family="text">
      <style:text-properties officeooo:rsid="0a230c57"/>
    </style:style>
    <style:style style:name="T1541" style:family="text">
      <style:text-properties officeooo:rsid="0a24257d"/>
    </style:style>
    <style:style style:name="T1542" style:family="text">
      <style:text-properties officeooo:rsid="0a24bfdf"/>
    </style:style>
    <style:style style:name="T1543" style:family="text">
      <style:text-properties officeooo:rsid="0a25096a"/>
    </style:style>
    <style:style style:name="T1544" style:family="text">
      <style:text-properties officeooo:rsid="0a26f627"/>
    </style:style>
    <style:style style:name="T1545" style:family="text">
      <style:text-properties officeooo:rsid="0a296161"/>
    </style:style>
    <style:style style:name="T1546" style:family="text">
      <style:text-properties officeooo:rsid="0a2962a2"/>
    </style:style>
    <style:style style:name="T1547" style:family="text">
      <style:text-properties officeooo:rsid="0a2ca3cd"/>
    </style:style>
    <style:style style:name="T1548" style:family="text">
      <style:text-properties officeooo:rsid="0a2cf54f"/>
    </style:style>
    <style:style style:name="T1549" style:family="text">
      <style:text-properties officeooo:rsid="0a2e1e20"/>
    </style:style>
    <style:style style:name="T1550" style:family="text">
      <style:text-properties officeooo:rsid="0a2eac5d"/>
    </style:style>
    <style:style style:name="T1551" style:family="text">
      <style:text-properties officeooo:rsid="0a2f9c76"/>
    </style:style>
    <style:style style:name="T1552" style:family="text">
      <style:text-properties officeooo:rsid="0a304e57"/>
    </style:style>
    <style:style style:name="T1553" style:family="text">
      <style:text-properties officeooo:rsid="0a340640"/>
    </style:style>
    <style:style style:name="T1554" style:family="text">
      <style:text-properties officeooo:rsid="0a35c91b"/>
    </style:style>
    <style:style style:name="T1555" style:family="text">
      <style:text-properties officeooo:rsid="0a3624b1"/>
    </style:style>
    <style:style style:name="T1556" style:family="text">
      <style:text-properties officeooo:rsid="0a3803ba"/>
    </style:style>
    <style:style style:name="T1557" style:family="text">
      <style:text-properties officeooo:rsid="0a397e9a"/>
    </style:style>
    <style:style style:name="T1558" style:family="text">
      <style:text-properties officeooo:rsid="0a39b36f"/>
    </style:style>
    <style:style style:name="T1559" style:family="text">
      <style:text-properties officeooo:rsid="0a3a4737"/>
    </style:style>
    <style:style style:name="T1560" style:family="text">
      <style:text-properties officeooo:rsid="0a3b8466"/>
    </style:style>
    <style:style style:name="T1561" style:family="text">
      <style:text-properties officeooo:rsid="0a3c0cd2"/>
    </style:style>
    <style:style style:name="T1562" style:family="text">
      <style:text-properties officeooo:rsid="0a3ecd9b"/>
    </style:style>
    <style:style style:name="T1563" style:family="text">
      <style:text-properties officeooo:rsid="0a43101a"/>
    </style:style>
    <style:style style:name="T1564" style:family="text">
      <style:text-properties officeooo:rsid="0a447521"/>
    </style:style>
    <style:style style:name="T1565" style:family="text">
      <style:text-properties officeooo:rsid="0a45d94c"/>
    </style:style>
    <style:style style:name="T1566" style:family="text">
      <style:text-properties officeooo:rsid="0a47b017"/>
    </style:style>
    <style:style style:name="T1567" style:family="text">
      <style:text-properties officeooo:rsid="0a491adb"/>
    </style:style>
    <style:style style:name="T1568" style:family="text">
      <style:text-properties officeooo:rsid="0a49fb71"/>
    </style:style>
    <style:style style:name="T1569" style:family="text">
      <style:text-properties officeooo:rsid="0a4b3946"/>
    </style:style>
    <style:style style:name="T1570" style:family="text">
      <style:text-properties officeooo:rsid="0a4b4a4e"/>
    </style:style>
    <style:style style:name="T1571" style:family="text">
      <style:text-properties officeooo:rsid="0a4c91ec"/>
    </style:style>
    <style:style style:name="T1572" style:family="text">
      <style:text-properties officeooo:rsid="0a4e91fe"/>
    </style:style>
    <style:style style:name="T1573" style:family="text">
      <style:text-properties officeooo:rsid="0a532b10"/>
    </style:style>
    <style:style style:name="T1574" style:family="text">
      <style:text-properties officeooo:rsid="0a533507"/>
    </style:style>
    <style:style style:name="T1575" style:family="text">
      <style:text-properties officeooo:rsid="0a5419ab"/>
    </style:style>
    <style:style style:name="T1576" style:family="text">
      <style:text-properties officeooo:rsid="0a55a32c"/>
    </style:style>
    <style:style style:name="T1577" style:family="text">
      <style:text-properties officeooo:rsid="0a55c9a1"/>
    </style:style>
    <style:style style:name="T1578" style:family="text">
      <style:text-properties officeooo:rsid="0a569532"/>
    </style:style>
    <style:style style:name="T1579" style:family="text">
      <style:text-properties officeooo:rsid="0a57259f"/>
    </style:style>
    <style:style style:name="T1580" style:family="text">
      <style:text-properties officeooo:rsid="0a5ad899"/>
    </style:style>
    <style:style style:name="T1581" style:family="text">
      <style:text-properties officeooo:rsid="0a5b8792"/>
    </style:style>
    <style:style style:name="T1582" style:family="text">
      <style:text-properties officeooo:rsid="0a5c4a52"/>
    </style:style>
    <style:style style:name="T1583" style:family="text">
      <style:text-properties officeooo:rsid="0a5da21d"/>
    </style:style>
    <style:style style:name="T1584" style:family="text">
      <style:text-properties officeooo:rsid="0a5f9c4c"/>
    </style:style>
    <style:style style:name="T1585" style:family="text">
      <style:text-properties officeooo:rsid="0a616ee8"/>
    </style:style>
    <style:style style:name="T1586" style:family="text">
      <style:text-properties officeooo:rsid="0a61dd41"/>
    </style:style>
    <style:style style:name="T1587" style:family="text">
      <style:text-properties officeooo:rsid="0a62a984"/>
    </style:style>
    <style:style style:name="T1588" style:family="text">
      <style:text-properties officeooo:rsid="0a647675"/>
    </style:style>
    <style:style style:name="T1589" style:family="text">
      <style:text-properties officeooo:rsid="0a666da5"/>
    </style:style>
    <style:style style:name="T1590" style:family="text">
      <style:text-properties officeooo:rsid="0a670749"/>
    </style:style>
    <style:style style:name="T1591" style:family="text">
      <style:text-properties officeooo:rsid="0a6752dc"/>
    </style:style>
    <style:style style:name="T1592" style:family="text">
      <style:text-properties officeooo:rsid="0a689817"/>
    </style:style>
    <style:style style:name="T1593" style:family="text">
      <style:text-properties officeooo:rsid="0a69d6fb"/>
    </style:style>
    <style:style style:name="T1594" style:family="text">
      <style:text-properties officeooo:rsid="0a6b13ff"/>
    </style:style>
    <style:style style:name="T1595" style:family="text">
      <style:text-properties officeooo:rsid="0a6c95e8"/>
    </style:style>
    <style:style style:name="T1596" style:family="text">
      <style:text-properties officeooo:rsid="0a6cc041"/>
    </style:style>
    <style:style style:name="T1597" style:family="text">
      <style:text-properties officeooo:rsid="0a6f1b83"/>
    </style:style>
    <style:style style:name="T1598" style:family="text">
      <style:text-properties officeooo:rsid="0a6f66ea"/>
    </style:style>
    <style:style style:name="T1599" style:family="text">
      <style:text-properties officeooo:rsid="0a70d503"/>
    </style:style>
    <style:style style:name="T1600" style:family="text">
      <style:text-properties officeooo:rsid="0a734004"/>
    </style:style>
    <style:style style:name="T1601" style:family="text">
      <style:text-properties officeooo:rsid="0a747e7f"/>
    </style:style>
    <style:style style:name="T1602" style:family="text">
      <style:text-properties officeooo:rsid="0a75a51e"/>
    </style:style>
    <style:style style:name="T1603" style:family="text">
      <style:text-properties officeooo:rsid="0a763ed7"/>
    </style:style>
    <style:style style:name="T1604" style:family="text">
      <style:text-properties officeooo:rsid="0a76a159"/>
    </style:style>
    <style:style style:name="T1605" style:family="text">
      <style:text-properties officeooo:rsid="0a77aee3"/>
    </style:style>
    <style:style style:name="T1606" style:family="text">
      <style:text-properties officeooo:rsid="0a7c96a4"/>
    </style:style>
    <style:style style:name="T1607" style:family="text">
      <style:text-properties officeooo:rsid="0a7ee9ba"/>
    </style:style>
    <style:style style:name="T1608" style:family="text">
      <style:text-properties officeooo:rsid="0a80948a"/>
    </style:style>
    <style:style style:name="T1609" style:family="text">
      <style:text-properties officeooo:rsid="0a81b18a"/>
    </style:style>
    <style:style style:name="T1610" style:family="text">
      <style:text-properties officeooo:rsid="0a82b058"/>
    </style:style>
    <style:style style:name="T1611" style:family="text">
      <style:text-properties officeooo:rsid="0a8826e4"/>
    </style:style>
    <style:style style:name="T1612" style:family="text">
      <style:text-properties officeooo:rsid="0a8a141a"/>
    </style:style>
    <style:style style:name="T1613" style:family="text">
      <style:text-properties officeooo:rsid="0a8b6fd8"/>
    </style:style>
    <style:style style:name="T1614" style:family="text">
      <style:text-properties officeooo:rsid="0a8ca622"/>
    </style:style>
    <style:style style:name="T1615" style:family="text">
      <style:text-properties officeooo:rsid="0a8e3484"/>
    </style:style>
    <style:style style:name="T1616" style:family="text">
      <style:text-properties officeooo:rsid="0a8f3500"/>
    </style:style>
    <style:style style:name="T1617" style:family="text">
      <style:text-properties officeooo:rsid="0a909e93"/>
    </style:style>
    <style:style style:name="T1618" style:family="text">
      <style:text-properties officeooo:rsid="0a92ab68"/>
    </style:style>
    <style:style style:name="T1619" style:family="text">
      <style:text-properties officeooo:rsid="0a949f6a"/>
    </style:style>
    <style:style style:name="T1620" style:family="text">
      <style:text-properties officeooo:rsid="0a994295"/>
    </style:style>
    <style:style style:name="T1621" style:family="text">
      <style:text-properties officeooo:rsid="0a9949ba"/>
    </style:style>
    <style:style style:name="T1622" style:family="text">
      <style:text-properties officeooo:rsid="0a99d30f"/>
    </style:style>
    <style:style style:name="T1623" style:family="text">
      <style:text-properties officeooo:rsid="0a9ac49c"/>
    </style:style>
    <style:style style:name="T1624" style:family="text">
      <style:text-properties officeooo:rsid="0a9ae8b3"/>
    </style:style>
    <style:style style:name="T1625" style:family="text">
      <style:text-properties officeooo:rsid="0a9f608f"/>
    </style:style>
    <style:style style:name="T1626" style:family="text">
      <style:text-properties officeooo:rsid="0aa178d4"/>
    </style:style>
    <style:style style:name="T1627" style:family="text">
      <style:text-properties officeooo:rsid="0aa9ccd3"/>
    </style:style>
    <style:style style:name="T1628" style:family="text">
      <style:text-properties officeooo:rsid="0aa9d1cc"/>
    </style:style>
    <style:style style:name="T1629" style:family="text">
      <style:text-properties officeooo:rsid="0aad7d94"/>
    </style:style>
    <style:style style:name="T1630" style:family="text">
      <style:text-properties officeooo:rsid="0aae23bc"/>
    </style:style>
    <style:style style:name="T1631" style:family="text">
      <style:text-properties officeooo:rsid="0aaf0c4f"/>
    </style:style>
    <style:style style:name="T1632" style:family="text">
      <style:text-properties officeooo:rsid="0ab083db"/>
    </style:style>
    <style:style style:name="T1633" style:family="text">
      <style:text-properties officeooo:rsid="0b332f57"/>
    </style:style>
    <style:style style:name="T1634" style:family="text">
      <style:text-properties officeooo:rsid="0b33954e"/>
    </style:style>
    <style:style style:name="T1635" style:family="text">
      <style:text-properties officeooo:rsid="0b348dcb"/>
    </style:style>
    <style:style style:name="T1636" style:family="text">
      <style:text-properties officeooo:rsid="0b3575da"/>
    </style:style>
    <style:style style:name="T1637" style:family="text">
      <style:text-properties officeooo:rsid="0b3817a2"/>
    </style:style>
    <style:style style:name="T1638" style:family="text">
      <style:text-properties officeooo:rsid="0b389294"/>
    </style:style>
    <style:style style:name="T1639" style:family="text">
      <style:text-properties officeooo:rsid="0b394b8e"/>
    </style:style>
    <style:style style:name="T1640" style:family="text">
      <style:text-properties officeooo:rsid="0b3aed69"/>
    </style:style>
    <style:style style:name="T1641" style:family="text">
      <style:text-properties officeooo:rsid="0b3caaf1"/>
    </style:style>
    <style:style style:name="T1642" style:family="text">
      <style:text-properties officeooo:rsid="0b3ea583"/>
    </style:style>
    <style:style style:name="T1643" style:family="text">
      <style:text-properties officeooo:rsid="0b3f037b"/>
    </style:style>
    <style:style style:name="T1644" style:family="text">
      <style:text-properties officeooo:rsid="0b3f0cfa"/>
    </style:style>
    <style:style style:name="T1645" style:family="text">
      <style:text-properties officeooo:rsid="0b40759e"/>
    </style:style>
    <style:style style:name="T1646" style:family="text">
      <style:text-properties officeooo:rsid="0b425832"/>
    </style:style>
    <style:style style:name="T1647" style:family="text">
      <style:text-properties officeooo:rsid="0b43f610"/>
    </style:style>
    <style:style style:name="T1648" style:family="text">
      <style:text-properties officeooo:rsid="0b45081c"/>
    </style:style>
    <style:style style:name="T1649" style:family="text">
      <style:text-properties officeooo:rsid="0b460d8b"/>
    </style:style>
    <style:style style:name="T1650" style:family="text">
      <style:text-properties officeooo:rsid="0b47d548"/>
    </style:style>
    <style:style style:name="T1651" style:family="text">
      <style:text-properties officeooo:rsid="0b4bceb6"/>
    </style:style>
    <style:style style:name="T1652" style:family="text">
      <style:text-properties officeooo:rsid="0b4c507b"/>
    </style:style>
    <style:style style:name="T1653" style:family="text">
      <style:text-properties officeooo:rsid="0b4db04d"/>
    </style:style>
    <style:style style:name="T1654" style:family="text">
      <style:text-properties officeooo:rsid="0b4de39a"/>
    </style:style>
    <style:style style:name="T1655" style:family="text">
      <style:text-properties officeooo:rsid="0b4f7027"/>
    </style:style>
    <style:style style:name="T1656" style:family="text">
      <style:text-properties officeooo:rsid="0b4fc818"/>
    </style:style>
    <style:style style:name="T1657" style:family="text">
      <style:text-properties officeooo:rsid="0b5182b1"/>
    </style:style>
    <style:style style:name="T1658" style:family="text">
      <style:text-properties officeooo:rsid="0b537c94"/>
    </style:style>
    <style:style style:name="T1659" style:family="text">
      <style:text-properties officeooo:rsid="0b5394d3"/>
    </style:style>
    <style:style style:name="T1660" style:family="text">
      <style:text-properties officeooo:rsid="0b53addd"/>
    </style:style>
    <style:style style:name="T1661" style:family="text">
      <style:text-properties officeooo:rsid="0b5572a6"/>
    </style:style>
    <style:style style:name="T1662" style:family="text">
      <style:text-properties officeooo:rsid="0b574da0"/>
    </style:style>
    <style:style style:name="T1663" style:family="text">
      <style:text-properties officeooo:rsid="0b593c15"/>
    </style:style>
    <style:style style:name="T1664" style:family="text">
      <style:text-properties officeooo:rsid="0b5a90c0"/>
    </style:style>
    <style:style style:name="T1665" style:family="text">
      <style:text-properties officeooo:rsid="0b5aafdb"/>
    </style:style>
    <style:style style:name="T1666" style:family="text">
      <style:text-properties officeooo:rsid="0b5cb837"/>
    </style:style>
    <style:style style:name="T1667" style:family="text">
      <style:text-properties officeooo:rsid="0b5dc5bf"/>
    </style:style>
    <style:style style:name="T1668" style:family="text">
      <style:text-properties officeooo:rsid="0b5f0d57"/>
    </style:style>
    <style:style style:name="T1669" style:family="text">
      <style:text-properties officeooo:rsid="0b60d80d"/>
    </style:style>
    <style:style style:name="T1670" style:family="text">
      <style:text-properties officeooo:rsid="0b627604"/>
    </style:style>
    <style:style style:name="T1671" style:family="text">
      <style:text-properties officeooo:rsid="0b62789c"/>
    </style:style>
    <style:style style:name="T1672" style:family="text">
      <style:text-properties officeooo:rsid="0b633984"/>
    </style:style>
    <style:style style:name="T1673" style:family="text">
      <style:text-properties officeooo:rsid="0b653164"/>
    </style:style>
    <style:style style:name="T1674" style:family="text">
      <style:text-properties officeooo:rsid="0b660ef0"/>
    </style:style>
    <style:style style:name="T1675" style:family="text">
      <style:text-properties officeooo:rsid="0b691097"/>
    </style:style>
    <style:style style:name="T1676" style:family="text">
      <style:text-properties officeooo:rsid="0b6a84aa"/>
    </style:style>
    <style:style style:name="T1677" style:family="text">
      <style:text-properties officeooo:rsid="0b6c46ca"/>
    </style:style>
    <style:style style:name="T1678" style:family="text">
      <style:text-properties officeooo:rsid="0b6d8ebd"/>
    </style:style>
    <style:style style:name="T1679" style:family="text">
      <style:text-properties officeooo:rsid="0b6e7cea"/>
    </style:style>
    <style:style style:name="T1680" style:family="text">
      <style:text-properties officeooo:rsid="0b6fded7"/>
    </style:style>
    <style:style style:name="T1681" style:family="text">
      <style:text-properties officeooo:rsid="0b70fac6"/>
    </style:style>
    <style:style style:name="T1682" style:family="text">
      <style:text-properties officeooo:rsid="0b71fa71"/>
    </style:style>
    <style:style style:name="T1683" style:family="text">
      <style:text-properties officeooo:rsid="0b71fab7"/>
    </style:style>
    <style:style style:name="T1684" style:family="text">
      <style:text-properties officeooo:rsid="0b72c12e"/>
    </style:style>
    <style:style style:name="T1685" style:family="text">
      <style:text-properties officeooo:rsid="0b743fd4"/>
    </style:style>
    <style:style style:name="T1686" style:family="text">
      <style:text-properties officeooo:rsid="0b757cbd"/>
    </style:style>
    <style:style style:name="T1687" style:family="text">
      <style:text-properties officeooo:rsid="0b76fac3"/>
    </style:style>
    <style:style style:name="T1688" style:family="text">
      <style:text-properties officeooo:rsid="0b781feb"/>
    </style:style>
    <style:style style:name="T1689" style:family="text">
      <style:text-properties officeooo:rsid="0b79633d"/>
    </style:style>
    <style:style style:name="T1690" style:family="text">
      <style:text-properties officeooo:rsid="0b79f553"/>
    </style:style>
    <style:style style:name="T1691" style:family="text">
      <style:text-properties officeooo:rsid="0b7a059c"/>
    </style:style>
    <style:style style:name="T1692" style:family="text">
      <style:text-properties officeooo:rsid="0b7a870e"/>
    </style:style>
    <style:style style:name="T1693" style:family="text">
      <style:text-properties officeooo:rsid="0b7e0d25"/>
    </style:style>
    <style:style style:name="T1694" style:family="text">
      <style:text-properties officeooo:rsid="0b7e330f"/>
    </style:style>
    <style:style style:name="T1695" style:family="text">
      <style:text-properties officeooo:rsid="0b7f9ebc"/>
    </style:style>
    <style:style style:name="T1696" style:family="text">
      <style:text-properties officeooo:rsid="0b8104ca"/>
    </style:style>
    <style:style style:name="T1697" style:family="text">
      <style:text-properties officeooo:rsid="0b81a11a"/>
    </style:style>
    <style:style style:name="T1698" style:family="text">
      <style:text-properties officeooo:rsid="0b83a606"/>
    </style:style>
    <style:style style:name="T1699" style:family="text">
      <style:text-properties officeooo:rsid="0b848d05"/>
    </style:style>
    <style:style style:name="T1700" style:family="text">
      <style:text-properties officeooo:rsid="0b86e1bd"/>
    </style:style>
    <style:style style:name="T1701" style:family="text">
      <style:text-properties officeooo:rsid="0b87b0c6"/>
    </style:style>
    <style:style style:name="T1702" style:family="text">
      <style:text-properties officeooo:rsid="0b896a6d"/>
    </style:style>
    <style:style style:name="T1703" style:family="text">
      <style:text-properties officeooo:rsid="0b8b1642"/>
    </style:style>
    <style:style style:name="T1704" style:family="text">
      <style:text-properties officeooo:rsid="0b8c259f"/>
    </style:style>
    <style:style style:name="T1705" style:family="text">
      <style:text-properties officeooo:rsid="0b8f1ff8"/>
    </style:style>
    <style:style style:name="T1706" style:family="text">
      <style:text-properties officeooo:rsid="0b903e1b"/>
    </style:style>
    <style:style style:name="T1707" style:family="text">
      <style:text-properties officeooo:rsid="0b923b7c"/>
    </style:style>
    <style:style style:name="T1708" style:family="text">
      <style:text-properties officeooo:rsid="0b92a69c"/>
    </style:style>
    <style:style style:name="T1709" style:family="text">
      <style:text-properties officeooo:rsid="0b950c33"/>
    </style:style>
    <style:style style:name="T1710" style:family="text">
      <style:text-properties officeooo:rsid="0b98b46b"/>
    </style:style>
    <style:style style:name="T1711" style:family="text">
      <style:text-properties officeooo:rsid="0b9a8fee"/>
    </style:style>
    <style:style style:name="T1712" style:family="text">
      <style:text-properties officeooo:rsid="0b9b86bf"/>
    </style:style>
    <style:style style:name="T1713" style:family="text">
      <style:text-properties officeooo:rsid="0b9d8492"/>
    </style:style>
    <style:style style:name="T1714" style:family="text">
      <style:text-properties officeooo:rsid="0b9e63d3"/>
    </style:style>
    <style:style style:name="T1715" style:family="text">
      <style:text-properties officeooo:rsid="0b9ff01b"/>
    </style:style>
    <style:style style:name="T1716" style:family="text">
      <style:text-properties officeooo:rsid="0ba156bc"/>
    </style:style>
    <style:style style:name="T1717" style:family="text">
      <style:text-properties officeooo:rsid="0ba300f9"/>
    </style:style>
    <style:style style:name="T1718" style:family="text">
      <style:text-properties officeooo:rsid="0ba4eeae"/>
    </style:style>
    <style:style style:name="T1719" style:family="text">
      <style:text-properties officeooo:rsid="0ba58890"/>
    </style:style>
    <style:style style:name="T1720" style:family="text">
      <style:text-properties officeooo:rsid="0ba67425"/>
    </style:style>
    <style:style style:name="T1721" style:family="text">
      <style:text-properties officeooo:rsid="0ba7b65f"/>
    </style:style>
    <style:style style:name="T1722" style:family="text">
      <style:text-properties officeooo:rsid="0ba8a3b3"/>
    </style:style>
    <style:style style:name="T1723" style:family="text">
      <style:text-properties officeooo:rsid="0ba92d19"/>
    </style:style>
    <style:style style:name="T1724" style:family="text">
      <style:text-properties officeooo:rsid="0baa29af"/>
    </style:style>
    <style:style style:name="T1725" style:family="text">
      <style:text-properties officeooo:rsid="0bab0ba8"/>
    </style:style>
    <style:style style:name="T1726" style:family="text">
      <style:text-properties officeooo:rsid="0babac4b"/>
    </style:style>
    <style:style style:name="T1727" style:family="text">
      <style:text-properties officeooo:rsid="0bae1f2d"/>
    </style:style>
    <style:style style:name="T1728" style:family="text">
      <style:text-properties officeooo:rsid="0baf0b37"/>
    </style:style>
    <style:style style:name="T1729" style:family="text">
      <style:text-properties officeooo:rsid="0baf8500"/>
    </style:style>
    <style:style style:name="T1730" style:family="text">
      <style:text-properties officeooo:rsid="0bb96c0d"/>
    </style:style>
    <style:style style:name="T1731" style:family="text">
      <style:text-properties officeooo:rsid="0bbaad5f"/>
    </style:style>
    <style:style style:name="T1732" style:family="text">
      <style:text-properties officeooo:rsid="0bbdd13a"/>
    </style:style>
    <style:style style:name="T1733" style:family="text">
      <style:text-properties officeooo:rsid="0bbf994f"/>
    </style:style>
    <style:style style:name="T1734" style:family="text">
      <style:text-properties officeooo:rsid="0bc192f0"/>
    </style:style>
    <style:style style:name="T1735" style:family="text">
      <style:text-properties officeooo:rsid="0bc36871"/>
    </style:style>
    <style:style style:name="T1736" style:family="text">
      <style:text-properties officeooo:rsid="0bc4c032"/>
    </style:style>
    <style:style style:name="T1737" style:family="text">
      <style:text-properties officeooo:rsid="0bc6be67"/>
    </style:style>
    <style:style style:name="T1738" style:family="text">
      <style:text-properties officeooo:rsid="0bc89583"/>
    </style:style>
    <style:style style:name="T1739" style:family="text">
      <style:text-properties officeooo:rsid="0bc988e5"/>
    </style:style>
    <style:style style:name="T1740" style:family="text">
      <style:text-properties officeooo:rsid="0bcc430a"/>
    </style:style>
    <style:style style:name="T1741" style:family="text">
      <style:text-properties officeooo:rsid="0bd027a1"/>
    </style:style>
    <style:style style:name="T1742" style:family="text">
      <style:text-properties officeooo:rsid="0bd1687f"/>
    </style:style>
    <style:style style:name="T1743" style:family="text">
      <style:text-properties officeooo:rsid="0bd2e396"/>
    </style:style>
    <style:style style:name="T1744" style:family="text">
      <style:text-properties officeooo:rsid="0bd42d1b"/>
    </style:style>
    <style:style style:name="T1745" style:family="text">
      <style:text-properties officeooo:rsid="0bd8a593"/>
    </style:style>
    <style:style style:name="T1746" style:family="text">
      <style:text-properties officeooo:rsid="0bdc90dc"/>
    </style:style>
    <style:style style:name="T1747" style:family="text">
      <style:text-properties officeooo:rsid="0bde103f"/>
    </style:style>
    <style:style style:name="T1748" style:family="text">
      <style:text-properties officeooo:rsid="0bdf66e5"/>
    </style:style>
    <style:style style:name="T1749" style:family="text">
      <style:text-properties officeooo:rsid="0be19859"/>
    </style:style>
    <style:style style:name="T1750" style:family="text">
      <style:text-properties officeooo:rsid="0be2aecb"/>
    </style:style>
    <style:style style:name="T1751" style:family="text">
      <style:text-properties officeooo:rsid="0be5f2bc"/>
    </style:style>
    <style:style style:name="T1752" style:family="text">
      <style:text-properties officeooo:rsid="0be73823"/>
    </style:style>
    <style:style style:name="T1753" style:family="text">
      <style:text-properties officeooo:rsid="0be9b363"/>
    </style:style>
    <style:style style:name="T1754" style:family="text">
      <style:text-properties officeooo:rsid="0bea5c69"/>
    </style:style>
    <style:style style:name="T1755" style:family="text">
      <style:text-properties officeooo:rsid="0bec4cfd"/>
    </style:style>
    <style:style style:name="T1756" style:family="text">
      <style:text-properties officeooo:rsid="0bee0a1f"/>
    </style:style>
    <style:style style:name="T1757" style:family="text">
      <style:text-properties officeooo:rsid="0bef0dca"/>
    </style:style>
    <style:style style:name="T1758" style:family="text">
      <style:text-properties officeooo:rsid="0bf02d26"/>
    </style:style>
    <style:style style:name="T1759" style:family="text">
      <style:text-properties officeooo:rsid="0bf0bbd9"/>
    </style:style>
    <style:style style:name="T1760" style:family="text">
      <style:text-properties officeooo:rsid="0bf63b11"/>
    </style:style>
    <style:style style:name="T1761" style:family="text">
      <style:text-properties officeooo:rsid="0bfa55e2"/>
    </style:style>
    <style:style style:name="T1762" style:family="text">
      <style:text-properties officeooo:rsid="0bfbcd6b"/>
    </style:style>
    <style:style style:name="T1763" style:family="text">
      <style:text-properties officeooo:rsid="0bfe5813"/>
    </style:style>
    <style:style style:name="T1764" style:family="text">
      <style:text-properties officeooo:rsid="0bfecc29"/>
    </style:style>
    <style:style style:name="T1765" style:family="text">
      <style:text-properties officeooo:rsid="0c00a358"/>
    </style:style>
    <style:style style:name="T1766" style:family="text">
      <style:text-properties officeooo:rsid="0c010eb4"/>
    </style:style>
    <style:style style:name="T1767" style:family="text">
      <style:text-properties officeooo:rsid="0c023aed"/>
    </style:style>
    <style:style style:name="T1768" style:family="text">
      <style:text-properties officeooo:rsid="0c0267ab"/>
    </style:style>
    <style:style style:name="T1769" style:family="text">
      <style:text-properties officeooo:rsid="0c03c4ea"/>
    </style:style>
    <style:style style:name="T1770" style:family="text">
      <style:text-properties officeooo:rsid="0c059261"/>
    </style:style>
    <style:style style:name="T1771" style:family="text">
      <style:text-properties officeooo:rsid="0c071705"/>
    </style:style>
    <style:style style:name="T1772" style:family="text">
      <style:text-properties officeooo:rsid="0c0843e2"/>
    </style:style>
    <style:style style:name="T1773" style:family="text">
      <style:text-properties officeooo:rsid="0c088666"/>
    </style:style>
    <style:style style:name="T1774" style:family="text">
      <style:text-properties officeooo:rsid="0c09c95d"/>
    </style:style>
    <style:style style:name="T1775" style:family="text">
      <style:text-properties officeooo:rsid="0c0a9848"/>
    </style:style>
    <style:style style:name="T1776" style:family="text">
      <style:text-properties officeooo:rsid="0c0c84c9"/>
    </style:style>
    <style:style style:name="T1777" style:family="text">
      <style:text-properties officeooo:rsid="0c0cb1d4"/>
    </style:style>
    <style:style style:name="T1778" style:family="text">
      <style:text-properties officeooo:rsid="0c0e8f8e"/>
    </style:style>
    <style:style style:name="T1779" style:family="text">
      <style:text-properties officeooo:rsid="0c0fcfa4"/>
    </style:style>
    <style:style style:name="T1780" style:family="text">
      <style:text-properties officeooo:rsid="0c0ff428"/>
    </style:style>
    <style:style style:name="T1781" style:family="text">
      <style:text-properties officeooo:rsid="0c116132"/>
    </style:style>
    <style:style style:name="T1782" style:family="text">
      <style:text-properties officeooo:rsid="0c130002"/>
    </style:style>
    <style:style style:name="T1783" style:family="text">
      <style:text-properties officeooo:rsid="0c1444e7"/>
    </style:style>
    <style:style style:name="T1784" style:family="text">
      <style:text-properties officeooo:rsid="0c151ac8"/>
    </style:style>
    <style:style style:name="T1785" style:family="text">
      <style:text-properties officeooo:rsid="0c15fccc"/>
    </style:style>
    <style:style style:name="T1786" style:family="text">
      <style:text-properties officeooo:rsid="0c179961"/>
    </style:style>
    <style:style style:name="T1787" style:family="text">
      <style:text-properties officeooo:rsid="0c194ac9"/>
    </style:style>
    <style:style style:name="T1788" style:family="text">
      <style:text-properties officeooo:rsid="0c1dc4fc"/>
    </style:style>
    <style:style style:name="T1789" style:family="text">
      <style:text-properties officeooo:rsid="0c1efbc1"/>
    </style:style>
    <style:style style:name="T1790" style:family="text">
      <style:text-properties officeooo:rsid="0c20e215"/>
    </style:style>
    <style:style style:name="T1791" style:family="text">
      <style:text-properties officeooo:rsid="0c227e17"/>
    </style:style>
    <style:style style:name="T1792" style:family="text">
      <style:text-properties officeooo:rsid="0c246e1e"/>
    </style:style>
    <style:style style:name="T1793" style:family="text">
      <style:text-properties officeooo:rsid="0c24e12f"/>
    </style:style>
    <style:style style:name="T1794" style:family="text">
      <style:text-properties officeooo:rsid="0c267402"/>
    </style:style>
    <style:style style:name="T1795" style:family="text">
      <style:text-properties officeooo:rsid="0c27a249"/>
    </style:style>
    <style:style style:name="T1796" style:family="text">
      <style:text-properties officeooo:rsid="0c2959da"/>
    </style:style>
    <style:style style:name="T1797" style:family="text">
      <style:text-properties officeooo:rsid="0c2a0f38"/>
    </style:style>
    <style:style style:name="T1798" style:family="text">
      <style:text-properties officeooo:rsid="0c2a8f16"/>
    </style:style>
    <style:style style:name="T1799" style:family="text">
      <style:text-properties officeooo:rsid="0c2be098"/>
    </style:style>
    <style:style style:name="T1800" style:family="text">
      <style:text-properties officeooo:rsid="0c2fbdca"/>
    </style:style>
    <style:style style:name="T1801" style:family="text">
      <style:text-properties officeooo:rsid="0c3216c5"/>
    </style:style>
    <style:style style:name="T1802" style:family="text">
      <style:text-properties officeooo:rsid="0c343a15"/>
    </style:style>
    <style:style style:name="T1803" style:family="text">
      <style:text-properties officeooo:rsid="0c35d360"/>
    </style:style>
    <style:style style:name="T1804" style:family="text">
      <style:text-properties officeooo:rsid="0c37af25"/>
    </style:style>
    <style:style style:name="T1805" style:family="text">
      <style:text-properties officeooo:rsid="0c395080"/>
    </style:style>
    <style:style style:name="T1806" style:family="text">
      <style:text-properties officeooo:rsid="0c3af33e"/>
    </style:style>
    <style:style style:name="T1807" style:family="text">
      <style:text-properties officeooo:rsid="0c3e0ae8"/>
    </style:style>
    <style:style style:name="T1808" style:family="text">
      <style:text-properties officeooo:rsid="0c41c17b"/>
    </style:style>
    <style:style style:name="T1809" style:family="text">
      <style:text-properties officeooo:rsid="0c4238ab"/>
    </style:style>
    <style:style style:name="T1810" style:family="text">
      <style:text-properties officeooo:rsid="0c43bd81"/>
    </style:style>
    <style:style style:name="T1811" style:family="text">
      <style:text-properties officeooo:rsid="0c43c144"/>
    </style:style>
    <style:style style:name="T1812" style:family="text">
      <style:text-properties officeooo:rsid="0c465b90"/>
    </style:style>
    <style:style style:name="T1813" style:family="text">
      <style:text-properties officeooo:rsid="0c46c61d"/>
    </style:style>
    <style:style style:name="T1814" style:family="text">
      <style:text-properties officeooo:rsid="0c46c77d"/>
    </style:style>
    <style:style style:name="T1815" style:family="text">
      <style:text-properties officeooo:rsid="0c48400a"/>
    </style:style>
    <style:style style:name="T1816" style:family="text">
      <style:text-properties officeooo:rsid="0c495a48"/>
    </style:style>
    <style:style style:name="T1817" style:family="text">
      <style:text-properties officeooo:rsid="0c4b696f"/>
    </style:style>
    <style:style style:name="T1818" style:family="text">
      <style:text-properties officeooo:rsid="0c4bc1ef"/>
    </style:style>
    <style:style style:name="T1819" style:family="text">
      <style:text-properties officeooo:rsid="0c4f31f5"/>
    </style:style>
    <style:style style:name="T1820" style:family="text">
      <style:text-properties officeooo:rsid="0c4fd8a9"/>
    </style:style>
    <style:style style:name="T1821" style:family="text">
      <style:text-properties officeooo:rsid="0c50467d"/>
    </style:style>
    <style:style style:name="T1822" style:family="text">
      <style:text-properties officeooo:rsid="0c51f3f1"/>
    </style:style>
    <style:style style:name="T1823" style:family="text">
      <style:text-properties officeooo:rsid="0c53c4b4"/>
    </style:style>
    <style:style style:name="T1824" style:family="text">
      <style:text-properties officeooo:rsid="0c56876e"/>
    </style:style>
    <style:style style:name="T1825" style:family="text">
      <style:text-properties officeooo:rsid="0c583c8d"/>
    </style:style>
    <style:style style:name="T1826" style:family="text">
      <style:text-properties officeooo:rsid="0c59b0ef"/>
    </style:style>
    <style:style style:name="T1827" style:family="text">
      <style:text-properties officeooo:rsid="0c5a08c9"/>
    </style:style>
    <style:style style:name="T1828" style:family="text">
      <style:text-properties officeooo:rsid="0c5d8c7e"/>
    </style:style>
    <style:style style:name="T1829" style:family="text">
      <style:text-properties officeooo:rsid="0c611573"/>
    </style:style>
    <style:style style:name="T1830" style:family="text">
      <style:text-properties officeooo:rsid="0c612e8f"/>
    </style:style>
    <style:style style:name="T1831" style:family="text">
      <style:text-properties officeooo:rsid="0c61e6fd"/>
    </style:style>
    <style:style style:name="T1832" style:family="text">
      <style:text-properties officeooo:rsid="0c620071"/>
    </style:style>
    <style:style style:name="T1833" style:family="text">
      <style:text-properties officeooo:rsid="0c62c1b2"/>
    </style:style>
    <style:style style:name="T1834" style:family="text">
      <style:text-properties officeooo:rsid="0c63b4a4"/>
    </style:style>
    <style:style style:name="T1835" style:family="text">
      <style:text-properties officeooo:rsid="0c640b7b"/>
    </style:style>
    <style:style style:name="T1836" style:family="text">
      <style:text-properties officeooo:rsid="0c65058b"/>
    </style:style>
    <style:style style:name="T1837" style:family="text">
      <style:text-properties officeooo:rsid="0c66f074"/>
    </style:style>
    <style:style style:name="T1838" style:family="text">
      <style:text-properties officeooo:rsid="0c67d060"/>
    </style:style>
    <style:style style:name="T1839" style:family="text">
      <style:text-properties officeooo:rsid="0c688204"/>
    </style:style>
    <style:style style:name="T1840" style:family="text">
      <style:text-properties officeooo:rsid="0c689565"/>
    </style:style>
    <style:style style:name="T1841" style:family="text">
      <style:text-properties officeooo:rsid="0c68af12"/>
    </style:style>
    <style:style style:name="T1842" style:family="text">
      <style:text-properties officeooo:rsid="0c69992e"/>
    </style:style>
    <style:style style:name="T1843" style:family="text">
      <style:text-properties officeooo:rsid="0c6e7836"/>
    </style:style>
    <style:style style:name="T1844" style:family="text">
      <style:text-properties officeooo:rsid="0c6f4946"/>
    </style:style>
    <style:style style:name="T1845" style:family="text">
      <style:text-properties officeooo:rsid="0c71cea1"/>
    </style:style>
    <style:style style:name="T1846" style:family="text">
      <style:text-properties officeooo:rsid="0c72595d"/>
    </style:style>
    <style:style style:name="T1847" style:family="text">
      <style:text-properties officeooo:rsid="0c726985"/>
    </style:style>
    <style:style style:name="T1848" style:family="text">
      <style:text-properties officeooo:rsid="0c746798"/>
    </style:style>
    <style:style style:name="T1849" style:family="text">
      <style:text-properties officeooo:rsid="0c75da94"/>
    </style:style>
    <style:style style:name="T1850" style:family="text">
      <style:text-properties officeooo:rsid="0c766e16"/>
    </style:style>
    <style:style style:name="T1851" style:family="text">
      <style:text-properties officeooo:rsid="0c77ddc5"/>
    </style:style>
    <style:style style:name="T1852" style:family="text">
      <style:text-properties officeooo:rsid="0c7d21ed"/>
    </style:style>
    <style:style style:name="T1853" style:family="text">
      <style:text-properties officeooo:rsid="0c7d8094"/>
    </style:style>
    <style:style style:name="T1854" style:family="text">
      <style:text-properties officeooo:rsid="0c7f8494"/>
    </style:style>
    <style:style style:name="T1855" style:family="text">
      <style:text-properties officeooo:rsid="0c7fd4b3"/>
    </style:style>
    <style:style style:name="T1856" style:family="text">
      <style:text-properties officeooo:rsid="0c81a4d7"/>
    </style:style>
    <style:style style:name="T1857" style:family="text">
      <style:text-properties officeooo:rsid="0c835757"/>
    </style:style>
    <style:style style:name="T1858" style:family="text">
      <style:text-properties officeooo:rsid="0c843970"/>
    </style:style>
    <style:style style:name="T1859" style:family="text">
      <style:text-properties officeooo:rsid="0c85d085"/>
    </style:style>
    <style:style style:name="T1860" style:family="text">
      <style:text-properties officeooo:rsid="0c878699"/>
    </style:style>
    <style:style style:name="T1861" style:family="text">
      <style:text-properties officeooo:rsid="0c894594"/>
    </style:style>
    <style:style style:name="T1862" style:family="text">
      <style:text-properties officeooo:rsid="0c8eb783"/>
    </style:style>
    <style:style style:name="T1863" style:family="text">
      <style:text-properties officeooo:rsid="0c904f97"/>
    </style:style>
    <style:style style:name="T1864" style:family="text">
      <style:text-properties officeooo:rsid="0c915293"/>
    </style:style>
    <style:style style:name="T1865" style:family="text">
      <style:text-properties officeooo:rsid="0c932b2d"/>
    </style:style>
    <style:style style:name="T1866" style:family="text">
      <style:text-properties officeooo:rsid="0c935912"/>
    </style:style>
    <style:style style:name="T1867" style:family="text">
      <style:text-properties officeooo:rsid="0c9432fb"/>
    </style:style>
    <style:style style:name="T1868" style:family="text">
      <style:text-properties officeooo:rsid="0c95c12d"/>
    </style:style>
    <style:style style:name="T1869" style:family="text">
      <style:text-properties officeooo:rsid="0c962a43"/>
    </style:style>
    <style:style style:name="T1870" style:family="text">
      <style:text-properties officeooo:rsid="0c97baad"/>
    </style:style>
    <style:style style:name="T1871" style:family="text">
      <style:text-properties officeooo:rsid="0c98be7f"/>
    </style:style>
    <style:style style:name="T1872" style:family="text">
      <style:text-properties officeooo:rsid="0c9a5686"/>
    </style:style>
    <style:style style:name="T1873" style:family="text">
      <style:text-properties officeooo:rsid="0c9ab53e"/>
    </style:style>
    <style:style style:name="T1874" style:family="text">
      <style:text-properties officeooo:rsid="0c9b27e2"/>
    </style:style>
    <style:style style:name="T1875" style:family="text">
      <style:text-properties officeooo:rsid="0c9c5bb0"/>
    </style:style>
    <style:style style:name="T1876" style:family="text">
      <style:text-properties officeooo:rsid="0c9df1b2"/>
    </style:style>
    <style:style style:name="T1877" style:family="text">
      <style:text-properties officeooo:rsid="0ca4dc05"/>
    </style:style>
    <style:style style:name="T1878" style:family="text">
      <style:text-properties officeooo:rsid="0ca6329b"/>
    </style:style>
    <style:style style:name="T1879" style:family="text">
      <style:text-properties officeooo:rsid="0cae31df"/>
    </style:style>
    <style:style style:name="T1880" style:family="text">
      <style:text-properties officeooo:rsid="0caf4287"/>
    </style:style>
    <style:style style:name="T1881" style:family="text">
      <style:text-properties officeooo:rsid="0cb2de7e"/>
    </style:style>
    <style:style style:name="T1882" style:family="text">
      <style:text-properties officeooo:rsid="0cb4924d"/>
    </style:style>
    <style:style style:name="T1883" style:family="text">
      <style:text-properties officeooo:rsid="0cb5eee1"/>
    </style:style>
    <style:style style:name="T1884" style:family="text">
      <style:text-properties officeooo:rsid="0cb645e2"/>
    </style:style>
    <style:style style:name="T1885" style:family="text">
      <style:text-properties officeooo:rsid="0cb7c78f"/>
    </style:style>
    <style:style style:name="T1886" style:family="text">
      <style:text-properties officeooo:rsid="0cb9c009"/>
    </style:style>
    <style:style style:name="T1887" style:family="text">
      <style:text-properties officeooo:rsid="0cba1ed4"/>
    </style:style>
    <style:style style:name="T1888" style:family="text">
      <style:text-properties officeooo:rsid="0cbbf2cb"/>
    </style:style>
    <style:style style:name="T1889" style:family="text">
      <style:text-properties officeooo:rsid="0cbebd31"/>
    </style:style>
    <style:style style:name="T1890" style:family="text">
      <style:text-properties officeooo:rsid="0cbf4d8f"/>
    </style:style>
    <style:style style:name="T1891" style:family="text">
      <style:text-properties officeooo:rsid="0cc1a73a"/>
    </style:style>
    <style:style style:name="T1892" style:family="text">
      <style:text-properties officeooo:rsid="0cc4b7d6"/>
    </style:style>
    <style:style style:name="T1893" style:family="text">
      <style:text-properties officeooo:rsid="0cc61d72"/>
    </style:style>
    <style:style style:name="T1894" style:family="text">
      <style:text-properties officeooo:rsid="0cc70b2b"/>
    </style:style>
    <style:style style:name="T1895" style:family="text">
      <style:text-properties officeooo:rsid="0cc8a290"/>
    </style:style>
    <style:style style:name="T1896" style:family="text">
      <style:text-properties officeooo:rsid="0cca2129"/>
    </style:style>
    <style:style style:name="T1897" style:family="text">
      <style:text-properties officeooo:rsid="0ccc0144"/>
    </style:style>
    <style:style style:name="T1898" style:family="text">
      <style:text-properties officeooo:rsid="0cccfc84"/>
    </style:style>
    <style:style style:name="T1899" style:family="text">
      <style:text-properties officeooo:rsid="0cce7ca5"/>
    </style:style>
    <style:style style:name="T1900" style:family="text">
      <style:text-properties officeooo:rsid="0cd1186e"/>
    </style:style>
    <style:style style:name="T1901" style:family="text">
      <style:text-properties officeooo:rsid="0cd2e477"/>
    </style:style>
    <style:style style:name="T1902" style:family="text">
      <style:text-properties officeooo:rsid="0cd5e5b0"/>
    </style:style>
    <style:style style:name="T1903" style:family="text">
      <style:text-properties officeooo:rsid="0cd8fcc5"/>
    </style:style>
    <style:style style:name="T1904" style:family="text">
      <style:text-properties officeooo:rsid="0cda20a2"/>
    </style:style>
    <style:style style:name="T1905" style:family="text">
      <style:text-properties officeooo:rsid="0cda22cd"/>
    </style:style>
    <style:style style:name="T1906" style:family="text">
      <style:text-properties officeooo:rsid="0cda3b74"/>
    </style:style>
    <style:style style:name="T1907" style:family="text">
      <style:text-properties officeooo:rsid="0ce0bd4b"/>
    </style:style>
    <style:style style:name="T1908" style:family="text">
      <style:text-properties officeooo:rsid="0ce5f24c"/>
    </style:style>
    <style:style style:name="T1909" style:family="text">
      <style:text-properties officeooo:rsid="0ce91649"/>
    </style:style>
    <style:style style:name="T1910" style:family="text">
      <style:text-properties officeooo:rsid="0cec418a"/>
    </style:style>
    <style:style style:name="T1911" style:family="text">
      <style:text-properties officeooo:rsid="0cede56c"/>
    </style:style>
    <style:style style:name="T1912" style:family="text">
      <style:text-properties officeooo:rsid="0cef3622"/>
    </style:style>
    <style:style style:name="T1913" style:family="text">
      <style:text-properties officeooo:rsid="0cefd0e0"/>
    </style:style>
    <style:style style:name="T1914" style:family="text">
      <style:text-properties officeooo:rsid="0cf07f8f"/>
    </style:style>
    <style:style style:name="T1915" style:family="text">
      <style:text-properties officeooo:rsid="0cf21a25"/>
    </style:style>
    <style:style style:name="T1916" style:family="text">
      <style:text-properties officeooo:rsid="0cf35fca"/>
    </style:style>
    <style:style style:name="T1917" style:family="text">
      <style:text-properties officeooo:rsid="0cf490f9"/>
    </style:style>
    <style:style style:name="T1918" style:family="text">
      <style:text-properties officeooo:rsid="0cf52c91"/>
    </style:style>
    <style:style style:name="T1919" style:family="text">
      <style:text-properties officeooo:rsid="0cf679f8"/>
    </style:style>
    <style:style style:name="T1920" style:family="text">
      <style:text-properties officeooo:rsid="0cf6ff88"/>
    </style:style>
    <style:style style:name="T1921" style:family="text">
      <style:text-properties officeooo:rsid="0cf73cef"/>
    </style:style>
    <style:style style:name="T1922" style:family="text">
      <style:text-properties officeooo:rsid="0cf81ca7"/>
    </style:style>
    <style:style style:name="T1923" style:family="text">
      <style:text-properties officeooo:rsid="0d0e5c91"/>
    </style:style>
    <style:style style:name="T1924" style:family="text">
      <style:text-properties officeooo:rsid="0d2d7e49"/>
    </style:style>
    <style:style style:name="T1925" style:family="text">
      <style:text-properties officeooo:rsid="0d2e2e29"/>
    </style:style>
    <style:style style:name="T1926" style:family="text">
      <style:text-properties officeooo:rsid="0d2f5d36"/>
    </style:style>
    <style:style style:name="T1927" style:family="text">
      <style:text-properties officeooo:rsid="0d33dbbf"/>
    </style:style>
    <style:style style:name="T1928" style:family="text">
      <style:text-properties officeooo:rsid="0d35311f"/>
    </style:style>
    <style:style style:name="T1929" style:family="text">
      <style:text-properties officeooo:rsid="0d36ea8d"/>
    </style:style>
    <style:style style:name="T1930" style:family="text">
      <style:text-properties officeooo:rsid="0d37e176"/>
    </style:style>
    <style:style style:name="T1931" style:family="text">
      <style:text-properties officeooo:rsid="0d3862b1"/>
    </style:style>
    <style:style style:name="T1932" style:family="text">
      <style:text-properties officeooo:rsid="0d3a1e02"/>
    </style:style>
    <style:style style:name="T1933" style:family="text">
      <style:text-properties officeooo:rsid="0d3bce57"/>
    </style:style>
    <style:style style:name="T1934" style:family="text">
      <style:text-properties officeooo:rsid="0d3d8f77"/>
    </style:style>
    <style:style style:name="T1935" style:family="text">
      <style:text-properties officeooo:rsid="0d3da204"/>
    </style:style>
    <style:style style:name="T1936" style:family="text">
      <style:text-properties officeooo:rsid="0d3e0b3f"/>
    </style:style>
    <style:style style:name="T1937" style:family="text">
      <style:text-properties officeooo:rsid="0d3f59dc"/>
    </style:style>
    <style:style style:name="T1938" style:family="text">
      <style:text-properties officeooo:rsid="0d405f63"/>
    </style:style>
    <style:style style:name="T1939" style:family="text">
      <style:text-properties officeooo:rsid="0d41f562"/>
    </style:style>
    <style:style style:name="T1940" style:family="text">
      <style:text-properties officeooo:rsid="0d43caf6"/>
    </style:style>
    <style:style style:name="T1941" style:family="text">
      <style:text-properties officeooo:rsid="0d44618a"/>
    </style:style>
    <style:style style:name="T1942" style:family="text">
      <style:text-properties officeooo:rsid="0d45dc0d"/>
    </style:style>
    <style:style style:name="T1943" style:family="text">
      <style:text-properties officeooo:rsid="0d45faef"/>
    </style:style>
    <style:style style:name="T1944" style:family="text">
      <style:text-properties officeooo:rsid="0d474c76"/>
    </style:style>
    <style:style style:name="T1945" style:family="text">
      <style:text-properties officeooo:rsid="0d4a2b19"/>
    </style:style>
    <style:style style:name="T1946" style:family="text">
      <style:text-properties officeooo:rsid="0d4bf1af"/>
    </style:style>
    <style:style style:name="T1947" style:family="text">
      <style:text-properties officeooo:rsid="0d4ddf3d"/>
    </style:style>
    <style:style style:name="T1948" style:family="text">
      <style:text-properties officeooo:rsid="0d4eafa7"/>
    </style:style>
    <style:style style:name="T1949" style:family="text">
      <style:text-properties officeooo:rsid="0d4fe2af"/>
    </style:style>
    <style:style style:name="T1950" style:family="text">
      <style:text-properties officeooo:rsid="0d5037de"/>
    </style:style>
    <style:style style:name="T1951" style:family="text">
      <style:text-properties officeooo:rsid="0d584836"/>
    </style:style>
    <style:style style:name="T1952" style:family="text">
      <style:text-properties officeooo:rsid="0d58d1d2"/>
    </style:style>
    <style:style style:name="T1953" style:family="text">
      <style:text-properties officeooo:rsid="0d5a4996"/>
    </style:style>
    <style:style style:name="T1954" style:family="text">
      <style:text-properties officeooo:rsid="0d5b6224"/>
    </style:style>
    <style:style style:name="T1955" style:family="text">
      <style:text-properties officeooo:rsid="0d5e36c3"/>
    </style:style>
    <style:style style:name="T1956" style:family="text">
      <style:text-properties officeooo:rsid="0d5e624e"/>
    </style:style>
    <style:style style:name="T1957" style:family="text">
      <style:text-properties officeooo:rsid="0d604203"/>
    </style:style>
    <style:style style:name="T1958" style:family="text">
      <style:text-properties officeooo:rsid="0d6227e6"/>
    </style:style>
    <style:style style:name="T1959" style:family="text">
      <style:text-properties officeooo:rsid="0d63cd64"/>
    </style:style>
    <style:style style:name="T1960" style:family="text">
      <style:text-properties officeooo:rsid="0d63d285"/>
    </style:style>
    <style:style style:name="T1961" style:family="text">
      <style:text-properties officeooo:rsid="0d65571c"/>
    </style:style>
    <style:style style:name="T1962" style:family="text">
      <style:text-properties officeooo:rsid="0d669c67"/>
    </style:style>
    <style:style style:name="T1963" style:family="text">
      <style:text-properties officeooo:rsid="0d68d4e0"/>
    </style:style>
    <style:style style:name="T1964" style:family="text">
      <style:text-properties officeooo:rsid="0d691b34"/>
    </style:style>
    <style:style style:name="T1965" style:family="text">
      <style:text-properties officeooo:rsid="0d69ba62"/>
    </style:style>
    <style:style style:name="T1966" style:family="text">
      <style:text-properties officeooo:rsid="0d6d3add"/>
    </style:style>
    <style:style style:name="T1967" style:family="text">
      <style:text-properties officeooo:rsid="0d6f9437"/>
    </style:style>
    <style:style style:name="T1968" style:family="text">
      <style:text-properties officeooo:rsid="0d705043"/>
    </style:style>
    <style:style style:name="T1969" style:family="text">
      <style:text-properties officeooo:rsid="0d722202"/>
    </style:style>
    <style:style style:name="T1970" style:family="text">
      <style:text-properties officeooo:rsid="0d7292c7"/>
    </style:style>
    <style:style style:name="T1971" style:family="text">
      <style:text-properties officeooo:rsid="0d741b61"/>
    </style:style>
    <style:style style:name="T1972" style:family="text">
      <style:text-properties officeooo:rsid="0d74cb0e"/>
    </style:style>
    <style:style style:name="T1973" style:family="text">
      <style:text-properties officeooo:rsid="0d7670c7"/>
    </style:style>
    <style:style style:name="T1974" style:family="text">
      <style:text-properties officeooo:rsid="0d781d4b"/>
    </style:style>
    <style:style style:name="T1975" style:family="text">
      <style:text-properties officeooo:rsid="0d794818"/>
    </style:style>
    <style:style style:name="T1976" style:family="text">
      <style:text-properties officeooo:rsid="0d79b0fc"/>
    </style:style>
    <style:style style:name="T1977" style:family="text">
      <style:text-properties officeooo:rsid="0d7b2cc1"/>
    </style:style>
    <style:style style:name="T1978" style:family="text">
      <style:text-properties officeooo:rsid="0d7c9fc1"/>
    </style:style>
    <style:style style:name="T1979" style:family="text">
      <style:text-properties officeooo:rsid="0d7e7c3f"/>
    </style:style>
    <style:style style:name="T1980" style:family="text">
      <style:text-properties officeooo:rsid="0d7ff34a"/>
    </style:style>
    <style:style style:name="T1981" style:family="text">
      <style:text-properties officeooo:rsid="0d809b7a"/>
    </style:style>
    <style:style style:name="T1982" style:family="text">
      <style:text-properties officeooo:rsid="0d816db9"/>
    </style:style>
    <style:style style:name="T1983" style:family="text">
      <style:text-properties officeooo:rsid="0d83145a"/>
    </style:style>
    <style:style style:name="T1984" style:family="text">
      <style:text-properties officeooo:rsid="0d85142b"/>
    </style:style>
    <style:style style:name="T1985" style:family="text">
      <style:text-properties officeooo:rsid="0d864ec5"/>
    </style:style>
    <style:style style:name="T1986" style:family="text">
      <style:text-properties officeooo:rsid="0d880d12"/>
    </style:style>
    <style:style style:name="T1987" style:family="text">
      <style:text-properties officeooo:rsid="0d881828"/>
    </style:style>
    <style:style style:name="T1988" style:family="text">
      <style:text-properties officeooo:rsid="0d894d57"/>
    </style:style>
    <style:style style:name="T1989" style:family="text">
      <style:text-properties officeooo:rsid="0d89ca8e"/>
    </style:style>
    <style:style style:name="T1990" style:family="text">
      <style:text-properties officeooo:rsid="0d8b0f85"/>
    </style:style>
    <style:style style:name="T1991" style:family="text">
      <style:text-properties officeooo:rsid="0d8cabce"/>
    </style:style>
    <style:style style:name="T1992" style:family="text">
      <style:text-properties officeooo:rsid="0d8e8068"/>
    </style:style>
    <style:style style:name="T1993" style:family="text">
      <style:text-properties officeooo:rsid="0d8ed8c5"/>
    </style:style>
    <style:style style:name="T1994" style:family="text">
      <style:text-properties officeooo:rsid="0d90c063"/>
    </style:style>
    <style:style style:name="T1995" style:family="text">
      <style:text-properties officeooo:rsid="0d914d37"/>
    </style:style>
    <style:style style:name="T1996" style:family="text">
      <style:text-properties officeooo:rsid="0d92f4ff"/>
    </style:style>
    <style:style style:name="T1997" style:family="text">
      <style:text-properties officeooo:rsid="0d9ab5ea"/>
    </style:style>
    <style:style style:name="T1998" style:family="text">
      <style:text-properties officeooo:rsid="0d9c2307"/>
    </style:style>
    <style:style style:name="T1999" style:family="text">
      <style:text-properties officeooo:rsid="0d9ddb12"/>
    </style:style>
    <style:style style:name="T2000" style:family="text">
      <style:text-properties officeooo:rsid="0da09ff8"/>
    </style:style>
    <style:style style:name="T2001" style:family="text">
      <style:text-properties officeooo:rsid="0da0e14f"/>
    </style:style>
    <style:style style:name="T2002" style:family="text">
      <style:text-properties officeooo:rsid="0da40ba4"/>
    </style:style>
    <style:style style:name="T2003" style:family="text">
      <style:text-properties officeooo:rsid="0da4a3f6"/>
    </style:style>
    <style:style style:name="T2004" style:family="text">
      <style:text-properties officeooo:rsid="0da61f94"/>
    </style:style>
    <style:style style:name="T2005" style:family="text">
      <style:text-properties officeooo:rsid="0da6b42c"/>
    </style:style>
    <style:style style:name="T2006" style:family="text">
      <style:text-properties officeooo:rsid="0da7fc92"/>
    </style:style>
    <style:style style:name="T2007" style:family="text">
      <style:text-properties officeooo:rsid="0da89b44"/>
    </style:style>
    <style:style style:name="T2008" style:family="text">
      <style:text-properties officeooo:rsid="0da9f128"/>
    </style:style>
    <style:style style:name="T2009" style:family="text">
      <style:text-properties officeooo:rsid="0daa231a"/>
    </style:style>
    <style:style style:name="T2010" style:family="text">
      <style:text-properties officeooo:rsid="0daa26f6"/>
    </style:style>
    <style:style style:name="T2011" style:family="text">
      <style:text-properties officeooo:rsid="0daa3832"/>
    </style:style>
    <style:style style:name="T2012" style:family="text">
      <style:text-properties officeooo:rsid="0dac3445"/>
    </style:style>
    <style:style style:name="T2013" style:family="text">
      <style:text-properties officeooo:rsid="0dadde99"/>
    </style:style>
    <style:style style:name="T2014" style:family="text">
      <style:text-properties officeooo:rsid="0dae412d"/>
    </style:style>
    <style:style style:name="T2015" style:family="text">
      <style:text-properties officeooo:rsid="0daebec6"/>
    </style:style>
    <style:style style:name="T2016" style:family="text">
      <style:text-properties officeooo:rsid="0daf8609"/>
    </style:style>
    <style:style style:name="T2017" style:family="text">
      <style:text-properties officeooo:rsid="0dafd15c"/>
    </style:style>
    <style:style style:name="T2018" style:family="text">
      <style:text-properties officeooo:rsid="0db0f5aa"/>
    </style:style>
    <style:style style:name="T2019" style:family="text">
      <style:text-properties officeooo:rsid="0db2a2a7"/>
    </style:style>
    <style:style style:name="T2020" style:family="text">
      <style:text-properties officeooo:rsid="0db4754e"/>
    </style:style>
    <style:style style:name="T2021" style:family="text">
      <style:text-properties officeooo:rsid="0db7b9e0"/>
    </style:style>
    <style:style style:name="T2022" style:family="text">
      <style:text-properties officeooo:rsid="0db80173"/>
    </style:style>
    <style:style style:name="T2023" style:family="text">
      <style:text-properties officeooo:rsid="0dbbf19d"/>
    </style:style>
    <style:style style:name="T2024" style:family="text">
      <style:text-properties officeooo:rsid="0dbc2711"/>
    </style:style>
    <style:style style:name="T2025" style:family="text">
      <style:text-properties officeooo:rsid="0dbc2894"/>
    </style:style>
    <style:style style:name="T2026" style:family="text">
      <style:text-properties officeooo:rsid="0dbc6244"/>
    </style:style>
    <style:style style:name="T2027" style:family="text">
      <style:text-properties officeooo:rsid="0dbc8efb"/>
    </style:style>
    <style:style style:name="T2028" style:family="text">
      <style:text-properties officeooo:rsid="0dc037a8"/>
    </style:style>
    <style:style style:name="T2029" style:family="text">
      <style:text-properties officeooo:rsid="0dc308f4"/>
    </style:style>
    <style:style style:name="T2030" style:family="text">
      <style:text-properties officeooo:rsid="0dc44ce1"/>
    </style:style>
    <style:style style:name="T2031" style:family="text">
      <style:text-properties officeooo:rsid="0dc50673"/>
    </style:style>
    <style:style style:name="T2032" style:family="text">
      <style:text-properties officeooo:rsid="0dc5f969"/>
    </style:style>
    <style:style style:name="T2033" style:family="text">
      <style:text-properties officeooo:rsid="0dc6fc74"/>
    </style:style>
    <style:style style:name="T2034" style:family="text">
      <style:text-properties officeooo:rsid="0dc765c3"/>
    </style:style>
    <style:style style:name="T2035" style:family="text">
      <style:text-properties officeooo:rsid="0dc85e76"/>
    </style:style>
    <style:style style:name="T2036" style:family="text">
      <style:text-properties officeooo:rsid="0dc9a82f"/>
    </style:style>
    <style:style style:name="T2037" style:family="text">
      <style:text-properties officeooo:rsid="0dc9dbb0"/>
    </style:style>
    <style:style style:name="T2038" style:family="text">
      <style:text-properties officeooo:rsid="0dcaa3b7"/>
    </style:style>
    <style:style style:name="T2039" style:family="text">
      <style:text-properties officeooo:rsid="0dcb8e05"/>
    </style:style>
    <style:style style:name="T2040" style:family="text">
      <style:text-properties officeooo:rsid="0dcde80f"/>
    </style:style>
    <style:style style:name="T2041" style:family="text">
      <style:text-properties officeooo:rsid="0dcf2e85"/>
    </style:style>
    <style:style style:name="T2042" style:family="text">
      <style:text-properties officeooo:rsid="0dd14ab0"/>
    </style:style>
    <style:style style:name="T2043" style:family="text">
      <style:text-properties officeooo:rsid="0dd1eeec"/>
    </style:style>
    <style:style style:name="T2044" style:family="text">
      <style:text-properties officeooo:rsid="0dd3cb4f"/>
    </style:style>
    <style:style style:name="T2045" style:family="text">
      <style:text-properties officeooo:rsid="0dd5f2e9"/>
    </style:style>
    <style:style style:name="T2046" style:family="text">
      <style:text-properties officeooo:rsid="0dd7ee90"/>
    </style:style>
    <style:style style:name="T2047" style:family="text">
      <style:text-properties officeooo:rsid="0dd8c888"/>
    </style:style>
    <style:style style:name="T2048" style:family="text">
      <style:text-properties officeooo:rsid="0dda9e38"/>
    </style:style>
    <style:style style:name="T2049" style:family="text">
      <style:text-properties officeooo:rsid="0ddb5ff1"/>
    </style:style>
    <style:style style:name="T2050" style:family="text">
      <style:text-properties officeooo:rsid="0ddc7222"/>
    </style:style>
    <style:style style:name="T2051" style:family="text">
      <style:text-properties officeooo:rsid="0dde1ff4"/>
    </style:style>
    <style:style style:name="T2052" style:family="text">
      <style:text-properties officeooo:rsid="0ddf00c5"/>
    </style:style>
    <style:style style:name="T2053" style:family="text">
      <style:text-properties officeooo:rsid="0ddf3c58"/>
    </style:style>
    <style:style style:name="T2054" style:family="text">
      <style:text-properties officeooo:rsid="0de0faf6"/>
    </style:style>
    <style:style style:name="T2055" style:family="text">
      <style:text-properties officeooo:rsid="0de30440"/>
    </style:style>
    <style:style style:name="T2056" style:family="text">
      <style:text-properties officeooo:rsid="0de3606e"/>
    </style:style>
    <style:style style:name="T2057" style:family="text">
      <style:text-properties officeooo:rsid="0de4ec06"/>
    </style:style>
    <style:style style:name="T2058" style:family="text">
      <style:text-properties officeooo:rsid="0de6332b"/>
    </style:style>
    <style:style style:name="T2059" style:family="text">
      <style:text-properties officeooo:rsid="0de703c8"/>
    </style:style>
    <style:style style:name="T2060" style:family="text">
      <style:text-properties officeooo:rsid="0de749fb"/>
    </style:style>
    <style:style style:name="T2061" style:family="text">
      <style:text-properties officeooo:rsid="0de91d22"/>
    </style:style>
    <style:style style:name="T2062" style:family="text">
      <style:text-properties officeooo:rsid="0dead8fa"/>
    </style:style>
    <style:style style:name="T2063" style:family="text">
      <style:text-properties officeooo:rsid="0deb03ab"/>
    </style:style>
    <style:style style:name="T2064" style:family="text">
      <style:text-properties officeooo:rsid="0debcfa3"/>
    </style:style>
    <style:style style:name="T2065" style:family="text">
      <style:text-properties officeooo:rsid="0dec15c6"/>
    </style:style>
    <style:style style:name="T2066" style:family="text">
      <style:text-properties officeooo:rsid="0ded9796"/>
    </style:style>
    <style:style style:name="T2067" style:family="text">
      <style:text-properties officeooo:rsid="0dee9c64"/>
    </style:style>
    <style:style style:name="T2068" style:family="text">
      <style:text-properties officeooo:rsid="0def5818"/>
    </style:style>
    <style:style style:name="T2069" style:family="text">
      <style:text-properties officeooo:rsid="0df0923f"/>
    </style:style>
    <style:style style:name="T2070" style:family="text">
      <style:text-properties officeooo:rsid="0df1dd52"/>
    </style:style>
    <style:style style:name="T2071" style:family="text">
      <style:text-properties officeooo:rsid="0df350d8"/>
    </style:style>
    <style:style style:name="T2072" style:family="text">
      <style:text-properties officeooo:rsid="0df410ea"/>
    </style:style>
    <style:style style:name="T2073" style:family="text">
      <style:text-properties officeooo:rsid="0df51372"/>
    </style:style>
    <style:style style:name="T2074" style:family="text">
      <style:text-properties officeooo:rsid="0df6710b"/>
    </style:style>
    <style:style style:name="T2075" style:family="text">
      <style:text-properties officeooo:rsid="0df85374"/>
    </style:style>
    <style:style style:name="T2076" style:family="text">
      <style:text-properties officeooo:rsid="0df907f4"/>
    </style:style>
    <style:style style:name="T2077" style:family="text">
      <style:text-properties officeooo:rsid="0dfb0677"/>
    </style:style>
    <style:style style:name="T2078" style:family="text">
      <style:text-properties officeooo:rsid="0dfc3487"/>
    </style:style>
    <style:style style:name="T2079" style:family="text">
      <style:text-properties officeooo:rsid="0dfd376e"/>
    </style:style>
    <style:style style:name="T2080" style:family="text">
      <style:text-properties officeooo:rsid="0dfdfbd1"/>
    </style:style>
    <style:style style:name="T2081" style:family="text">
      <style:text-properties officeooo:rsid="0dffa75d"/>
    </style:style>
    <style:style style:name="T2082" style:family="text">
      <style:text-properties officeooo:rsid="0e06292c"/>
    </style:style>
    <style:style style:name="T2083" style:family="text">
      <style:text-properties officeooo:rsid="0e077241"/>
    </style:style>
    <style:style style:name="T2084" style:family="text">
      <style:text-properties officeooo:rsid="0e086cf7"/>
    </style:style>
    <style:style style:name="T2085" style:family="text">
      <style:text-properties officeooo:rsid="0e0a42fa"/>
    </style:style>
    <style:style style:name="T2086" style:family="text">
      <style:text-properties officeooo:rsid="0e0c8ab7"/>
    </style:style>
    <style:style style:name="T2087" style:family="text">
      <style:text-properties officeooo:rsid="0e0e4aef"/>
    </style:style>
    <style:style style:name="T2088" style:family="text">
      <style:text-properties officeooo:rsid="0e0fdbb2"/>
    </style:style>
    <style:style style:name="T2089" style:family="text">
      <style:text-properties officeooo:rsid="0e14c893"/>
    </style:style>
    <style:style style:name="T2090" style:family="text">
      <style:text-properties officeooo:rsid="0e16a71f"/>
    </style:style>
    <style:style style:name="T2091" style:family="text">
      <style:text-properties officeooo:rsid="0e1a4a9b"/>
    </style:style>
    <style:style style:name="T2092" style:family="text">
      <style:text-properties officeooo:rsid="0e1b55c1"/>
    </style:style>
    <style:style style:name="T2093" style:family="text">
      <style:text-properties officeooo:rsid="0e1cae35"/>
    </style:style>
    <style:style style:name="T2094" style:family="text">
      <style:text-properties officeooo:rsid="0e1e988c"/>
    </style:style>
    <style:style style:name="T2095" style:family="text">
      <style:text-properties officeooo:rsid="0e22eff5"/>
    </style:style>
    <style:style style:name="T2096" style:family="text">
      <style:text-properties officeooo:rsid="0e240508"/>
    </style:style>
    <style:style style:name="T2097" style:family="text">
      <style:text-properties officeooo:rsid="0e25c089"/>
    </style:style>
    <style:style style:name="T2098" style:family="text">
      <style:text-properties officeooo:rsid="0e270bdb"/>
    </style:style>
    <style:style style:name="T2099" style:family="text">
      <style:text-properties officeooo:rsid="0e273506"/>
    </style:style>
    <style:style style:name="T2100" style:family="text">
      <style:text-properties officeooo:rsid="0e2764e4"/>
    </style:style>
    <style:style style:name="T2101" style:family="text">
      <style:text-properties officeooo:rsid="0e27f4e4"/>
    </style:style>
    <style:style style:name="T2102" style:family="text">
      <style:text-properties officeooo:rsid="0e2a996f"/>
    </style:style>
    <style:style style:name="T2103" style:family="text">
      <style:text-properties officeooo:rsid="0e2d953c"/>
    </style:style>
    <style:style style:name="T2104" style:family="text">
      <style:text-properties officeooo:rsid="0e2f622d"/>
    </style:style>
    <style:style style:name="T2105" style:family="text">
      <style:text-properties officeooo:rsid="0e324e6b"/>
    </style:style>
    <style:style style:name="T2106" style:family="text">
      <style:text-properties officeooo:rsid="0e35d853"/>
    </style:style>
    <style:style style:name="T2107" style:family="text">
      <style:text-properties officeooo:rsid="0e7ee9dd"/>
    </style:style>
    <style:style style:name="T2108" style:family="text">
      <style:text-properties officeooo:rsid="0e80c435"/>
    </style:style>
    <style:style style:name="T2109" style:family="text">
      <style:text-properties officeooo:rsid="0e8276fe"/>
    </style:style>
    <style:style style:name="T2110" style:family="text">
      <style:text-properties officeooo:rsid="0e846035"/>
    </style:style>
    <style:style style:name="T2111" style:family="text">
      <style:text-properties officeooo:rsid="0e8f3b3c"/>
    </style:style>
    <style:style style:name="T2112" style:family="text">
      <style:text-properties officeooo:rsid="0ec50858"/>
    </style:style>
    <style:style style:name="T2113" style:family="text">
      <style:text-properties officeooo:rsid="0ec622f0"/>
    </style:style>
    <style:style style:name="T2114" style:family="text">
      <style:text-properties officeooo:rsid="0ec88273"/>
    </style:style>
    <style:style style:name="T2115" style:family="text">
      <style:text-properties officeooo:rsid="0ec939fb"/>
    </style:style>
    <style:style style:name="T2116" style:family="text">
      <style:text-properties officeooo:rsid="0eca613a"/>
    </style:style>
    <style:style style:name="T2117" style:family="text">
      <style:text-properties officeooo:rsid="0ecd1f21"/>
    </style:style>
    <style:style style:name="T2118" style:family="text">
      <style:text-properties officeooo:rsid="0ecf50b8"/>
    </style:style>
    <style:style style:name="T2119" style:family="text">
      <style:text-properties officeooo:rsid="0ed07298"/>
    </style:style>
    <style:style style:name="T2120" style:family="text">
      <style:text-properties officeooo:rsid="0ed15171"/>
    </style:style>
    <style:style style:name="T2121" style:family="text">
      <style:text-properties officeooo:rsid="0ed350e1"/>
    </style:style>
    <style:style style:name="T2122" style:family="text">
      <style:text-properties officeooo:rsid="0ed3f5e2"/>
    </style:style>
    <style:style style:name="T2123" style:family="text">
      <style:text-properties officeooo:rsid="0ed6bbf0"/>
    </style:style>
    <style:style style:name="T2124" style:family="text">
      <style:text-properties officeooo:rsid="0ed7fefb"/>
    </style:style>
    <style:style style:name="T2125" style:family="text">
      <style:text-properties officeooo:rsid="0ed9c341"/>
    </style:style>
    <style:style style:name="T2126" style:family="text">
      <style:text-properties style:text-underline-style="none" fo:font-weight="normal" officeooo:rsid="02c8379b" style:font-weight-asian="normal" style:font-weight-complex="normal"/>
    </style:style>
    <style:style style:name="T2127" style:family="text">
      <style:text-properties style:text-underline-style="none" fo:font-weight="normal" officeooo:rsid="02c8e6f0" style:font-weight-asian="normal" style:font-weight-complex="normal"/>
    </style:style>
    <style:style style:name="T2128" style:family="text">
      <style:text-properties style:text-underline-style="none" fo:font-weight="normal" officeooo:rsid="0edb1475" style:font-weight-asian="normal" style:font-weight-complex="normal"/>
    </style:style>
    <style:style style:name="T2129" style:family="text">
      <style:text-properties style:text-underline-style="none" fo:font-weight="normal" officeooo:rsid="0edb3d49" style:font-weight-asian="normal" style:font-weight-complex="normal"/>
    </style:style>
    <style:style style:name="T2130" style:family="text">
      <style:text-properties style:text-underline-style="none" fo:font-weight="normal" officeooo:rsid="0eec2d2d" style:font-weight-asian="normal" style:font-weight-complex="normal"/>
    </style:style>
    <style:style style:name="T2131" style:family="text">
      <style:text-properties officeooo:rsid="0ee12ae4"/>
    </style:style>
    <style:style style:name="T2132" style:family="text">
      <style:text-properties officeooo:rsid="0ee1d976"/>
    </style:style>
    <style:style style:name="T2133" style:family="text">
      <style:text-properties officeooo:rsid="0ee2a768"/>
    </style:style>
    <style:style style:name="T2134" style:family="text">
      <style:text-properties officeooo:rsid="0ee3e42c"/>
    </style:style>
    <style:style style:name="T2135" style:family="text">
      <style:text-properties officeooo:rsid="0ee5d4dd"/>
    </style:style>
    <style:style style:name="T2136" style:family="text">
      <style:text-properties officeooo:rsid="0ee5faad"/>
    </style:style>
    <style:style style:name="T2137" style:family="text">
      <style:text-properties officeooo:rsid="0ee6aae2"/>
    </style:style>
    <style:style style:name="T2138" style:family="text">
      <style:text-properties officeooo:rsid="0eea9b13"/>
    </style:style>
    <style:style style:name="T2139" style:family="text">
      <style:text-properties officeooo:rsid="0eee1890"/>
    </style:style>
    <style:style style:name="T2140" style:family="text">
      <style:text-properties officeooo:rsid="0eef2760"/>
    </style:style>
    <style:style style:name="T2141" style:family="text">
      <style:text-properties officeooo:rsid="0ef39c26"/>
    </style:style>
    <style:style style:name="T2142" style:family="text">
      <style:text-properties officeooo:rsid="0ef3ceea"/>
    </style:style>
    <style:style style:name="T2143" style:family="text">
      <style:text-properties officeooo:rsid="0ef57d06"/>
    </style:style>
    <style:style style:name="T2144" style:family="text">
      <style:text-properties officeooo:rsid="0ef9ee7e"/>
    </style:style>
    <style:style style:name="T2145" style:family="text">
      <style:text-properties officeooo:rsid="0efa7ac9"/>
    </style:style>
    <style:style style:name="T2146" style:family="text">
      <style:text-properties officeooo:rsid="0efb15d6"/>
    </style:style>
    <style:style style:name="T2147" style:family="text">
      <style:text-properties officeooo:rsid="0efbe855"/>
    </style:style>
    <style:style style:name="T2148" style:family="text">
      <style:text-properties officeooo:rsid="0efc05a7"/>
    </style:style>
    <style:style style:name="T2149" style:family="text">
      <style:text-properties officeooo:rsid="0efd9845"/>
    </style:style>
    <style:style style:name="T2150" style:family="text">
      <style:text-properties officeooo:rsid="0efddd76"/>
    </style:style>
    <style:style style:name="T2151" style:family="text">
      <style:text-properties officeooo:rsid="0efee11b"/>
    </style:style>
    <style:style style:name="T2152" style:family="text">
      <style:text-properties officeooo:rsid="0f0251c2"/>
    </style:style>
    <style:style style:name="T2153" style:family="text">
      <style:text-properties officeooo:rsid="0f02acab"/>
    </style:style>
    <style:style style:name="T2154" style:family="text">
      <style:text-properties officeooo:rsid="0f047641"/>
    </style:style>
    <style:style style:name="T2155" style:family="text">
      <style:text-properties officeooo:rsid="0f066f33"/>
    </style:style>
    <style:style style:name="T2156" style:family="text">
      <style:text-properties officeooo:rsid="0f06f1b5"/>
    </style:style>
    <style:style style:name="T2157" style:family="text">
      <style:text-properties officeooo:rsid="0f0807f0"/>
    </style:style>
    <style:style style:name="T2158" style:family="text">
      <style:text-properties officeooo:rsid="0f0a8c2c"/>
    </style:style>
    <style:style style:name="T2159" style:family="text">
      <style:text-properties officeooo:rsid="0f0b6529"/>
    </style:style>
    <style:style style:name="T2160" style:family="text">
      <style:text-properties officeooo:rsid="0f10dc1d"/>
    </style:style>
    <style:style style:name="T2161" style:family="text">
      <style:text-properties officeooo:rsid="0f12b5b0"/>
    </style:style>
    <style:style style:name="T2162" style:family="text">
      <style:text-properties officeooo:rsid="0f149df0"/>
    </style:style>
    <style:style style:name="T2163" style:family="text">
      <style:text-properties officeooo:rsid="0f15fc9d"/>
    </style:style>
    <style:style style:name="T2164" style:family="text">
      <style:text-properties officeooo:rsid="0f17ebd9"/>
    </style:style>
    <style:style style:name="T2165" style:family="text">
      <style:text-properties officeooo:rsid="0f1972be"/>
    </style:style>
    <style:style style:name="T2166" style:family="text">
      <style:text-properties officeooo:rsid="0f1be8a2"/>
    </style:style>
    <style:style style:name="T2167" style:family="text">
      <style:text-properties officeooo:rsid="0f1d090a"/>
    </style:style>
    <style:style style:name="T2168" style:family="text">
      <style:text-properties officeooo:rsid="0f1d6d44"/>
    </style:style>
    <style:style style:name="T2169" style:family="text">
      <style:text-properties officeooo:rsid="0f1dde91"/>
    </style:style>
    <style:style style:name="T2170" style:family="text">
      <style:text-properties officeooo:rsid="0f20f1cb"/>
    </style:style>
    <style:style style:name="T2171" style:family="text">
      <style:text-properties officeooo:rsid="0f21168c"/>
    </style:style>
    <style:style style:name="T2172" style:family="text">
      <style:text-properties officeooo:rsid="0f22a05f"/>
    </style:style>
    <style:style style:name="T2173" style:family="text">
      <style:text-properties officeooo:rsid="0f24b09c"/>
    </style:style>
    <style:style style:name="T2174" style:family="text">
      <style:text-properties officeooo:rsid="0f280b75"/>
    </style:style>
    <style:style style:name="T2175" style:family="text">
      <style:text-properties officeooo:rsid="0f28173f"/>
    </style:style>
    <style:style style:name="T2176" style:family="text">
      <style:text-properties officeooo:rsid="0f298066"/>
    </style:style>
    <style:style style:name="T2177" style:family="text">
      <style:text-properties officeooo:rsid="0f2b6fdb"/>
    </style:style>
    <style:style style:name="T2178" style:family="text">
      <style:text-properties officeooo:rsid="0f2b7b44"/>
    </style:style>
    <style:style style:name="T2179" style:family="text">
      <style:text-properties officeooo:rsid="0f2d3619"/>
    </style:style>
    <style:style style:name="T2180" style:family="text">
      <style:text-properties officeooo:rsid="0f2e0654"/>
    </style:style>
    <style:style style:name="T2181" style:family="text">
      <style:text-properties officeooo:rsid="0f31a291"/>
    </style:style>
    <style:style style:name="T2182" style:family="text">
      <style:text-properties officeooo:rsid="0f33143f"/>
    </style:style>
    <style:style style:name="T2183" style:family="text">
      <style:text-properties officeooo:rsid="0f3508ae"/>
    </style:style>
    <style:style style:name="T2184" style:family="text">
      <style:text-properties officeooo:rsid="0f3602c0"/>
    </style:style>
    <style:style style:name="T2185" style:family="text">
      <style:text-properties officeooo:rsid="0f37132e"/>
    </style:style>
    <style:style style:name="T2186" style:family="text">
      <style:text-properties officeooo:rsid="0f37ca49"/>
    </style:style>
    <style:style style:name="T2187" style:family="text">
      <style:text-properties officeooo:rsid="0f3a1f1f"/>
    </style:style>
    <style:style style:name="T2188" style:family="text">
      <style:text-properties officeooo:rsid="0f3b6d3c"/>
    </style:style>
    <style:style style:name="T2189" style:family="text">
      <style:text-properties officeooo:rsid="0f3d0924"/>
    </style:style>
    <style:style style:name="T2190" style:family="text">
      <style:text-properties officeooo:rsid="0f3d461d"/>
    </style:style>
    <style:style style:name="T2191" style:family="text">
      <style:text-properties officeooo:rsid="0f3f01ba"/>
    </style:style>
    <style:style style:name="T2192" style:family="text">
      <style:text-properties officeooo:rsid="0f3f5fc5"/>
    </style:style>
    <style:style style:name="T2193" style:family="text">
      <style:text-properties officeooo:rsid="0f40ea17"/>
    </style:style>
    <style:style style:name="T2194" style:family="text">
      <style:text-properties officeooo:rsid="0f4174fb"/>
    </style:style>
    <style:style style:name="T2195" style:family="text">
      <style:text-properties officeooo:rsid="0f42f9c2"/>
    </style:style>
    <style:style style:name="T2196" style:family="text">
      <style:text-properties officeooo:rsid="0f4420bb"/>
    </style:style>
    <style:style style:name="T2197" style:family="text">
      <style:text-properties officeooo:rsid="0f44f39c"/>
    </style:style>
    <style:style style:name="T2198" style:family="text">
      <style:text-properties officeooo:rsid="0f465e86"/>
    </style:style>
    <style:style style:name="T2199" style:family="text">
      <style:text-properties officeooo:rsid="0f478f67"/>
    </style:style>
    <style:style style:name="T2200" style:family="text">
      <style:text-properties officeooo:rsid="0f486b8e"/>
    </style:style>
    <style:style style:name="T2201" style:family="text">
      <style:text-properties officeooo:rsid="0f4aebd8"/>
    </style:style>
    <style:style style:name="T2202" style:family="text">
      <style:text-properties officeooo:rsid="0f4c6fc7"/>
    </style:style>
    <style:style style:name="T2203" style:family="text">
      <style:text-properties officeooo:rsid="0f4d62c9"/>
    </style:style>
    <style:style style:name="T2204" style:family="text">
      <style:text-properties officeooo:rsid="0f4ef284"/>
    </style:style>
    <style:style style:name="T2205" style:family="text">
      <style:text-properties officeooo:rsid="0f4f5642"/>
    </style:style>
    <style:style style:name="T2206" style:family="text">
      <style:text-properties officeooo:rsid="0f53e270"/>
    </style:style>
    <style:style style:name="T2207" style:family="text">
      <style:text-properties officeooo:rsid="0f56b3a5"/>
    </style:style>
    <style:style style:name="T2208" style:family="text">
      <style:text-properties officeooo:rsid="0f586d62"/>
    </style:style>
    <style:style style:name="T2209" style:family="text">
      <style:text-properties officeooo:rsid="0f595d84"/>
    </style:style>
    <style:style style:name="T2210" style:family="text">
      <style:text-properties officeooo:rsid="0f5b8e02"/>
    </style:style>
    <style:style style:name="T2211" style:family="text">
      <style:text-properties officeooo:rsid="0f5d7a82"/>
    </style:style>
    <style:style style:name="T2212" style:family="text">
      <style:text-properties officeooo:rsid="0f5f5c13"/>
    </style:style>
    <style:style style:name="T2213" style:family="text">
      <style:text-properties officeooo:rsid="0f602f72"/>
    </style:style>
    <style:style style:name="T2214" style:family="text">
      <style:text-properties officeooo:rsid="0f618921"/>
    </style:style>
    <style:style style:name="T2215" style:family="text">
      <style:text-properties officeooo:rsid="0f65e18a"/>
    </style:style>
    <style:style style:name="T2216" style:family="text">
      <style:text-properties officeooo:rsid="0f6ab912"/>
    </style:style>
    <style:style style:name="T2217" style:family="text">
      <style:text-properties officeooo:rsid="0f6e03c4"/>
    </style:style>
    <style:style style:name="T2218" style:family="text">
      <style:text-properties officeooo:rsid="0f6fc32c"/>
    </style:style>
    <style:style style:name="T2219" style:family="text">
      <style:text-properties officeooo:rsid="0f714913"/>
    </style:style>
    <style:style style:name="T2220" style:family="text">
      <style:text-properties officeooo:rsid="0f73251f"/>
    </style:style>
    <style:style style:name="T2221" style:family="text">
      <style:text-properties officeooo:rsid="0f74f98d"/>
    </style:style>
    <style:style style:name="T2222" style:family="text">
      <style:text-properties officeooo:rsid="0f76c0b8"/>
    </style:style>
    <style:style style:name="T2223" style:family="text">
      <style:text-properties officeooo:rsid="0f793c29"/>
    </style:style>
    <style:style style:name="T2224" style:family="text">
      <style:text-properties officeooo:rsid="0f79b1cc"/>
    </style:style>
    <style:style style:name="T2225" style:family="text">
      <style:text-properties officeooo:rsid="0f7abc3c"/>
    </style:style>
    <style:style style:name="T2226" style:family="text">
      <style:text-properties officeooo:rsid="0f7cc1a1"/>
    </style:style>
    <style:style style:name="T2227" style:family="text">
      <style:text-properties officeooo:rsid="0f7d0cc1"/>
    </style:style>
    <style:style style:name="T2228" style:family="text">
      <style:text-properties officeooo:rsid="0f7d3722"/>
    </style:style>
    <style:style style:name="T2229" style:family="text">
      <style:text-properties officeooo:rsid="0f7d536a"/>
    </style:style>
    <style:style style:name="T2230" style:family="text">
      <style:text-properties officeooo:rsid="0f7e1213"/>
    </style:style>
    <style:style style:name="T2231" style:family="text">
      <style:text-properties officeooo:rsid="0f7f4ef6"/>
    </style:style>
    <style:style style:name="T2232" style:family="text">
      <style:text-properties officeooo:rsid="0f80a8e9"/>
    </style:style>
    <style:style style:name="T2233" style:family="text">
      <style:text-properties officeooo:rsid="0f815945"/>
    </style:style>
    <style:style style:name="T2234" style:family="text">
      <style:text-properties officeooo:rsid="0f81dcee"/>
    </style:style>
    <style:style style:name="T2235" style:family="text">
      <style:text-properties officeooo:rsid="0f830844"/>
    </style:style>
    <style:style style:name="T2236" style:family="text">
      <style:text-properties officeooo:rsid="0f83d6de"/>
    </style:style>
    <style:style style:name="T2237" style:family="text">
      <style:text-properties officeooo:rsid="0f85d18e"/>
    </style:style>
    <style:style style:name="T2238" style:family="text">
      <style:text-properties officeooo:rsid="0f874927"/>
    </style:style>
    <style:style style:name="T2239" style:family="text">
      <style:text-properties officeooo:rsid="0f88637e"/>
    </style:style>
    <style:style style:name="T2240" style:family="text">
      <style:text-properties officeooo:rsid="0f8941d3"/>
    </style:style>
    <style:style style:name="T2241" style:family="text">
      <style:text-properties officeooo:rsid="0f8af1d7"/>
    </style:style>
    <style:style style:name="T2242" style:family="text">
      <style:text-properties officeooo:rsid="0f8de164"/>
    </style:style>
    <style:style style:name="T2243" style:family="text">
      <style:text-properties officeooo:rsid="0f8f8b67"/>
    </style:style>
    <style:style style:name="T2244" style:family="text">
      <style:text-properties officeooo:rsid="0f90bc3b"/>
    </style:style>
    <style:style style:name="T2245" style:family="text">
      <style:text-properties officeooo:rsid="0f928d76"/>
    </style:style>
    <style:style style:name="T2246" style:family="text">
      <style:text-properties officeooo:rsid="0f92bb11"/>
    </style:style>
    <style:style style:name="T2247" style:family="text">
      <style:text-properties officeooo:rsid="0f94aa56"/>
    </style:style>
    <style:style style:name="T2248" style:family="text">
      <style:text-properties officeooo:rsid="0f95dc41"/>
    </style:style>
    <style:style style:name="T2249" style:family="text">
      <style:text-properties officeooo:rsid="0f9641c7"/>
    </style:style>
    <style:style style:name="T2250" style:family="text">
      <style:text-properties officeooo:rsid="0f971418"/>
    </style:style>
    <style:style style:name="T2251" style:family="text">
      <style:text-properties officeooo:rsid="0f981f03"/>
    </style:style>
    <style:style style:name="T2252" style:family="text">
      <style:text-properties officeooo:rsid="0f98962b"/>
    </style:style>
    <style:style style:name="T2253" style:family="text">
      <style:text-properties officeooo:rsid="0f99d02b"/>
    </style:style>
    <style:style style:name="T2254" style:family="text">
      <style:text-properties officeooo:rsid="0f9b2e4c"/>
    </style:style>
    <style:style style:name="T2255" style:family="text">
      <style:text-properties officeooo:rsid="0f9bca58"/>
    </style:style>
    <style:style style:name="T2256" style:family="text">
      <style:text-properties officeooo:rsid="0f9d4aea"/>
    </style:style>
    <style:style style:name="T2257" style:family="text">
      <style:text-properties officeooo:rsid="0f9e19bb"/>
    </style:style>
    <style:style style:name="T2258" style:family="text">
      <style:text-properties officeooo:rsid="0fa3a534"/>
    </style:style>
    <style:style style:name="T2259" style:family="text">
      <style:text-properties officeooo:rsid="0fa3aaa9"/>
    </style:style>
    <style:style style:name="T2260" style:family="text">
      <style:text-properties officeooo:rsid="0fa43421"/>
    </style:style>
    <style:style style:name="T2261" style:family="text">
      <style:text-properties officeooo:rsid="0fa51b36"/>
    </style:style>
    <style:style style:name="T2262" style:family="text">
      <style:text-properties officeooo:rsid="0fa6f020"/>
    </style:style>
    <style:style style:name="T2263" style:family="text">
      <style:text-properties officeooo:rsid="01d09439"/>
    </style:style>
    <style:style style:name="T2264" style:family="text">
      <style:text-properties officeooo:rsid="0fa88a40"/>
    </style:style>
    <style:style style:name="T2265" style:family="text">
      <style:text-properties officeooo:rsid="0fa95b86"/>
    </style:style>
    <style:style style:name="T2266" style:family="text">
      <style:text-properties officeooo:rsid="0faac2e6"/>
    </style:style>
    <style:style style:name="T2267" style:family="text">
      <style:text-properties officeooo:rsid="0facdb71"/>
    </style:style>
    <style:style style:name="T2268" style:family="text">
      <style:text-properties officeooo:rsid="0faea37e"/>
    </style:style>
    <style:style style:name="T2269" style:family="text">
      <style:text-properties officeooo:rsid="0fafbd73"/>
    </style:style>
    <style:style style:name="T2270" style:family="text">
      <style:text-properties officeooo:rsid="0fb15cfa"/>
    </style:style>
    <style:style style:name="T2271" style:family="text">
      <style:text-properties officeooo:rsid="0fb1acfa"/>
    </style:style>
    <style:style style:name="T2272" style:family="text">
      <style:text-properties officeooo:rsid="02c8379b"/>
    </style:style>
    <style:style style:name="T2273" style:family="text">
      <style:text-properties officeooo:rsid="02c8e6f0"/>
    </style:style>
    <style:style style:name="T2274" style:family="text">
      <style:text-properties officeooo:rsid="0fb2926b"/>
    </style:style>
    <style:style style:name="T2275" style:family="text">
      <style:text-properties officeooo:rsid="0fb4a1c9"/>
    </style:style>
    <style:style style:name="T2276" style:family="text">
      <style:text-properties officeooo:rsid="0fb5dbf6"/>
    </style:style>
    <style:style style:name="T2277" style:family="text">
      <style:text-properties officeooo:rsid="0fb637dd"/>
    </style:style>
    <style:style style:name="T2278" style:family="text">
      <style:text-properties officeooo:rsid="0fba1d5b"/>
    </style:style>
    <style:style style:name="T2279" style:family="text">
      <style:text-properties officeooo:rsid="0fba5e7f"/>
    </style:style>
    <style:style style:name="T2280" style:family="text">
      <style:text-properties officeooo:rsid="0fbc32c5"/>
    </style:style>
    <style:style style:name="T2281" style:family="text">
      <style:text-properties officeooo:rsid="0fbd0c96"/>
    </style:style>
    <style:style style:name="T2282" style:family="text">
      <style:text-properties officeooo:rsid="0fbe2fc0"/>
    </style:style>
    <style:style style:name="T2283" style:family="text">
      <style:text-properties officeooo:rsid="0fc026d0"/>
    </style:style>
    <style:style style:name="T2284" style:family="text">
      <style:text-properties officeooo:rsid="0fc1adec"/>
    </style:style>
    <style:style style:name="T2285" style:family="text">
      <style:text-properties officeooo:rsid="0fc320be"/>
    </style:style>
    <style:style style:name="T2286" style:family="text">
      <style:text-properties officeooo:rsid="0fc3cda6"/>
    </style:style>
    <style:style style:name="T2287" style:family="text">
      <style:text-properties officeooo:rsid="0fc3ed3a"/>
    </style:style>
    <style:style style:name="T2288" style:family="text">
      <style:text-properties officeooo:rsid="0fc6100c"/>
    </style:style>
    <style:style style:name="T2289" style:family="text">
      <style:text-properties officeooo:rsid="0fc83ea3"/>
    </style:style>
    <style:style style:name="T2290" style:family="text">
      <style:text-properties officeooo:rsid="0fc9e9a3"/>
    </style:style>
    <style:style style:name="T2291" style:family="text">
      <style:text-properties officeooo:rsid="0fcbce1f"/>
    </style:style>
    <style:style style:name="T2292" style:family="text">
      <style:text-properties officeooo:rsid="0fcdc1bc"/>
    </style:style>
    <style:style style:name="T2293" style:family="text">
      <style:text-properties officeooo:rsid="0fe6cc00"/>
    </style:style>
    <style:style style:name="T2294" style:family="text">
      <style:text-properties officeooo:rsid="0fe87ad3"/>
    </style:style>
    <style:style style:name="T2295" style:family="text">
      <style:text-properties officeooo:rsid="0fe88808"/>
    </style:style>
    <style:style style:name="T2296" style:family="text">
      <style:text-properties officeooo:rsid="0fe9276e"/>
    </style:style>
    <style:style style:name="T2297" style:family="text">
      <style:text-properties officeooo:rsid="0fe982b7"/>
    </style:style>
    <style:style style:name="T2298" style:family="text">
      <style:text-properties officeooo:rsid="0feb5ac1"/>
    </style:style>
    <style:style style:name="T2299" style:family="text">
      <style:text-properties officeooo:rsid="0febafbe"/>
    </style:style>
    <style:style style:name="T2300" style:family="text">
      <style:text-properties officeooo:rsid="0fecb7f2"/>
    </style:style>
    <style:style style:name="T2301" style:family="text">
      <style:text-properties officeooo:rsid="0fedaea9"/>
    </style:style>
    <style:style style:name="T2302" style:family="text">
      <style:text-properties officeooo:rsid="0fee831d"/>
    </style:style>
    <style:style style:name="T2303" style:family="text">
      <style:text-properties officeooo:rsid="0ff04935"/>
    </style:style>
    <style:style style:name="T2304" style:family="text">
      <style:text-properties officeooo:rsid="0ff1903f"/>
    </style:style>
    <style:style style:name="T2305" style:family="text">
      <style:text-properties officeooo:rsid="0ff2483b"/>
    </style:style>
    <style:style style:name="T2306" style:family="text">
      <style:text-properties officeooo:rsid="0ff46512"/>
    </style:style>
    <style:style style:name="T2307" style:family="text">
      <style:text-properties officeooo:rsid="0ffbd936"/>
    </style:style>
    <style:style style:name="T2308" style:family="text">
      <style:text-properties officeooo:rsid="0ffd518a"/>
    </style:style>
    <style:style style:name="T2309" style:family="text">
      <style:text-properties officeooo:rsid="0fff3eac"/>
    </style:style>
    <style:style style:name="T2310" style:family="text">
      <style:text-properties officeooo:rsid="1000e4d9"/>
    </style:style>
    <style:style style:name="T2311" style:family="text">
      <style:text-properties officeooo:rsid="1001a350"/>
    </style:style>
    <style:style style:name="T2312" style:family="text">
      <style:text-properties officeooo:rsid="10035b76"/>
    </style:style>
    <style:style style:name="T2313" style:family="text">
      <style:text-properties officeooo:rsid="1003efd6"/>
    </style:style>
    <style:style style:name="T2314" style:family="text">
      <style:text-properties officeooo:rsid="10057ed8"/>
    </style:style>
    <style:style style:name="T2315" style:family="text">
      <style:text-properties officeooo:rsid="1006698d"/>
    </style:style>
    <style:style style:name="T2316" style:family="text">
      <style:text-properties officeooo:rsid="10072be5"/>
    </style:style>
    <style:style style:name="T2317" style:family="text">
      <style:text-properties officeooo:rsid="1008907f"/>
    </style:style>
    <style:style style:name="T2318" style:family="text">
      <style:text-properties officeooo:rsid="100a228f"/>
    </style:style>
    <style:style style:name="T2319" style:family="text">
      <style:text-properties officeooo:rsid="100ad80b"/>
    </style:style>
    <style:style style:name="T2320" style:family="text">
      <style:text-properties officeooo:rsid="100c4cff"/>
    </style:style>
    <style:style style:name="T2321" style:family="text">
      <style:text-properties officeooo:rsid="100d48ea"/>
    </style:style>
    <style:style style:name="T2322" style:family="text">
      <style:text-properties officeooo:rsid="100ed4bb"/>
    </style:style>
    <style:style style:name="T2323" style:family="text">
      <style:text-properties officeooo:rsid="100edcb5"/>
    </style:style>
    <style:style style:name="T2324" style:family="text">
      <style:text-properties officeooo:rsid="100f9ea7"/>
    </style:style>
    <style:style style:name="T2325" style:family="text">
      <style:text-properties officeooo:rsid="101023cb"/>
    </style:style>
    <style:style style:name="T2326" style:family="text">
      <style:text-properties officeooo:rsid="101086a6"/>
    </style:style>
    <style:style style:name="T2327" style:family="text">
      <style:text-properties officeooo:rsid="1010a556"/>
    </style:style>
    <style:style style:name="T2328" style:family="text">
      <style:text-properties officeooo:rsid="1010dcc9"/>
    </style:style>
    <style:style style:name="T2329" style:family="text">
      <style:text-properties officeooo:rsid="101120ca"/>
    </style:style>
    <style:style style:name="T2330" style:family="text">
      <style:text-properties officeooo:rsid="10115a91"/>
    </style:style>
    <style:style style:name="T2331" style:family="text">
      <style:text-properties officeooo:rsid="10134ce9"/>
    </style:style>
    <style:style style:name="T2332" style:family="text">
      <style:text-properties officeooo:rsid="101437ae"/>
    </style:style>
    <style:style style:name="T2333" style:family="text">
      <style:text-properties officeooo:rsid="1014e447"/>
    </style:style>
    <style:style style:name="T2334" style:family="text">
      <style:text-properties officeooo:rsid="1015de53"/>
    </style:style>
    <style:style style:name="T2335" style:family="text">
      <style:text-properties officeooo:rsid="1016812b"/>
    </style:style>
    <style:style style:name="T2336" style:family="text">
      <style:text-properties officeooo:rsid="10182a2c"/>
    </style:style>
    <style:style style:name="T2337" style:family="text">
      <style:text-properties officeooo:rsid="1018b7cc"/>
    </style:style>
    <style:style style:name="T2338" style:family="text">
      <style:text-properties officeooo:rsid="101a71db"/>
    </style:style>
    <style:style style:name="T2339" style:family="text">
      <style:text-properties officeooo:rsid="101c5680"/>
    </style:style>
    <style:style style:name="T2340" style:family="text">
      <style:text-properties officeooo:rsid="101d8267"/>
    </style:style>
    <style:style style:name="T2341" style:family="text">
      <style:text-properties officeooo:rsid="101ea500"/>
    </style:style>
    <style:style style:name="T2342" style:family="text">
      <style:text-properties officeooo:rsid="10205ec5"/>
    </style:style>
    <style:style style:name="T2343" style:family="text">
      <style:text-properties officeooo:rsid="10223cb6"/>
    </style:style>
    <style:style style:name="T2344" style:family="text">
      <style:text-properties officeooo:rsid="102428d5"/>
    </style:style>
    <style:style style:name="T2345" style:family="text">
      <style:text-properties officeooo:rsid="1024fd38"/>
    </style:style>
    <style:style style:name="T2346" style:family="text">
      <style:text-properties officeooo:rsid="1026c5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Зло</text:p>
      <text:p text:style-name="P51"><text:tab/><text:span text:style-name="T2204">В Эквестрии существуют две стороны магии — </text:span><text:span text:style-name="T2205">тьма</text:span><text:span text:style-name="T2204">, которая дает могущества и власть над другими и </text:span><text:span text:style-name="T2205">свет</text:span><text:span text:style-name="T2204"> - путь к более свободной и доброй жизни.</text:span></text:p>
      <text:p text:style-name="P250"><text:span text:style-name="T164"><text:tab/></text:span><text:span text:style-name="T165">Эти две стороны</text:span><text:span text:style-name="T164"> часто переплетаются</text:span><text:span text:style-name="T222"> между собой</text:span><text:span text:style-name="T164">, поэтому нужна гармония, нужен баланс.</text:span></text:p>
      <text:p text:style-name="P248"><text:span text:style-name="T164"><text:tab/></text:span><text:span text:style-name="T163">Темная магия способн</text:span><text:span text:style-name="T206">а</text:span><text:span text:style-name="T163"> уничтожить </text:span><text:span text:style-name="T206">прежде всего </text:span><text:span text:style-name="T163"><text:s/></text:span><text:span text:style-name="T223">самые добрые качества и взрастить ненависть и злобу</text:span><text:span text:style-name="T206">,</text:span><text:span text:style-name="T166"> поэтому в Эквестрии пони стремятся к дружбе и согласию.</text:span></text:p>
      <text:p text:style-name="P52"><text:tab/>За пределами этой страны существуют другие неизведанные места, в которых скрываются могущественные силы, которые не смогли постичь даже Аликорны, одни из самых <text:span text:style-name="T2110">сильнейших</text:span> магических существ.</text:p>
      <text:p text:style-name="P248"><text:span text:style-name="T166"><text:tab/></text:span><text:span text:style-name="T167">И </text:span><text:span text:style-name="T207">одним</text:span><text:span text:style-name="T167"> из таких мест </text:span><text:span text:style-name="T207">является</text:span><text:span text:style-name="T167"> </text:span><text:span text:style-name="T168">место Эндлифа или средоточие темной магии.</text:span></text:p>
      <text:p text:style-name="P248"><text:span text:style-name="T168"><text:tab/></text:span><text:span text:style-name="T169">О нем было известно очень мало, </text:span><text:span text:style-name="T170">никто в Эквестрии даже не слышал название этого места.</text:span></text:p>
      <text:p text:style-name="P248"><text:span text:style-name="T170"><text:tab/></text:span><text:span text:style-name="T171">Лишь одному </text:span><text:span text:style-name="T173">пони </text:span><text:span text:style-name="T171">удалось впервые за всю историю существования </text:span><text:span text:style-name="T207">мира </text:span><text:span text:style-name="T171">узнать о его </text:span><text:soft-page-break/><text:span text:style-name="T171">расположении, лорду </text:span><text:span text:style-name="T172">Хатреду, </text:span><text:span text:style-name="T174">бесстрашному и </text:span><text:span text:style-name="T220">жестокому</text:span><text:span text:style-name="T174">.</text:span></text:p>
      <text:p text:style-name="P248"><text:span text:style-name="T174"><text:tab/></text:span><text:span text:style-name="T175">Лорд Хатред </text:span><text:span text:style-name="T207">с самого рождения</text:span><text:span text:style-name="T175"> стремился к власти и хотел стать самым могущественным и великим правителем <text:s/>во всем мире.</text:span></text:p>
      <text:p text:style-name="P248"><text:span text:style-name="T175"><text:tab/></text:span><text:span text:style-name="T176">Он стал первым пони, который ступил на каменную дорожку, ведущую </text:span><text:span text:style-name="T208">к замку</text:span><text:span text:style-name="T176"> Эндлифа, </text:span><text:span text:style-name="T209">который простоял миллионы лун в одиночестве.</text:span></text:p>
      <text:p text:style-name="P248"><text:span text:style-name="T176"><text:tab/>Лорд Хатред поднялся по замшелым ступенькам, </text:span><text:span text:style-name="T210">чувствуя как они похрустывали</text:span><text:span text:style-name="T176"> от его шагов и не успел </text:span><text:span text:style-name="T177">он </text:span><text:span text:style-name="T176">расп</text:span><text:span text:style-name="T177">а</text:span><text:span text:style-name="T176">хнуть дверь, как она упала на каменный пол </text:span><text:span text:style-name="T178">и разлетелась </text:span><text:span text:style-name="T211">вдребезги</text:span><text:span text:style-name="T176">.</text:span></text:p>
      <text:p text:style-name="P248"><text:span text:style-name="T176"><text:tab/></text:span><text:span text:style-name="T178">Он ступил дальше и увидел перед собой ряд каменны</text:span><text:span text:style-name="T189">х</text:span><text:span text:style-name="T178"> статуй, </text:span><text:span text:style-name="T212">представляющи</text:span><text:span text:style-name="T221">х </text:span><text:span text:style-name="T212">из себя</text:span><text:span text:style-name="T178"> довольно странны</text:span><text:span text:style-name="T212">х</text:span><text:span text:style-name="T178"> </text:span><text:span text:style-name="T212">единорогов</text:span><text:span text:style-name="T178"> с несколькими рогами.</text:span></text:p>
      <text:p text:style-name="P248"><text:span text:style-name="T178"><text:tab/></text:span><text:span text:style-name="T179">Впереди виднелась самая огромная статуя: шестикрылая пони, </text:span><text:span text:style-name="T190">глаза и рог которой излучали свет</text:span><text:span text:style-name="T179"> </text:span><text:span text:style-name="T190">и освещали все помещение замка.</text:span></text:p>
      <text:p text:style-name="P249"><text:span text:style-name="T179"><text:tab/></text:span><text:span text:style-name="T180">Лорд Хатред остановился </text:span><text:span text:style-name="T191">перед статуей </text:span><text:span text:style-name="T180">и замер на несколько минут. Он повторял какое-то заклинание, но ничего не происходило.<text:tab/></text:span></text:p>
      <text:p text:style-name="P249"><text:soft-page-break/><text:span text:style-name="T180"><text:tab/></text:span><text:span text:style-name="T192">Когда он решил повторить очередное заклинание, </text:span><text:span text:style-name="T181">главная статуя шевельнулась и он услышал ледяной голос:</text:span></text:p>
      <text:p text:style-name="P248"><text:span text:style-name="T181">- </text:span><text:span text:style-name="T182">Для какой цели ты потревожил это могущественное и великое место, </text:span><text:span text:style-name="T213">аликорн</text:span><text:span text:style-name="T182">?</text:span></text:p>
      <text:p text:style-name="P248"><text:span text:style-name="T182">- Я желаю </text:span><text:span text:style-name="T193">стать </text:span><text:span text:style-name="T214">самым сильным в истории </text:span><text:span text:style-name="T213">правителем страны аликорнов</text:span><text:span text:style-name="T182"> — ответил лорд Хатред.</text:span></text:p>
      <text:p text:style-name="P248"><text:span text:style-name="T182">- </text:span><text:span text:style-name="T183">Ты не можешь стать могущественным и великим </text:span><text:span text:style-name="T213">правителем</text:span><text:span text:style-name="T183"> </text:span><text:span text:style-name="T194">без жертв </text:span><text:span text:style-name="T213">и </text:span><text:span text:style-name="T215">страданий</text:span></text:p>
      <text:p text:style-name="P53">- Я готов пожертвовать всем, что у меня есть <text:span text:style-name="T2111">и я готов перенести любые страдания</text:span>.</text:p>
      <text:p text:style-name="P248"><text:span text:style-name="T184">- </text:span><text:span text:style-name="T216">Очень хорошо, </text:span><text:span text:style-name="T217">я чувствую, что в тебе больше жажды могущества нежели страха</text:span></text:p>
      <text:p text:style-name="P248"><text:span text:style-name="T185">- </text:span><text:span text:style-name="T217">Я потратил всю свою жизнь, чтобы найти это место и теперь я прошу кем-ты бы не было, з</text:span><text:span text:style-name="T195">абери все</text:span><text:span text:style-name="T196">:</text:span><text:span text:style-name="T195"> семью, братьев, друзей, тех кому я был дорог </text:span><text:span text:style-name="T196">и</text:span><text:span text:style-name="T195"> тех, кто мне был дорог, </text:span><text:span text:style-name="T217">а взамен дай мне могущество и власть!</text:span></text:p>
      <text:p text:style-name="P248"><text:span text:style-name="T186">- </text:span><text:span text:style-name="T187">Ты уверен в этом, лорд Хатред? — прозвучал такой же ледяной голос</text:span></text:p>
      <text:p text:style-name="P259"><text:soft-page-break/><text:span text:style-name="T162">- Да, </text:span><text:span text:style-name="T197">с</text:span><text:span text:style-name="T162">делай меня самым </text:span><text:span text:style-name="T198">могущественным</text:span><text:span text:style-name="T162"> </text:span><text:span text:style-name="T188">а</text:span><text:span text:style-name="T162">ликорном!</text:span></text:p>
      <text:p text:style-name="P260"><text:span text:style-name="T162"><text:tab/></text:span><text:span text:style-name="T188">Главная статуя сделала шаг и направила свой </text:span><text:span text:style-name="T199">каменный</text:span><text:span text:style-name="T188"> рог на лорда Хатреда. </text:span></text:p>
      <text:p text:style-name="P55"><text:tab/>Через мгновенье весь замок озарился ярким светом и Хатред почувствовал как его наполняет сила, о которой он мечтал всю свою жизнь.</text:p>
      <text:p text:style-name="P261"><text:span text:style-name="T199"><text:tab/></text:span><text:span text:style-name="T218">Он чувствовал как с каждой секундой в нем становится больше маги</text:span><text:span text:style-name="T219">и.</text:span></text:p>
      <text:p text:style-name="P260"><text:span text:style-name="T199"><text:tab/>Но его грезам не суждено было сбыться, через некоторое время </text:span><text:span text:style-name="T200">он начал чувствовать слабость, </text:span><text:span text:style-name="T203">затем потерял</text:span><text:span text:style-name="T200"> зрение и не мог сдвинуться с места. <text:tab/></text:span><text:span text:style-name="T203">И</text:span><text:span text:style-name="T200">знеможение одолело его и он упал на каменный пол, </text:span><text:span text:style-name="T201">задыхаясь от нехватки воздуха.</text:span></text:p>
      <text:p text:style-name="P260"><text:span text:style-name="T201"><text:tab/>Последним отблеском жизни для него была тень каменного </text:span><text:span text:style-name="T202">шестикрылого </text:span><text:span text:style-name="T201">аликорна </text:span><text:span text:style-name="T204">и </text:span><text:span text:style-name="T205">крупная </text:span><text:span text:style-name="T204"><text:s/>надпись, </text:span><text:span text:style-name="T205">выложенная </text:span><text:span text:style-name="T219">темными </text:span><text:span text:style-name="T205">рубинами и изумрудами</text:span><text:span text:style-name="T204"> у подножия:</text:span></text:p>
      <text:p text:style-name="P56"><text:tab/>«Зло рождается не из тьмы и не из света, оно <text:tab/>рождается из собственной души»</text:p>
      <text:p text:style-name="P54"><text:tab/></text:p>
      <text:p text:style-name="P57"/>
      <text:p text:style-name="P51"><text:soft-page-break/><text:tab/></text:p>
      <text:p text:style-name="P30"/>
      <text:p text:style-name="P30"/>
      <text:p text:style-name="P29"><text:span text:style-name="T1924">1. </text:span><text:bookmark-start text:name="__DdeLink__2_1002662238"/>Две подруги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251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251"><text:span text:style-name="T4"><text:tab/></text:span><text:span text:style-name="T5">В такие моменты кажется, что </text:span><text:span text:style-name="T6">все внутри</text:span><text:span text:style-name="T5"> переполнено чувством </text:span><text:span text:style-name="T8">какого-то</text:span><text:span text:style-name="T5"> уюта </text:span><text:span text:style-name="T7">и ожиданием</text:span><text:span text:style-name="T5"> </text:span><text:span text:style-name="T7">чего-то</text:span><text:span text:style-name="T5"> <text:s/>фантастического и захватывающего</text:span><text:span text:style-name="T4">.</text:span><text:bookmark-end text:name="__DdeLink__5622_140401309"/><text:bookmark-end text:name="__DdeLink__15_1002662238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224">одна из которых </text:span>очень громко смеялась и показывала что-то необычное другой, не обращая внимания на пон<text:span text:style-name="T1235">и</text:span>, <text:s/>которые мимо проходили и чуть не столкнулись с ней от её резких и быстрых взмахов крыльями.<text:bookmark-end text:name="__DdeLink__5624_140401309"/> <text:bookmark-end text:name="__DdeLink__19_1002662238"/></text:p>
      <text:p text:style-name="P2"><text:soft-page-break/><text:tab/><text:bookmark-start text:name="__DdeLink__21_1002662238"/><text:bookmark-start text:name="__DdeLink__5626_140401309"/>Самая громкая и шумная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была <text:span text:style-name="T2112">а</text:span>ликорном, и её рог был довольно большим для пони её возраст<text:span text:style-name="T225">а</text:span>.<text:bookmark-end text:name="__DdeLink__5626_140401309"/> <text:bookmark-end text:name="__DdeLink__21_1002662238"/></text:p>
      <text:p text:style-name="P1"><text:tab/><text:bookmark-start text:name="__DdeLink__25_1002662238"/><text:bookmark-start text:name="__DdeLink__5630_140401309"/>В её <text:span text:style-name="T2113">поведении</text:span> можно было распознать буйный и <text:span text:style-name="T2114">весёлый</text:span> характер.<text:bookmark-end text:name="__DdeLink__25_1002662238"/><text:bookmark-end text:name="__DdeLink__5630_140401309"/> <text:s text:c="2"/></text:p>
      <text:p text:style-name="P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226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352">ё</text:span> знаком отличия было переливающее в бирюзовых тонах кристальное сердце<text:span text:style-name="T227">.</text:span><text:bookmark-end text:name="__DdeLink__29_1002662238"/><text:bookmark-end text:name="__DdeLink__5636_140401309"/></text:p>
      <text:p text:style-name="P1"><text:tab/><text:bookmark-start text:name="__DdeLink__31_1002662238"/><text:bookmark-start text:name="__DdeLink__5639_140401309"/>Вторая <text:span text:style-name="T228">же </text:span>пони более спокойная и сдержанная, <text:span text:style-name="T228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31_1002662238"/><text:bookmark-end text:name="__DdeLink__5639_140401309"/></text:p>
      <text:p text:style-name="P1"><text:soft-page-break/><text:tab/><text:bookmark-start text:name="__DdeLink__33_1002662238"/><text:bookmark-start text:name="__DdeLink__5642_140401309"/>Когда площадь около Кантерлотской школы опустела и стала изумрудно-пустынной, <text:span text:style-name="T2115">одна из подруг сказала</text:span>:<text:bookmark-end text:name="__DdeLink__33_1002662238"/><text:bookmark-end text:name="__DdeLink__5642_140401309"/></text:p>
      <text:p text:style-name="P1"><text:bookmark-start text:name="__DdeLink__35_1002662238"/><text:bookmark-start text:name="__DdeLink__5645_140401309"/>- Флур<text:span text:style-name="T229">р</text:span>и тебе не стоило этого делать, я бы справилась сама<text:bookmark-end text:name="__DdeLink__35_1002662238"/><text:bookmark-end text:name="__DdeLink__5645_140401309"/>.</text:p>
      <text:p text:style-name="P1"><text:bookmark-start text:name="__DdeLink__37_1002662238"/><text:bookmark-start text:name="__DdeLink__5648_140401309"/>- Я всего лишь поддержала друга<text:bookmark-end text:name="__DdeLink__37_1002662238"/><text:bookmark-end text:name="__DdeLink__5648_140401309"/>.</text:p>
      <text:p text:style-name="P1"><text:bookmark-start text:name="__DdeLink__39_1002662238"/><text:bookmark-start text:name="__DdeLink__5651_140401309"/>- Знаешь, для меня до сих <text:span text:style-name="T2116">удивительно</text:span>, что ты <text:span text:style-name="T2142">А</text:span>ликорн. Ты имеешь более сильную магию, чем у других <text:span text:style-name="T1236">пони</text:span> и можешь сравниться в скорости даже с <text:bookmark-end text:name="__DdeLink__39_1002662238"/><text:bookmark-end text:name="__DdeLink__5651_140401309"/><text:span text:style-name="T2143">чудо-молниями</text:span><text:span text:style-name="T1237">! </text:span></text:p>
      <text:p text:style-name="P1"><text:bookmark-start text:name="__DdeLink__41_1002662238"/><text:bookmark-start text:name="__DdeLink__5654_140401309"/>- Лара, ты гораздо <text:span text:style-name="T2117">больше</text:span> понимаешь в магии чем я, <text:s/>у меня всего лишь <text:span text:style-name="T2144">в</text:span>рождённый талант<text:bookmark-end text:name="__DdeLink__41_1002662238"/><text:bookmark-end text:name="__DdeLink__5654_140401309"/>.</text:p>
      <text:p text:style-name="P1"><text:tab/><text:bookmark-start text:name="__DdeLink__43_1002662238"/><text:bookmark-start text:name="__DdeLink__5657_140401309"/>Лара остановилась посреди площади с задумчивым видом, перекинув сумку на другое плечо: <text:bookmark-end text:name="__DdeLink__43_1002662238"/><text:bookmark-end text:name="__DdeLink__5657_140401309"/></text:p>
      <text:p text:style-name="P1"><text:bookmark-start text:name="__DdeLink__45_1002662238"/><text:bookmark-start text:name="__DdeLink__5660_140401309"/>- А что ты думаешь об этой <text:span text:style-name="T2118">фантастической </text:span>истории о тёмной пони?<text:bookmark-end text:name="__DdeLink__45_1002662238"/> <text:bookmark-end text:name="__DdeLink__5660_140401309"/></text:p>
      <text:p text:style-name="P1"><text:bookmark-start text:name="__DdeLink__47_1002662238"/><text:bookmark-start text:name="__DdeLink__5663_140401309"/>- Лара, ты ведь знаешь, что я всегда в курсе таких событий, я уже знаю практически все<text:bookmark-end text:name="__DdeLink__47_1002662238"/><text:bookmark-end text:name="__DdeLink__5663_140401309"/>.</text:p>
      <text:p text:style-name="P1"><text:bookmark-start text:name="__DdeLink__49_1002662238"/><text:bookmark-start text:name="__DdeLink__5666_140401309"/>- <text:bookmark-end text:name="__DdeLink__49_1002662238"/><text:bookmark-end text:name="__DdeLink__5666_140401309"/><text:span text:style-name="T2119">Мне </text:span><text:span text:style-name="T2120">очень интересно </text:span><text:span text:style-name="T2145">услышать эту историю</text:span></text:p>
      <text:p text:style-name="P1"><text:bookmark-start text:name="__DdeLink__51_1002662238"/><text:bookmark-start text:name="__DdeLink__5669_140401309"/><text:soft-page-break/>- <text:span text:style-name="T2121">На прошлой недел</text:span><text:span text:style-name="T2122">и</text:span><text:span text:style-name="T2121"> в Кантерлот приехала довольно странная, я бы даже сказала кошмарная пони и решила поступить в нашу школу</text:span><text:bookmark-end text:name="__DdeLink__51_1002662238"/><text:bookmark-end text:name="__DdeLink__5669_140401309"/><text:span text:style-name="T2121">. </text:span><text:span text:style-name="T2122">Директор Стар Свирл был поражен её магическими способностями и отправил её к моей тёте.</text:span></text:p>
      <text:p text:style-name="P1"><text:bookmark-start text:name="__DdeLink__53_1002662238"/><text:bookmark-start text:name="__DdeLink__5672_140401309"/>- <text:span text:style-name="T2123">Это довольно интересно, а</text:span> что в ней странного и кошмарного?<text:bookmark-end text:name="__DdeLink__53_1002662238"/> <text:bookmark-end text:name="__DdeLink__5672_140401309"/></text:p>
      <text:p text:style-name="P1"><text:bookmark-start text:name="__DdeLink__5675_140401309"/><text:bookmark-start text:name="__DdeLink__55_1002662238"/>- Все эти <text:span text:style-name="T2124">слухи</text:span> о темной пони, не такие уж слухи <text:span text:style-name="T2124">на самом деле</text:span><text:bookmark-end text:name="__DdeLink__5675_140401309"/><text:bookmark-end text:name="__DdeLink__55_1002662238"/><text:span text:style-name="T2124">!</text:span></text:p>
      <text:p text:style-name="P1">- <text:span text:style-name="T2125">Можно подробнее, Флурри.</text:span></text:p>
      <text:p text:style-name="P1">- <text:span text:style-name="T2125">Да, я ещё не рассказала все. Директор Стар Свирл был поражен не только её способностями, а тем, что у неё нет рога! Ты понимаешь, Лара! </text:span></text:p>
      <text:p text:style-name="P1"><text:bookmark-start text:name="__DdeLink__57_1002662238"/><text:bookmark-start text:name="__DdeLink__5678_140401309"/>- Ты сейчас шутишь?<text:bookmark-end text:name="__DdeLink__57_1002662238"/><text:bookmark-end text:name="__DdeLink__5678_140401309"/> </text:p>
      <text:p text:style-name="P11"><text:bookmark-start text:name="__DdeLink__59_1002662238"/><text:bookmark-start text:name="__DdeLink__5681_140401309"/>- Нет конечно! <text:span text:style-name="T2126">Санрайз </text:span><text:span text:style-name="T2127">Бриск </text:span><text:span text:style-name="T2128">видела её и </text:span><text:span text:style-name="T2130">рассказала</text:span><text:span text:style-name="T2128"> мне об этом, а она не какая-нибудь л</text:span><text:span text:style-name="T2129">гунья </text:span><text:span text:style-name="T2128">Брейни</text:span>.<text:bookmark-end text:name="__DdeLink__59_1002662238"/><text:bookmark-end text:name="__DdeLink__5681_140401309"/></text:p>
      <text:p text:style-name="P252"><text:bookmark-start text:name="__DdeLink__61_1002662238"/><text:bookmark-start text:name="__DdeLink__5684_140401309"/><text:span text:style-name="T1">- </text:span><text:bookmark-end text:name="__DdeLink__61_1002662238"/><text:bookmark-end text:name="__DdeLink__5684_140401309"/><text:span text:style-name="T9">Это </text:span><text:span text:style-name="T10">очень интересно - задумчиво ответила Лара.</text:span></text:p>
      <text:p text:style-name="P252"><text:span text:style-name="T10">- </text:span><text:span text:style-name="T11">Это кошмарно и я чувствую </text:span><text:span text:style-name="T12">в этом что-то ужасное</text:span><text:span text:style-name="T11">!</text:span></text:p>
      <text:p text:style-name="P1"><text:bookmark-start text:name="__DdeLink__63_1002662238"/><text:bookmark-start text:name="__DdeLink__5687_140401309"/>- <text:bookmark-end text:name="__DdeLink__63_1002662238"/><text:bookmark-end text:name="__DdeLink__5687_140401309"/><text:span text:style-name="T2131">Успокойся, Флурри, ты слишком критично мыслишь сейчас о пони, которую даже не видела и не знаешь.</text:span><text:bookmark text:name="__DdeLink__5690_140401309"/><text:bookmark text:name="__DdeLink__65_1002662238"/></text:p>
      <text:p text:style-name="P1"><text:bookmark-start text:name="__DdeLink__69_1002662238"/><text:bookmark-start text:name="__DdeLink__5693_140401309"/><text:soft-page-break/>- Лара! У неё нет рога! Но она смогла <text:span text:style-name="T2132">показать лучшие результаты по вступительным экзаменам</text:span>! Это не гениально, скорее Дискорд в неё вселился бы, чем она смогла бы поднять пылинку с помощью магии<text:bookmark-end text:name="__DdeLink__69_1002662238"/><text:bookmark-end text:name="__DdeLink__5693_140401309"/>.</text:p>
      <text:p text:style-name="P1"><text:bookmark-start text:name="__DdeLink__71_1002662238"/><text:bookmark-start text:name="__DdeLink__5696_140401309"/>- <text:span text:style-name="T2133">Ты начинаешь </text:span><text:span text:style-name="T2139">завидовать</text:span><text:span text:style-name="T2133">? </text:span><text:bookmark-end text:name="__DdeLink__71_1002662238"/><text:bookmark-end text:name="__DdeLink__5696_140401309"/><text:span text:style-name="T2133">- улыбнулась Лара.</text:span></text:p>
      <text:p text:style-name="P1">- <text:span text:style-name="T2134">Нисколько. Ты знаешь Лара, что моё чувство ещё ни раз не подводило </text:span><text:span text:style-name="T2139">меня</text:span><text:span text:style-name="T2134">.</text:span></text:p>
      <text:p text:style-name="P1">- <text:span text:style-name="T2134">А что сейчас ты чувствуешь по этому поводу?</text:span></text:p>
      <text:p text:style-name="P1">- <text:span text:style-name="T2134">Я чувствую опасность и </text:span><text:span text:style-name="T2135">темную магию!</text:span></text:p>
      <text:p text:style-name="P12">- <text:span text:style-name="T2140">В</text:span><text:bookmark-start text:name="__DdeLink__5702_140401309"/><text:bookmark-start text:name="__DdeLink__75_1002662238"/>озможно она демон и нам предстоит сразиться с ней, как когда-то сразилась принцесса Твайлайт и её подруги с Дискордом — <text:span text:style-name="T2136">засмеялась</text:span><text:span text:style-name="T230"> Лара.</text:span><text:bookmark-end text:name="__DdeLink__5702_140401309"/><text:bookmark-end text:name="__DdeLink__75_1002662238"/></text:p>
      <text:p text:style-name="P1"><text:bookmark-start text:name="__DdeLink__77_1002662238"/><text:bookmark-start text:name="__DdeLink__5705_140401309"/>- Лара, твои шутки не всегда <text:bookmark-end text:name="__DdeLink__77_1002662238"/><text:bookmark-end text:name="__DdeLink__5705_140401309"/><text:span text:style-name="T2137">шутки</text:span>.<text:bookmark text:name="__DdeLink__79_1002662238"/><text:bookmark text:name="__DdeLink__5708_140401309"/></text:p>
      <text:p text:style-name="P13">- <text:span text:style-name="T2140">Тебе нравятся мои шутки, и к тому же е</text:span><text:bookmark-start text:name="__DdeLink__83_1002662238"/><text:bookmark-start text:name="__DdeLink__5714_140401309"/>сли принцесса Твайлайт и директор <text:span text:style-name="T2137">Стар Свирл</text:span> одобр<text:span text:style-name="T2138">и</text:span>ли её поступление, значит она может только стать нашим другом<text:bookmark-end text:name="__DdeLink__83_1002662238"/><text:bookmark-end text:name="__DdeLink__5714_140401309"/>.</text:p>
      <text:p text:style-name="P18"><text:tab/><text:bookmark-start text:name="__DdeLink__85_1002662238"/><text:bookmark-start text:name="__DdeLink__5717_140401309"/>Флурри остановилась, взмахнула крыльями и перешла на другую тему, ей совсем не хотелось затягивать <text:span text:style-name="T231">разговор о темной пони, </text:span><text:span text:style-name="T2147">который вызывал </text:span><text:soft-page-break/><text:span text:style-name="T2147">у неё</text:span><text:span text:style-name="T2146"> </text:span><text:span text:style-name="T2147">смешанные неприятные</text:span><text:span text:style-name="T231"> </text:span><text:span text:style-name="T2147">чувства</text:span><text:span text:style-name="T231"> </text:span><text:span text:style-name="T232">и поэтому она спросила:</text:span><text:bookmark-end text:name="__DdeLink__85_1002662238"/><text:bookmark-end text:name="__DdeLink__5717_140401309"/></text:p>
      <text:p text:style-name="P1"><text:bookmark-start text:name="__DdeLink__87_1002662238"/><text:bookmark-start text:name="__DdeLink__5720_140401309"/>- Ты собираешься ехать в Понивил<text:span text:style-name="T1238">л</text:span>ь на последний день весны?<text:bookmark-end text:name="__DdeLink__87_1002662238"/><text:bookmark-end text:name="__DdeLink__5720_140401309"/></text:p>
      <text:p text:style-name="P1"><text:bookmark-start text:name="__DdeLink__89_1002662238"/><text:bookmark-start text:name="__DdeLink__5723_140401309"/>- Да, я давно не была на этом празднике<text:bookmark-end text:name="__DdeLink__89_1002662238"/><text:bookmark-end text:name="__DdeLink__5723_140401309"/></text:p>
      <text:p text:style-name="P3"><text:bookmark-start text:name="__DdeLink__91_1002662238"/><text:bookmark-start text:name="__DdeLink__5726_140401309"/>- Тогда встретимся вечером?<text:bookmark-end text:name="__DdeLink__91_1002662238"/><text:bookmark-end text:name="__DdeLink__5726_140401309"/></text:p>
      <text:p text:style-name="P1"><text:bookmark-start text:name="__DdeLink__93_1002662238"/><text:bookmark-start text:name="__DdeLink__5729_140401309"/>- Да<text:bookmark-end text:name="__DdeLink__93_1002662238"/><text:bookmark-end text:name="__DdeLink__5729_140401309"/>!</text:p>
      <text:p text:style-name="P1"><text:bookmark-start text:name="__DdeLink__95_1002662238"/>-<text:bookmark-start text:name="__DdeLink__5731_140401309"/> До встречи Лара<text:bookmark-end text:name="__DdeLink__95_1002662238"/><text:bookmark-end text:name="__DdeLink__5731_140401309"/>!</text:p>
      <text:p text:style-name="P1"><text:bookmark-start text:name="__DdeLink__97_1002662238"/><text:bookmark-start text:name="__DdeLink__5734_140401309"/>- До встречи Флур<text:span text:style-name="T1135">р</text:span>и<text:bookmark-end text:name="__DdeLink__97_1002662238"/><text:bookmark-end text:name="__DdeLink__5734_140401309"/>!</text:p>
      <text:p text:style-name="P1"><text:tab/><text:bookmark-start text:name="__DdeLink__99_1002662238"/><text:bookmark-start text:name="__DdeLink__5737_140401309"/>Для Лары вся эта история с тёмной пони была чересчур <text:span text:style-name="T2141">интересной</text:span>.<text:bookmark-end text:name="__DdeLink__99_1002662238"/><text:bookmark-end text:name="__DdeLink__5737_140401309"/></text:p>
      <text:p text:style-name="P1"><text:tab/><text:bookmark-start text:name="__DdeLink__101_1002662238"/><text:bookmark-start text:name="__DdeLink__5740_140401309"/>«<text:span text:style-name="T2148">Возможно это очередная шутка Флурри о темной пони. Но если это так, то каким образом она использует магию </text:span><text:span text:style-name="T2149">без рога </text:span><text:span text:style-name="T2148">и насколько велики её </text:span><text:span text:style-name="T2150">магические</text:span><text:span text:style-name="T2148"> способности, это уже становится фантастичным, но ничего, в сентября узнаем</text:span>» - думала Лара, она больше всего любила разгадывать сложные и незаурядные вещи и <text:span text:style-name="T233">находить </text:span><text:s/><text:span text:style-name="T234">в них </text:span>настоящую истину.<text:bookmark-end text:name="__DdeLink__101_1002662238"/><text:bookmark-end text:name="__DdeLink__5740_140401309"/></text:p>
      <text:p text:style-name="P1"><text:soft-page-break/><text:tab/><text:bookmark-start text:name="__DdeLink__103_1002662238"/><text:bookmark-start text:name="__DdeLink__5743_140401309"/>Кантерлотская школа опустела и тень, которую отбрасывал рубиново-розовый фасад, и<text:span text:style-name="T1239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29"/>
      <text:p text:style-name="P29"/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37"><text:tab/><text:bookmark-start text:name="__DdeLink__5757_140401309"/>На следующий день Лара поехала вместе с Флурри в Понивил<text:span text:style-name="T1240">л</text:span>ь, чтобы <text:span text:style-name="T304">снова встретится со своими друзьями и помочь жителям Понивил</text:span><text:span text:style-name="T1241">л</text:span><text:span text:style-name="T304">я подготовится к первому летнему дню.</text:span><text:bookmark-end text:name="__DdeLink__5757_140401309"/></text:p>
      <text:p text:style-name="P38"><text:tab/><text:bookmark-start text:name="__DdeLink__5759_140401309"/><text:span text:style-name="T305">Они</text:span><text:span text:style-name="T298"> </text:span><text:span text:style-name="T276">не пропустил</text:span><text:span text:style-name="T298">и</text:span><text:span text:style-name="T276"> ни один уголок этого </text:span><text:span text:style-name="T280">чудесного</text:span><text:span text:style-name="T276"> места, </text:span><text:span text:style-name="T280">наполненного дружбой </text:span><text:span text:style-name="T281">и любовью всех его жителей</text:span><text:span text:style-name="T276">. </text:span><text:bookmark-end text:name="__DdeLink__5759_140401309"/></text:p>
      <text:p text:style-name="P38"><text:span text:style-name="T279"><text:tab/></text:span><text:bookmark-start text:name="__DdeLink__5761_140401309"/><text:span text:style-name="T282">После приезда</text:span><text:span text:style-name="T279"> две подруги отправились</text:span><text:span text:style-name="T276"> в Кристальный замок и </text:span><text:span text:style-name="T279">Флурри</text:span><text:span text:style-name="T276"> взяла парочку </text:span><text:span text:style-name="T277">старинных книг, которые обещала подарить Ларе (это были </text:span><text:span text:style-name="T278">уникальные</text:span><text:span text:style-name="T277"> </text:span><text:span text:style-name="T278">издания</text:span><text:span text:style-name="T277"> по истории магии).</text:span><text:bookmark-end text:name="__DdeLink__5761_140401309"/></text:p>
      <text:p text:style-name="P39"><text:tab/><text:bookmark-start text:name="__DdeLink__5763_140401309"/><text:bookmark-start text:name="__DdeLink__5745_140401309"/><text:span text:style-name="T283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2151">всего года.</text:span><text:span text:style-name="T283"> </text:span></text:p>
      <text:p text:style-name="P39"><text:span text:style-name="T284"><text:tab/></text:span><text:bookmark-start text:name="__DdeLink__5766_140401309"/><text:bookmark-start text:name="__DdeLink__5747_140401309"/><text:span text:style-name="T284">В отличии от Лары, Флурри </text:span><text:span text:style-name="T286">бывала</text:span><text:span text:style-name="T284"> там гораздо чаще, </text:span><text:span text:style-name="T286">чтобы</text:span><text:span text:style-name="T285"> практиковаться с Санберстом </text:span><text:span text:style-name="T306">контролировать</text:span><text:span text:style-name="T286"> </text:span><text:span text:style-name="T306">свои</text:span><text:span text:style-name="T286"> </text:span><text:span text:style-name="T306">уникальные</text:span><text:span text:style-name="T286"> </text:span><text:span text:style-name="T306">магические</text:span><text:span text:style-name="T286"> способност</text:span><text:span text:style-name="T306">и</text:span><text:bookmark-end text:name="__DdeLink__5766_140401309"/><text:bookmark-end text:name="__DdeLink__5747_140401309"/><text:bookmark-end text:name="__DdeLink__5745_140401309"/><text:span text:style-name="T306">.</text:span></text:p>
      <text:p text:style-name="P39"><text:tab/><text:bookmark-start text:name="__DdeLink__5768_140401309"/><text:span text:style-name="T287">В самом начале учебного года ей с трудом </text:span><text:span text:style-name="T307">давались </text:span><text:span text:style-name="T287">занятия, </text:span><text:span text:style-name="T307">она часто отвлекалась и </text:span><text:span text:style-name="T287">порой случались непредска</text:span><text:span text:style-name="T288">зуемые </text:span><text:span text:style-name="T308">и забавные ситуации</text:span><text:span text:style-name="T288">. </text:span><text:bookmark-end text:name="__DdeLink__5768_140401309"/></text:p>
      <text:p text:style-name="P39"><text:soft-page-break/><text:tab/><text:bookmark-start text:name="__DdeLink__5770_140401309"/><text:span text:style-name="T289">Как-то они прогуливались с Санбёрстом около школы и Флурри отвлеклась на сообщени</text:span><text:span text:style-name="T309">е Лары</text:span><text:span text:style-name="T289">, </text:span><text:span text:style-name="T290">с которой они общались по волшебной книге,</text:span><text:span text:style-name="T289"> и случайно заморозила школьный пруд.</text:span><text:bookmark-end text:name="__DdeLink__5770_140401309"/></text:p>
      <text:p text:style-name="P39"><text:tab/><text:bookmark-start text:name="__DdeLink__5772_140401309"/><text:span text:style-name="T291">После уроков с <text:s/>Санберс</text:span><text:span text:style-name="T310">то</text:span><text:span text:style-name="T291">м она всегда навещала </text:span><text:span text:style-name="T1877">Старлайт</text:span><text:span text:style-name="T291">, они были очень дружны и </text:span><text:span text:style-name="T1877">Старлайт</text:span><text:span text:style-name="T291"> н</text:span><text:span text:style-name="T310">и</text:span><text:span text:style-name="T291"> раз давала ее советы, делилась с ней интересными историями и обучала магическим приемам.</text:span><text:bookmark-end text:name="__DdeLink__5772_140401309"/></text:p>
      <text:p text:style-name="P39"><text:tab/><text:bookmark-start text:name="__DdeLink__5777_140401309"/><text:span text:style-name="T292">У Лары было несколько знакомых гипогрифов и один дракон Шарпен </text:span><text:span text:style-name="T1878">в школе Дружбы</text:span><text:span text:style-name="T292">, от которого она узнала очень много о жизни драконов и написала целую научную статью для предмета «Существа Эквестрии».</text:span><text:bookmark-end text:name="__DdeLink__5777_140401309"/></text:p>
      <text:p text:style-name="P39"><text:tab/><text:bookmark-start text:name="__DdeLink__5774_140401309"/><text:span text:style-name="T293">После посещения </text:span><text:span text:style-name="T1879">ш</text:span><text:span text:style-name="T293">колы Дружбы подруги направились к Ратуше, чтобы посмотреть распределение обязанностей для подготовки Понивил</text:span><text:span text:style-name="T1242">л</text:span><text:span text:style-name="T293">я к первому дню лета.</text:span><text:bookmark-end text:name="__DdeLink__5774_140401309"/></text:p>
      <text:p text:style-name="P39"><text:tab/><text:bookmark-start text:name="__DdeLink__5779_140401309"/><text:span text:style-name="T294">Лара решила заняться </text:span><text:span text:style-name="T295"><text:s/></text:span><text:span text:style-name="T294">льд</text:span><text:span text:style-name="T295">ом</text:span><text:span text:style-name="T294">, а Флурри расчисткой снега.</text:span><text:bookmark-end text:name="__DdeLink__5779_140401309"/></text:p>
      <text:p text:style-name="P41"><text:tab/><text:bookmark-start text:name="__DdeLink__5781_140401309"/><text:span text:style-name="T296">К вечеру Пониви</text:span><text:span text:style-name="T1136">л</text:span><text:span text:style-name="T296">л</text:span><text:span text:style-name="T298">ь</text:span><text:span text:style-name="T296"> уже</text:span><text:span text:style-name="T297"> был покрыт </text:span><text:span text:style-name="T1243">темно-</text:span><text:span text:style-name="T297">зел</text:span><text:span text:style-name="T1880">ё</text:span><text:span text:style-name="T1243">н</text:span><text:span text:style-name="T1880">о</text:span><text:span text:style-name="T1243">й</text:span><text:span text:style-name="T297"> трав</text:span><text:span text:style-name="T1244">ой</text:span><text:span text:style-name="T297"> и пони вдыхали свежий летний ветерок. </text:span><text:bookmark-end text:name="__DdeLink__5781_140401309"/></text:p>
      <text:p text:style-name="P42"><text:soft-page-break/><text:span text:style-name="T299"><text:tab/></text:span><text:span text:style-name="T1881">После работ все пони решили приступить к празднованию первого дня лета!</text:span></text:p>
      <text:p text:style-name="P42"><text:span text:style-name="T299"><text:tab/></text:span><text:span text:style-name="T1881">Первым делом, д</text:span><text:bookmark-start text:name="__DdeLink__5783_140401309"/><text:span text:style-name="T299">ве подруги </text:span><text:span text:style-name="T311">отправились в</text:span><text:span text:style-name="T299"> Сахарный дворец - </text:span><text:span text:style-name="T311">попробовать самые вкусные десерты </text:span><text:span text:style-name="T2152">во </text:span><text:span text:style-name="T311">всей Эквестрии, на </text:span><text:span text:style-name="T1245">яблочную </text:span><text:span text:style-name="T299">ферму — </text:span><text:span text:style-name="T311">встретится с дружной семьей Эпплов</text:span><text:span text:style-name="T299">, </text:span><text:span text:style-name="T311">в </text:span><text:span text:style-name="T299">домик </text:span><text:span text:style-name="T1246">Флаттершай</text:span><text:span text:style-name="T299"> — </text:span><text:span text:style-name="T312">послушать спокойную и мелодичную м</text:span><text:span text:style-name="T314">узы</text:span><text:span text:style-name="T312">ку </text:span><text:span text:style-name="T314">птиц</text:span><text:span text:style-name="T312">, в</text:span><text:span text:style-name="T299"> бутик Карусель — </text:span><text:span text:style-name="T312">взять что-нибудь простое для </text:span><text:span text:style-name="T313">Лары </text:span><text:span text:style-name="T314">и прогуляться по рынку в поисках всяких интересных безделушек</text:span><text:span text:style-name="T299">.</text:span><text:bookmark-end text:name="__DdeLink__5783_140401309"/><text:span text:style-name="T299"> </text:span></text:p>
      <text:p text:style-name="P40"><text:tab/><text:bookmark-start text:name="__DdeLink__5785_140401309"/><text:span text:style-name="T300">На следующий день Лара отправилась в Кантерлот, она запланировала на лето прочитать несколько десятков новых изданий по магическим заклинаниям и темной маги</text:span><text:span text:style-name="T315">и, которые совсем недавно появились в</text:span><text:span text:style-name="T300"> Кантерлотской библиотеке </text:span><text:span text:style-name="T301">и написать целый сборник научных работ.</text:span><text:bookmark-end text:name="__DdeLink__5785_140401309"/></text:p>
      <text:p text:style-name="P43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43"><text:tab/><text:span text:style-name="T1883">Почти в</text:span><text:span text:style-name="T1882">есь месяц</text:span><text:bookmark-start text:name="__DdeLink__5789_140401309"/><text:span text:style-name="T302"> они вместе гуляли по кристальным улицам и переулкам, любовались </text:span><text:span text:style-name="T1248">невероятно красивыми видами</text:span><text:span text:style-name="T1247"> </text:span><text:span text:style-name="T316">и ели мороженное</text:span><text:span text:style-name="T302">.</text:span><text:bookmark-end text:name="__DdeLink__5789_140401309"/></text:p>
      <text:p text:style-name="P43"><text:soft-page-break/><text:tab/><text:span text:style-name="T2153">Лара настолько увлеклась</text:span><text:bookmark-start text:name="__DdeLink__5791_140401309"/><text:span text:style-name="T302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43"><text:tab/><text:bookmark-start text:name="__DdeLink__5793_140401309"/><text:span text:style-name="T303">В один из последних дней августа Флурри получила письмо от своей тёти:</text:span><text:bookmark-end text:name="__DdeLink__5793_140401309"/></text:p>
      <text:p text:style-name="P43"><text:bookmark-start text:name="__DdeLink__5795_140401309"/>«<text:span text:style-name="T303">Дорогая моя племянница! </text:span><text:span text:style-name="T1249">М</text:span><text:span text:style-name="T303">ы уже не виделись с тобой больше </text:span><text:span text:style-name="T2154">двух месяцев</text:span><text:span text:style-name="T303"> и я очень сильно по тебе соскучилась, обязательно навести меня, когда приедешь в Кантерлот</text:span>»<text:bookmark-end text:name="__DdeLink__5795_140401309"/></text:p>
      <text:p text:style-name="P44"><text:tab/><text:bookmark-start text:name="__DdeLink__5797_140401309"/>Внизу была подпись: «<text:span text:style-name="T2155">Б</text:span><text:span text:style-name="T1250">есконечно </text:span>любящая тебя, тётя, <text:span text:style-name="T1251">принцесса Твайлайт </text:span><text:span text:style-name="T2156">Спаркл</text:span>».<text:bookmark-end text:name="__DdeLink__5797_140401309"/></text:p>
      <text:p text:style-name="P45"><text:tab/><text:bookmark-start text:name="__DdeLink__5799_140401309"/>Она обожала свою тётю и поэтому с нетерпением отправилась в Кантерлот, <text:span text:style-name="T317">попрощавшись со своими родителями и друзьями.</text:span><text:bookmark-end text:name="__DdeLink__5799_140401309"/></text:p>
      <text:p text:style-name="P46"><text:tab/><text:bookmark-start text:name="__DdeLink__5801_140401309"/>В это время в Кристальной империи поднималось Солнце и его <text:span text:style-name="T319">хрустальные</text:span> лучи озаряли фасады и крыши домов, которые сверкали разноцветными оттенками <text:span text:style-name="T318">драгоценных камней.</text:span><text:bookmark-end text:name="__DdeLink__5801_140401309"/></text:p>
      <text:p text:style-name="P29"/>
      <text:p text:style-name="P29"/>
      <text:p text:style-name="P33"/>
      <text:p text:style-name="P9"><text:soft-page-break/><text:span text:style-name="T1253">3</text:span><text:span text:style-name="T1252">. Твайлайт </text:span><text:span text:style-name="T1255">Спаркл</text:span></text:p>
      <text:p text:style-name="P5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259">в сопровождении</text:span> <text:span text:style-name="T1259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 — <text:span text:style-name="T1260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235">принцесса </text:span>Твайлайт уже ждет тебя<text:bookmark-end text:name="__DdeLink__5809_140401309"/></text:p>
      <text:p text:style-name="P1"><text:tab/><text:bookmark-start text:name="__DdeLink__111_1002662238"/><text:bookmark-start text:name="__DdeLink__5812_140401309"/>Флурри хорошо знала этот замок, она часто бывала здесь<text:bookmark-end text:name="__DdeLink__111_1002662238"/>.<text:bookmark-end text:name="__DdeLink__5812_140401309"/></text:p>
      <text:p text:style-name="P1"><text:bookmark-start text:name="__DdeLink__113_1002662238"/><text:bookmark-start text:name="__DdeLink__5815_140401309"/>«Лара часто болтала об этом месте и восхищалась им» - подумала Флурри.<text:bookmark-end text:name="__DdeLink__113_1002662238"/><text:bookmark-end text:name="__DdeLink__5815_140401309"/></text:p>
      <text:p text:style-name="P1"><text:bookmark-start text:name="__DdeLink__115_1002662238"/><text:bookmark-start text:name="__DdeLink__5818_140401309"/>- Флурри, нам направо - сказал Галлус и они вошли в зал, где пол был <text:span text:style-name="T236">сделан в виде черно-белой шахматной доски</text:span>, и двинулись вдоль красной дорожки, <text:span text:style-name="T237">которая пересекалась с другой, а </text:span><text:span text:style-name="T238">на </text:span><text:span text:style-name="T237">месте </text:span><text:span text:style-name="T239">их </text:span><text:span text:style-name="T237">пересечения </text:span>была <text:span text:style-name="T238">расположена желтая </text:span>8-ми конечная звезда.<text:bookmark-end text:name="__DdeLink__115_1002662238"/><text:bookmark-end text:name="__DdeLink__5818_140401309"/></text:p>
      <text:p text:style-name="P1"><text:bookmark-start text:name="__DdeLink__117_1002662238"/><text:bookmark-start text:name="__DdeLink__5821_140401309"/>- Прости, я просто <text:bookmark-end text:name="__DdeLink__117_1002662238"/><text:span text:style-name="T1261">вспомнила кое-что из истории Эквестрии и задумалась</text:span><text:bookmark-end text:name="__DdeLink__5821_140401309"/><text:span text:style-name="T1261">.</text:span></text:p>
      <text:p text:style-name="P1"><text:bookmark-start text:name="__DdeLink__119_1002662238"/><text:bookmark-start text:name="__DdeLink__5824_140401309"/><text:soft-page-break/>- Я никогда не любил историю и засыпал на ней: шутливо <text:span text:style-name="T2157">сказал</text:span> Галлус<text:bookmark-end text:name="__DdeLink__119_1002662238"/>.<text:bookmark-end text:name="__DdeLink__5824_140401309"/></text:p>
      <text:p text:style-name="P1"><text:bookmark-start text:name="__DdeLink__121_1002662238"/><text:bookmark-start text:name="__DdeLink__5827_140401309"/>Флурри улыбнулась<text:bookmark-end text:name="__DdeLink__121_1002662238"/>.<text:bookmark-end text:name="__DdeLink__5827_140401309"/></text:p>
      <text:p text:style-name="P1"><text:bookmark-start text:name="__DdeLink__123_1002662238"/><text:bookmark-start text:name="__DdeLink__5830_140401309"/>- А Спайк уже прилетел?<text:bookmark-end text:name="__DdeLink__123_1002662238"/><text:bookmark-end text:name="__DdeLink__5830_140401309"/></text:p>
      <text:p text:style-name="P1"><text:bookmark-start text:name="__DdeLink__125_1002662238"/><text:bookmark-start text:name="__DdeLink__5833_140401309"/>- К сожалению нет<text:bookmark-end text:name="__DdeLink__125_1002662238"/><text:bookmark-end text:name="__DdeLink__5833_140401309"/>.</text:p>
      <text:p text:style-name="P1"><text:bookmark-start text:name="__DdeLink__127_1002662238"/><text:bookmark-start text:name="__DdeLink__5836_140401309"/>- Очень жаль, я с ним так долго не виделась<text:bookmark-end text:name="__DdeLink__127_1002662238"/><text:bookmark-end text:name="__DdeLink__5836_140401309"/>.</text:p>
      <text:p text:style-name="P1"><text:tab/><text:bookmark-start text:name="__DdeLink__129_1002662238"/><text:bookmark-start text:name="__DdeLink__5839_140401309"/>Галлус подошёл к двери <text:span text:style-name="T240">тронного зала</text:span>, <text:span text:style-name="T240">которая всегда вызывала внутри Флурри неоднозначные 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137">было </text:span><text:span text:style-name="T241">расположено </text:span>темно-голубое небо с <text:span text:style-name="T242">Л</text:span>уной, <text:span text:style-name="T243">а </text:span>на правой <text:span text:style-name="T243">С</text:span>олнце, которое <text:span text:style-name="T1262">освещало</text:span> <text:span text:style-name="T243">всю</text:span> Эквестрию <text:span text:style-name="T1263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2158">и</text:span>бытии её племянницы и Флурри вошла в <text:span text:style-name="T244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246"> кристальных </text:span>мозаик, с каждой из них <text:span text:style-name="T245">было </text:span>связано <text:span text:style-name="T246">своя собственная история.</text:span><text:bookmark-end text:name="__DdeLink__135_1002662238"/><text:bookmark-end text:name="__DdeLink__5848_140401309"/></text:p>
      <text:p text:style-name="P1"><text:bookmark-start text:name="__DdeLink__137_1002662238"/><text:bookmark-start text:name="__DdeLink__5851_140401309"/><text:soft-page-break/>«Вот, победа <text:span text:style-name="T1264">принцессы</text:span> Селестии над <text:span text:style-name="T2159">принцессой </text:span>Луной, а здесь первая победа <text:span text:style-name="T247">моей тёти</text:span> вместе с её подругами и возвращение сестры Селестии, <text:span text:style-name="T247">а </text:span>тут Спайк спас Кристальную империю, когда <text:span text:style-name="T247">тёт</text:span><text:span text:style-name="T1265">я</text:span> оказалась в ловушке и не могла ничего сделать, он мне тысячу раз рассказывал эту историю» - думала Флурри.<text:bookmark-end text:name="__DdeLink__137_1002662238"/><text:bookmark-end text:name="__DdeLink__5851_140401309"/></text:p>
      <text:p text:style-name="P1"><text:tab/><text:bookmark-start text:name="__DdeLink__139_1002662238"/><text:bookmark-start text:name="__DdeLink__5854_140401309"/>Флурри часто разглядывала этот замок, и все равно находила что-то новое.<text:bookmark-end text:name="__DdeLink__139_1002662238"/><text:bookmark-end text:name="__DdeLink__5854_140401309"/></text:p>
      <text:p text:style-name="P1"><text:tab/><text:bookmark-start text:name="__DdeLink__141_1002662238"/><text:bookmark-start text:name="__DdeLink__5857_140401309"/><text:span text:style-name="T248">Принцесса </text:span>Твайлайт <text:span text:style-name="T1884">Спаркл</text:span> была очень сильно похож<text:span text:style-name="T248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249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250">кристальн</text:span><text:span text:style-name="T251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<text:soft-page-break/>- Здравствуй, Флурри - поприветствовала <text:span text:style-name="T1267">т</text:span><text:span text:style-name="T1266">ётя</text:span> <text:span text:style-name="T1268">и </text:span><text:span text:style-name="T252">крепко </text:span>обняла.<text:bookmark-end text:name="__DdeLink__149_1002662238"/><text:bookmark-end text:name="__DdeLink__5869_140401309"/></text:p>
      <text:p text:style-name="P1"><text:tab/><text:bookmark-start text:name="__DdeLink__5872_140401309"/><text:bookmark-start text:name="__DdeLink__151_1002662238"/>Она несильно изменилась с <text:span text:style-name="T253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!</text:p>
      <text:p text:style-name="P1"><text:bookmark-start text:name="__DdeLink__155_1002662238"/><text:bookmark-start text:name="__DdeLink__5878_140401309"/>- Как себя чувствует Каденс и мой брат <text:span text:style-name="T1885">Шайнинг Армор</text:span>, я слышала, что в Кристальную Империю приехал Торекс<text:bookmark-end text:name="__DdeLink__155_1002662238"/><text:bookmark-end text:name="__DdeLink__5878_140401309"/>.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254">одна из </text:span>лучш<text:span text:style-name="T254">и</text:span><text:span text:style-name="T255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<text:span text:style-name="T2160">во время Кристаллинга </text:span>ты нам много хлопот доставила — <text:span text:style-name="T258"><text:s/></text:span><text:span text:style-name="T257">улыбнулась</text:span><text:span text:style-name="T256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У тебя <text:span text:style-name="T1269">много друзей</text:span>?<text:bookmark-end text:name="__DdeLink__163_1002662238"/><text:bookmark-end text:name="__DdeLink__5890_140401309"/></text:p>
      <text:p text:style-name="P1"><text:bookmark-start text:name="__DdeLink__165_1002662238"/><text:bookmark-start text:name="__DdeLink__5893_140401309"/>- Да, у меня много друзей, но самая лучшая подруга Лара, она такая же умная и книжная как и ты)<text:bookmark-end text:name="__DdeLink__165_1002662238"/><text:bookmark-end text:name="__DdeLink__5893_140401309"/></text:p>
      <text:p text:style-name="P1"><text:bookmark-start text:name="__DdeLink__169_1002662238"/><text:bookmark-start text:name="__DdeLink__5896_140401309"/><text:soft-page-break/>- <text:span text:style-name="T259">Отлично! </text:span>Как твои занятия с Санб<text:span text:style-name="T260">ё</text:span>рстом?<text:bookmark-end text:name="__DdeLink__169_1002662238"/><text:bookmark-end text:name="__DdeLink__5896_140401309"/></text:p>
      <text:p text:style-name="P1"><text:bookmark-start text:name="__DdeLink__173_1002662238"/><text:bookmark-start text:name="__DdeLink__5899_140401309"/>- <text:span text:style-name="T261">Неплохо</text:span>, я ведь зашла сюда и не разнесла дверь - <text:s/>пошутила Флурри.<text:bookmark-end text:name="__DdeLink__173_1002662238"/><text:bookmark-end text:name="__DdeLink__5899_140401309"/></text:p>
      <text:p text:style-name="P1"><text:bookmark-start text:name="__DdeLink__177_1002662238"/><text:bookmark-start text:name="__DdeLink__5902_140401309"/>- <text:span text:style-name="T2161">Я рада. </text:span>Флурри, у меня есть к тебе <text:span text:style-name="T1270">одна </text:span>просьба<text:bookmark-end text:name="__DdeLink__177_1002662238"/> — <text:span text:style-name="T1270">серьезно заговорила </text:span><text:span text:style-name="T1271">принцесса </text:span><text:span text:style-name="T1270">Твайлайт.</text:span><text:bookmark-end text:name="__DdeLink__5902_140401309"/></text:p>
      <text:p text:style-name="P1"><text:bookmark-start text:name="__DdeLink__183_1002662238"/><text:bookmark-start text:name="__DdeLink__5905_140401309"/>- Слушаю вас, тётя<text:bookmark-end text:name="__DdeLink__183_1002662238"/><text:bookmark-end text:name="__DdeLink__5905_140401309"/></text:p>
      <text:p text:style-name="P1"><text:bookmark-start text:name="__DdeLink__187_1002662238"/><text:bookmark-start text:name="__DdeLink__5908_140401309"/>- Я хочу, чтобы ты помогла новенькой ученицы познакомится с Кантерлотом и найти друзей<text:bookmark-end text:name="__DdeLink__187_1002662238"/><text:bookmark-end text:name="__DdeLink__5908_140401309"/>.</text:p>
      <text:p text:style-name="P1"><text:bookmark-start text:name="__DdeLink__191_1002662238"/><text:bookmark-start text:name="__DdeLink__5911_140401309"/>- С удовольствием - обрадовалась Флурри, она обожала новые знакомства.<text:bookmark-end text:name="__DdeLink__191_1002662238"/><text:bookmark-end text:name="__DdeLink__5911_140401309"/></text:p>
      <text:p text:style-name="P1"><text:bookmark-start text:name="__DdeLink__195_1002662238"/><text:bookmark-start text:name="__DdeLink__5914_140401309"/>- Ее зовут Эмбер Грим и возможно ты уже <text:span text:style-name="T2162">знаешь о ней больше, чем твои школьные друзья</text:span><text:bookmark-end text:name="__DdeLink__195_1002662238"/><text:bookmark-end text:name="__DdeLink__5914_140401309"/></text:p>
      <text:p text:style-name="P1"><text:bookmark-start text:name="__DdeLink__197_1002662238"/><text:bookmark-start text:name="__DdeLink__5917_140401309"/>- <text:span text:style-name="T2163">Я хотела с ней познакомиться, но у меня плохое предчувствие и к тому же она по словам моих школьных друзей странная </text:span><text:span text:style-name="T2164">и даже кошмарная</text:span><text:span text:style-name="T2163">.</text:span><text:bookmark-end text:name="__DdeLink__197_1002662238"/><text:bookmark-end text:name="__DdeLink__5917_140401309"/></text:p>
      <text:p text:style-name="P1">- <text:span text:style-name="T2164">Странная потому что может </text:span><text:span text:style-name="T2165">использовать магию как единороги не имея при этом</text:span><text:span text:style-name="T2164"> рога?</text:span></text:p>
      <text:p text:style-name="P1">- <text:span text:style-name="T2166">Д</text:span><text:span text:style-name="T2164">аже Лара не </text:span><text:span text:style-name="T2167">смогла</text:span><text:span text:style-name="T2164"> найти этому объяснения!</text:span></text:p>
      <text:p text:style-name="P1"><text:bookmark-start text:name="__DdeLink__199_1002662238"/><text:bookmark-start text:name="__DdeLink__5920_140401309"/>- Когда-то я пыталась найти объяснения <text:span text:style-name="T1886">странным способностям</text:span> Пинки и из этого вышла комичная история<text:bookmark-end text:name="__DdeLink__199_1002662238"/><text:bookmark-end text:name="__DdeLink__5920_140401309"/>.</text:p>
      <text:p text:style-name="P1"><text:bookmark-start text:name="__DdeLink__203_1002662238"/><text:bookmark-start text:name="__DdeLink__5923_140401309"/><text:soft-page-break/>- Это была Пинки Пай, а Эмбер <text:span text:style-name="T2168">может оказаться опасной</text:span><text:bookmark-end text:name="__DdeLink__203_1002662238"/><text:bookmark-end text:name="__DdeLink__5923_140401309"/><text:span text:style-name="T2168">!</text:span></text:p>
      <text:p text:style-name="P1"><text:bookmark-start text:name="__DdeLink__207_1002662238"/><text:bookmark-start text:name="__DdeLink__5926_140401309"/>- Я боролась с разным злом и никакое зло не может быть ужасней того, что может причинить близкий друг<text:bookmark-end text:name="__DdeLink__207_1002662238"/><text:bookmark-end text:name="__DdeLink__5926_140401309"/>.</text:p>
      <text:p text:style-name="P1"><text:bookmark-start text:name="__DdeLink__209_1002662238"/><text:bookmark-start text:name="__DdeLink__5929_140401309"/>- Я не совсем понимаю, <text:span text:style-name="T262">тётя</text:span><text:bookmark-end text:name="__DdeLink__209_1002662238"/><text:bookmark-end text:name="__DdeLink__5929_140401309"/><text:span text:style-name="T262">.</text:span></text:p>
      <text:p text:style-name="P1"><text:bookmark-start text:name="__DdeLink__211_1002662238"/><text:bookmark-start text:name="__DdeLink__5932_140401309"/>- Флурри ты по настоящему счастлива, у тебя есть Лара и вы лучшие подруги, так же как и у меня в твоё время были лучшие подруги, с которыми нам пришлось преодолеть <text:span text:style-name="T2169">множество</text:span> трудностей. <text:span text:style-name="T263">Л</text:span>юбому пони нужны верные и лучшие друзья, так же и Эмбер Грим нуждается <text:span text:style-name="T263">в них</text:span>, она удивительна и необычна, но может нужно не подозревать её в чем-то, а подружиться с ней?<text:bookmark-end text:name="__DdeLink__211_1002662238"/><text:bookmark-end text:name="__DdeLink__5932_140401309"/></text:p>
      <text:p text:style-name="P1"><text:bookmark-start text:name="__DdeLink__215_1002662238"/><text:bookmark-start text:name="__DdeLink__5935_140401309"/>- <text:bookmark-end text:name="__DdeLink__215_1002662238"/><text:bookmark-end text:name="__DdeLink__5935_140401309"/><text:span text:style-name="T2171">Хорошо, я</text:span><text:span text:style-name="T2170"> непременно подружусь с ней!</text:span></text:p>
      <text:p text:style-name="P1"><text:tab/><text:bookmark-start text:name="__DdeLink__5938_140401309"/><text:span text:style-name="T1272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273">её тётя</text:span> поделилась королевскими вещами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4"/>
      <text:p text:style-name="P9"><text:soft-page-break/><text:span text:style-name="T1257">4</text:span><text:span text:style-name="T1258">. </text:span><text:span text:style-name="T1252">Школа Кантерлота</text:span></text:p>
      <text:p text:style-name="P4"><text:tab/><text:bookmark-start text:name="__DdeLink__224_1002662238"/><text:bookmark-start text:name="__DdeLink__5944_140401309"/>Первые осен<text:span text:style-name="T264">н</text:span>ие дни были самыми превосходными, потому <text:span text:style-name="T265">что многие пони </text:span><text:span text:style-name="T320">снова</text:span><text:span text:style-name="T265"> встретили</text:span><text:span text:style-name="T320">сь со </text:span><text:span text:style-name="T265">свои</text:span><text:span text:style-name="T320">ми</text:span><text:span text:style-name="T265"> </text:span><text:span text:style-name="T1274">друзьями</text:span><text:span text:style-name="T265"> по школе и после </text:span><text:span text:style-name="T267">столь длинных </text:span><text:span text:style-name="T265">летних каникул хотелось поделиться </text:span><text:span text:style-name="T266">всеми подробностями их</text:span><text:span text:style-name="T265"> </text:span><text:span text:style-name="T266">проведения</text:span><text:span text:style-name="T265">.</text:span><text:bookmark-end text:name="__DdeLink__224_1002662238"/><text:bookmark-end text:name="__DdeLink__5944_140401309"/><text:span text:style-name="T265"> </text:span></text:p>
      <text:p text:style-name="P1"><text:tab/><text:bookmark-start text:name="__DdeLink__228_1002662238"/><text:bookmark-start text:name="__DdeLink__5950_140401309"/>Когда-то школы Кантерлот<text:span text:style-name="T1887">а</text:span>, <text:span text:style-name="T321">в которой можно было изучать магию </text:span><text:span text:style-name="T2172">всем, кто владел ей</text:span><text:span text:style-name="T321">,</text:span> не существовало, а была лишь школа для одарённых единорогов, но после того как Твайлайт стала принцессой Эквестрии, <text:span text:style-name="T2174"><text:s/></text:span><text:span text:style-name="T2175">в старой школе</text:span><text:span text:style-name="T2173"> произошло много изменений:</text:span> на смену двухэтажному сиреневому фасаду пришёл трехэтажный светло-бирюзовый, к старым трём башням добавились ещё две для <text:span text:style-name="T322">новых</text:span> <text:span text:style-name="T322">предметов</text:span> — «<text:span text:style-name="T1275">М</text:span><text:span text:style-name="T268">агические предметы» и «</text:span><text:span text:style-name="T1277">З</text:span><text:span text:style-name="T1276">ащита от темной магии</text:span><text:span text:style-name="T268">»</text:span>, а старые башни были заменены на новые.<text:bookmark-end text:name="__DdeLink__228_1002662238"/><text:bookmark-end text:name="__DdeLink__5950_140401309"/></text:p>
      <text:p text:style-name="P1"><text:tab/><text:bookmark-start text:name="__DdeLink__230_1002662238"/><text:bookmark-start text:name="__DdeLink__5953_140401309"/>Флурри была рада приступить к занятиям, увид<text:span text:style-name="T270">е</text:span>ться со своими друзьями и <text:span text:style-name="T269">вновь</text:span> стать одной из лучших учениц.<text:bookmark-end text:name="__DdeLink__230_1002662238"/><text:bookmark-end text:name="__DdeLink__5953_140401309"/></text:p>
      <text:p text:style-name="P1"><text:tab/><text:bookmark-start text:name="__DdeLink__5956_140401309"/><text:bookmark-start text:name="__DdeLink__232_1002662238"/>Но больше всего ее интересовала встреча с Эмбер Грим, загадочной земной пони, обладающей такой же магией, как и единороги и с которой ей предстояло подружиться.<text:bookmark-end text:name="__DdeLink__5956_140401309"/><text:bookmark-end text:name="__DdeLink__232_1002662238"/></text:p>
      <text:p text:style-name="P1"><text:soft-page-break/><text:tab/><text:bookmark-start text:name="__DdeLink__234_1002662238"/><text:bookmark-start text:name="__DdeLink__5959_140401309"/>На одной из перемен в коридоре правого крыла, <text:span text:style-name="T271">в этом крыле проходили занятия по зель</text:span><text:span text:style-name="T272">е</text:span><text:span text:style-name="T271">варению </text:span><text:span text:style-name="T1278">и </text:span><text:span text:style-name="T271">изменению форм предметов,</text:span> Флурри спросила Лару:<text:bookmark-end text:name="__DdeLink__234_1002662238"/><text:bookmark-end text:name="__DdeLink__5959_140401309"/></text:p>
      <text:p text:style-name="P1"><text:bookmark-start text:name="__DdeLink__236_1002662238"/><text:bookmark-start text:name="__DdeLink__5962_140401309"/>- <text:span text:style-name="T2176">Ты знакома с мистером Магитемзом</text:span>?<text:bookmark-end text:name="__DdeLink__236_1002662238"/><text:bookmark-end text:name="__DdeLink__5962_140401309"/></text:p>
      <text:p text:style-name="P1"><text:bookmark-start text:name="__DdeLink__238_1002662238"/><text:bookmark-start text:name="__DdeLink__5965_140401309"/>- <text:bookmark-end text:name="__DdeLink__238_1002662238"/><text:bookmark-end text:name="__DdeLink__5965_140401309"/><text:span text:style-name="T2176">Да, на первом учебном году </text:span><text:bookmark-start text:name="__DdeLink__242_1002662238"/><text:bookmark-start text:name="__DdeLink__5971_140401309"/>я интересовалась дополнительными занятиями<text:bookmark-end text:name="__DdeLink__242_1002662238"/> <text:span text:style-name="T323">по магическим предметам</text:span><text:bookmark-end text:name="__DdeLink__5971_140401309"/><text:span text:style-name="T323">, </text:span><text:span text:style-name="T2176">которые он преподает.</text:span><text:bookmark text:name="__DdeLink__5974_1404013091"/><text:bookmark text:name="__DdeLink__244_10026622381"/></text:p>
      <text:p text:style-name="P1">- <text:span text:style-name="T2177">Он действительно настолько чудесно преподает, что я даже не засну на его предмете?</text:span></text:p>
      <text:p text:style-name="P1">- <text:span text:style-name="T2178">Не сомневайся, он </text:span><text:span text:style-name="T2179">очень интересный</text:span><text:span text:style-name="T2178"> преподаватель и ты точно не усн</text:span><text:span text:style-name="T2180">ё</text:span><text:span text:style-name="T2178">шь на его уроках — улыбнулась Лара.</text:span><text:bookmark text:name="__DdeLink__244_1002662238"/><text:bookmark text:name="__DdeLink__5974_140401309"/></text:p>
      <text:p text:style-name="P6"><text:bookmark-start text:name="__DdeLink__246_1002662238"/><text:bookmark-start text:name="__DdeLink__5977_140401309"/>- Лара, Флурри, о чем заболтались, <text:span text:style-name="T273">мои подруги</text:span>?! -<text:span text:style-name="T2181">внезапно </text:span>спросила пони, очень сильно <text:span text:style-name="T1279">похожая на</text:span> Пинки Пай<text:bookmark-end text:name="__DdeLink__246_1002662238"/>.<text:bookmark-end text:name="__DdeLink__5977_140401309"/></text:p>
      <text:p text:style-name="P7"><text:span text:style-name="T274"><text:tab/></text:span><text:span text:style-name="T2181">Это была Пёрпл Кейк, обожательница Пинки Пай, которая всегда старается быть похожей на неё</text:span><text:bookmark-start text:name="__DdeLink__5980_140401309"/><text:span text:style-name="T2181">,</text:span><text:bookmark-end text:name="__DdeLink__5980_140401309"/><text:span text:style-name="T2181"> но к сожалению ей не повезло с цветом гривы, что очень сильно огорчало её </text:span><text:span text:style-name="T2182">пока </text:span><text:bookmark-start text:name="__DdeLink__5982_140401309"/><text:span text:style-name="T324">Лара</text:span><text:bookmark-start text:name="__DdeLink__5980_1404013091"/><text:span text:style-name="T324"> </text:span><text:bookmark-end text:name="__DdeLink__5980_1404013091"/><text:span text:style-name="T2182">не </text:span><text:span text:style-name="T2181">научила Пёрпл менять цвет своей гривы</text:span><text:span text:style-name="T324"> </text:span><text:span text:style-name="T2182">с помощью заклинания </text:span><text:span text:style-name="T325">и</text:span><text:span text:style-name="T324"> поэтому </text:span><text:span text:style-name="T1280">юная</text:span><text:span text:style-name="T325"> Пинки Пай</text:span><text:span text:style-name="T324"> всегда приглашает </text:span><text:span text:style-name="T2182">Лару</text:span><text:span text:style-name="T324"> на свои вечеринки</text:span><text:bookmark-end text:name="__DdeLink__5982_140401309"/><text:span text:style-name="T324">.</text:span></text:p>
      <text:p text:style-name="P1"><text:bookmark-start text:name="__DdeLink__250_1002662238"/><text:bookmark-start text:name="__DdeLink__5985_140401309"/><text:soft-page-break/>- <text:bookmark-end text:name="__DdeLink__250_1002662238"/><text:span text:style-name="T2183">Флурри интересовалась о мистере Магитемзе</text:span> — <text:span text:style-name="T326">ответила Лара.</text:span><text:bookmark-end text:name="__DdeLink__5985_140401309"/></text:p>
      <text:p text:style-name="P1"><text:bookmark-start text:name="__DdeLink__252_1002662238"/><text:bookmark-start text:name="__DdeLink__5988_140401309"/>- <text:span text:style-name="T2183">Понятне</text:span><text:span text:style-name="T2184">е</text:span><text:span text:style-name="T2183">нько</text:span>, на вечеринку <text:span text:style-name="T2183">прид</text:span><text:span text:style-name="T2216">ё</text:span><text:span text:style-name="T2183">т</text:span><text:span text:style-name="T2216">е</text:span>?<text:bookmark-end text:name="__DdeLink__252_1002662238"/><text:bookmark-end text:name="__DdeLink__5988_140401309"/></text:p>
      <text:p text:style-name="P1">- <text:span text:style-name="T2184">Я не против, а ты Лара?</text:span></text:p>
      <text:p text:style-name="P1">- <text:span text:style-name="T2184">Можно, а когда?</text:span></text:p>
      <text:p text:style-name="P1">- <text:span text:style-name="T2184">В субботу у меня после обед</text:span><text:span text:style-name="T2186">а и попробуйте не прийти!</text:span></text:p>
      <text:p text:style-name="P1">- <text:span text:style-name="T2184">Хорошо, мы придём, Пёрпл. - </text:span><text:span text:style-name="T2186">улыбнулись </text:span><text:span text:style-name="T2217">обе</text:span><text:span text:style-name="T2186"> подруги.</text:span></text:p>
      <text:p text:style-name="P14">- <text:span text:style-name="T2185">Тогда оки доки</text:span>, я в башенку <text:span text:style-name="T2185">на занятие</text:span>! - <text:span text:style-name="T2185">подмигнула Пёрпл и исчезла.</text:span></text:p>
      <text:p text:style-name="P15"><text:bookmark-start text:name="__DdeLink__280_10026622381"/><text:bookmark-start text:name="__DdeLink__6034_1404013091"/>- <text:span text:style-name="T327">Она удивительно</text:span> сильно похоже на <text:span text:style-name="T1281">миссис </text:span>Пинки Пай<text:bookmark-end text:name="__DdeLink__280_10026622381"/><text:bookmark-end text:name="__DdeLink__6034_1404013091"/>.</text:p>
      <text:p text:style-name="P15"><text:bookmark-start text:name="__DdeLink__282_10026622381"/><text:bookmark-start text:name="__DdeLink__6037_1404013091"/>- Да<text:bookmark-end text:name="__DdeLink__282_10026622381"/><text:bookmark-end text:name="__DdeLink__6037_1404013091"/>.</text:p>
      <text:p text:style-name="P15">- <text:span text:style-name="T2187">Лара, я собираюсь подойти к Эмбер </text:span><text:span text:style-name="T2188">Грим</text:span><text:span text:style-name="T2187"> после этого занятия.</text:span></text:p>
      <text:p text:style-name="P15">- <text:span text:style-name="T2189">Я только об этом хотела сказать, и еще кое-что добавить.</text:span></text:p>
      <text:p text:style-name="P15">- <text:span text:style-name="T2189">Да, Лара?</text:span></text:p>
      <text:p text:style-name="P15"><text:soft-page-break/>- <text:span text:style-name="T2190">Ты ведь знаешь, что у меня дружеские отношения с драконом Шарпеном, который учится в школе Дружб</text:span><text:span text:style-name="T2206">ы</text:span><text:span text:style-name="T2190">?</text:span></text:p>
      <text:p text:style-name="P15">- <text:span text:style-name="T2190">Помню, ты </text:span><text:span text:style-name="T2207">еще</text:span><text:span text:style-name="T2190"> научные работы писала по драконам.</text:span></text:p>
      <text:p text:style-name="P15">- <text:span text:style-name="T2190">Верно. </text:span><text:span text:style-name="T2191">С ним произошла довольно странная история. Его попросил один пони доставить подарок своей сестре, которая живет в Кантерлоте. На обратном пути он увидел сильную вспышку света и потерял сознание. А проснулся около Кантерлота в траве со сломанным крылом.</text:span></text:p>
      <text:p text:style-name="P15">- <text:span text:style-name="T2208">Ты с</text:span><text:span text:style-name="T2191">ерьезно?</text:span></text:p>
      <text:p text:style-name="P16">- <text:span text:style-name="T2191">Это не шутка, Флурри, я на прошлой недели была в больнице и он мне рассказал как все произошло.</text:span></text:p>
      <text:p text:style-name="P16">- <text:span text:style-name="T2191">Только тебе?</text:span></text:p>
      <text:p text:style-name="P16">- <text:span text:style-name="T2192">Думаю да, такие вещи только интересны мне — улыбнулась Лара.</text:span></text:p>
      <text:p text:style-name="P16">- <text:span text:style-name="T2193">А как ты думаешь что это было? - </text:span><text:span text:style-name="T2209">с интересом спросила Флурри.</text:span></text:p>
      <text:p text:style-name="P16">- <text:span text:style-name="T2194">Я предполагаю что это было ослепляющее заклинание, потому что Шарпен сказал, что вспышка </text:span><text:span text:style-name="T2195">сопровождалась силуэтом</text:span><text:span text:style-name="T2194">.</text:span></text:p>
      <text:p text:style-name="P16"><text:soft-page-break/>- <text:span text:style-name="T2195">Силуэтом? Это был</text:span><text:span text:style-name="T2196">а пони</text:span><text:span text:style-name="T2195">?</text:span></text:p>
      <text:p text:style-name="P16">- <text:span text:style-name="T2196">Да</text:span></text:p>
      <text:p text:style-name="P16">- <text:span text:style-name="T2197">Но если это был силуэт пони, значит это либо </text:span><text:span text:style-name="T2211">Пегас</text:span><text:span text:style-name="T2197"> либо...</text:span></text:p>
      <text:p text:style-name="P16">- <text:span text:style-name="T2197">Аликорн! - </text:span><text:span text:style-name="T2198">сказал</text:span><text:span text:style-name="T2210">и</text:span><text:span text:style-name="T2198"> одновременно две подруги.</text:span></text:p>
      <text:p text:style-name="P16">- <text:span text:style-name="T2199">Лара, но этого не может быть, в Эквестрии сейчас только три Аликорна </text:span><text:span text:style-name="T2200">и никто из них так никогда не поступил бы.</text:span></text:p>
      <text:p text:style-name="P27">- Верно, поэтому я долго расспрашивала у Шарпена какая была вспышка</text:p>
      <text:p text:style-name="P27">- И что тебе удалось узнать?</text:p>
      <text:p text:style-name="P28">- Для <text:span text:style-name="T2212">П</text:span>егаса невозможно создать такую вспышку, по крайней мере для <text:span text:style-name="T2201">большей части </text:span><text:span text:style-name="T2213">П</text:span><text:span text:style-name="T2201">егасов такая возможность недоступна.</text:span></text:p>
      <text:p text:style-name="P28">- <text:span text:style-name="T2201">Хм, это очень странная история и довольно интересная, только зачем нужно было так поступать с Шарпеном?</text:span></text:p>
      <text:p text:style-name="P28">- <text:span text:style-name="T2202">Это сложный вопрос, я взвешивала различные варианты и </text:span><text:span text:style-name="T2214">наиболее вероятный</text:span><text:span text:style-name="T2202"> пока только один.</text:span></text:p>
      <text:p text:style-name="P28">- <text:span text:style-name="T2202">Какой? - </text:span><text:span text:style-name="T2203">спросила Флурри и в этот момент </text:span><text:span text:style-name="T2215">прозвенел звонок</text:span><text:span text:style-name="T2203">.</text:span></text:p>
      <text:p text:style-name="P28"><text:soft-page-break/>- <text:span text:style-name="T2203">Прости Флурри, но нам пора на урок, у нас ещё будет время на подобные загадки.</text:span></text:p>
      <text:p text:style-name="P28">- <text:span text:style-name="T2203">Да, нужно спешить.</text:span></text:p>
      <text:p text:style-name="P17"><text:tab/><text:bookmark-start text:name="__DdeLink__300_10026622381"/><text:bookmark-start text:name="__DdeLink__6063_1404013091"/>И Флурри взяла Лару в копыта и они моментально и<text:span text:style-name="T275">с</text:span>чезли, оставив после себя только мелкий кристальный дождик.<text:bookmark-end text:name="__DdeLink__300_10026622381"/><text:bookmark-end text:name="__DdeLink__6063_1404013091"/></text:p>
      <text:p text:style-name="P28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1254">5</text:span><text:bookmark-start text:name="__DdeLink__302_1002662238"/><text:span text:style-name="T1252">. Мистер Магитемз</text:span><text:bookmark-end text:name="__DdeLink__302_1002662238"/></text:p>
      <text:p text:style-name="P8"><text:tab/><text:bookmark-start text:name="__DdeLink__6065_140401309"/>Магитемз был ещё жеребенком, когда <text:span text:style-name="T1282">принцесса </text:span>Твайлайт вместе со своими друзьями спасла Кристальную Империю от Короля <text:span text:style-name="T1283">Сомбры</text:span>. <text:bookmark-end text:name="__DdeLink__6065_140401309"/></text:p>
      <text:p text:style-name="P8"><text:tab/><text:bookmark-start text:name="__DdeLink__6067_140401309"/>С <text:span text:style-name="T328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329">Он</text:span> был обычным земным пони <text:span text:style-name="T329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298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tab/><text:bookmark-start text:name="__DdeLink__6073_140401309"/>Спустя несколько лет, как <text:span text:style-name="T1284">принцесса </text:span>Твайлайт <text:span text:style-name="T330">превратила одаренную школу для единорогов в</text:span> Кантерлотскую и <text:span text:style-name="T331">сделала</text:span> её полноценн<text:span text:style-name="T332">ой магической школой</text:span>, Магитемз <text:span text:style-name="T333">решил</text:span> попробовать себя в качестве учителя <text:span text:style-name="T334">по</text:span> Магически<text:span text:style-name="T334">м</text:span> предмет<text:span text:style-name="T334">ам</text:span> и был назначен профессором.<text:bookmark-end text:name="__DdeLink__6073_140401309"/></text:p>
      <text:p text:style-name="P1"><text:tab/><text:bookmark-start text:name="__DdeLink__6075_140401309"/>Он очень сильно любил свой предмет и рассказывал с большим интересом, <text:span text:style-name="T1888">никому и никогда не было скучно на его уроках</text:span>.<text:bookmark-end text:name="__DdeLink__6075_140401309"/></text:p>
      <text:p text:style-name="P1"><text:soft-page-break/><text:tab/><text:bookmark-start text:name="__DdeLink__6077_140401309"/>А самым интересным была практическая часть, <text:span text:style-name="T335">когда</text:span> <text:span text:style-name="T335">Магитемз</text:span> демонстрировал <text:span text:style-name="T336">работу магического предмета и показывал как можно его использовать</text:span>.<text:bookmark-end text:name="__DdeLink__6077_140401309"/></text:p>
      <text:p text:style-name="P10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37">вокруг школьные места для учеников. </text:span><text:bookmark-end text:name="__DdeLink__6079_140401309"/></text:p>
      <text:p text:style-name="P10"><text:span text:style-name="T338"><text:tab/></text:span><text:bookmark-start text:name="__DdeLink__6081_140401309"/><text:span text:style-name="T338">В</text:span><text:span text:style-name="T337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"><text:tab/><text:bookmark-start text:name="__DdeLink__6083_140401309"/><text:span text:style-name="T339">Класс</text:span> Магитемза находился в передней башни правого крыла и был одним из самых любимых мест студентов потому что ко всему великолепию предмета и преподавателя <text:span text:style-name="T340">рядом находилась столовая.</text:span><text:bookmark-end text:name="__DdeLink__6083_140401309"/></text:p>
      <text:p text:style-name="P1"><text:tab/><text:bookmark-start text:name="__DdeLink__6085_140401309"/>Когда <text:span text:style-name="T1889">прозвенел звонок, мистер Магитемз </text:span><text:span text:style-name="T1895">приступил к осмотру класса</text:span><text:span text:style-name="T1893">.</text:span><text:span text:style-name="T1892"> В</text:span><text:span text:style-name="T1890"> этот момент </text:span><text:span text:style-name="T1897">в кабинете </text:span><text:span text:style-name="T1896">внезапно появились</text:span><text:span text:style-name="T1890"> Флурри </text:span><text:span text:style-name="T1896">и</text:span><text:span text:style-name="T1891"> </text:span><text:span text:style-name="T1890">Лар</text:span><text:span text:style-name="T1896">а</text:span><text:span text:style-name="T1891"> </text:span>и удивили его н<text:span text:style-name="T1894">и</text:span> меньше если бы они притащили с собой Амулет Аликорна.<text:bookmark-end text:name="__DdeLink__6085_140401309"/></text:p>
      <text:p text:style-name="P1"><text:bookmark-start text:name="__DdeLink__6087_140401309"/>- Хм оригинально, сколько я не вёл занятия в этой школе, никто никогда не телепортировался в класс — <text:span text:style-name="T341"><text:s/>сказал Магитемз.</text:span><text:bookmark-end text:name="__DdeLink__6087_140401309"/></text:p>
      <text:p text:style-name="P1"><text:bookmark-start text:name="__DdeLink__6089_140401309"/><text:soft-page-break/>- <text:span text:style-name="T341">А это у нас лучшие ученицы — громко сказала </text:span><text:span text:style-name="T2218">Э</text:span><text:span text:style-name="T342">в</text:span><text:span text:style-name="T343">е</text:span><text:span text:style-name="T342">ри Хейт.</text:span><text:bookmark-end text:name="__DdeLink__6089_140401309"/></text:p>
      <text:p text:style-name="P1"><text:bookmark-start text:name="__DdeLink__6091_140401309"/>- <text:span text:style-name="T344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344">Да, это я</text:span><text:bookmark-end text:name="__DdeLink__6093_140401309"/><text:span text:style-name="T344">.</text:span></text:p>
      <text:p text:style-name="P1"><text:bookmark-start text:name="__DdeLink__6095_140401309"/>- <text:span text:style-name="T2220">Это у</text:span><text:span text:style-name="T2219">дивительно! </text:span><text:span text:style-name="T2220">Все приготовились</text:span><text:span text:style-name="T345">?</text:span><text:bookmark-end text:name="__DdeLink__6095_140401309"/></text:p>
      <text:p text:style-name="P20"><text:tab/><text:bookmark-start text:name="__DdeLink__6097_140401309"/>Ученики расположились на своих местах и внимательно уставились на <text:span text:style-name="T375">профессора</text:span>.<text:bookmark-end text:name="__DdeLink__6097_140401309"/> </text:p>
      <text:p text:style-name="P25"><text:tab/><text:bookmark-start text:name="__DdeLink__6099_140401309"/>Многие уже знали, что Магитемз превосходный и интересный учитель.<text:bookmark-end text:name="__DdeLink__6099_140401309"/></text:p>
      <text:p text:style-name="P19"><text:bookmark-start text:name="__DdeLink__6101_140401309"/>- Сегодня мы поговорим о <text:span text:style-name="T2221">двух видах магии - темной</text:span> и <text:span text:style-name="T2221">светлой или её ещё называют природной</text:span> маг<text:span text:style-name="T2221">ией</text:span>. <text:span text:style-name="T346">Может кто-нибудь уже читал новые учебники по темной магии?</text:span><text:bookmark-end text:name="__DdeLink__6101_140401309"/></text:p>
      <text:p text:style-name="P21"><text:bookmark-start text:name="__DdeLink__6103_140401309"/>- <text:span text:style-name="T347">Да — </text:span><text:span text:style-name="T1285">подняла копыт</text:span><text:span text:style-name="T1286">о</text:span><text:span text:style-name="T347"> Лара.</text:span><text:bookmark-end text:name="__DdeLink__6103_140401309"/></text:p>
      <text:p text:style-name="P21"><text:bookmark-start text:name="__DdeLink__6105_140401309"/>- <text:span text:style-name="T376">Отлично!</text:span><text:span text:style-name="T347"> Эти новые учебники написаны довольно простым языком и поэтому советую вам их </text:span><text:span text:style-name="T1287">обязательно почитать</text:span><text:span text:style-name="T347">, </text:span><text:span text:style-name="T1287">если вы этого ещё не сделали. </text:span><text:span text:style-name="T347"><text:s/></text:span><text:span text:style-name="T1287">Теперь</text:span><text:span text:style-name="T347"> кто-нибудь ответьте: а в чем разница между темной магией и </text:span><text:span text:style-name="T2222">светлой</text:span><text:span text:style-name="T347">?</text:span><text:bookmark-end text:name="__DdeLink__6105_140401309"/></text:p>
      <text:p text:style-name="P21"><text:bookmark-start text:name="__DdeLink__6107_140401309"/><text:soft-page-break/>- <text:span text:style-name="T347">Темная злая, а природная добрая — </text:span><text:span text:style-name="T348">ответил Силли. <text:tab/>Это был светло-коричневый пони в очках, который был младше всех в классе.</text:span><text:bookmark-end text:name="__DdeLink__6107_140401309"/></text:p>
      <text:p text:style-name="P21"><text:bookmark-start text:name="__DdeLink__6109_140401309"/>- <text:span text:style-name="T349">Не совсем. Темная </text:span><text:span text:style-name="T350">магия может принести добро, так же как и </text:span><text:span text:style-name="T2223">светлая</text:span><text:span text:style-name="T350"> магия может принести зло</text:span><text:bookmark-end text:name="__DdeLink__6109_140401309"/><text:span text:style-name="T350">.</text:span></text:p>
      <text:p text:style-name="P21"><text:bookmark-start text:name="__DdeLink__6111_140401309"/>- <text:span text:style-name="T351">Темная магия это всего лишь вид </text:span><text:span text:style-name="T2224">светлой</text:span><text:span text:style-name="T351"> магии, только отличие в том, что она может подчинить владельца — ответила Лара.</text:span><text:bookmark-end text:name="__DdeLink__6111_140401309"/></text:p>
      <text:p text:style-name="P21"><text:bookmark-start text:name="__DdeLink__6113_140401309"/>- <text:span text:style-name="T351">Превосходно! - </text:span><text:span text:style-name="T352">сказал Магитемз и </text:span><text:span text:style-name="T1898">сделал несколько пометок в своем журнале</text:span><text:span text:style-name="T352"> - </text:span><text:span text:style-name="T353">природная магия дана нам с детства, мы можем превращать различные предметы, перемещаться,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54">И самая необычная темная, которая, как сказала Лара, может завладеть </text:span><text:span text:style-name="T355">тем, кто применяет её. До сих пор эта магия остается загадкой, но к счастью нам известно достаточно, что</text:span><text:span text:style-name="T377">бы </text:span><text:span text:style-name="T2225">научиться противостоять ей</text:span><text:bookmark-end text:name="__DdeLink__6113_140401309"/><text:span text:style-name="T2225">.</text:span></text:p>
      <text:p text:style-name="P21"><text:bookmark-start text:name="__DdeLink__6115_140401309"/>- <text:span text:style-name="T358">Профессор Магитемз</text:span><text:span text:style-name="T356">, почему нельзя просто так же ее использовать, как </text:span><text:span text:style-name="T378">и </text:span><text:span text:style-name="T356">другую магию, только в добрых целях? — поинтересовался Силли.</text:span><text:bookmark-end text:name="__DdeLink__6115_140401309"/></text:p>
      <text:p text:style-name="P21"><text:bookmark-start text:name="__DdeLink__6119_140401309"/><text:soft-page-break/>- <text:span text:style-name="T356">Можно. Но ни один пони, даже очень сильный не может быть в полной мере уверен, что эта магия не поглотит его хорошие качества и не сделает его зл</text:span><text:span text:style-name="T379">ым</text:span><text:span text:style-name="T356">. </text:span><text:span text:style-name="T357">На самом деле, в истории полно примеров того, что н</text:span><text:span text:style-name="T380">и</text:span><text:span text:style-name="T357"> темная магия была бедствием для Эквестрии, а скорее обычная магия в копытах тех, кто был </text:span><text:span text:style-name="T1899">морально</text:span><text:span text:style-name="T357"> слаб и не смог победить ненависть, злобу и</text:span><text:span text:style-name="T358">ли</text:span><text:span text:style-name="T357"> простить обиды.</text:span><text:bookmark-end text:name="__DdeLink__6119_140401309"/></text:p>
      <text:p text:style-name="P21"><text:bookmark-start text:name="__DdeLink__6121_140401309"/>- <text:span text:style-name="T359">А, ... е</text:span><text:span text:style-name="T358">сли Флурри поглотит темная магия, она сможет ее контролировать? — </text:span><text:span text:style-name="T1288">не удержался</text:span><text:span text:style-name="T360"> Силли</text:span><text:bookmark-end text:name="__DdeLink__6121_140401309"/><text:span text:style-name="T360">.</text:span></text:p>
      <text:p text:style-name="P21"><text:bookmark-start text:name="__DdeLink__6123_140401309"/>- <text:span text:style-name="T361">Ты серьезно? Она обычную то не </text:span><text:span text:style-name="T1289">может</text:span><text:span text:style-name="T361"> контролировать — усмехнулась </text:span><text:span text:style-name="T2226">Э</text:span><text:span text:style-name="T361">вери Хейт.</text:span><text:bookmark-end text:name="__DdeLink__6123_140401309"/></text:p>
      <text:p text:style-name="P22"><text:bookmark-start text:name="__DdeLink__6125_140401309"/>Раздался легкий <text:span text:style-name="T362">смех</text:span> в классе.<text:bookmark-end text:name="__DdeLink__6125_140401309"/></text:p>
      <text:p text:style-name="P22"><text:bookmark-start text:name="__DdeLink__6127_140401309"/>- <text:span text:style-name="T363">Аликорны так же, как и другие магические существа могут оказаться под действием темной магии — </text:span><text:span text:style-name="T364">продолжал Магитемз — именно поэтому вы изучали, изучаете и будете изучать </text:span><text:span text:style-name="T1290">м</text:span><text:span text:style-name="T364">агию Дружбы. Я уже упоминал, что это могущественная магия </text:span><text:span text:style-name="T365">и добавлю, что именно о</text:span><text:span text:style-name="T364">на способн</text:span><text:span text:style-name="T366">а</text:span><text:span text:style-name="T364"> победить темную маги</text:span><text:span text:style-name="T367">ю. </text:span><text:span text:style-name="T368">Вы записали все в свои тетради?</text:span><text:bookmark-end text:name="__DdeLink__6127_140401309"/></text:p>
      <text:p text:style-name="P22"><text:bookmark-start text:name="__DdeLink__6129_140401309"/>- <text:span text:style-name="T368">Да, профессор — дружно ответил класс.</text:span><text:bookmark-end text:name="__DdeLink__6129_140401309"/></text:p>
      <text:p text:style-name="P23"><text:tab/><text:bookmark-start text:name="__DdeLink__6131_140401309"/>Урок был впечатляющим, почти все обсуждали его за обедом, особенно темную магию. Эта тема не <text:soft-page-break/>прошла стороной и Флурри, <text:span text:style-name="T2227">которая вспомнила историю, которую Шарпен рассказал Ларе</text:span><text:span text:style-name="T369">.</text:span><text:bookmark-end text:name="__DdeLink__6131_140401309"/></text:p>
      <text:p text:style-name="P23"><text:bookmark-start text:name="__DdeLink__6133_140401309"/>- <text:span text:style-name="T370">Флурри, </text:span><text:span text:style-name="T2228">о чем думаешь</text:span><text:span text:style-name="T370">? - спросила Лара.</text:span><text:bookmark-end text:name="__DdeLink__6133_140401309"/></text:p>
      <text:p text:style-name="P23">- <text:span text:style-name="T2228">Ты говорила что у тебя есть догадка...</text:span><text:bookmark text:name="__DdeLink__6135_140401309"/></text:p>
      <text:p text:style-name="P23"><text:bookmark-start text:name="__DdeLink__6137_140401309"/>- <text:span text:style-name="T371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3"><text:bookmark-start text:name="__DdeLink__6139_140401309"/>- <text:span text:style-name="T381">Спасибо </text:span><text:span text:style-name="T372">Пёрпл, мы уже взяли, </text:span><text:span text:style-name="T2228">догадка заключается в книге</text:span><text:span text:style-name="T372"> — сказала Лара.</text:span><text:bookmark-end text:name="__DdeLink__6139_140401309"/></text:p>
      <text:p text:style-name="P23">- <text:span text:style-name="T2228">Книге?</text:span></text:p>
      <text:p text:style-name="P23">- <text:span text:style-name="T2229">У Шарпена есть старший брат, который забрал парочку вещей во время ярмарк</text:span><text:span text:style-name="T2239">и</text:span><text:span text:style-name="T2229"> и среди этих вещей была книга.</text:span></text:p>
      <text:p text:style-name="P23">- <text:span text:style-name="T2229">Подожди, Лара, ты хочешь сказать </text:span><text:span text:style-name="T2240">он </text:span><text:span text:style-name="T2229">украл </text:span><text:span text:style-name="T2240">эти вещи</text:span><text:span text:style-name="T2229">?</text:span></text:p>
      <text:p text:style-name="P23">- <text:span text:style-name="T2230">Да, его брат крал и собирал вещи, но не об этом, </text:span><text:span text:style-name="T2231">важнее всего книга.</text:span></text:p>
      <text:p text:style-name="P23">- <text:span text:style-name="T2232">А что содержится в этой книге? Заклинания темной магии? </text:span></text:p>
      <text:p text:style-name="P23"><text:soft-page-break/>- <text:span text:style-name="T2233">К сожалению этого никто пока не знает, она волшебная и все её страницы пустые, пока не найдена её разгадка.</text:span></text:p>
      <text:p text:style-name="P23">- <text:span text:style-name="T2234">Значит Шарпен забрал книгу у </text:span><text:span text:style-name="T2241">своего </text:span><text:span text:style-name="T2234">брата и привез её в Кантерлот?</text:span></text:p>
      <text:p text:style-name="P23">- <text:span text:style-name="T2235">Да, </text:span><text:span text:style-name="T2236">именно. - подмигнула Лара.</text:span></text:p>
      <text:p text:style-name="P23">- <text:span text:style-name="T2237">Так вот какой подарок?! - улыбнулась Флурри. </text:span></text:p>
      <text:p text:style-name="P24"><text:span text:style-name="T373"><text:tab/></text:span><text:span text:style-name="T2238">Лара кивнула и</text:span><text:bookmark-start text:name="__DdeLink__6145_140401309"/><text:span text:style-name="T373"> все молча приступили к еде, за исключением П</text:span><text:span text:style-name="T374">ё</text:span><text:span text:style-name="T373">рпл, </text:span><text:span text:style-name="T1900">которая от неисчерпаемой </text:span><text:span text:style-name="T1901">энергии</text:span><text:span text:style-name="T1900">, успевала еще и веселиться за столом</text:span><text:bookmark-end text:name="__DdeLink__6145_140401309"/><text:span text:style-name="T1900">.</text:span></text:p>
      <text:p text:style-name="P22"/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"><text:soft-page-break/>6. <text:bookmark-start text:name="__DdeLink__6794_140401309"/>Эмбер Грим<text:bookmark-end text:name="__DdeLink__6794_140401309"/></text:p>
      <text:p text:style-name="P36"><text:tab/><text:span text:style-name="T623">Флурри не видела в столовой Эмбер, возможно потому что её мысли были заняты </text:span><text:span text:style-name="T625">загадкой</text:span><text:span text:style-name="T623"> о таинственной книге. Она остановилась вместе с Ларой около входа в столовую, чтобы убедиться, что Эмбер ещё </text:span><text:span text:style-name="T626">там</text:span><text:span text:style-name="T623">, но </text:span><text:span text:style-name="T626">её</text:span><text:span text:style-name="T623"> не было</text:span><text:span text:style-name="T624">.</text:span></text:p>
      <text:p text:style-name="P47"><text:bookmark-start text:name="__DdeLink__6149_140401309"/>- <text:span text:style-name="T382">Лара, что у нас сейчас? - спросила Флурри, когда они шли в левое крыло</text:span><text:bookmark-end text:name="__DdeLink__6149_140401309"/><text:span text:style-name="T382">.</text:span></text:p>
      <text:p text:style-name="P47"><text:bookmark-start text:name="__DdeLink__6151_140401309"/>- <text:span text:style-name="T383">История магии</text:span><text:bookmark-end text:name="__DdeLink__6151_140401309"/><text:span text:style-name="T383">.</text:span></text:p>
      <text:p text:style-name="P47"><text:bookmark-start text:name="__DdeLink__6153_140401309"/>- <text:span text:style-name="T384">Не люблю этот предмет, он становится все скучнее</text:span><text:bookmark-end text:name="__DdeLink__6153_140401309"/><text:span text:style-name="T384">.</text:span></text:p>
      <text:p text:style-name="P47"><text:bookmark-start text:name="__DdeLink__6155_140401309"/>- <text:span text:style-name="T386">С</text:span><text:span text:style-name="T385">корее более </text:span><text:bookmark-end text:name="__DdeLink__6155_140401309"/><text:span text:style-name="T1902">углублённым.</text:span></text:p>
      <text:p text:style-name="P50"><text:tab/><text:bookmark-start text:name="__DdeLink__6157_140401309"/>Флурри внезапно остановилась у прохода и Лара поняла почему. </text:p>
      <text:p text:style-name="P50"><text:tab/><text:span text:style-name="T1903">Т</text:span>ам была Эмбер Грим и она рассматривала картин<text:span text:style-name="T387">у на которой была изображена </text:span><text:span text:style-name="T1291">принцесса </text:span><text:span text:style-name="T387">Твайлайт со своими друзьям</text:span><text:span text:style-name="T388">и и внизу была надпись «Дружба — это Магия. </text:span><text:span text:style-name="T1292">Принцесса </text:span><text:span text:style-name="T388">Твайлайт </text:span><text:span text:style-name="T1904">Спаркл</text:span><text:span text:style-name="T388"> символизирует </text:span><text:span text:style-name="T415">магию</text:span><text:span text:style-name="T388">, </text:span><text:span text:style-name="T1905">Эп</text:span><text:span text:style-name="T1906">плджек -</text:span><text:span text:style-name="T388"> честность, </text:span><text:span text:style-name="T391">Флаттершай</text:span><text:span text:style-name="T388"> - доброту, </text:span><text:span text:style-name="T390">Рарити</text:span><text:span text:style-name="T388"> - щедрость, </text:span><text:span text:style-name="T1293">Радуга Дэш - </text:span><text:span text:style-name="T388">верность и </text:span><text:span text:style-name="T389">Пинки Пай</text:span><text:span text:style-name="T388"> — веселье. </text:span><text:span text:style-name="T1907">Они -</text:span><text:span text:style-name="T388"> </text:span><text:span text:style-name="T416">6 элементов гармонии</text:span><text:span text:style-name="T388">»</text:span><text:span text:style-name="T387">.</text:span><text:bookmark-end text:name="__DdeLink__6157_140401309"/></text:p>
      <text:p text:style-name="P49"><text:soft-page-break/><text:span text:style-name="T417"><text:tab/></text:span><text:bookmark-start text:name="__DdeLink__6159_140401309"/><text:span text:style-name="T417">Эмбер Грим</text:span><text:span text:style-name="T392"> была угольного цвета с короткой гривой </text:span><text:span text:style-name="T393">и со средней челкой, которая падала </text:span><text:span text:style-name="T418">ей </text:span><text:span text:style-name="T393">на лоб. </text:span><text:bookmark-end text:name="__DdeLink__6159_140401309"/></text:p>
      <text:p text:style-name="P49"><text:span text:style-name="T394"><text:tab/></text:span><text:span text:style-name="T2278">Многие пони видели в</text:span><text:bookmark-start text:name="__DdeLink__6161_140401309"/><text:span text:style-name="T394"> её внешности что-то отталкивающе</text:span><text:span text:style-name="T2242">е и странное</text:span><text:bookmark-end text:name="__DdeLink__6161_140401309"/><text:span text:style-name="T2242">, </text:span><text:span text:style-name="T2279">поэтому старались держаться подальше от неё.</text:span></text:p>
      <text:p text:style-name="P48"><text:bookmark-start text:name="__DdeLink__6163_140401309"/>- <text:bookmark-end text:name="__DdeLink__6163_140401309"/><text:span text:style-name="T2243">Флурри, подойдем к ней? Я думаю это самый подходящий момент</text:span><text:span text:style-name="T395">.</text:span></text:p>
      <text:p text:style-name="P48"><text:bookmark-start text:name="__DdeLink__6165_140401309"/>- <text:bookmark-end text:name="__DdeLink__6165_140401309"/><text:span text:style-name="T2244">Да! Идем!</text:span><text:bookmark text:name="__DdeLink__6167_140401309"/></text:p>
      <text:p text:style-name="P58"><text:tab/><text:span text:style-name="T2245">Обе подруги вместе</text:span><text:bookmark-start text:name="__DdeLink__6177_140401309"/> <text:span text:style-name="T2245">подошли</text:span> к Эмбер <text:span text:style-name="T2280">Грим</text:span>, которая все это время стояла к <text:span text:style-name="T2246">ним</text:span> спиной и смотрела только на картин<text:span text:style-name="T1294">у</text:span>, <text:span text:style-name="T1295">не обращая</text:span> внимание <text:span text:style-name="T396">на все, что происходило вокруг.</text:span><text:bookmark-end text:name="__DdeLink__6177_140401309"/></text:p>
      <text:p text:style-name="P58"><text:span text:style-name="T419"><text:tab/></text:span><text:bookmark-start text:name="__DdeLink__6179_140401309"/><text:span text:style-name="T419">Примечательно, что в </text:span><text:span text:style-name="T2281">этот момент в коридоре</text:span><text:span text:style-name="T419"> никого не было </text:span><text:span text:style-name="T420">и это </text:span><text:span text:style-name="T2246">ещё</text:span><text:span text:style-name="T420"> </text:span><text:span text:style-name="T2246">сильнее </text:span><text:span text:style-name="T420">подкрепило </text:span><text:span text:style-name="T2246">подруг </text:span><text:span text:style-name="T420"><text:s/></text:span><text:span text:style-name="T422">подружиться</text:span><text:span text:style-name="T421"> с </text:span><text:span text:style-name="T423">таинственной пони</text:span><text:span text:style-name="T421">.</text:span><text:bookmark-end text:name="__DdeLink__6179_140401309"/></text:p>
      <text:p text:style-name="P58"><text:bookmark-start text:name="__DdeLink__6181_140401309"/>- <text:span text:style-name="T397">Привет, Эмбер</text:span><text:bookmark-end text:name="__DdeLink__6181_140401309"/><text:span text:style-name="T397">! - </text:span><text:span text:style-name="T2247">сказал</text:span><text:span text:style-name="T2248">а</text:span><text:span text:style-name="T2247"> Флурри.</text:span></text:p>
      <text:p text:style-name="P58"><text:bookmark-start text:name="__DdeLink__6183_140401309"/>- <text:span text:style-name="T397">Привет, Флурри Харт</text:span><text:bookmark-end text:name="__DdeLink__6183_140401309"/><text:span text:style-name="T397">.</text:span></text:p>
      <text:p text:style-name="P60"><text:span text:style-name="T400"><text:tab/></text:span><text:bookmark-start text:name="__DdeLink__6185_140401309"/><text:span text:style-name="T400">Флурри впервые услышала её</text:span> голос, <text:span text:style-name="T400">он</text:span> был ледяным и хладнокровным, <text:span text:style-name="T401">и е</text:span><text:span text:style-name="T402">й</text:span><text:span text:style-name="T401"> на мгновение показалось, что она общается с </text:span><text:span text:style-name="T1908">сестрой Пинки</text:span><text:span text:style-name="T401"> </text:span><text:span text:style-name="T1908">Пай</text:span><text:span text:style-name="T401">.</text:span><text:bookmark-end text:name="__DdeLink__6185_140401309"/></text:p>
      <text:p text:style-name="P58"><text:bookmark-start text:name="__DdeLink__6187_140401309"/><text:soft-page-break/>- <text:span text:style-name="T398">Ты знаешь моё имя?</text:span><text:bookmark-end text:name="__DdeLink__6187_140401309"/></text:p>
      <text:p text:style-name="P58"><text:bookmark-start text:name="__DdeLink__6189_140401309"/>- <text:span text:style-name="T398">Я </text:span><text:span text:style-name="T399">знаю достаточно </text:span><text:span text:style-name="T2250">о тебе</text:span><text:span text:style-name="T399"> — </text:span><text:span text:style-name="T403">отвечала все тем же голосом Эмбер.</text:span><text:bookmark-end text:name="__DdeLink__6189_140401309"/></text:p>
      <text:p text:style-name="P59"><text:tab/><text:bookmark-start text:name="__DdeLink__6191_140401309"/>Флурри не знала, как продолжить разговор и <text:bookmark-end text:name="__DdeLink__6191_140401309"/><text:span text:style-name="T2248">посмотрела на Лару.</text:span></text:p>
      <text:p text:style-name="P59">- <text:span text:style-name="T2248">Эмбер, </text:span><text:span text:style-name="T2251">возможно ты знаешь и меня</text:span><text:span text:style-name="T2248">?</text:span></text:p>
      <text:p text:style-name="P59">- <text:span text:style-name="T2249">К сожалению нет, </text:span><text:span text:style-name="T2251">я знаю Флурри </text:span><text:span text:style-name="T2257">Харт</text:span><text:span text:style-name="T2251"> потому что она знаменита в школе своими врожденными способностями и принимала </text:span><text:span text:style-name="T2252">значительное </text:span><text:span text:style-name="T2251">участие в истории Эквестрии.</text:span></text:p>
      <text:p text:style-name="P59">- <text:span text:style-name="T2252">Эмбер, мы хотели </text:span><text:span text:style-name="T2253">стать твоими друзьями</text:span><text:span text:style-name="T2252"> </text:span><text:span text:style-name="T2253">и поэтому подошли познакомиться с тобой </text:span><text:span text:style-name="T2252">— </text:span><text:span text:style-name="T2282">сказала</text:span><text:span text:style-name="T2253"> Флурри.</text:span></text:p>
      <text:p text:style-name="P59">- <text:span text:style-name="T2254">Теперь понятно, чудесная и великолепная пони, которую знает почти вся Эквестрия решила стать другом странной и кошмарной пони, тебе не кажет</text:span><text:span text:style-name="T2289">ся это смешным</text:span><text:span text:style-name="T2254">?</text:span></text:p>
      <text:p text:style-name="P59">- <text:span text:style-name="T2255">А что тут должно быть смешного? - удивилась Флурри, её немного напугал тон речи Эмбер.</text:span></text:p>
      <text:p text:style-name="P59">- <text:span text:style-name="T2256">Твое высокомерие и лицемерие имеет слишком высокий контраст по отношению к твоей подруге, </text:span><text:span text:style-name="T2283">поэтому не прикидывайся </text:span><text:span text:style-name="T2284">что тебе ничего непонятно.</text:span></text:p>
      <text:p text:style-name="P205"><text:soft-page-break/></text:p>
      <text:p text:style-name="P61"><text:tab/><text:bookmark-start text:name="__DdeLink__6201_140401309"/>Теперь Флурри увидела ее <text:span text:style-name="T424">каменное </text:span>лицо, в её глазах, темных как бездна было какое-то безразличие <text:span text:style-name="T404">и ей стало не по себе, но она не могла </text:span><text:span text:style-name="T2258">оставить разговор</text:span><text:span text:style-name="T404">, уязвленная такими замечаниями.</text:span><text:bookmark-end text:name="__DdeLink__6201_140401309"/></text:p>
      <text:p text:style-name="P61"><text:bookmark-start text:name="__DdeLink__6203_140401309"/>- <text:span text:style-name="T405">Прости, </text:span><text:span text:style-name="T1910">е</text:span><text:span text:style-name="T1909">сли у тебя нет таких магических способностей, как у меня </text:span><text:span text:style-name="T2258">и </text:span><text:span text:style-name="T2285">поэтому </text:span><text:span text:style-name="T2258">ты приписываешь мне лживые отрицательные качества</text:span><text:span text:style-name="T1909">!</text:span><text:span text:style-name="T405"> — не сдер</text:span><text:span text:style-name="T406">жалась Флурри</text:span><text:bookmark-end text:name="__DdeLink__6203_140401309"/><text:span text:style-name="T406">.</text:span></text:p>
      <text:p text:style-name="P62"><text:tab/><text:bookmark-start text:name="__DdeLink__6205_140401309"/>Эмбер засмеялась и <text:span text:style-name="T407">по Флурри пробежала дрожь.</text:span><text:bookmark-end text:name="__DdeLink__6205_140401309"/></text:p>
      <text:p text:style-name="P63"><text:bookmark-start text:name="__DdeLink__6207_140401309"/>- <text:s/><text:span text:style-name="T2259">Что тут смешного</text:span><text:span text:style-name="T408">?</text:span><text:bookmark-end text:name="__DdeLink__6207_140401309"/></text:p>
      <text:p text:style-name="P63">- <text:span text:style-name="T1911">В тебе нет ничего </text:span><text:span text:style-name="T1912">кроме твоего врожденного таланта, </text:span><text:span text:style-name="T1913">а что касается </text:span><text:span text:style-name="T2286">магических</text:span><text:span text:style-name="T1913"> навык</text:span><text:span text:style-name="T2286">ов</text:span><text:span text:style-name="T1913"> и способност</text:span><text:span text:style-name="T2286">ей,</text:span><text:span text:style-name="T1913"> то тебе не мешало бы взяться за ум. - </text:span><text:span text:style-name="T1914">резко ответила Эмбер.</text:span></text:p>
      <text:p text:style-name="P63">- <text:span text:style-name="T1915">Ты меня учишь?</text:span><text:span text:style-name="T1916">! - начала злиться Флурри.</text:span></text:p>
      <text:p text:style-name="P63"><text:bookmark-start text:name="__DdeLink__6209_140401309"/><text:span text:style-name="T409">- Не была бы ты настолько самоуверенной и самолюбивой, ты бы оставила этот разговор </text:span><text:span text:style-name="T425">и ушла. </text:span><text:span text:style-name="T1917">Но ты самоуверенна</text:span><text:span text:style-name="T1920">я</text:span><text:span text:style-name="T1917"> и </text:span><text:span text:style-name="T1918">считаешь себя </text:span><text:span text:style-name="T1919">лучшей. </text:span><text:span text:style-name="T1921">Все</text:span><text:span text:style-name="T1919"> пони должны с тобой общаться с искренним желанием и добродушием, </text:span><text:span text:style-name="T2287">разве не так?</text:span><text:span text:style-name="T1919"> </text:span><text:span text:style-name="T409"><text:s/>— </text:span><text:span text:style-name="T2260">перебила </text:span><text:span text:style-name="T1922">Эмбер</text:span><text:span text:style-name="T409">.</text:span><text:bookmark-end text:name="__DdeLink__6209_140401309"/></text:p>
      <text:p text:style-name="P65"><text:soft-page-break/><text:tab/><text:span text:style-name="T2261">До этого момента Флурри старалась быть дружелюбной с Эмбер, но сейчас она хотела воспользоваться магией и превратить её в пепел.</text:span></text:p>
      <text:p text:style-name="P66">-<text:span text:style-name="T2263"> </text:span><text:span text:style-name="T2259">Успокойтесь! Флурри, </text:span><text:span text:style-name="T2262">нам пора</text:span><text:span text:style-name="T2259"> - вмешалась Лара </text:span><text:span text:style-name="T2264">и отвела свою подругу в сторону.</text:span></text:p>
      <text:p text:style-name="P64"><text:bookmark-start text:name="__DdeLink__6217_140401309"/>- <text:span text:style-name="T410">Я вижу, ты ужасно выглядишь — начала Лара</text:span><text:bookmark-end text:name="__DdeLink__6217_140401309"/><text:span text:style-name="T410">, </text:span><text:span text:style-name="T2265">когда они прошли коридор, в котором была Эмбер Грим.</text:span></text:p>
      <text:p text:style-name="P64"><text:bookmark-start text:name="__DdeLink__6219_140401309"/>- <text:span text:style-name="T411">Она настоящий демон, мне едва хватило сил удержаться и не превратить ее в пепел! — </text:span><text:span text:style-name="T412">говорила Флурри и в её голосе было столько гнева и злобы, </text:span><text:span text:style-name="T2266">что Ларе стало даже грустно</text:span><text:span text:style-name="T412">.</text:span><text:bookmark-end text:name="__DdeLink__6219_140401309"/></text:p>
      <text:p text:style-name="P64"><text:bookmark-start text:name="__DdeLink__6221_140401309"/>-<text:bookmark-end text:name="__DdeLink__6221_140401309"/> <text:span text:style-name="T2267">Почему тебя это сильно задело?</text:span></text:p>
      <text:p text:style-name="P64">- <text:span text:style-name="T2268">Почему? Лара, она назвала меня высокомерной и лиц</text:span><text:span text:style-name="T2269">е</text:span><text:span text:style-name="T2268">меркой, сказала что у меня нет мозгов, тебе этого недостаточно?</text:span></text:p>
      <text:p text:style-name="P64">- <text:span text:style-name="T2269">Она довольно умная пони и не могла </text:span><text:span text:style-name="T2290">сказать это</text:span><text:span text:style-name="T2269"> просто так, здесь </text:span><text:span text:style-name="T2290">должна быть серьезная</text:span><text:span text:style-name="T2269"> причина.</text:span></text:p>
      <text:p text:style-name="P64">- <text:span text:style-name="T2269">Умная пони? </text:span><text:span text:style-name="T2270">Ты так решила потому что </text:span><text:span text:style-name="T2291">она первая земная пони, которую взяли в школу Кантерлота</text:span><text:span text:style-name="T2270">?</text:span></text:p>
      <text:p text:style-name="P67">- <text:s/><text:span text:style-name="T2272">Санрайз </text:span><text:span text:style-name="T2273">Бриск </text:span><text:span text:style-name="T2271">общалась с ней на протяжении лета и с уверенностью может подтвердить её уровень </text:span><text:soft-page-break/><text:span text:style-name="T2271">умственных способностей, </text:span><text:span text:style-name="T2291">а Санрайз Бриск как ты уже говорила не лживая </text:span><text:span text:style-name="T2292">Брейни.</text:span></text:p>
      <text:p text:style-name="P67">- <text:span text:style-name="T2274">Вот как, знаешь Лара, я не собираюсь разбираться, что у неё в голове и не буду пытаться подружиться с такой злобной кобылой!</text:span><text:bookmark text:name="__DdeLink__6223_140401309"/></text:p>
      <text:p text:style-name="P68"><text:bookmark-start text:name="__DdeLink__6229_140401309"/>- <text:bookmark-end text:name="__DdeLink__6229_140401309"/><text:span text:style-name="T2275">Успокойся Флурри.</text:span></text:p>
      <text:p text:style-name="P68"><text:bookmark-start text:name="__DdeLink__6231_140401309"/>- <text:span text:style-name="T413">Как я могу успокоиться?! Ты понимаешь </text:span><text:bookmark-end text:name="__DdeLink__6231_140401309"/><text:span text:style-name="T2276">что мне были неприятны </text:span><text:span text:style-name="T2288">её</text:span><text:span text:style-name="T2276"> слова и...</text:span></text:p>
      <text:p text:style-name="P69"><text:tab/><text:bookmark-start text:name="__DdeLink__6233_140401309"/>Лара подошла к Флурри и <text:span text:style-name="T426">посмотрела на неё</text:span>:<text:bookmark-end text:name="__DdeLink__6233_140401309"/></text:p>
      <text:p text:style-name="P69"><text:bookmark-start text:name="__DdeLink__6235_140401309"/>- Да, я понимаю, <text:span text:style-name="T2277">идем</text:span> на <text:span text:style-name="T2275">и</text:span>сторию магии.<text:bookmark-end text:name="__DdeLink__6235_140401309"/></text:p>
      <text:p text:style-name="P70"><text:tab/><text:bookmark-start text:name="__DdeLink__6237_140401309"/><text:span text:style-name="T427">Взгляд Лары успокоил Флурри, и</text:span> в этот момент <text:span text:style-name="T427">ей</text:span> стало легче, <text:span text:style-name="T428">словно</text:span> ей пришлось попробовать горький десерт, <text:span text:style-name="T429">сейчас</text:span> она его проглотила и осталось только <text:span text:style-name="T430">неприятное </text:span>послевкусие. <text:bookmark-end text:name="__DdeLink__6237_140401309"/></text:p>
      <text:p text:style-name="P70"><text:bookmark-start text:name="__DdeLink__6239_140401309"/>- <text:span text:style-name="T414">Ид</text:span><text:span text:style-name="T431">ё</text:span><text:span text:style-name="T414">м</text:span><text:bookmark-end text:name="__DdeLink__6239_140401309"/><text:span text:style-name="T414">.</text:span></text:p>
      <text:p text:style-name="P71"><text:tab/><text:bookmark-start text:name="__DdeLink__6241_140401309"/>И <text:span text:style-name="T1923">две</text:span> подруги, которые всегда <text:span text:style-name="T432">понимали друг друга</text:span>, <text:span text:style-name="T433">отправились</text:span> на урок по <text:span text:style-name="T2276">и</text:span>стории <text:span text:style-name="T2276">м</text:span>агии.<text:bookmark-end text:name="__DdeLink__6241_140401309"/></text:p>
      <text:p text:style-name="P71"/>
      <text:p text:style-name="P71"/>
      <text:p text:style-name="P206"/>
      <text:p text:style-name="P206"><text:soft-page-break/>7. <text:bookmark-start text:name="__DdeLink__6796_140401309"/>Вечеринка<text:bookmark-end text:name="__DdeLink__6796_140401309"/></text:p>
      <text:p text:style-name="P263"><text:tab/><text:span text:style-name="T627">На протяжении всей недели Флурри </text:span><text:span text:style-name="T628">старалась не обращать внимание на Эмбер Грим, к счастью они редко </text:span><text:span text:style-name="T629">встречались друг с другом</text:span><text:span text:style-name="T628">.</text:span></text:p>
      <text:p text:style-name="P264"><text:span text:style-name="T628"><text:tab/></text:span><text:span text:style-name="T637">Лара стала проводить гораздо меньше времени с Флурри </text:span><text:span text:style-name="T638">и поэтому ей становилось скучно без своей лучшей подруги.</text:span></text:p>
      <text:p text:style-name="P265"><text:span text:style-name="T629"><text:tab/></text:span><text:span text:style-name="T630">В четверг Флурри неожиданно столкнулась с </text:span><text:span text:style-name="T629">Санрайз Бриск. </text:span></text:p>
      <text:p text:style-name="P266"><text:span text:style-name="T629"><text:tab/></text:span><text:span text:style-name="T631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66"><text:span text:style-name="T631"><text:tab/>Наиболее близкими для неё была Лара, потому что они часто ходили вместе в библиотеку и обсуждали научные </text:span><text:span text:style-name="T638">темы</text:span><text:span text:style-name="T631">.</text:span></text:p>
      <text:p text:style-name="P263"><text:span text:style-name="T632">- Привет, Санрайз! Я думала ты пошла вместе с Ларой в библиотеку?</text:span></text:p>
      <text:p text:style-name="P263"><text:span text:style-name="T632">- Да, я была там — ответила Санрайз.</text:span></text:p>
      <text:p text:style-name="P263"><text:span text:style-name="T632">- </text:span><text:span text:style-name="T633">А мне что-то скучно стало в конце недели…</text:span></text:p>
      <text:p text:style-name="P263"><text:span text:style-name="T633">- Тебе скучно? Я </text:span><text:span text:style-name="T634">тебя не узнаю, Флурри!</text:span></text:p>
      <text:p text:style-name="P263"><text:soft-page-break/><text:span text:style-name="T634">- </text:span><text:span text:style-name="T635">Да, мне скучно, очень много домашнего задания, к тому же Лара часто пропадает то в библиотеке, то пишет научные работы!</text:span></text:p>
      <text:p text:style-name="P263"><text:span text:style-name="T635">- </text:span><text:span text:style-name="T636">Прости Флурри, но мне нужно зайти к мистеру Магитемзу, я в прошлом году пообещала ему, что принесу одну интересную вещь </text:span></text:p>
      <text:p text:style-name="P263"><text:span text:style-name="T636">- Хорошо, до встречи на скучной истории магии, Санрайз.</text:span></text:p>
      <text:p text:style-name="P263"><text:span text:style-name="T636">- Не скучай, Флурри!</text:span></text:p>
      <text:p text:style-name="P263"><text:span text:style-name="T636"><text:tab/></text:span><text:span text:style-name="T639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435">выходных </text:span><text:span text:style-name="T639">она</text:span><text:span text:style-name="T435"> решил</text:span><text:span text:style-name="T497">а</text:span><text:span text:style-name="T435"> пойти на вечеринку к Перпл Кейк вместе с Ларой, чтобы <text:s/></text:span><text:span text:style-name="T496">отвлечься</text:span><text:span text:style-name="T435"> </text:span><text:span text:style-name="T496">учебы </text:span><text:span text:style-name="T639">и повеселиться с друзьями</text:span><text:span text:style-name="T435">.</text:span><text:bookmark-end text:name="__DdeLink__6249_140401309"/></text:p>
      <text:p text:style-name="P208"><text:span text:style-name="T435"><text:tab/></text:span><text:span text:style-name="T605">Они вместе </text:span><text:span text:style-name="T436">шли <text:s/>по </text:span><text:span text:style-name="T437">изумрудной дороге Кантерлота </text:span><text:span text:style-name="T438">среди </text:span><text:span text:style-name="T439">различных прилавков и разноцветных </text:span><text:span text:style-name="T513">сооружений</text:span><text:span text:style-name="T439">.</text:span></text:p>
      <text:p text:style-name="P234"><text:span text:style-name="T439">- </text:span><text:span text:style-name="T606">Мы здесь покупали древние вазы, помнишь Флурри?</text:span></text:p>
      <text:p text:style-name="P234"><text:span text:style-name="T606">- Да, это было в прошлом году..</text:span><text:span text:style-name="T607">.</text:span></text:p>
      <text:p text:style-name="P207"><text:bookmark-start text:name="__DdeLink__6251_140401309"/><text:span text:style-name="T435">- </text:span><text:span text:style-name="T436">Подождите меня! - </text:span><text:span text:style-name="T606">крикнул</text:span><text:span text:style-name="T436">, </text:span><text:span text:style-name="T440">задыхаясь</text:span><text:span text:style-name="T436"> Силли</text:span><text:bookmark-end text:name="__DdeLink__6251_140401309"/><text:span text:style-name="T439"> </text:span><text:span text:style-name="T606">позади их.</text:span></text:p>
      <text:p text:style-name="P207"><text:bookmark-start text:name="__DdeLink__6253_140401309"/><text:soft-page-break/><text:span text:style-name="T439">- </text:span><text:span text:style-name="T441">Привет, Силли — </text:span><text:span text:style-name="T607">поприветствовала</text:span><text:span text:style-name="T441"> Лара </text:span><text:span text:style-name="T608">своего школьного друга</text:span><text:span text:style-name="T441">.</text:span><text:bookmark-end text:name="__DdeLink__6253_140401309"/></text:p>
      <text:p text:style-name="P207"><text:bookmark-start text:name="__DdeLink__6255_140401309"/><text:span text:style-name="T441">- </text:span><text:span text:style-name="T442">Привет всем! </text:span><text:span text:style-name="T443">Вы на вечеринку?</text:span><text:bookmark-end text:name="__DdeLink__6255_140401309"/></text:p>
      <text:p text:style-name="P209"><text:bookmark-start text:name="__DdeLink__6257_140401309"/><text:span text:style-name="T434">- </text:span><text:span text:style-name="T444">Да! — дружно ответили подруги</text:span><text:bookmark-end text:name="__DdeLink__6257_140401309"/><text:span text:style-name="T609">.</text:span></text:p>
      <text:p text:style-name="P209"><text:bookmark-start text:name="__DdeLink__6259_140401309"/><text:span text:style-name="T444">- </text:span><text:span text:style-name="T445">Я с вами. Вы уже сделали домашнее задание по магическим предметам? - </text:span><text:span text:style-name="T446">поинтересовался Силли.</text:span><text:bookmark-end text:name="__DdeLink__6259_140401309"/></text:p>
      <text:p text:style-name="P77"><text:bookmark-start text:name="__DdeLink__6261_140401309"/>- Да — <text:span text:style-name="T1296">ответила</text:span> Лара.<text:bookmark-end text:name="__DdeLink__6261_140401309"/></text:p>
      <text:p text:style-name="P209"><text:bookmark-start text:name="__DdeLink__6263_140401309"/><text:span text:style-name="T447">- </text:span><text:span text:style-name="T448">Я не совсем понимаю, как связаны гипогрифы с королем Штормом и как его посох смог </text:span><text:span text:style-name="T514">поглотить</text:span><text:span text:style-name="T448"> магию принцесс?</text:span><text:bookmark-end text:name="__DdeLink__6263_140401309"/></text:p>
      <text:p text:style-name="P209"><text:bookmark-start text:name="__DdeLink__6265_140401309"/><text:span text:style-name="T448">- </text:span><text:span text:style-name="T449">Гипогрифы… - </text:span><text:span text:style-name="T498">не успела начать Лара.</text:span><text:bookmark-end text:name="__DdeLink__6265_140401309"/></text:p>
      <text:p text:style-name="P210"><text:bookmark-start text:name="__DdeLink__6267_140401309"/><text:span text:style-name="T449">- </text:span><text:span text:style-name="T610">М</text:span><text:span text:style-name="T450">ожет быть будем веселиться и забудем об учебе хоть на пару часов — перебила Лару Флурри.</text:span></text:p>
      <text:p text:style-name="P211"><text:span text:style-name="T450"><text:tab/></text:span><text:span text:style-name="T610">Спустя минуту они увидели</text:span><text:span text:style-name="T450"> белокаменный домик с темно-синей куполообразной крышей, украшенный розовыми лентами </text:span><text:span text:style-name="T451">и</text:span><text:span text:style-name="T452"> цветами</text:span><text:span text:style-name="T453">.</text:span><text:bookmark-end text:name="__DdeLink__6267_140401309"/></text:p>
      <text:p text:style-name="P212"><text:span text:style-name="T453"><text:tab/></text:span><text:bookmark-start text:name="__DdeLink__6269_140401309"/><text:span text:style-name="T453">В</text:span><text:span text:style-name="T434">се трое подошли к двери и постучали, дверь моментально открылась и </text:span><text:span text:style-name="T499">на </text:span><text:span text:style-name="T434">пороге предстала сама Пёрпл Кейк:</text:span><text:bookmark-end text:name="__DdeLink__6269_140401309"/></text:p>
      <text:p text:style-name="P212"><text:bookmark-start text:name="__DdeLink__6271_140401309"/><text:span text:style-name="T434">- Привеееет, мои друзья! -</text:span><text:span text:style-name="T454"> радостно воскликнула Пёрпл </text:span><text:span text:style-name="T611">и </text:span><text:span text:style-name="T500">обняла </text:span><text:span text:style-name="T611">своих друзей</text:span><text:span text:style-name="T454"> — проходите </text:span><text:span text:style-name="T455">быстрее!</text:span><text:bookmark-end text:name="__DdeLink__6271_140401309"/></text:p>
      <text:p text:style-name="P212"><text:soft-page-break/><text:span text:style-name="T455"><text:tab/></text:span><text:bookmark-start text:name="__DdeLink__6273_140401309"/><text:span text:style-name="T456">Флурри была очень рада, что пошла на вечеринку, она заметила, что Лара тоже </text:span><text:span text:style-name="T457">не </text:span><text:span text:style-name="T501">прочь немного</text:span><text:span text:style-name="T457"> повеселиться.</text:span><text:bookmark-end text:name="__DdeLink__6273_140401309"/></text:p>
      <text:p text:style-name="P213"><text:span text:style-name="T457"><text:tab/></text:span><text:bookmark-start text:name="__DdeLink__6275_140401309"/><text:span text:style-name="T458">На вечеринке был почти весь класс, в котором училась Флурри </text:span><text:span text:style-name="T502">за исключением Санрайз </text:span><text:span text:style-name="T503">Бриск, </text:span><text:span text:style-name="T504">которая не любила находиться в большом обществе и предпочитала одна проводить время.</text:span><text:bookmark-end text:name="__DdeLink__6275_140401309"/></text:p>
      <text:p text:style-name="P213"><text:span text:style-name="T458"><text:tab/></text:span><text:bookmark-start text:name="__DdeLink__6277_140401309"/><text:span text:style-name="T459">П</text:span><text:span text:style-name="T505">ё</text:span><text:span text:style-name="T459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460">Она всегда мечтала о </text:span><text:span text:style-name="T505">такой </text:span><text:span text:style-name="T460">пушке, как у Пинки Пай, и такой шанс </text:span><text:span text:style-name="T506">однажды ей</text:span><text:span text:style-name="T460"> выпал.</text:span><text:bookmark-end text:name="__DdeLink__6277_140401309"/></text:p>
      <text:p text:style-name="P213"><text:span text:style-name="T460"><text:tab/></text:span><text:bookmark-start text:name="__DdeLink__6279_140401309"/><text:span text:style-name="T507">В один прекрасный день</text:span><text:span text:style-name="T461"> она узнала, что Флурри хорошо знакома и дружна с Пинки </text:span><text:span text:style-name="T463">Пай </text:span><text:span text:style-name="T461">и начала рас</text:span><text:span text:style-name="T462">спрашивать </text:span><text:span text:style-name="T464">её </text:span><text:span text:style-name="T465">вплоть до того во сколько встает Пинки и чем чистит зубы: зубной щеткой или нитью.</text:span><text:bookmark-end text:name="__DdeLink__6279_140401309"/></text:p>
      <text:p text:style-name="P213"><text:span text:style-name="T465"><text:tab/></text:span><text:bookmark-start text:name="__DdeLink__6281_140401309"/><text:span text:style-name="T466">Флурри </text:span><text:span text:style-name="T509">решила</text:span><text:span text:style-name="T466"> </text:span><text:span text:style-name="T508">сделать подарок для Пёрпл </text:span><text:span text:style-name="T466">и пригласила Пинки Пай вместе со своей семьей в Кантерлот, </text:span><text:span text:style-name="T467">чтобы устроить вечеринку для её </text:span><text:span text:style-name="T510">подруг</text:span><text:span text:style-name="T467">.</text:span><text:bookmark-end text:name="__DdeLink__6281_140401309"/></text:p>
      <text:p text:style-name="P213"><text:span text:style-name="T467"><text:tab/></text:span><text:bookmark-start text:name="__DdeLink__6283_140401309"/><text:span text:style-name="T467">Пёрпл Кейк </text:span><text:span text:style-name="T612">чуть не</text:span><text:span text:style-name="T468"> </text:span><text:span text:style-name="T467">сошла с ума, </text:span><text:span text:style-name="T468">когда узнала об этом,</text:span><text:span text:style-name="T467"> она была так благодарна Флурри, что могла даже рискнуть сразиться с Мантикорой или разъярённым </text:span><text:span text:style-name="T511">д</text:span><text:span text:style-name="T467">раконом.</text:span><text:bookmark-end text:name="__DdeLink__6283_140401309"/></text:p>
      <text:p text:style-name="P214"><text:soft-page-break/><text:span text:style-name="T467"><text:tab/></text:span><text:bookmark-start text:name="__DdeLink__6285_140401309"/><text:span text:style-name="T469">Для нее было </text:span><text:span text:style-name="T470">безграничным </text:span><text:span text:style-name="T469">счасть</text:span><text:span text:style-name="T471">ем</text:span><text:span text:style-name="T434"> устраивать вечеринку вместе </text:span><text:span text:style-name="T512">с пони, которую она обожала и на которую она хотела быть похожей</text:span><text:span text:style-name="T434">.</text:span><text:bookmark-end text:name="__DdeLink__6285_140401309"/></text:p>
      <text:p text:style-name="P214"><text:span text:style-name="T434"><text:tab/></text:span><text:span text:style-name="T613">В завершении праздника Пинки </text:span><text:span text:style-name="T614">Пай</text:span><text:span text:style-name="T613"> подарила </text:span><text:span text:style-name="T615">Пёрпл</text:span><text:span text:style-name="T613"> пушку с конфетти, это был самый лучший день для </text:span><text:span text:style-name="T616">н</text:span><text:span text:style-name="T617">её</text:span><text:span text:style-name="T613">, она его </text:span><text:span text:style-name="T617">запомнила</text:span><text:span text:style-name="T613"> на всю жизнь и ни раз о нем рассказывала.</text:span></text:p>
      <text:p text:style-name="P214"><text:span text:style-name="T434"><text:tab/></text:span><text:bookmark-start text:name="__DdeLink__6287_140401309"/><text:span text:style-name="T472">И <text:s/>после того дня не прошло ни одной вечеринк</text:span><text:span text:style-name="T515">и</text:span><text:span text:style-name="T472">, на которую П</text:span><text:span text:style-name="T473">ё</text:span><text:span text:style-name="T472">рпл не пригласила </text:span><text:span text:style-name="T474">бы </text:span><text:span text:style-name="T472">Флурри меньше </text:span><text:span text:style-name="T474">тр</text:span><text:span text:style-name="T516">ё</text:span><text:span text:style-name="T474">х</text:span><text:span text:style-name="T472"> раз.</text:span><text:bookmark-end text:name="__DdeLink__6287_140401309"/></text:p>
      <text:p text:style-name="P214"><text:span text:style-name="T472"><text:tab/></text:span><text:bookmark-start text:name="__DdeLink__6289_140401309"/><text:span text:style-name="T475">После полудня Лара</text:span><text:span text:style-name="T619"> покинула вечеринку,</text:span><text:span text:style-name="T475"> ссылаясь на дополнительные занятия по </text:span><text:span text:style-name="T476">изучению </text:span><text:span text:style-name="T477">древних </text:span><text:span text:style-name="T478">исторических текстов</text:span><text:span text:style-name="T476">.</text:span><text:bookmark-end text:name="__DdeLink__6289_140401309"/></text:p>
      <text:p text:style-name="P215"><text:span text:style-name="T476"><text:tab/></text:span><text:bookmark-start text:name="__DdeLink__6291_140401309"/><text:span text:style-name="T479">Флурри решила остаться еще на несколько часов и поболтать </text:span><text:span text:style-name="T480">с кем-нибудь. </text:span><text:span text:style-name="T620">Внезапно</text:span><text:span text:style-name="T481"> она услышала знакомое для нее имя «Эмбер Грим». </text:span><text:bookmark-end text:name="__DdeLink__6291_140401309"/></text:p>
      <text:p text:style-name="P215"><text:span text:style-name="T481"><text:tab/></text:span><text:bookmark-start text:name="__DdeLink__6293_140401309"/><text:span text:style-name="T482">Она обернулась и увидела </text:span><text:span text:style-name="T485">как </text:span><text:span text:style-name="T482">Эвери Хейт </text:span><text:span text:style-name="T485">говорила о чем-то</text:span><text:span text:style-name="T482"> со своими подругами </text:span><text:span text:style-name="T483">Дарлинг Свит </text:span><text:span text:style-name="T484">и </text:span><text:span text:style-name="T517">Брейни</text:span><text:span text:style-name="T484"> </text:span><text:span text:style-name="T518">Эвил</text:span><text:span text:style-name="T484"> </text:span><text:span text:style-name="T486">и решила подойти поближе, так чтобы они её не заметили</text:span><text:bookmark-end text:name="__DdeLink__6293_140401309"/></text:p>
      <text:p text:style-name="P214"><text:bookmark-start text:name="__DdeLink__6295_140401309"/><text:span text:style-name="T486">- </text:span><text:span text:style-name="T487">Она вообще странная, я </text:span><text:span text:style-name="T488">просто спросила </text:span><text:span text:style-name="T489">как она использует свою магию без рога, а она сказала, что не моего ума дела и так грубо </text:span><text:span text:style-name="T491">обошлась со мной, </text:span><text:soft-page-break/><text:span text:style-name="T492">высокомерное создание</text:span><text:span text:style-name="T618">!</text:span><text:span text:style-name="T492"> </text:span><text:span text:style-name="T489"><text:s/>— </text:span><text:span text:style-name="T490">проворчала </text:span><text:span text:style-name="T519">Брейни</text:span><text:span text:style-name="T490"> </text:span><text:span text:style-name="T640">Э</text:span><text:span text:style-name="T490">вил</text:span><text:bookmark-end text:name="__DdeLink__6295_140401309"/><text:span text:style-name="T490">.</text:span></text:p>
      <text:p text:style-name="P214"><text:bookmark-start text:name="__DdeLink__6297_140401309"/><text:span text:style-name="T490">- </text:span><text:span text:style-name="T642">Брейни, т</text:span><text:span text:style-name="T641">ы и в правду часто сунешь свой нос куда не нужно</text:span><text:span text:style-name="T493"> - </text:span><text:span text:style-name="T641">резко ответила</text:span><text:span text:style-name="T493"> Дарлинг Свит</text:span><text:bookmark-end text:name="__DdeLink__6297_140401309"/><text:span text:style-name="T493">.</text:span></text:p>
      <text:p text:style-name="P214"><text:span text:style-name="T493">- </text:span><text:span text:style-name="T642">Если ты хотела… - не договорила Брейни.</text:span></text:p>
      <text:p text:style-name="P214"><text:span text:style-name="T642">- </text:span><text:span text:style-name="T643">Успокойтесь! </text:span><text:span text:style-name="T644">Вы обе порой себя ведёте как малые дети. Эмбер может показаться странной пони, но не стоит её недооценивать, </text:span><text:span text:style-name="T645">её магические способности не уст</text:span><text:span text:style-name="T646">упают</text:span><text:span text:style-name="T645"> </text:span><text:span text:style-name="T647">способностям </text:span><text:span text:style-name="T645">Флурри Харт —</text:span><text:span text:style-name="T642"> </text:span><text:span text:style-name="T647">перебила своих подруг</text:span><text:span text:style-name="T643"> Эвери Хейт.</text:span></text:p>
      <text:p text:style-name="P270"><text:bookmark-start text:name="__DdeLink__6299_140401309"/>-<text:bookmark-end text:name="__DdeLink__6299_140401309"/> <text:span text:style-name="T2293">А вы слышали как она ответила Флурри Харт, когда та пыталась с ней подружиться? - </text:span><text:span text:style-name="T2294">вмешалась Дарлинг Свит.</text:span></text:p>
      <text:p text:style-name="P270">- <text:span text:style-name="T2294">Да, она поставила её на место, у Флурри даже чуть не пошли слёзы — добавила Брейни.</text:span></text:p>
      <text:p text:style-name="P271"><text:tab/>Все дружно рассмеялись. </text:p>
      <text:p text:style-name="P271">- <text:span text:style-name="T2295">Посмотрите она ещё подслушивает нас! - сказала Эвери Хейт и посмотрела в сторону Флурри.</text:span></text:p>
      <text:p text:style-name="P272"><text:tab/><text:span text:style-name="T2296">Флурри поняла, что её заметили и решила, что уже бессмысленно делать вид что ничего не слышала подошла к трем злодейкам.</text:span></text:p>
      <text:p text:style-name="P273"><text:soft-page-break/><text:span text:style-name="T2296">- </text:span><text:span text:style-name="T2297">Вы можете говорить любые гадости против меня и глупости против меня, </text:span><text:span text:style-name="T2298">но я не настолько несчастная чтобы опускаться до вашего уровня</text:span></text:p>
      <text:p text:style-name="P273"><text:span text:style-name="T2296">- </text:span><text:span text:style-name="T2298">Право! Похлопаем дружно нашей доброй и хорошей Флурри Харт! - улыбаясь </text:span><text:span text:style-name="T2299">говорила</text:span><text:span text:style-name="T2298"> Эвери Хейт.</text:span></text:p>
      <text:p text:style-name="P273"><text:tab/><text:span text:style-name="T2299">Флурри понимала что бесполезно общаться с Эвери Хейт и её подругами, они всегда были негодяйками и стремились унизить её или поиздеваться </text:span><text:span text:style-name="T2301">над ней</text:span><text:span text:style-name="T2299">, поэтому она </text:span><text:span text:style-name="T2300">решила уйти подальше от них.</text:span></text:p>
      <text:p text:style-name="P273">- <text:span text:style-name="T2300">Ты уходишь? А мы хотели тебе раскрыть тайну по поводу твоей лучшей подруг</text:span><text:span text:style-name="T2301">и</text:span></text:p>
      <text:p text:style-name="P273"><text:tab/><text:span text:style-name="T2302">После этих слов Флурри уже не хотела оставлять все как есть.</text:span></text:p>
      <text:p text:style-name="P273">- <text:span text:style-name="T2303">Какую тайну ты ещё придумала, Эвери?</text:span></text:p>
      <text:p text:style-name="P273">- <text:span text:style-name="T2304">Тебе разве не рассказывала Лара, что у неё теперь появился новый друг и этот новый друг Эмбер Грим?</text:span></text:p>
      <text:p text:style-name="P273">- <text:span text:style-name="T2305">Ты можешь говорить сколько угодно гадостей в мою сторону, но не стоит говорить о моей подруге!</text:span></text:p>
      <text:p text:style-name="P273">- <text:span text:style-name="T2305">Решай сама, Флурри, верить мне или нет, Лара ведь ушла домой по своим делам, так? А может она </text:span><text:soft-page-break/><text:span text:style-name="T2305">решила встретиться с Эмбер </text:span><text:span text:style-name="T2306">Грим</text:span><text:span text:style-name="T2305"> около лавки «Кристальная империя»?</text:span></text:p>
      <text:p text:style-name="P273"><text:tab/><text:span text:style-name="T2306">Дарлинг и Брейни дружно засмеялись, а Флурри ушла в довольно противоречивом настроении.</text:span></text:p>
      <text:p text:style-name="P268"><text:span text:style-name="T494"><text:tab/></text:span><text:span text:style-name="T648">Она хорошо знала Лару и полностью <text:s/>ей доверяла, но вдруг </text:span><text:span text:style-name="T649">Эмбер и в правду темная пони </text:span><text:span text:style-name="T650">и смогла повлиять на её лучшую подругу.</text:span></text:p>
      <text:p text:style-name="P268"><text:span text:style-name="T650"><text:tab/>«Нужно </text:span><text:span text:style-name="T652">по</text:span><text:span text:style-name="T650">торопиться, </text:span><text:span text:style-name="T651">лавка как раз по пути к дому Лары</text:span><text:span text:style-name="T650">» - </text:span><text:span text:style-name="T651">подумала Флурри, </text:span><text:bookmark-start text:name="__DdeLink__6337_140401309"/><text:span text:style-name="T495">быстро попрощалась с оставшимися подругами </text:span><text:span text:style-name="T520">на вечеринке </text:span><text:span text:style-name="T652">и</text:span><text:span text:style-name="T520"> </text:span><text:span text:style-name="T495">поспешила к Ларе</text:span><text:bookmark-end text:name="__DdeLink__6337_140401309"/><text:span text:style-name="T495">, </text:span><text:span text:style-name="T621">которая недавно ушла по своим важным делам</text:span><text:span text:style-name="T622">.</text:span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text:soft-page-break/><text:span text:style-name="T653">8. </text:span><text:bookmark-start text:name="__DdeLink__6798_140401309"/>Конец друж<text:span text:style-name="T654">бы</text:span><text:bookmark-end text:name="__DdeLink__6798_140401309"/></text:p>
      <text:p text:style-name="P72"><text:tab/><text:bookmark-start text:name="__DdeLink__6339_140401309"/><text:span text:style-name="T655">В то время как Флурри </text:span><text:span text:style-name="T1297">отправилась</text:span><text:span text:style-name="T656"> к Ларе, </text:span><text:span text:style-name="T657">чтобы </text:span><text:span text:style-name="T2307">узнать правду</text:span><text:span text:style-name="T658">, </text:span><text:bookmark-end text:name="__DdeLink__6339_140401309"/><text:span text:style-name="T2307">около</text:span><text:bookmark-start text:name="__DdeLink__6341_140401309"/><text:span text:style-name="T2307"> прилавка</text:span><text:span text:style-name="T659">, в котором продавали </text:span><text:span text:style-name="T660">сувениры из Кристально</text:span><text:span text:style-name="T661">й</text:span><text:span text:style-name="T660"> империи, </text:span><text:span text:style-name="T662">стояла пони, темная как уголь, это была Эмбер Грим.</text:span><text:bookmark-end text:name="__DdeLink__6341_140401309"/></text:p>
      <text:p text:style-name="P72"><text:tab/><text:bookmark-start text:name="__DdeLink__6343_140401309"/><text:span text:style-name="T663">В это время пошел дождь </text:span><text:span text:style-name="T2308">и</text:span><text:span text:style-name="T663"> </text:span><text:span text:style-name="T1299">все улицы опустели.</text:span><text:bookmark-end text:name="__DdeLink__6343_140401309"/><text:span text:style-name="T664"> <text:s/><text:tab/></text:span><text:bookmark-start text:name="__DdeLink__6345_140401309"/><text:span text:style-name="T1300">Эмбер Грим</text:span><text:span text:style-name="T664"> </text:span><text:span text:style-name="T1301">не собиралась уходить, она кого-то</text:span><text:span text:style-name="T664"> ждала и ждала с </text:span><text:span text:style-name="T665">большим </text:span><text:span text:style-name="T664">нетерпением.</text:span><text:bookmark-end text:name="__DdeLink__6345_140401309"/></text:p>
      <text:p text:style-name="P72"><text:tab/><text:bookmark-start text:name="__DdeLink__6347_140401309"/><text:span text:style-name="T666">Ей стало скучно и она решила посмотреть, что было в прилавках </text:span><text:span text:style-name="T667">сквозь прозрачное стекло и увидела множество кристаллов </text:span><text:span text:style-name="T668">с разнообразными оттенками,</text:span><text:span text:style-name="T667"> начиная с бирюзового </text:span><text:span text:style-name="T669">и заканчивая</text:span><text:span text:style-name="T667"> </text:span><text:span text:style-name="T669">темно-серым.</text:span><text:bookmark-end text:name="__DdeLink__6347_140401309"/></text:p>
      <text:p text:style-name="P72"><text:tab/><text:bookmark-start text:name="__DdeLink__6349_140401309"/><text:span text:style-name="T670">Вдруг она услышала шаги, обернулась и увидела </text:span><text:bookmark-end text:name="__DdeLink__6349_140401309"/><text:span text:style-name="T2309">Лару.</text:span></text:p>
      <text:p text:style-name="P72">- <text:span text:style-name="T2310">Эмбер? Что ты здесь делаешь? - </text:span><text:span text:style-name="T2311">удивилась Лара.</text:span></text:p>
      <text:p text:style-name="P72">- <text:span text:style-name="T2312">Мне нужна твоя помощь</text:span></text:p>
      <text:p text:style-name="P72">- <text:span text:style-name="T2313">Помощь? </text:span><text:span text:style-name="T2314">Что-то случилось?</text:span></text:p>
      <text:p text:style-name="P72">- <text:span text:style-name="T2315">Да, ты знаешь где сейчас книга?!</text:span></text:p>
      <text:p text:style-name="P72">- <text:span text:style-name="T2316">Что? А какой книге ты говоришь?</text:span></text:p>
      <text:p text:style-name="P72"><text:soft-page-break/>- <text:span text:style-name="T2317">О той, которую привез Шарпен и про которую ты рассказывала Флурри</text:span></text:p>
      <text:p text:style-name="P72">- <text:span text:style-name="T2318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72">- <text:span text:style-name="T2318">Теперь ты можешь мне всё рассказать? — настаивала Эмбер.</text:span></text:p>
      <text:p text:style-name="P72">- <text:span text:style-name="T2319">Я не понимаю, что происходит, Эмбер, мне плохо</text:span></text:p>
      <text:p text:style-name="P276"><text:tab/>Лара несколько минут не могла отправиться от странных и непонятных ощущений, все вокруг кружилось, словно на неё действовал сильный <text:span text:style-name="T2320">змеиный яд. </text:span></text:p>
      <text:p text:style-name="P276">- <text:span text:style-name="T2320">Лара, это я Эмбер, твой друг, расскажи мне про книгу, которую Шарпен привез в Кантерлот.</text:span></text:p>
      <text:p text:style-name="P276">- <text:span text:style-name="T2321">Книгу? Он отдал её принцессе Твайлайт Спаркл, а она распорядилась передать её в библиотеку под личную ответственность мистеру Санлайту. - </text:span><text:span text:style-name="T2323">рассказывала Лара, у неё еще сильно болела голова и она смутно помнила что произошло после того, как она вышла от Пёрпл </text:span><text:span text:style-name="T2324">Кейк</text:span><text:span text:style-name="T2323">.</text:span></text:p>
      <text:p text:style-name="P276">- <text:span text:style-name="T2321">Каким образом мистер Санлайт может получить доступ к книге?</text:span></text:p>
      <text:p text:style-name="P276"><text:soft-page-break/>- <text:span text:style-name="T2322">На запретное отделение наложено специальное заклинание, доступ к нему может получить только мистер Санлайт.</text:span></text:p>
      <text:p text:style-name="P276">- <text:span text:style-name="T2322">Хорошо, Лара, мне этого достаточно.</text:span></text:p>
      <text:p text:style-name="P276"><text:tab/><text:span text:style-name="T2325">Внезапно Эмбер почувствовала приближение Флурри и поняла, что </text:span><text:span text:style-name="T2326">у неё нет времени чтобы сбежать.</text:span></text:p>
      <text:p text:style-name="P276">- <text:span text:style-name="T2326">Лара! Ты встретилась с Эмбер, но сказала что пошла домой по важным делам — </text:span><text:span text:style-name="T2327">начала Флурри.</text:span></text:p>
      <text:p text:style-name="P276">- <text:span text:style-name="T2327">Привет, Флурри — </text:span><text:span text:style-name="T2328">спокойно ответила Эмбер</text:span><text:span text:style-name="T2327">.</text:span></text:p>
      <text:p text:style-name="P276">- <text:span text:style-name="T2329">Лара, на тебе применили заклинание, да? - </text:span><text:span text:style-name="T2330">не обращая внимание на Эмбер, Флурри продолжала допытываться до Лары</text:span></text:p>
      <text:p text:style-name="P276">- <text:span text:style-name="T2330">Нет, Флурри, ты ничего не понимаешь, </text:span><text:span text:style-name="T2331">я просто не хотела тебя впутывать в важное дело, которое ты сорвала бы</text:span></text:p>
      <text:p text:style-name="P276">- <text:span text:style-name="T2331">Сорвала? </text:span><text:span text:style-name="T2332">Я твоя лучшая подруга!</text:span></text:p>
      <text:p text:style-name="P276">- <text:span text:style-name="T2333">Эмбер была права, что ты слишком высокого мнения о себе</text:span></text:p>
      <text:p text:style-name="P276">- <text:span text:style-name="T2334">Ах, Эмбер, я знала, что именно она действует на тебя, я разберусь с ней прямо сейчас!</text:span></text:p>
      <text:p text:style-name="P277"><text:soft-page-break/><text:tab/>Эмбер была спокойна, ей было приятно как рушится дружбы лучших др<text:span text:style-name="T2335">узей.</text:span></text:p>
      <text:p text:style-name="P277">- <text:span text:style-name="T2335">Никто на меня не действует! У меня и в правду дома важные дела, поэтому я займусь ими, а ты лучше </text:span><text:span text:style-name="T2336">прекрати быть самоуверенной и высокомерной кобылой! - резко ответила Лара и двинулась в сторону своего дома.</text:span></text:p>
      <text:p text:style-name="P277"><text:tab/><text:span text:style-name="T2337">Флурри стало больно, она всегда доверяла </text:span><text:span text:style-name="T2338">Ларе </text:span><text:span text:style-name="T2339">и никогда не ожидала плохого. </text:span></text:p>
      <text:p text:style-name="P278"><text:tab/><text:span text:style-name="T2340">Она не хотела броситься на Эмбер, внутри неё </text:span><text:span text:style-name="T2341">рождалась и развивалась обида и заполняла всю душу. </text:span></text:p>
      <text:p text:style-name="P277"><text:tab/><text:span text:style-name="T2341">Эмбер смотрела </text:span><text:span text:style-name="T2346">как</text:span><text:span text:style-name="T2341"> Флурри </text:span><text:span text:style-name="T2346">улетает</text:span><text:span text:style-name="T2341"> и </text:span><text:span text:style-name="T2342">прекрасно понимала, что это она уничтожала их дружбу благодаря своими магическим способностям. </text:span></text:p>
      <text:p text:style-name="P277"><text:tab/><text:span text:style-name="T2342">Её отец всегда говорил, что у неё уникальные магические способности и что их нужно направлять на добрые дела, но сейчас она была в растерянности и не совсем понимала что делает.</text:span></text:p>
      <text:p text:style-name="P76"><text:span text:style-name="T671"><text:tab/></text:span><text:bookmark-start text:name="__DdeLink__6397_140401309"/><text:span text:style-name="T671">Дождь </text:span><text:span text:style-name="T691">стал ещё сильнее</text:span><text:span text:style-name="T671"> и </text:span><text:span text:style-name="T672">с куполообразных крыш капала вода, Эмбер шла </text:span><text:span text:style-name="T673">по влажной фиолетово-синей дорожке </text:span><text:span text:style-name="T1302">в сторону</text:span><text:span text:style-name="T674"> Кантерлотской </text:span><text:soft-page-break/><text:span text:style-name="T674">школ</text:span><text:span text:style-name="T1303">ы</text:span><text:span text:style-name="T674">, около которой находился небольшой парк с </text:span><text:span text:style-name="T675">окаменелыми статуями.</text:span><text:bookmark-end text:name="__DdeLink__6397_140401309"/></text:p>
      <text:p text:style-name="P76"><text:tab/><text:bookmark-start text:name="__DdeLink__6399_140401309"/><text:span text:style-name="T676">Одно из любимых мест Эмбер.</text:span><text:bookmark-end text:name="__DdeLink__6399_140401309"/></text:p>
      <text:p text:style-name="P76"><text:tab/><text:bookmark-start text:name="__DdeLink__6401_140401309"/><text:span text:style-name="T677">Она остановилась </text:span><text:span text:style-name="T678">около </text:span><text:span text:style-name="T679">одной из серокаменных сооружений и прочитала:</text:span><text:bookmark-end text:name="__DdeLink__6401_140401309"/></text:p>
      <text:p text:style-name="P76"><text:tab/><text:bookmark-start text:name="__DdeLink__6403_140401309"/>«<text:span text:style-name="T679">Коузи Глоу, Тирек и Крисалис</text:span>»<text:bookmark-end text:name="__DdeLink__6403_140401309"/></text:p>
      <text:p text:style-name="P75"><text:tab/><text:bookmark-start text:name="__DdeLink__6405_140401309"/><text:span text:style-name="T680">Она хороша знала эту тройку злодеев из истории Эквестрии </text:span><text:span text:style-name="T681">и </text:span><text:span text:style-name="T683">даже </text:span><text:span text:style-name="T681">пыталась овладеть техникой </text:span><text:span text:style-name="T682">превращения в разных существ, как </text:span><text:span text:style-name="T1304">это делала</text:span><text:span text:style-name="T682"> Крисалис, </text:span><text:span text:style-name="T684">но ей никогда этого не удавалось.</text:span><text:bookmark-end text:name="__DdeLink__6405_140401309"/></text:p>
      <text:p text:style-name="P75"><text:tab/><text:bookmark-start text:name="__DdeLink__6407_140401309"/><text:span text:style-name="T685">Эмбер смотрела как капли падали на каменные волосы Коузи </text:span><text:span text:style-name="T686">и медленно </text:span><text:span text:style-name="T687">стекались</text:span><text:span text:style-name="T686"> к подножию, </text:span><text:span text:style-name="T688">образовывая </text:span><text:span text:style-name="T689">маленькую лужу вокруг, </text:span><text:span text:style-name="T1305">напоминающую</text:span><text:span text:style-name="T689"> ров </text:span><text:span text:style-name="T692">замка</text:span><text:span text:style-name="T689">.</text:span><text:bookmark-end text:name="__DdeLink__6407_140401309"/></text:p>
      <text:p text:style-name="P75"><text:tab/><text:bookmark-start text:name="__DdeLink__6409_140401309"/><text:span text:style-name="T690">Потом она направилась в Кантерлотское общежитие, чтобы </text:span><text:span text:style-name="T693">запереться от всех в комнате</text:span><text:bookmark-end text:name="__DdeLink__6409_140401309"/><text:span text:style-name="T693"> и</text:span><text:span text:style-name="T690"> </text:span><text:span text:style-name="T2343">остаться в одиночестве на</text:span><text:span text:style-name="T690"> все выходные.</text:span></text:p>
      <text:p text:style-name="P75"><text:tab/></text:p>
      <text:p text:style-name="P73"><text:tab/></text:p>
      <text:p text:style-name="P73"/>
      <text:p text:style-name="P73"/>
      <text:p text:style-name="P74"><text:soft-page-break/><text:span text:style-name="T1256">9. </text:span><text:bookmark-start text:name="__DdeLink__6800_140401309"/><text:span text:style-name="T1256">Школа Дружбы</text:span><text:bookmark-end text:name="__DdeLink__6800_140401309"/></text:p>
      <text:p text:style-name="P78"><text:tab/><text:bookmark-start text:name="__DdeLink__6411_140401309"/><text:span text:style-name="T694">После дождливых выходных </text:span><text:span text:style-name="T787">дней </text:span><text:span text:style-name="T694">несколько классов, в том числе и класс Флурри должны были отправиться в школу Дружбы на несколько уроков, </text:span><text:span text:style-name="T695">которая находилась в Понивилле.</text:span><text:bookmark-end text:name="__DdeLink__6411_140401309"/></text:p>
      <text:p text:style-name="P78"><text:tab/><text:bookmark-start text:name="__DdeLink__6413_140401309"/><text:span text:style-name="T696">Флурри не могла спокойно себя чувствовать из-за подслушанного разговора и часто его обсуждала с </text:span><text:span text:style-name="T788">своей лучшей подругой</text:span><text:span text:style-name="T696">.</text:span><text:bookmark-end text:name="__DdeLink__6413_140401309"/></text:p>
      <text:p text:style-name="P78"><text:bookmark-start text:name="__DdeLink__6415_140401309"/>- <text:span text:style-name="T698">Флурри, успокойся. Если т</text:span><text:span text:style-name="T697">воя тётя ответила тебе, что не стоит беспокоиться, </text:span><text:span text:style-name="T698">то не стоит этого делать</text:span><text:span text:style-name="T697"> — говорила ей ни первый раз Лара.</text:span><text:bookmark-end text:name="__DdeLink__6415_140401309"/></text:p>
      <text:p text:style-name="P78"><text:bookmark-start text:name="__DdeLink__6417_140401309"/>- <text:span text:style-name="T699">Ты не понимаешь, у неё много других дел и она не может помочь нам остановить Эмбер </text:span><text:span text:style-name="T789">в её злых намерениях </text:span><text:span text:style-name="T699">— </text:span><text:span text:style-name="T700">настаивала на своём Флурри.</text:span><text:bookmark-end text:name="__DdeLink__6417_140401309"/></text:p>
      <text:p text:style-name="P79"><text:bookmark-start text:name="__DdeLink__6419_140401309"/>- <text:span text:style-name="T701">Ты уже прямо говоришь, что она темная пони. </text:span><text:span text:style-name="T1306">К</text:span><text:span text:style-name="T701">ак ты это поняла, из того, что сказала Эвери Хейт? - </text:span><text:span text:style-name="T702">слегка усмехнувшись </text:span><text:span text:style-name="T790">спросила</text:span><text:span text:style-name="T702"> Лара.</text:span><text:bookmark-end text:name="__DdeLink__6419_140401309"/></text:p>
      <text:p text:style-name="P80"><text:bookmark-start text:name="__DdeLink__6421_140401309"/><text:span text:style-name="T701">- </text:span><text:span text:style-name="T703">Хоть и Эвери Хейт негодяйка и лгунья, в этом она не ошибается, я в этом уверена</text:span><text:bookmark-end text:name="__DdeLink__6421_140401309"/></text:p>
      <text:p text:style-name="P80"><text:bookmark-start text:name="__DdeLink__6423_140401309"/><text:span text:style-name="T701">- </text:span><text:span text:style-name="T704">Хорошо, у тебя будет шанс её остановить — улыбнулась Лара и </text:span><text:span text:style-name="T706">мотнула</text:span><text:span text:style-name="T705"> головой, </text:span><text:span text:style-name="T791">показывая что Флурри стоит посмотреть назад</text:span><text:span text:style-name="T705">.</text:span><text:bookmark-end text:name="__DdeLink__6423_140401309"/></text:p>
      <text:p text:style-name="P81"><text:soft-page-break/><text:tab/><text:bookmark-start text:name="__DdeLink__6425_140401309"/>Флурри обернулась и поняла, что класс Эмбер тоже поед<text:span text:style-name="T1307">е</text:span>т в школу Друж<text:span text:style-name="T707">бы.</text:span><text:bookmark-end text:name="__DdeLink__6425_140401309"/><text:span text:style-name="T707"> </text:span></text:p>
      <text:p text:style-name="P81"><text:tab/><text:bookmark-start text:name="__DdeLink__6427_140401309"/><text:span text:style-name="T708">До вечеринки она ненавидела Эмбер и хотела вообще никогда больше её не видеть и не сталкиваться с ней, но сейчас она напротив следила за ней и </text:span><text:span text:style-name="T709">считала долгом остановить темную пони.</text:span><text:bookmark-end text:name="__DdeLink__6427_140401309"/></text:p>
      <text:p text:style-name="P82"><text:bookmark-start text:name="__DdeLink__6429_140401309"/>- <text:span text:style-name="T710">Все готовы? — </text:span><text:span text:style-name="T713">спроси</text:span><text:span text:style-name="T714">ла</text:span><text:span text:style-name="T711"> </text:span><text:span text:style-name="T712">Потион Грин </text:span><text:span text:style-name="T716">(</text:span><text:span text:style-name="T715">учитель по зельеварению</text:span><text:span text:style-name="T716">).</text:span><text:bookmark-end text:name="__DdeLink__6429_140401309"/></text:p>
      <text:p text:style-name="P82"><text:bookmark-start text:name="__DdeLink__6431_140401309"/>- <text:span text:style-name="T716">Да — дружно ответили ученики.</text:span><text:bookmark-end text:name="__DdeLink__6431_140401309"/></text:p>
      <text:p text:style-name="P85"><text:tab/><text:bookmark-start text:name="__DdeLink__6433_140401309"/>Флурри снова <text:span text:style-name="T720">была </text:span>рада встретится со Старлайт и Санбёрстом, <text:span text:style-name="T717">увидеть разнообразных существ из разных уголков Эквестрии, </text:span><text:span text:style-name="T718">навестить </text:span><text:span text:style-name="T719">искателей знаков отличия </text:span><text:span text:style-name="T721">и не забыть о великой и всемогущей Трикси.</text:span><text:bookmark-end text:name="__DdeLink__6433_140401309"/></text:p>
      <text:p text:style-name="P85"><text:bookmark-start text:name="__DdeLink__6435_140401309"/>- <text:span text:style-name="T722">Флурри, я тебя потеряла — </text:span><text:span text:style-name="T792">с легким беспокойством сказала Лара.</text:span><text:bookmark-end text:name="__DdeLink__6435_140401309"/></text:p>
      <text:p text:style-name="P85"><text:bookmark-start text:name="__DdeLink__6437_140401309"/>- <text:span text:style-name="T723">Прости, я немного попрактиковалась с Санбёрстом, </text:span><text:span text:style-name="T724">нужно было выполнить парочку заданий, теперь я полностью свободна</text:span><text:bookmark-end text:name="__DdeLink__6437_140401309"/></text:p>
      <text:p text:style-name="P85"><text:bookmark-start text:name="__DdeLink__6439_140401309"/>- <text:span text:style-name="T725">Здорово, </text:span><text:span text:style-name="T793">теперь </text:span><text:span text:style-name="T725">будешь </text:span><text:span text:style-name="T793">следить</text:span><text:span text:style-name="T725"> за </text:span><text:span text:style-name="T726">Эмбер? — </text:span><text:span text:style-name="T727">слегка смеясь </text:span><text:span text:style-name="T794">спросила</text:span><text:span text:style-name="T727"> Лара.</text:span><text:bookmark-end text:name="__DdeLink__6439_140401309"/></text:p>
      <text:p text:style-name="P85"><text:bookmark-start text:name="__DdeLink__6441_140401309"/><text:soft-page-break/>- <text:span text:style-name="T728">Это не шутки, Лара, Эквестрия </text:span><text:span text:style-name="T795">ни</text:span><text:span text:style-name="T728"> раз была на гране гибели и её спасала моя </text:span><text:span text:style-name="T730">тётя</text:span><text:span text:style-name="T728"> со своими друзьями, теперь наш чер</text:span><text:span text:style-name="T729">ёд!</text:span><text:bookmark-end text:name="__DdeLink__6441_140401309"/></text:p>
      <text:p text:style-name="P85"><text:bookmark-start text:name="__DdeLink__6443_140401309"/>- <text:span text:style-name="T731">Хорошо — согласилась Лара.</text:span><text:bookmark-end text:name="__DdeLink__6443_140401309"/></text:p>
      <text:p text:style-name="P85"><text:tab/><text:bookmark-start text:name="__DdeLink__6445_140401309"/><text:span text:style-name="T732">Внезапно из соседнего коридора послышался <text:s/>крик. </text:span><text:span text:style-name="T733">Флурри </text:span><text:span text:style-name="T734">моментально среагировала и </text:span><text:span text:style-name="T735">поспешила </text:span><text:span text:style-name="T736">помочь </text:span><text:span text:style-name="T796">пон</text:span><text:span text:style-name="T736">и, </text:span><text:span text:style-name="T796">попавшей в беду</text:span><text:span text:style-name="T736">.</text:span><text:bookmark-end text:name="__DdeLink__6445_140401309"/></text:p>
      <text:p text:style-name="P85"><text:tab/><text:bookmark-start text:name="__DdeLink__6447_140401309"/><text:span text:style-name="T737">Когда она оказал</text:span><text:span text:style-name="T797">а</text:span><text:span text:style-name="T737">сь в том самом коридоре, то она увидела остолбеневшую Эвери Хейт, которая не могла пошевелиться, но издавала жалобн</text:span><text:span text:style-name="T738">ые</text:span><text:span text:style-name="T737"> звуки, напоминающие мольбу о помощи.</text:span><text:bookmark-end text:name="__DdeLink__6447_140401309"/></text:p>
      <text:p text:style-name="P85"><text:tab/><text:bookmark-start text:name="__DdeLink__6449_140401309"/><text:span text:style-name="T738">Рядом с ней стояла Эмбер Грим и держала в руке какую-то книгу, </text:span><text:span text:style-name="T739">никто не осмеливался ей помешать, всех охватил ужас.</text:span><text:bookmark-end text:name="__DdeLink__6449_140401309"/></text:p>
      <text:p text:style-name="P85"><text:bookmark-start text:name="__DdeLink__6451_140401309"/>- <text:span text:style-name="T740">Прекрати Эмбер — </text:span><text:span text:style-name="T798">крикнула</text:span><text:span text:style-name="T741"> Флурри.</text:span><text:bookmark-end text:name="__DdeLink__6451_140401309"/></text:p>
      <text:p text:style-name="P87"><text:tab/><text:bookmark-start text:name="__DdeLink__6453_140401309"/>Эмбер Грим <text:span text:style-name="T742">молча стояла </text:span><text:span text:style-name="T799">и </text:span><text:span text:style-name="T742">читала страницы обшарпанной книги, </text:span><text:span text:style-name="T800">не обращая никакого внимания на все, что происходило вокруг </text:span><text:span text:style-name="T805">и поэтому не </text:span><text:span text:style-name="T1309">у</text:span><text:span text:style-name="T805">слышала </text:span><text:span text:style-name="T1308">грозного приказа </text:span><text:span text:style-name="T805">Флурри</text:span><text:span text:style-name="T800">.</text:span><text:bookmark-end text:name="__DdeLink__6453_140401309"/><text:span text:style-name="T742"> </text:span></text:p>
      <text:p text:style-name="P87"><text:span text:style-name="T800"><text:tab/></text:span><text:bookmark-start text:name="__DdeLink__6455_140401309"/><text:span text:style-name="T800">К</text:span><text:span text:style-name="T742">огда </text:span><text:span text:style-name="T801">она</text:span><text:span text:style-name="T742"> дошла до последней </text:span><text:span text:style-name="T802">страницы</text:span><text:span text:style-name="T742">, </text:span><text:span text:style-name="T803">она подняла голову, захлопнула книгу, вывела Эвери из </text:span><text:soft-page-break/><text:span text:style-name="T803">остолбенения,</text:span><text:span text:style-name="T743"> </text:span><text:span text:style-name="T806">щелкнув двумя пальцами, </text:span><text:span text:style-name="T743">и </text:span><text:span text:style-name="T804">пошла прочь</text:span><text:span text:style-name="T743">.</text:span><text:bookmark-end text:name="__DdeLink__6455_140401309"/></text:p>
      <text:p text:style-name="P86"><text:tab/><text:bookmark-start text:name="__DdeLink__6457_140401309"/><text:span text:style-name="T744">Лара прибежала вслед за Флурри и </text:span><text:span text:style-name="T1310">видела</text:span><text:span text:style-name="T807"> все, что смогла увидеть её подруга</text:span><text:span text:style-name="T744">.</text:span><text:bookmark-end text:name="__DdeLink__6457_140401309"/></text:p>
      <text:p text:style-name="P86"><text:tab/><text:bookmark-start text:name="__DdeLink__6459_140401309"/><text:span text:style-name="T745">Флурри </text:span><text:span text:style-name="T808">следом кинулась за</text:span><text:span text:style-name="T745"> Эмбер и </text:span><text:span text:style-name="T746">попыталась отобрать у неё книгу </text:span><text:span text:style-name="T747">с помощью заклинания перемещ</text:span><text:span text:style-name="T748">ения, но Эмбер быстро среагировала и забрала её обратно.</text:span><text:bookmark-end text:name="__DdeLink__6459_140401309"/></text:p>
      <text:p text:style-name="P86"><text:bookmark-start text:name="__DdeLink__6461_140401309"/>- <text:span text:style-name="T749">Что в твоей книге? Заклинания темной магии? Что ты скрываешь? - </text:span><text:span text:style-name="T809">не могла успокоиться</text:span><text:span text:style-name="T749"> Флурри.</text:span><text:bookmark-end text:name="__DdeLink__6461_140401309"/></text:p>
      <text:p text:style-name="P86"><text:bookmark-start text:name="__DdeLink__6463_140401309"/>- <text:span text:style-name="T750">В моей книге дорогие для меня фотографии, которыми я ни с кем делиться не буду — </text:span><text:span text:style-name="T751">спокойно ответила Эмбер — и поэтому тебе лучше перестать приставать ко мне со своими глупостями</text:span><text:bookmark-end text:name="__DdeLink__6463_140401309"/></text:p>
      <text:p text:style-name="P89"><text:tab/><text:bookmark-start text:name="__DdeLink__6465_140401309"/>Флурри не могла это так оставить, в<text:span text:style-name="T810">ну</text:span><text:span text:style-name="T996">т</text:span><text:span text:style-name="T810">ри</text:span> разгорелся огонь и она хотела все закончить прямо сейчас. <text:bookmark-end text:name="__DdeLink__6465_140401309"/></text:p>
      <text:p text:style-name="P89"><text:span text:style-name="T752"><text:tab/></text:span><text:bookmark-start text:name="__DdeLink__6467_140401309"/><text:span text:style-name="T752">Она </text:span><text:span text:style-name="T753">растворилась в кристальном дожде и появилась</text:span><text:span text:style-name="T752"> прямо перед Эмбер, </text:span><text:span text:style-name="T754">но она не успела и сказать слова, как оказалась снова позади неё.</text:span><text:bookmark-end text:name="__DdeLink__6467_140401309"/></text:p>
      <text:p text:style-name="P88"><text:bookmark-start text:name="__DdeLink__6469_140401309"/>- <text:span text:style-name="T754">Тебе не стоит пытаться, у тебя есть лишь врожденный талант, но нет достаточно знаний и </text:span><text:soft-page-break/><text:span text:style-name="T754">умений, которые нужно развивать — </text:span><text:span text:style-name="T755">осадила её Эмбер.</text:span><text:bookmark-end text:name="__DdeLink__6469_140401309"/></text:p>
      <text:p text:style-name="P88"><text:bookmark-start text:name="__DdeLink__6471_140401309"/>- <text:span text:style-name="T755">Ты демон, </text:span><text:span text:style-name="T756">и… - Флурри не могла соображать, она </text:span><text:span text:style-name="T757">не знала, что делает, </text:span><text:span text:style-name="T812">что говорит</text:span><text:span text:style-name="T811"> </text:span><text:span text:style-name="T758">— </text:span><text:span text:style-name="T759">я вызываю тебя на магическую дуэль!</text:span><text:bookmark-end text:name="__DdeLink__6471_140401309"/></text:p>
      <text:p text:style-name="P90"><text:tab/><text:bookmark-start text:name="__DdeLink__6473_140401309"/>Эмбер посмотрела ей в глаза и поняла, что <text:span text:style-name="T760">они будут драться на магическом поединке по настоящему.</text:span><text:bookmark-end text:name="__DdeLink__6473_140401309"/></text:p>
      <text:p text:style-name="P90"><text:bookmark-start text:name="__DdeLink__6475_140401309"/>- <text:span text:style-name="T761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813">свою</text:span><text:span text:style-name="T761"> </text:span><text:span text:style-name="T762">кривую </text:span><text:span text:style-name="T814">и </text:span><text:span text:style-name="T762">мерзкую для Флурри улыбку.</text:span><text:bookmark-end text:name="__DdeLink__6475_140401309"/></text:p>
      <text:p text:style-name="P90"><text:bookmark-start text:name="__DdeLink__6477_140401309"/>- <text:span text:style-name="T763">Вызвала! И теперь </text:span><text:span text:style-name="T764">я увижу какой ты демон на самом деле — </text:span><text:span text:style-name="T815">торжествовала Флурри.</text:span><text:bookmark-end text:name="__DdeLink__6477_140401309"/></text:p>
      <text:p text:style-name="P91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767">и её это забавляло.</text:span><text:bookmark-end text:name="__DdeLink__6479_140401309"/></text:p>
      <text:p text:style-name="P91"><text:bookmark-start text:name="__DdeLink__6481_140401309"/>- <text:span text:style-name="T765">Увидимся в 5 часов вечера у </text:span><text:span text:style-name="T766">фонтана</text:span><text:span text:style-name="T765"> Золотой Дуб — </text:span><text:span text:style-name="T768">твердо сказала Флурри и </text:span><text:span text:style-name="T817">направилась в другую сторону,</text:span><text:span text:style-name="T816"> лишь бы подальше</text:span><text:span text:style-name="T768"> от Эмбер.</text:span><text:bookmark-end text:name="__DdeLink__6481_140401309"/></text:p>
      <text:p text:style-name="P91"><text:bookmark-start text:name="__DdeLink__6483_140401309"/>- <text:span text:style-name="T769">Хорошо — прозвучал такой же ледяной </text:span><text:span text:style-name="T1311">голос, </text:span><text:span text:style-name="T1312">как при первой встречи</text:span><text:span text:style-name="T818">.</text:span><text:bookmark-end text:name="__DdeLink__6483_140401309"/></text:p>
      <text:p text:style-name="P91"><text:soft-page-break/><text:tab/><text:bookmark-start text:name="__DdeLink__6485_140401309"/><text:span text:style-name="T770">Лара все видела и не хотела вмешиваться потому что всегда верила </text:span><text:span text:style-name="T1313">в свою</text:span><text:span text:style-name="T770"> подруг</text:span><text:span text:style-name="T1313">у</text:span><text:span text:style-name="T770">, но сейчас она видела в ней сплошное безумие.</text:span><text:bookmark-end text:name="__DdeLink__6485_140401309"/></text:p>
      <text:p text:style-name="P91"><text:bookmark-start text:name="__DdeLink__6487_140401309"/>- <text:span text:style-name="T771">Флурри отмени эту дурацкую магическую дуэль, зачем тебе это все? - недоумевала Лара.</text:span><text:bookmark-end text:name="__DdeLink__6487_140401309"/></text:p>
      <text:p text:style-name="P91"><text:bookmark-start text:name="__DdeLink__6489_140401309"/>- <text:span text:style-name="T771">Прости, но я должна с ней сразиться, </text:span><text:span text:style-name="T772">сегодня зла в Эквестрии </text:span><text:span text:style-name="T819">станет меньше</text:span><text:span text:style-name="T772"> — </text:span><text:span text:style-name="T773">не отступала <text:s/></text:span><text:span text:style-name="T1314">от своего </text:span><text:span text:style-name="T773">Флурри.</text:span><text:bookmark-end text:name="__DdeLink__6489_140401309"/></text:p>
      <text:p text:style-name="P92"><text:tab/><text:bookmark-start text:name="__DdeLink__6491_140401309"/>Лара не стала возражать, <text:span text:style-name="T774">для неё был хорошо знаком порывистый характер своей подруг</text:span><text:span text:style-name="T820">и</text:span><text:span text:style-name="T774">, которая если чего-то захочет, то с большим пылом стремится к этому </text:span><text:span text:style-name="T775">и поэтому быть рядом сейчас для неё было первостепенным долгом хорошей подруги.</text:span><text:bookmark-end text:name="__DdeLink__6491_140401309"/></text:p>
      <text:p text:style-name="P93"><text:tab/><text:bookmark-start text:name="__DdeLink__6493_140401309"/><text:span text:style-name="T776">К сожалению известие о магической дуэли стало известно почти все</text:span><text:span text:style-name="T778">м</text:span><text:span text:style-name="T776"> ученикам, даже </text:span><text:span text:style-name="T779">несколько</text:span><text:span text:style-name="T777"> драконов обсуждали предстоящую битву </text:span><text:span text:style-name="T779">и рассказывали её гипогрифам.</text:span><text:bookmark-end text:name="__DdeLink__6493_140401309"/><text:span text:style-name="T779"> </text:span></text:p>
      <text:p text:style-name="P93"><text:span text:style-name="T780"><text:tab/></text:span><text:bookmark-start text:name="__DdeLink__6495_140401309"/><text:span text:style-name="T780">Лишь учителя </text:span><text:span text:style-name="T821">не были осведомлены об это</text:span><text:span text:style-name="T822">м</text:span><text:span text:style-name="T780">: </text:span><text:span text:style-name="T1315">Старлайт</text:span><text:span text:style-name="T780"> была занята решением проблем </text:span><text:span text:style-name="T781">у нескольких оборотней, а Санберст отлучился в библиотеку, чтобы помочь ученикам </text:span><text:span text:style-name="T782">найти интересующие для них книги.</text:span><text:bookmark-end text:name="__DdeLink__6495_140401309"/><text:span text:style-name="T782"> </text:span></text:p>
      <text:p text:style-name="P92"><text:soft-page-break/><text:tab/><text:bookmark-start text:name="__DdeLink__6497_140401309"/><text:span text:style-name="T782">В это время в Понивилле</text:span><text:span text:style-name="T784"> </text:span><text:span text:style-name="T782">дул слабенький восточный ветер, который </text:span><text:span text:style-name="T783">перекатывал опавшие </text:span><text:span text:style-name="T785">красно-желтые </text:span><text:span text:style-name="T783">листья <text:s/></text:span><text:span text:style-name="T785">и заставлял облака </text:span><text:span text:style-name="T786">медленно плыть </text:span><text:span text:style-name="T823">по</text:span><text:span text:style-name="T786"> неб</text:span><text:span text:style-name="T823">у</text:span><text:span text:style-name="T785">.</text:span><text:bookmark-end text:name="__DdeLink__6497_140401309"/></text:p>
      <text:p text:style-name="P92"><text:tab/></text:p>
      <text:p text:style-name="P85"><text:tab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3"/>
      <text:p text:style-name="P83"/>
      <text:p text:style-name="P81"/>
      <text:p text:style-name="P217"><text:soft-page-break/>10. <text:bookmark-start text:name="__DdeLink__6802_140401309"/>Магическая дуэль<text:bookmark-end text:name="__DdeLink__6802_140401309"/></text:p>
      <text:p text:style-name="P94"><text:tab/><text:bookmark-start text:name="__DdeLink__6499_140401309"/><text:span text:style-name="T824">Магическая дуэль не была редкостью в Кантерлотской школе. </text:span><text:span text:style-name="T827">В основном, </text:span><text:span text:style-name="T825">все эти дуэли были настолько безобидными, что это мало кого уди</text:span><text:span text:style-name="T828">влял</text:span><text:span text:style-name="T963">о</text:span><text:span text:style-name="T825">.</text:span><text:bookmark-end text:name="__DdeLink__6499_140401309"/></text:p>
      <text:p text:style-name="P94"><text:tab/><text:bookmark-start text:name="__DdeLink__6501_140401309"/><text:span text:style-name="T826">В этот раз напротив все были очень сильно заинтересованы в битве двух столь разных пони — </text:span><text:span text:style-name="T829">Аликорна, владеющего мощной магией с детства </text:span><text:span text:style-name="T830">и способного разнести всю школу в порыве злости </text:span><text:span text:style-name="T829">и </text:span><text:span text:style-name="T830">загадочной</text:span><text:span text:style-name="T829"> пони, котор</text:span><text:span text:style-name="T830">ой приписывали владение </text:span><text:span text:style-name="T964">темными силами</text:span><text:span text:style-name="T830">.</text:span><text:bookmark-end text:name="__DdeLink__6501_140401309"/></text:p>
      <text:p text:style-name="P94"><text:tab/><text:bookmark-start text:name="__DdeLink__6503_140401309"/><text:span text:style-name="T831">Эвери Хейт уже успела все рассказать своим подругам, которые были в </text:span><text:span text:style-name="T833">школьном классе</text:span><text:span text:style-name="T831">, когда Флурри </text:span><text:span text:style-name="T832">погналась за Эмбер </text:span><text:span text:style-name="T834">и вызвала её на </text:span><text:span text:style-name="T965">магическую </text:span><text:span text:style-name="T834">дуэль.</text:span><text:bookmark-end text:name="__DdeLink__6503_140401309"/></text:p>
      <text:p text:style-name="P94"><text:bookmark-start text:name="__DdeLink__6505_140401309"/>- <text:span text:style-name="T835">Значит, скоро будет битва добра и зла? - </text:span><text:span text:style-name="T837">поинтересовалась </text:span><text:span text:style-name="T835">Дарлинг.</text:span><text:bookmark-end text:name="__DdeLink__6505_140401309"/></text:p>
      <text:p text:style-name="P94"><text:bookmark-start text:name="__DdeLink__6507_140401309"/>- <text:span text:style-name="T836">Это так чудесно! Флурри </text:span><text:span text:style-name="T966">превратит</text:span><text:span text:style-name="T836"> </text:span><text:span text:style-name="T966">её в</text:span><text:span text:style-name="T836"> пепел! - </text:span><text:span text:style-name="T838">воодушевленно говорила </text:span><text:span text:style-name="T1316">Брейни</text:span><text:span text:style-name="T838">.</text:span><text:bookmark-end text:name="__DdeLink__6507_140401309"/></text:p>
      <text:p text:style-name="P94"><text:bookmark-start text:name="__DdeLink__6509_140401309"/>- <text:span text:style-name="T839">Если вы ещё не поняли, значит вы безмозглые кобылы! - </text:span><text:span text:style-name="T840">резко </text:span><text:span text:style-name="T1317">отрезала</text:span><text:span text:style-name="T840"> Эвери — Это и был мой план, </text:span><text:span text:style-name="T841">столкнуть Флурри с кем-нибудь ей не по зубам.</text:span><text:bookmark-end text:name="__DdeLink__6509_140401309"/></text:p>
      <text:p text:style-name="P94"><text:bookmark-start text:name="__DdeLink__6511_140401309"/><text:soft-page-break/>- <text:span text:style-name="T842">Не по зубам? Для Флурри? — насмешливо </text:span><text:span text:style-name="T1319">сказала</text:span><text:span text:style-name="T842"> </text:span><text:span text:style-name="T1318">Брейни</text:span><text:span text:style-name="T842"> — </text:span><text:span text:style-name="T843">Она превратит её в пепел!</text:span><text:bookmark-end text:name="__DdeLink__6511_140401309"/></text:p>
      <text:p text:style-name="P95"><text:bookmark-start text:name="__DdeLink__6513_140401309"/>- <text:span text:style-name="T844">Вы не видели на что она способна, </text:span><text:span text:style-name="T845">а я в отличии от вас убедилась на собственной шкуре! - продолжала Эвери — она самая темная пони, которых я </text:span><text:span text:style-name="T846">знала </text:span><text:span text:style-name="T847">и Флурри для неё </text:span><text:span text:style-name="T848">просто жеребёнок без рога</text:span><text:bookmark-end text:name="__DdeLink__6513_140401309"/></text:p>
      <text:p text:style-name="P95"><text:span text:style-name="T849"><text:tab/></text:span><text:bookmark-start text:name="__DdeLink__6515_140401309"/><text:span text:style-name="T849">Дарлинг и </text:span><text:span text:style-name="T1320">Брейни</text:span><text:span text:style-name="T849"> </text:span><text:span text:style-name="T851">резко умолкли и задумались</text:span><text:span text:style-name="T849">, они </text:span><text:span text:style-name="T850">не знали </text:span><text:span text:style-name="T967">что ответить</text:span><text:span text:style-name="T850"> </text:span><text:span text:style-name="T852">и не знали, к чему приведёт предстоящая дуэль, </text:span><text:span text:style-name="T853">они лишь были уверены в том, что битва будет настоящей и возможно даже с </text:span><text:span text:style-name="T854">гибелью одной из соперниц.</text:span><text:bookmark-end text:name="__DdeLink__6515_140401309"/></text:p>
      <text:p text:style-name="P96"><text:tab/><text:bookmark-start text:name="__DdeLink__6517_140401309"/><text:span text:style-name="T855">К пяти часам около фонтана Золотой Дуб собрал</text:span><text:span text:style-name="T1321">ись все ученики из школы Кантерлота</text:span><text:span text:style-name="T855">. </text:span><text:bookmark-end text:name="__DdeLink__6517_140401309"/></text:p>
      <text:p text:style-name="P110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97"><text:tab/><text:bookmark-start text:name="__DdeLink__6521_140401309"/><text:span text:style-name="T856">Фонтан Золотой Дуб был построен принцессой Твайлайт </text:span><text:span text:style-name="T864">и известен по всей Эквестрии</text:span><text:span text:style-name="T856">. </text:span><text:bookmark-end text:name="__DdeLink__6521_140401309"/></text:p>
      <text:p text:style-name="P111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98"><text:span text:style-name="T857"><text:tab/></text:span><text:bookmark-start text:name="__DdeLink__6525_140401309"/><text:span text:style-name="T857">Но потом </text:span><text:span text:style-name="T861">лорд</text:span><text:span text:style-name="T856"> </text:span><text:span text:style-name="T857">Тирек уничтожил её и из <text:s/></text:span><text:span text:style-name="T862">останков </text:span><text:span text:style-name="T867">з</text:span><text:span text:style-name="T865">олотого </text:span><text:span text:style-name="T866">д</text:span><text:span text:style-name="T865">уба</text:span><text:span text:style-name="T857"> </text:span><text:span text:style-name="T859">подруги </text:span><text:span text:style-name="T968">принцессы </text:span><text:span text:style-name="T859">Твайлайт </text:span><text:soft-page-break/><text:span text:style-name="T857">сделали </text:span><text:span text:style-name="T858">люстр</text:span><text:span text:style-name="T860">у</text:span><text:span text:style-name="T858"> в </text:span><text:span text:style-name="T863">тронном зале </text:span><text:span text:style-name="T858">Кристально</text:span><text:span text:style-name="T863">го</text:span><text:span text:style-name="T858"> замк</text:span><text:span text:style-name="T863">а, </text:span><text:span text:style-name="T968">как память об этом прекрасном месте и подарок для своей </text:span><text:span text:style-name="T1322">лучшей </text:span><text:span text:style-name="T968">подруг</text:span><text:span text:style-name="T969">и</text:span><text:span text:style-name="T968">.</text:span><text:bookmark-end text:name="__DdeLink__6525_140401309"/></text:p>
      <text:p text:style-name="P98"><text:tab/><text:bookmark-start text:name="__DdeLink__6527_140401309"/><text:span text:style-name="T868">Ровно в 5 часов Флурри и Эмбер подошли к </text:span><text:span text:style-name="T869">розовому </text:span><text:span text:style-name="T868">фонтану, </text:span><text:span text:style-name="T869">в котором вода поднималась спиралью </text:span><text:span text:style-name="T870">до самого верха, затем превращалась в несколько голубых струек и </text:span><text:span text:style-name="T871">снова </text:span><text:span text:style-name="T870">возвращалась в чашу.</text:span><text:bookmark-end text:name="__DdeLink__6527_140401309"/></text:p>
      <text:p text:style-name="P98"><text:tab/><text:bookmark-start text:name="__DdeLink__6529_140401309"/><text:span text:style-name="T872">Перед дуэлью Лара несколько раз предупреждала Флурри о плохом исходе событий.</text:span><text:bookmark-end text:name="__DdeLink__6529_140401309"/></text:p>
      <text:p text:style-name="P98"><text:bookmark-start text:name="__DdeLink__6531_140401309"/>- <text:span text:style-name="T971">Флурри, пожалуйста о</text:span><text:span text:style-name="T873">станови</text:span><text:span text:style-name="T970">сь </text:span><text:span text:style-name="T873">пока самое ужасное не случилось — ни раз говорила она — </text:span><text:span text:style-name="T874">кто-нибудь из вас может погибнуть</text:span><text:bookmark-end text:name="__DdeLink__6531_140401309"/></text:p>
      <text:p text:style-name="P98"><text:bookmark-start text:name="__DdeLink__6533_140401309"/>- <text:span text:style-name="T874">Погибнет только зло — </text:span><text:span text:style-name="T972">с улыбкой </text:span><text:span text:style-name="T874">отвечала ей Флурри.</text:span><text:bookmark-end text:name="__DdeLink__6533_140401309"/></text:p>
      <text:p text:style-name="P98"><text:tab/><text:bookmark-start text:name="__DdeLink__6535_140401309"/><text:span text:style-name="T875">Она могла позвать </text:span><text:span text:style-name="T1323">Старлайт</text:span><text:span text:style-name="T875"> или Санбёрста, но она дала слово Флурри, что </text:span><text:span text:style-name="T877">дуэль </text:span><text:span text:style-name="T878">должна остаться для них в тайне</text:span><text:span text:style-name="T876"> и Лара его сдержала как настоящая подруга.</text:span><text:bookmark-end text:name="__DdeLink__6535_140401309"/></text:p>
      <text:p text:style-name="P99"><text:tab/><text:bookmark-start text:name="__DdeLink__6537_140401309"/><text:span text:style-name="T878">Теперь она даже жалела. Она могла все остановить </text:span><text:span text:style-name="T879">и спасти обеих соперниц от гибели</text:span><text:span text:style-name="T878">. </text:span><text:span text:style-name="T880">Но было уже <text:s/>поздно, дуэль началась.</text:span><text:bookmark-end text:name="__DdeLink__6537_140401309"/></text:p>
      <text:p text:style-name="P100"><text:soft-page-break/><text:tab/><text:bookmark-start text:name="__DdeLink__6539_140401309"/>Никто не успел <text:span text:style-name="T881">даже сообразить, как Флурри <text:s/></text:span><text:span text:style-name="T883">заточила</text:span><text:span text:style-name="T881"> Эмбер </text:span><text:span text:style-name="T882">в </text:span><text:span text:style-name="T881">кусок розового кристалла.</text:span><text:bookmark-end text:name="__DdeLink__6539_140401309"/></text:p>
      <text:p text:style-name="P100"><text:bookmark-start text:name="__DdeLink__6541_140401309"/>- <text:span text:style-name="T884">Эмбер, тебе не стоит </text:span><text:span text:style-name="T973">даже</text:span><text:span text:style-name="T884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100"><text:tab/><text:bookmark-start text:name="__DdeLink__6543_140401309"/><text:span text:style-name="T885">Он больно ударил в висок и Флурри чуть не потеряла сознание, все вокруг на какой-то миг помутнело </text:span><text:span text:style-name="T974">и у неё закружилась голова.</text:span><text:bookmark-end text:name="__DdeLink__6543_140401309"/></text:p>
      <text:p text:style-name="P100"><text:bookmark-start text:name="__DdeLink__6545_140401309"/>- <text:span text:style-name="T886">Прости, Флурри Харт, </text:span><text:span text:style-name="T887">это дуэль не имеет никакого смысла — сказала Эмбер и направилась в гущу толпы, но Флурри </text:span><text:span text:style-name="T888">снова пришла в себя и </text:span><text:span text:style-name="T975">ударила</text:span><text:span text:style-name="T888"> по Эмбер молнией, но она </text:span><text:span text:style-name="T893">отразила удар <text:s/>и он прилетел</text:span><text:span text:style-name="T889"> в одного из драконов, </text:span><text:span text:style-name="T890">который упал на земл</text:span><text:span text:style-name="T891">ю и </text:span><text:span text:style-name="T892">громко</text:span><text:span text:style-name="T891"> зарычал.</text:span><text:bookmark-end text:name="__DdeLink__6545_140401309"/></text:p>
      <text:p text:style-name="P100"><text:tab/><text:bookmark-start text:name="__DdeLink__6547_140401309"/><text:span text:style-name="T894">Пони испугались: магическая дуэль превратилась в самую настоящую битву на смерть.</text:span><text:bookmark-end text:name="__DdeLink__6547_140401309"/></text:p>
      <text:p text:style-name="P100"><text:tab/><text:bookmark-start text:name="__DdeLink__6549_140401309"/><text:span text:style-name="T895">Лара видела как все разбегались, </text:span><text:span text:style-name="T896">и первые ряды, которые были заполнены зрителями полностью опустели.</text:span><text:bookmark-end text:name="__DdeLink__6549_140401309"/><text:span text:style-name="T896"> </text:span></text:p>
      <text:p text:style-name="P100"><text:tab/><text:bookmark-start text:name="__DdeLink__6551_140401309"/><text:span text:style-name="T897">Она взяла книгу Флурри и написала </text:span><text:span text:style-name="T1324">Старлайт</text:span><text:span text:style-name="T898"> срочное сообщение, </text:span><text:span text:style-name="T899">но было уже поздно.</text:span><text:bookmark-end text:name="__DdeLink__6551_140401309"/></text:p>
      <text:p text:style-name="P100"><text:soft-page-break/><text:tab/><text:bookmark-start text:name="__DdeLink__6553_140401309"/><text:span text:style-name="T900">Флурри яростно метала молнии в Эмбер, но не могла попасть и поразить свою цель.</text:span><text:bookmark-end text:name="__DdeLink__6553_140401309"/></text:p>
      <text:p text:style-name="P101"><text:bookmark-start text:name="__DdeLink__6555_140401309"/>- Флурри Харт, ты уничтожишь весь город, которым дорожит твоя <text:span text:style-name="T902">любимая </text:span>тётя — <text:span text:style-name="T901">говорила ей Эмбер — Неужели ты ничтожество, которому дарована сила?</text:span><text:bookmark-end text:name="__DdeLink__6555_140401309"/></text:p>
      <text:p text:style-name="P101"><text:tab/><text:bookmark-start text:name="__DdeLink__6557_140401309"/><text:span text:style-name="T903">Голос Эмбер был такой же ледяной и </text:span><text:span text:style-name="T904">хладнокровный, </text:span><text:span text:style-name="T908">как и </text:span><text:span text:style-name="T903">её слова, </text:span><text:span text:style-name="T909">разжигающие</text:span><text:span text:style-name="T903"> внутри </text:span><text:span text:style-name="T905">Флурри адское пламя, которое уже нельзя было </text:span><text:span text:style-name="T910">остановить</text:span><text:span text:style-name="T905">, оно </text:span><text:span text:style-name="T911">сжигало</text:span><text:span text:style-name="T905"> все внутри </text:span><text:span text:style-name="T906">и самые лучшие части </text:span><text:span text:style-name="T913">её </text:span><text:span text:style-name="T912">души </text:span><text:span text:style-name="T913">уже начинали </text:span><text:span text:style-name="T976">гореть в нём</text:span><text:span text:style-name="T907">.</text:span><text:bookmark-end text:name="__DdeLink__6557_140401309"/></text:p>
      <text:p text:style-name="P101"><text:tab/><text:bookmark-start text:name="__DdeLink__6559_140401309"/><text:span text:style-name="T914">Флурри переменила заклинание и начала кидать в неё огненные шары, о</text:span><text:span text:style-name="T915">т</text:span><text:span text:style-name="T914"> которых Эмбер уклонялась телепортацией.</text:span><text:bookmark-end text:name="__DdeLink__6559_140401309"/></text:p>
      <text:p text:style-name="P101"><text:bookmark-start text:name="__DdeLink__6561_140401309"/>- <text:span text:style-name="T915">Флурри, остановись — кричала Лара — смотри! Ты подожгла чей-то дом, а вон там горят два дерева! </text:span><text:span text:style-name="T916">Прошу тебя…</text:span><text:bookmark-end text:name="__DdeLink__6561_140401309"/></text:p>
      <text:p text:style-name="P101"><text:tab/><text:bookmark-start text:name="__DdeLink__6563_140401309"/><text:span text:style-name="T916">Но её когда-то веселая и беззаботная подруга превратилась в настоящего </text:span><text:span text:style-name="T1325">крылатого </text:span><text:span text:style-name="T916">демона, которого нельзя было остановить.</text:span><text:bookmark-end text:name="__DdeLink__6563_140401309"/></text:p>
      <text:p text:style-name="P101"><text:tab/><text:bookmark-start text:name="__DdeLink__6565_140401309"/><text:span text:style-name="T917">Один из огненных шаров задел Эмбер и она упала, ударившись о Фонтан.</text:span><text:bookmark-end text:name="__DdeLink__6565_140401309"/><text:span text:style-name="T917"> </text:span></text:p>
      <text:p text:style-name="P103"><text:bookmark-start text:name="__DdeLink__6567_140401309"/><text:soft-page-break/>- <text:span text:style-name="T918">Ты проиграла </text:span><text:span text:style-name="T919">и теперь… - не успела договорить Флурри, как она была связана невидимыми </text:span><text:span text:style-name="T977">нитями</text:span><text:span text:style-name="T919"> и не могла пошевелиться.</text:span><text:bookmark-end text:name="__DdeLink__6567_140401309"/></text:p>
      <text:p text:style-name="P103"><text:span text:style-name="T920"><text:tab/></text:span><text:bookmark-start text:name="__DdeLink__6569_140401309"/><text:span text:style-name="T920">Она почувствовала </text:span><text:span text:style-name="T978">себя </text:span><text:span text:style-name="T920">земной пони, </text:span><text:span text:style-name="T979">которую</text:span><text:span text:style-name="T920"> схватил единорог </text:span><text:span text:style-name="T1326">с помощью </text:span><text:span text:style-name="T920">закляти</text:span><text:span text:style-name="T1326">я</text:span><text:span text:style-name="T921">. Как она не пыталась выбраться ей не удавалось.</text:span><text:bookmark-end text:name="__DdeLink__6569_140401309"/></text:p>
      <text:p text:style-name="P101"><text:bookmark-start text:name="__DdeLink__6571_140401309"/>- <text:span text:style-name="T921">Этого не может быть! Я Аликорн, у меня сильнее магия, чем твоя, ты не можешь меня сдержать — </text:span><text:span text:style-name="T924">кричала</text:span><text:span text:style-name="T922"> Флурри, </text:span><text:span text:style-name="T924">пытаясь выбраться </text:span><text:span text:style-name="T925">из ловушки</text:span><text:span text:style-name="T924">.</text:span><text:bookmark-end text:name="__DdeLink__6571_140401309"/></text:p>
      <text:p text:style-name="P101"><text:bookmark-start text:name="__DdeLink__6573_140401309"/>- <text:span text:style-name="T923">Прости, Флурри Харт, я ни раз говорила тебе, что у тебя нет знаний и тебе не хватает навыков, поэтому эта дуэль бессмысленна — </text:span><text:span text:style-name="T1327">ответила</text:span><text:span text:style-name="T926"> Эмбер.</text:span><text:bookmark-end text:name="__DdeLink__6573_140401309"/></text:p>
      <text:p text:style-name="P104"><text:tab/><text:bookmark-start text:name="__DdeLink__6575_140401309"/><text:span text:style-name="T927">Флурри не могла сдаться, она ведь была могущественным Аликорном, которому никто никогда ещё не уступал в школе. </text:span><text:bookmark-end text:name="__DdeLink__6575_140401309"/></text:p>
      <text:p text:style-name="P112"><text:tab/><text:bookmark-start text:name="__DdeLink__6577_140401309"/>Её охватил ужас поражения и самая глубокая ненависть к Эмбер Грим.<text:bookmark-end text:name="__DdeLink__6577_140401309"/></text:p>
      <text:p text:style-name="P105"><text:bookmark-start text:name="__DdeLink__6579_140401309"/>- <text:span text:style-name="T928">Я не могу сдаться! Я сильнее! </text:span><text:span text:style-name="T929">Я Аликорн! - </text:span><text:span text:style-name="T930">не переставала кричать Флурри и она почувствовала как ток прошел внутри.</text:span><text:bookmark-end text:name="__DdeLink__6579_140401309"/></text:p>
      <text:p text:style-name="P105"><text:soft-page-break/><text:span text:style-name="T930"><text:tab/></text:span><text:bookmark-start text:name="__DdeLink__6581_140401309"/><text:span text:style-name="T930">У неё появились новые силы, она была способн</text:span><text:span text:style-name="T980">а</text:span><text:span text:style-name="T930"> выбраться из ловушки и уничтожит</text:span><text:span text:style-name="T981">ь</text:span><text:span text:style-name="T930"> все зло, которое был</text:span><text:span text:style-name="T982">о </text:span><text:span text:style-name="T930">в Эмбер </text:span><text:span text:style-name="T982">Грим</text:span><text:span text:style-name="T930">.</text:span><text:bookmark-end text:name="__DdeLink__6581_140401309"/></text:p>
      <text:p text:style-name="P101"><text:bookmark-start text:name="__DdeLink__6583_140401309"/>- <text:span text:style-name="T931">Флурри, прекрати, </text:span><text:span text:style-name="T1328">Старлайт</text:span><text:span text:style-name="T931"> уже рядом — успокаивала её Лара — остановись!</text:span><text:bookmark-end text:name="__DdeLink__6583_140401309"/></text:p>
      <text:p text:style-name="P101"><text:tab/><text:bookmark-start text:name="__DdeLink__6585_140401309"/><text:span text:style-name="T932">Флурри не слышала её и разорвала невидимые нити, её глаза начали светиться ярким светом, она взлетела над землей.</text:span><text:bookmark-end text:name="__DdeLink__6585_140401309"/></text:p>
      <text:p text:style-name="P101"><text:bookmark-start text:name="__DdeLink__6587_140401309"/>- <text:span text:style-name="T932">Прощай Эмбер Грим — </text:span><text:span text:style-name="T933">засмеялась она.</text:span><text:bookmark-end text:name="__DdeLink__6587_140401309"/></text:p>
      <text:p text:style-name="P101"><text:bookmark-start text:name="__DdeLink__6589_140401309"/>- <text:span text:style-name="T935">Флурри, остановиииисссьь</text:span><text:span text:style-name="T934">! - кричала Лара и побежала в гущу битвы, </text:span><text:span text:style-name="T936">но не успела,</text:span><text:span text:style-name="T934"> удар задел её и она </text:span><text:span text:style-name="T937">проскользила несколько </text:span><text:span text:style-name="T995">метров по земле,</text:span><text:span text:style-name="T938"> </text:span><text:span text:style-name="T939">все помутнело в её глаза</text:span><text:span text:style-name="T983">х</text:span><text:span text:style-name="T939"> и она потеряла сознание</text:span><text:span text:style-name="T937">.</text:span><text:bookmark-end text:name="__DdeLink__6589_140401309"/></text:p>
      <text:p text:style-name="P102"><text:tab/><text:bookmark-start text:name="__DdeLink__6591_140401309"/><text:span text:style-name="T1329">Старлайт</text:span><text:span text:style-name="T940"> н</text:span><text:span text:style-name="T994">и</text:span><text:span text:style-name="T984"> </text:span><text:span text:style-name="T940">сразу заметила сообщение от Лары и успела только в тот момент, когда Лара кинулась под удар. </text:span><text:bookmark-end text:name="__DdeLink__6591_140401309"/></text:p>
      <text:p text:style-name="P113"><text:tab/><text:bookmark-start text:name="__DdeLink__6593_140401309"/>Санберст подоспел немного позже.<text:bookmark-end text:name="__DdeLink__6593_140401309"/></text:p>
      <text:p text:style-name="P101"><text:tab/><text:bookmark-start text:name="__DdeLink__6595_140401309"/><text:span text:style-name="T941">Лара не могла прийти в сознание и её </text:span><text:span text:style-name="T942">срочно </text:span><text:span text:style-name="T941">отправили </text:span><text:span text:style-name="T942">к доктору.</text:span><text:bookmark-end text:name="__DdeLink__6595_140401309"/></text:p>
      <text:p text:style-name="P109"><text:tab/><text:bookmark-start text:name="__DdeLink__6597_140401309"/>Флурри увидела, что натворила <text:span text:style-name="T985">и</text:span> <text:span text:style-name="T943">поняла, что она во всем виноват</text:span><text:span text:style-name="T986">а</text:span><text:span text:style-name="T943">, что она демон, а не Эмбер Грим </text:span><text:span text:style-name="T944">и устремилась прочь в небо.</text:span><text:bookmark-end text:name="__DdeLink__6597_140401309"/><text:span text:style-name="T944"> </text:span></text:p>
      <text:p text:style-name="P109"><text:soft-page-break/><text:span text:style-name="T945"><text:tab/></text:span><text:bookmark-start text:name="__DdeLink__6599_140401309"/><text:span text:style-name="T945">Она не знала куда </text:span><text:span text:style-name="T946">лететь</text:span><text:span text:style-name="T945"> и сколько ей лететь, она летела потому, что могла это делать.</text:span><text:bookmark-end text:name="__DdeLink__6599_140401309"/></text:p>
      <text:p text:style-name="P106"><text:tab/><text:bookmark-start text:name="__DdeLink__6601_140401309"/><text:span text:style-name="T947">Эмбер Грим </text:span><text:span text:style-name="T948">едва выжила. </text:span><text:span text:style-name="T1330">О</text:span><text:span text:style-name="T949">на </text:span><text:span text:style-name="T952">успела</text:span><text:span text:style-name="T950"> защититься </text:span><text:span text:style-name="T951">магическим полем</text:span><text:span text:style-name="T953">.</text:span><text:bookmark-end text:name="__DdeLink__6601_140401309"/></text:p>
      <text:p text:style-name="P107"><text:tab/><text:bookmark-start text:name="__DdeLink__6603_140401309"/><text:span text:style-name="T954">Фонтан Золотой Дуб был полностью разрушен, а его место </text:span><text:span text:style-name="T987">образовало</text:span><text:span text:style-name="T954"> большое углубление в которое </text:span><text:span text:style-name="T988">медленно</text:span><text:span text:style-name="T954"> стекалась </text:span><text:span text:style-name="T988">вода.</text:span><text:bookmark-end text:name="__DdeLink__6603_140401309"/></text:p>
      <text:p text:style-name="P108"><text:span text:style-name="T954"><text:tab/></text:span><text:bookmark-start text:name="__DdeLink__6605_140401309"/><text:span text:style-name="T954">Повсюду были руины: </text:span><text:span text:style-name="T957">разбросанные </text:span><text:span text:style-name="T954">куски</text:span><text:span text:style-name="T957"> </text:span><text:span text:style-name="T954"><text:s/></text:span><text:span text:style-name="T958">земли</text:span><text:span text:style-name="T954">, </text:span><text:span text:style-name="T956">поломанные заборы</text:span><text:span text:style-name="T955">, </text:span><text:span text:style-name="T956">отломанные верхушки </text:span><text:span text:style-name="T990">крыш</text:span><text:span text:style-name="T956">, <text:s/></text:span><text:span text:style-name="T989">обгоревшие дома </text:span><text:span text:style-name="T1331">и деревья</text:span><text:span text:style-name="T989">.</text:span><text:bookmark-end text:name="__DdeLink__6605_140401309"/></text:p>
      <text:p text:style-name="P108"><text:span text:style-name="T959"><text:tab/></text:span><text:bookmark-start text:name="__DdeLink__6607_140401309"/><text:span text:style-name="T960">К большому </text:span><text:span text:style-name="T959">счастью никто не пострадал за исключением Лары и дракона, в которого попала молния.</text:span><text:bookmark-end text:name="__DdeLink__6607_140401309"/></text:p>
      <text:p text:style-name="P108"><text:tab/><text:bookmark-start text:name="__DdeLink__6609_140401309"/><text:span text:style-name="T961">День сменялся вечером и </text:span><text:span text:style-name="T962">столь мрачное событие никак не повлияло на </text:span><text:span text:style-name="T991">красивый </text:span><text:span text:style-name="T993">осенний </text:span><text:span text:style-name="T962">закат </text:span><text:span text:style-name="T1332">в</text:span><text:span text:style-name="T992"> Понивилл</text:span><text:span text:style-name="T1333">е</text:span><text:span text:style-name="T962">.</text:span><text:bookmark-end text:name="__DdeLink__6609_140401309"/></text:p>
      <text:p text:style-name="P108"/>
      <text:p text:style-name="P108"/>
      <text:p text:style-name="P108"/>
      <text:p text:style-name="P108"/>
      <text:p text:style-name="P108"/>
      <text:p text:style-name="P218"><text:soft-page-break/>11. <text:bookmark-start text:name="__DdeLink__6804_140401309"/><text:span text:style-name="T1085">Дружеская беседа</text:span><text:bookmark-end text:name="__DdeLink__6804_140401309"/></text:p>
      <text:p text:style-name="P84"><text:tab/><text:bookmark-start text:name="__DdeLink__6611_140401309"/><text:span text:style-name="T997">Флурри долго летела </text:span><text:span text:style-name="T998">и не <text:s/></text:span><text:span text:style-name="T1086">замечала, что происходило вокруг</text:span><text:span text:style-name="T998">. </text:span><text:span text:style-name="T1003">Её не покидали мысли</text:span><text:span text:style-name="T1000">, что </text:span><text:span text:style-name="T1004">именно из-за неё</text:span><text:span text:style-name="T1001"> Лара находится в тяжелом состоянии, а Эмбер Грим возможно </text:span><text:span text:style-name="T1002">погибла</text:span><text:span text:style-name="T998">.</text:span><text:bookmark-end text:name="__DdeLink__6611_140401309"/><text:span text:style-name="T998"> </text:span></text:p>
      <text:p text:style-name="P84"><text:span text:style-name="T999"><text:tab/></text:span><text:bookmark-start text:name="__DdeLink__6613_140401309"/><text:span text:style-name="T1005">Она решила приземлиться и обдумать всё, </text:span><text:span text:style-name="T1006">но только сейчас </text:span><text:span text:style-name="T1087">увидела,</text:span><text:span text:style-name="T1006"> что под ней было </text:span><text:span text:style-name="T1007">прозрачно-чистое озеро.</text:span><text:bookmark-end text:name="__DdeLink__6613_140401309"/><text:span text:style-name="T1007"> </text:span></text:p>
      <text:p text:style-name="P84"><text:tab/><text:bookmark-start text:name="__DdeLink__6615_140401309"/><text:span text:style-name="T1007">Флурри коснулась копытом воды и </text:span><text:span text:style-name="T1088">разглядела</text:span><text:span text:style-name="T1007"> своё отражение.</text:span><text:bookmark-end text:name="__DdeLink__6615_140401309"/></text:p>
      <text:p text:style-name="P84"><text:bookmark-start text:name="__DdeLink__6617_140401309"/>«<text:span text:style-name="T1007">Неужели </text:span><text:span text:style-name="T1089">это не сон </text:span><text:span text:style-name="T1090">и </text:span><text:span text:style-name="T1092">я </text:span><text:span text:style-name="T1090">по-настоящему</text:span><text:span text:style-name="T1007"> уничтожила Фонтан Золотой Дуб, убила Эмбер </text:span><text:span text:style-name="T1009">Грим и причинила много боли моей любимой подруге?</text:span>» - <text:span text:style-name="T1091">спрашивала себя</text:span><text:span text:style-name="T1010"> Флурри</text:span><text:span text:style-name="T1008">. </text:span><text:bookmark-end text:name="__DdeLink__6617_140401309"/></text:p>
      <text:p text:style-name="P84"><text:span text:style-name="T1010"><text:tab/></text:span><text:bookmark-start text:name="__DdeLink__6619_140401309"/><text:span text:style-name="T1010">Из её глаз </text:span><text:span text:style-name="T1093">капали</text:span><text:span text:style-name="T1010"> слезы и падали в озеро, плавно расходясь </text:span><text:span text:style-name="T1094">водяными кольцами </text:span><text:span text:style-name="T1099">и словно хрустальный шар показывает гадателям будущее озеро показало ей прекрасное прошлое.</text:span><text:bookmark-end text:name="__DdeLink__6619_140401309"/></text:p>
      <text:p text:style-name="P84"><text:tab/><text:bookmark-start text:name="__DdeLink__6621_140401309"/><text:span text:style-name="T1096">Это были </text:span><text:span text:style-name="T1012">т</text:span><text:span text:style-name="T1013">е </text:span><text:span text:style-name="T1014">чудесные</text:span><text:span text:style-name="T1013"> для Флурри </text:span><text:span text:style-name="T1095">дни, </text:span><text:span text:style-name="T1097">когда она гуляла вместе с Ларой </text:span><text:span text:style-name="T1011">по Понивиллю после уроков Дружбы. </text:span><text:bookmark-end text:name="__DdeLink__6621_140401309"/></text:p>
      <text:p text:style-name="P84"><text:soft-page-break/><text:span text:style-name="T1098"><text:tab/></text:span><text:bookmark-start text:name="__DdeLink__6623_140401309"/><text:span text:style-name="T1335">Сначала</text:span><text:span text:style-name="T1334"> они</text:span><text:span text:style-name="T1098"> заходили</text:span><text:span text:style-name="T1011"> в Сахарный Дворец, </text:span><text:span text:style-name="T1012">накупали себе пирожных и объедались до отвала.</text:span><text:bookmark-end text:name="__DdeLink__6623_140401309"/></text:p>
      <text:p text:style-name="P84"><text:span text:style-name="T1015"><text:tab/></text:span><text:bookmark-start text:name="__DdeLink__6625_140401309"/><text:span text:style-name="T1100">А вечером</text:span><text:span text:style-name="T1015"> всегда шли к фонтану Золотой Дуб.</text:span><text:bookmark-end text:name="__DdeLink__6625_140401309"/></text:p>
      <text:p text:style-name="P84"><text:tab/><text:bookmark-start text:name="__DdeLink__6627_140401309"/><text:span text:style-name="T1016">Тех дней уже не вернуть, они бесследно исчезли и Флурри </text:span><text:span text:style-name="T1017">хотела вернуться в прошлое и </text:span><text:span text:style-name="T1101">отказаться от</text:span><text:span text:style-name="T1017"> </text:span><text:span text:style-name="T1101">этой</text:span><text:span text:style-name="T1017"> злосчастн</text:span><text:span text:style-name="T1101">ой</text:span><text:span text:style-name="T1017"> дуэл</text:span><text:span text:style-name="T1101">и</text:span><text:span text:style-name="T1017">, котор</text:span><text:span text:style-name="T1101">ой</text:span><text:span text:style-name="T1017"> она так жаждала.</text:span><text:bookmark-end text:name="__DdeLink__6627_140401309"/></text:p>
      <text:p text:style-name="P114"><text:tab/><text:bookmark-start text:name="__DdeLink__6629_140401309"/>«Я <text:span text:style-name="T1018">не смогу изменить свое прошлое</text:span>, но если я останусь тут, то я просто трусливая пони, которая не может ответить за свои поступки. <text:span text:style-name="T1020">Я вернусь и расскажу всю правду </text:span><text:span text:style-name="T1336">Старлайт</text:span><text:span text:style-name="T1019">» - </text:span><text:span text:style-name="T1020">твердо решила Флурри и отправилась назад.</text:span><text:bookmark-end text:name="__DdeLink__6629_140401309"/><text:span text:style-name="T1020"> </text:span></text:p>
      <text:p text:style-name="P114"><text:span text:style-name="T1021"><text:tab/></text:span><text:bookmark-start text:name="__DdeLink__6631_140401309"/><text:span text:style-name="T1021">У неё появилось сильное желание рассказать всю правду о </text:span><text:span text:style-name="T1102">своей ненависти и злобе к Эмбер Грим.</text:span><text:bookmark-end text:name="__DdeLink__6631_140401309"/></text:p>
      <text:p text:style-name="P114"><text:tab/><text:bookmark-start text:name="__DdeLink__6633_140401309"/><text:span text:style-name="T1022">Уже была ночь, когда Флурри </text:span><text:span text:style-name="T1023">увидела очертания </text:span><text:span text:style-name="T1103">школы </text:span><text:span text:style-name="T1104">Друж</text:span><text:span text:style-name="T1105">бы </text:span><text:span text:style-name="T1106">и начала медленно снижаться.</text:span><text:bookmark-end text:name="__DdeLink__6633_140401309"/><text:span text:style-name="T1023"> </text:span></text:p>
      <text:p text:style-name="P114"><text:span text:style-name="T1024"><text:tab/></text:span><text:bookmark-start text:name="__DdeLink__6635_140401309"/><text:span text:style-name="T1025">На вершине водопада она </text:span><text:span text:style-name="T1106">заметила</text:span><text:span text:style-name="T1025"> тень, похожую на пони и решила разглядеть </text:span><text:span text:style-name="T1106">её </text:span><text:span text:style-name="T1025">поближе.</text:span><text:bookmark-end text:name="__DdeLink__6635_140401309"/></text:p>
      <text:p text:style-name="P114"><text:tab/><text:bookmark-start text:name="__DdeLink__6637_140401309"/><text:span text:style-name="T1025">Это была </text:span><text:span text:style-name="T1337">Старлайт</text:span><text:span text:style-name="T1025">. Она </text:span><text:span text:style-name="T1026">знала, что Флурри вернётся и </text:span><text:span text:style-name="T1025">ждала её </text:span><text:span text:style-name="T1026">уже несколько часов.</text:span><text:bookmark-end text:name="__DdeLink__6637_140401309"/><text:span text:style-name="T1026"> </text:span></text:p>
      <text:p text:style-name="P115"><text:tab/><text:bookmark-start text:name="__DdeLink__6639_140401309"/><text:span text:style-name="T1027">Флурри не </text:span><text:span text:style-name="T1107">смогла удержаться и кинулась в </text:span><text:span text:style-name="T1110">объя</text:span><text:span text:style-name="T1111">ть</text:span><text:span text:style-name="T1112">я</text:span><text:span text:style-name="T1107"> </text:span><text:span text:style-name="T1338">Старлайт</text:span><text:span text:style-name="T1027">. </text:span><text:bookmark-end text:name="__DdeLink__6639_140401309"/></text:p>
      <text:p text:style-name="P115"><text:soft-page-break/><text:span text:style-name="T1108"><text:tab/></text:span><text:bookmark-start text:name="__DdeLink__6641_140401309"/><text:span text:style-name="T1108">В этот м</text:span><text:span text:style-name="T1112">о</text:span><text:span text:style-name="T1108">мент е</text:span><text:span text:style-name="T1107">й было так тяжело, что она не могла сказать </text:span><text:span text:style-name="T1109">ни слова.</text:span><text:bookmark-end text:name="__DdeLink__6641_140401309"/></text:p>
      <text:p text:style-name="P114"><text:bookmark-start text:name="__DdeLink__6643_140401309"/>- <text:span text:style-name="T1027">Все хорошо, Флурри, </text:span><text:span text:style-name="T1112">успокойся</text:span><text:span text:style-name="T1027"> — говорила </text:span><text:span text:style-name="T1339">Старлайт</text:span><text:span text:style-name="T1027"> — </text:span><text:span text:style-name="T1112">Лара в порядке</text:span><text:span text:style-name="T1028">.</text:span><text:bookmark-end text:name="__DdeLink__6643_140401309"/></text:p>
      <text:p text:style-name="P114"><text:bookmark-start text:name="__DdeLink__6645_140401309"/>- <text:span text:style-name="T1029">Я убила Эмбер Грим, это моя вина, я демон — чуть не рыдая </text:span><text:span text:style-name="T1113">выдавила</text:span><text:span text:style-name="T1029"> Флурри.</text:span><text:bookmark-end text:name="__DdeLink__6645_140401309"/></text:p>
      <text:p text:style-name="P114"><text:bookmark-start text:name="__DdeLink__6647_140401309"/>- <text:span text:style-name="T1030">Успокойся, она жива — </text:span><text:span text:style-name="T1031">утешала её </text:span><text:span text:style-name="T1340">Стар</text:span><text:span text:style-name="T1341">лайт.</text:span><text:bookmark-end text:name="__DdeLink__6647_140401309"/></text:p>
      <text:p text:style-name="P114"><text:bookmark-start text:name="__DdeLink__6649_140401309"/>- <text:span text:style-name="T1032">Я хочу </text:span><text:span text:style-name="T1114">рассказать вам всю правду.</text:span><text:bookmark-end text:name="__DdeLink__6649_140401309"/></text:p>
      <text:p text:style-name="P114"><text:bookmark-start text:name="__DdeLink__6651_140401309"/>- <text:span text:style-name="T1115">Хорошо, Флурри</text:span><text:bookmark-end text:name="__DdeLink__6651_140401309"/></text:p>
      <text:p text:style-name="P116"><text:tab/><text:bookmark-start text:name="__DdeLink__6653_140401309"/>Флурри <text:span text:style-name="T1034">начала приходить в себя и </text:span><text:span text:style-name="T1035">успокаиваться.</text:span><text:bookmark-end text:name="__DdeLink__6653_140401309"/><text:span text:style-name="T1035"> </text:span></text:p>
      <text:p text:style-name="P116"><text:bookmark-start text:name="__DdeLink__6655_140401309"/><text:span text:style-name="T1033">- </text:span><text:span text:style-name="T1035">Мне сразу не понравилась Эмбер Грим. Я </text:span><text:span text:style-name="T1036">чувствовала к ней отвращение. </text:span><text:span text:style-name="T1037">Потом </text:span><text:span text:style-name="T1116">тётя </text:span><text:span text:style-name="T1037">попросила </text:span><text:span text:style-name="T1116">меня </text:span><text:span text:style-name="T1040">подружиться</text:span><text:span text:style-name="T1037"> с ней, я целый месяц не решалась, а когда решилась </text:span><text:span text:style-name="T1117">то </text:span><text:span text:style-name="T1037">горько об этом пожалела. Я почувствовала себя уязвленной и в этом была неправа. </text:span><text:span text:style-name="T1038">Мне было суждено родиться Аликорном </text:span><text:span text:style-name="T1040">и</text:span><text:span text:style-name="T1038"> быть в центре внимания, </text:span><text:span text:style-name="T1118">быть </text:span><text:span text:style-name="T1041">л</text:span><text:span text:style-name="T1038">учше других, поэтом</text:span><text:span text:style-name="T1039">у я начала её ненавидет</text:span><text:span text:style-name="T1040">ь. </text:span><text:span text:style-name="T1042">Когда я услышала, что у неё знак отличия прозрачный и похож на знак моей тёти, я решила, что она порождение зла и хочет стать правительницей Эквестрии. С этого времени я наблюдала за ней, <text:s/>и </text:span><text:soft-page-break/><text:span text:style-name="T1042">случай с Эвери Хейт меня </text:span><text:span text:style-name="T1119">вывел</text:span><text:span text:style-name="T1042"> из терпения, </text:span><text:span text:style-name="T1043">поэтому я вызвала её на дуэль. </text:span><text:span text:style-name="T1044">Лара предупреждала меня, что я поступаю неправильно, она говорила много раз об этом, но я хотела показать всем, что Эмбер Грим порождение зла, </text:span><text:span text:style-name="T1120">а я добрая и хорошая.</text:span><text:span text:style-name="T1044"> </text:span><text:span text:style-name="T1045">Она оказалась лучше меня в магии даже без рога, тогда я не могла удержать всю свою ненависть и злость, которая во мне росла. </text:span><text:span text:style-name="T1120">И </text:span><text:span text:style-name="T1046">она вырвалась наружу. - </text:span><text:span text:style-name="T1121">рассказ</text:span><text:span text:style-name="T1342">ыв</text:span><text:span text:style-name="T1121">ала</text:span><text:span text:style-name="T1046"> Флурри и <text:s/></text:span><text:span text:style-name="T1047">у неё снова пошли слезы.</text:span><text:bookmark-end text:name="__DdeLink__6655_140401309"/></text:p>
      <text:p text:style-name="P116"><text:bookmark-start text:name="__DdeLink__6657_140401309"/>- <text:span text:style-name="T1048">Флурри, ты правильно поступила, что рассказала мне </text:span><text:span text:style-name="T1122">всю </text:span><text:span text:style-name="T1048">правду. Я тоже не была хорошей пони и поступала неправильно</text:span><text:bookmark-end text:name="__DdeLink__6657_140401309"/></text:p>
      <text:p text:style-name="P116"><text:bookmark-start text:name="__DdeLink__6659_140401309"/>- <text:span text:style-name="T1049">Вы? Разве такое может быть? - удивилась Флурри.</text:span><text:bookmark-end text:name="__DdeLink__6659_140401309"/></text:p>
      <text:p text:style-name="P116"><text:bookmark-start text:name="__DdeLink__6661_140401309"/>- <text:span text:style-name="T1050">Да. Это длинная история берёт свое начало </text:span><text:span text:style-name="T1123">ещё </text:span><text:span text:style-name="T1050">до твоего рождения. - </text:span><text:span text:style-name="T1051">начала </text:span><text:span text:style-name="T1343">Старлайт</text:span><text:span text:style-name="T1051"> — </text:span><text:span text:style-name="T1052">В детстве у меня был единственный друг Санберст, </text:span><text:span text:style-name="T1124">с которым мы проводили всё время.</text:span><text:span text:style-name="T1052"> </text:span><text:span text:style-name="T1124">О</text:span><text:span text:style-name="T1053">н</text:span><text:span text:style-name="T1052"> </text:span><text:span text:style-name="T1053">первый </text:span><text:span text:style-name="T1052"><text:s/></text:span><text:span text:style-name="T1053">получил</text:span><text:span text:style-name="T1052"> знак отличия </text:span><text:span text:style-name="T1053">и уехал в продвинутую школу </text:span><text:span text:style-name="T1125">для магов</text:span><text:span text:style-name="T1053">, </text:span><text:span text:style-name="T1054">а я осталась одна </text:span><text:span text:style-name="T1125">и не </text:span><text:span text:style-name="T1344">решалась больше </text:span><text:span text:style-name="T1125">заводить друзей.</text:span><text:span text:style-name="T1054"> </text:span><text:span text:style-name="T1125">Потом <text:s/>я создала</text:span><text:span text:style-name="T1054"> деревню, где все пони </text:span><text:span text:style-name="T1125">были</text:span><text:span text:style-name="T1054"> равны. </text:span><text:span text:style-name="T1055">Я забрала у </text:span><text:span text:style-name="T1126">них</text:span><text:span text:style-name="T1055"> свободу выбирать кем им быть, </text:span><text:span text:style-name="T1056">теперь я хорошо понимаю эту ужасную ошибку. Твоя тётя вместе со своими </text:span><text:span text:style-name="T1127">подругами</text:span><text:span text:style-name="T1056"> </text:span><text:span text:style-name="T1057">разрушила мо</text:span><text:span text:style-name="T1127">ю </text:span><text:soft-page-break/><text:span text:style-name="T1127">утопию</text:span><text:span text:style-name="T1057"> и я сбежала. </text:span><text:span text:style-name="T1058">Я долго следила за ней и хотела </text:span><text:span text:style-name="T1128">только </text:span><text:span text:style-name="T1058">мести. </text:span><text:span text:style-name="T1059">В один из прекрасных дней когда Твайлайт рассказывала о легендарном Радужном ударе, </text:span><text:span text:style-name="T1060">я была в зале и узнала, что именно от него зависела её дружба. Поэтому я воспользовалась заклинанием Стар Свирла и отправилась в прошлое, чтобы помешать Радуги Дэш сделать звуковую радугу. </text:span><text:span text:style-name="T1063">Такие последствия повлекли к тому, что вся </text:span><text:span text:style-name="T1129">Эквестрия</text:span><text:span text:style-name="T1063"> оказалась на гране гибели!</text:span><text:span text:style-name="T1060"> </text:span><text:span text:style-name="T1061">Твайлайт долго убеждала меня </text:span><text:span text:style-name="T1063">в этом</text:span><text:span text:style-name="T1061"> и я поверила ей, выбрав </text:span><text:span text:style-name="T1063">путь</text:span><text:span text:style-name="T1061"> дружб</text:span><text:span text:style-name="T1063">ы</text:span><text:span text:style-name="T1061">. Меня долго мучило моё прошлое и я не могла его забыть, но впоследствии я поняла, что именно Твайлайт и её друзья сделали меня лучше.</text:span><text:bookmark-end text:name="__DdeLink__6661_140401309"/></text:p>
      <text:p text:style-name="P116"><text:tab/><text:bookmark-start text:name="__DdeLink__6663_140401309"/><text:span text:style-name="T1062">Флурри долго молчала, её поразила эта история. Она не могла поверить, что </text:span><text:span text:style-name="T1345">Старлайт</text:span><text:span text:style-name="T1062"> </text:span><text:span text:style-name="T1064">когда-то враждовала с её тётей, хотела ей отомстить,</text:span><text:span text:style-name="T1062"> путешествовала во времени и чуть не уничтожила всю Эквестрию.</text:span><text:bookmark-end text:name="__DdeLink__6663_140401309"/></text:p>
      <text:p text:style-name="P116"><text:bookmark-start text:name="__DdeLink__6665_140401309"/>- <text:span text:style-name="T1065">Именно поэтому тебя попросила Твайлайт подружиться с Эмбер. Она другая пони, не такая как все и это не значит что она недостойна иметь хорошего друга. Когда мы остаемся одни со своими страхами и обидами мы можем стать настоящими демонами, уж мне поверь — подмигнула, улыбнувшись </text:span><text:span text:style-name="T1346">Старлайт</text:span><text:span text:style-name="T1065">.</text:span><text:bookmark-end text:name="__DdeLink__6665_140401309"/></text:p>
      <text:p text:style-name="P116"><text:bookmark-start text:name="__DdeLink__6667_140401309"/><text:soft-page-break/>- <text:span text:style-name="T1068">Я</text:span><text:span text:style-name="T1067"> ужасно поступила с ней, я</text:span><text:span text:style-name="T1066"> не обращала внимания на её проблемы и не думала даже с ней подружиться, </text:span><text:span text:style-name="T1068">просто потому</text:span><text:span text:style-name="T1066"> что у меня уже </text:span><text:span text:style-name="T1068">была лучшая</text:span><text:span text:style-name="T1066"> подруга, </text:span><text:span text:style-name="T1069">я относилась к ней, как </text:span><text:span text:style-name="T1130">к </text:span><text:span text:style-name="T1069">демону и мне очень жаль — созналась Флурри.</text:span><text:bookmark-end text:name="__DdeLink__6667_140401309"/></text:p>
      <text:p text:style-name="P116"><text:bookmark-start text:name="__DdeLink__6669_140401309"/>- <text:span text:style-name="T1070">Ты хорошая пони и всегда можешь найти помощи у своих друзей. Только не забывай о них и прислушивайся к ним.</text:span><text:bookmark-end text:name="__DdeLink__6669_140401309"/></text:p>
      <text:p text:style-name="P116"><text:bookmark-start text:name="__DdeLink__6671_140401309"/>- <text:span text:style-name="T1071">Хорошо, я должна извиниться перед Эмбер, она в школе?</text:span><text:bookmark-end text:name="__DdeLink__6671_140401309"/></text:p>
      <text:p text:style-name="P116"><text:bookmark-start text:name="__DdeLink__6673_140401309"/>- <text:span text:style-name="T1071">К сожалению нет, она решила уехать из Понивилля в Кантерлот, чтобы </text:span><text:span text:style-name="T1072">поговорить с Твайлайт об отчислении</text:span><text:span text:style-name="T1071"> из школы.</text:span><text:bookmark-end text:name="__DdeLink__6673_140401309"/></text:p>
      <text:p text:style-name="P116"><text:bookmark-start text:name="__DdeLink__6675_140401309"/>- <text:span text:style-name="T1073">Что? Отчислении? Она не виновата ни в чем, это я самый настоящий демон — </text:span><text:span text:style-name="T1075">громко </text:span><text:span text:style-name="T1131">сказала</text:span><text:span text:style-name="T1075"> Флурри.</text:span><text:bookmark-end text:name="__DdeLink__6675_140401309"/></text:p>
      <text:p text:style-name="P116"><text:bookmark-start text:name="__DdeLink__6677_140401309"/>- <text:span text:style-name="T1074">Мы долго с ней об этом говорили, но она сама так решила. <text:s/>-</text:span><text:span text:style-name="T1076"> </text:span><text:span text:style-name="T1077">с сожалением </text:span><text:span text:style-name="T1076">ответила </text:span><text:span text:style-name="T1347">Старлайт</text:span><text:span text:style-name="T1076">.</text:span><text:bookmark-end text:name="__DdeLink__6677_140401309"/></text:p>
      <text:p text:style-name="P117"><text:tab/><text:bookmark-start text:name="__DdeLink__6679_140401309"/>Флурри была ещё сильнее огорчена, она поняла, что Эмбер хочет уйти чтобы больше никому не мешать и <text:span text:style-name="T1078">остаться одной. </text:span><text:bookmark-end text:name="__DdeLink__6679_140401309"/></text:p>
      <text:p text:style-name="P131"><text:tab/></text:p>
      <text:p text:style-name="P118"><text:soft-page-break/><text:span text:style-name="T1132"><text:tab/></text:span><text:bookmark-start text:name="__DdeLink__6684_140401309"/><text:span text:style-name="T1353">И п</text:span><text:bookmark-start text:name="__DdeLink__6681_140401309"/><text:span text:style-name="T1078">оэтому </text:span><text:span text:style-name="T1353">Флурри</text:span><text:span text:style-name="T1132"> </text:span><text:span text:style-name="T1078">решила</text:span><text:span text:style-name="T1079"> </text:span><text:span text:style-name="T1354">поехать</text:span><text:span text:style-name="T1079"> в Кантерлот на следующий день, чтобы </text:span><text:span text:style-name="T1080">поговорить с Эмбер.</text:span><text:bookmark-end text:name="__DdeLink__6684_140401309"/><text:bookmark-end text:name="__DdeLink__6681_140401309"/></text:p>
      <text:p text:style-name="P117"><text:bookmark-start text:name="__DdeLink__6686_140401309"/>- <text:span text:style-name="T1081">Мне нужно навестить Лару, она в больнице Понивилля? - <text:s/>спросила Флурри.</text:span><text:bookmark-end text:name="__DdeLink__6686_140401309"/></text:p>
      <text:p text:style-name="P117"><text:bookmark-start text:name="__DdeLink__6688_140401309"/>- <text:span text:style-name="T1081">Да, </text:span><text:span text:style-name="T1082">но сейчас ей нужен покой, а тебе хорошо отдохнуть</text:span><text:bookmark-end text:name="__DdeLink__6688_140401309"/></text:p>
      <text:p text:style-name="P117"><text:bookmark-start text:name="__DdeLink__6690_140401309"/>- <text:span text:style-name="T1082">Хорошо — </text:span><text:span text:style-name="T1083">согласилась Флурри и снова обняла </text:span><text:span text:style-name="T1348">Старлайт</text:span><text:span text:style-name="T1083">.</text:span><text:bookmark-end text:name="__DdeLink__6690_140401309"/></text:p>
      <text:p text:style-name="P117"><text:span text:style-name="T1083"><text:tab/></text:span><text:bookmark-start text:name="__DdeLink__6692_140401309"/><text:span text:style-name="T1133">В этой дружеской беседе со </text:span><text:span text:style-name="T1349">Старлайт</text:span><text:span text:style-name="T1083"> скрывалась особая магия. Флурри сразу ощутила её действие: ей стало намного легче.</text:span><text:bookmark-end text:name="__DdeLink__6692_140401309"/></text:p>
      <text:p text:style-name="P119"><text:tab/><text:bookmark-start text:name="__DdeLink__6694_140401309"/>Наступила ночь и <text:span text:style-name="T1084">в Понивилле потухли все </text:span><text:span text:style-name="T1134">горящие огоньки</text:span><text:span text:style-name="T1084"> — город уснул.</text:span><text:bookmark-end text:name="__DdeLink__6694_140401309"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219"><text:bookmark-start text:name="__DdeLink__6792_140401309"/><text:soft-page-break/>12. <text:span text:style-name="T1152">Извинения</text:span><text:bookmark-end text:name="__DdeLink__6792_140401309"/></text:p>
      <text:p text:style-name="P120"><text:tab/><text:bookmark-start text:name="__DdeLink__6696_140401309"/><text:span text:style-name="T1138">На следующий день Флурри </text:span><text:span text:style-name="T1139">навестила </text:span><text:span text:style-name="T1207">Лару </text:span><text:span text:style-name="T1139">в больнице Понивилля и извинилась за свои ошибки, которых не было бы если </text:span><text:span text:style-name="T1206">бы </text:span><text:span text:style-name="T1139">она сразу послушала </text:span><text:span text:style-name="T1140">свою лучшую подругу.</text:span><text:bookmark-end text:name="__DdeLink__6696_140401309"/></text:p>
      <text:p text:style-name="P120"><text:tab/><text:bookmark-start text:name="__DdeLink__6698_140401309"/><text:span text:style-name="T1140">Лара </text:span><text:span text:style-name="T1141">чувствовала себя гораздо лучше и могла снова шутить по своему. Она не обижалась на свою подругу и </text:span><text:span text:style-name="T1208">знала, что для Флурри нет ничего важней дружбы и любви</text:span><text:span text:style-name="T1142">.</text:span><text:bookmark-end text:name="__DdeLink__6698_140401309"/></text:p>
      <text:p text:style-name="P236"><text:bookmark-start text:name="__DdeLink__6700_140401309"/><text:span text:style-name="T14">- </text:span><text:span text:style-name="T15">Я скоро поеду в Кантерлот, чтобы извиниться перед Эмбер Грим и </text:span><text:span text:style-name="T19">переубедить</text:span><text:span text:style-name="T15"> её </text:span><text:span text:style-name="T20">не отчисляться из школы</text:span><text:span text:style-name="T15"> — </text:span><text:span text:style-name="T21">ск</text:span><text:span text:style-name="T24">а</text:span><text:span text:style-name="T21">зал</text:span><text:span text:style-name="T22">а</text:span><text:span text:style-name="T16"> Флурри </text:span><text:span text:style-name="T27">лежащей на постел</text:span><text:span text:style-name="T30">е</text:span><text:span text:style-name="T25"> Лар</text:span><text:span text:style-name="T27">е,</text:span><text:span text:style-name="T25"> </text:span><text:span text:style-name="T26"><text:s/>котор</text:span><text:span text:style-name="T28">ая только, что </text:span><text:span text:style-name="T29">отложила</text:span><text:span text:style-name="T23"> </text:span><text:span text:style-name="T28">книгу. </text:span><text:span text:style-name="T29">На обложке красовалось название </text:span><text:span text:style-name="T18">«</text:span><text:span text:style-name="T17">Дэринг Ду и Поиски Сапфировой Статуэтки</text:span><text:span text:style-name="T18">».</text:span><text:bookmark-end text:name="__DdeLink__6700_140401309"/></text:p>
      <text:p text:style-name="P120"><text:bookmark-start text:name="__DdeLink__6702_140401309"/>- <text:span text:style-name="T1143">Она собирается уйти из школы? - </text:span><text:span text:style-name="T1231">удивленно спросила Лара.</text:span><text:bookmark-end text:name="__DdeLink__6702_140401309"/></text:p>
      <text:p text:style-name="P120"><text:bookmark-start text:name="__DdeLink__6704_140401309"/>- <text:span text:style-name="T1144">Да. Я думаю это из-за того, что она почувствовала себя лишней и </text:span><text:span text:style-name="T1145">поэтому </text:span><text:span text:style-name="T1144">хочет остаться одной</text:span><text:bookmark-end text:name="__DdeLink__6704_140401309"/></text:p>
      <text:p text:style-name="P120"><text:bookmark-start text:name="__DdeLink__6706_140401309"/>- <text:span text:style-name="T1146">Ты только поосторожней и не разнеси там школу — засмеялась Лара.</text:span><text:bookmark-end text:name="__DdeLink__6706_140401309"/></text:p>
      <text:p text:style-name="P120"><text:bookmark-start text:name="__DdeLink__6708_140401309"/>- <text:span text:style-name="T1146">Твои шуточки сейчас совсем неуместны, Лара!</text:span><text:bookmark-end text:name="__DdeLink__6708_140401309"/></text:p>
      <text:p text:style-name="P120"><text:bookmark-start text:name="__DdeLink__6710_140401309"/><text:soft-page-break/>- <text:span text:style-name="T1146">Прости, </text:span><text:span text:style-name="T1147">а <text:s/>что с фонтаном? Там кажется камня на камне не осталось</text:span><text:bookmark-end text:name="__DdeLink__6710_140401309"/></text:p>
      <text:p text:style-name="P121"><text:bookmark-start text:name="__DdeLink__6712_140401309"/>- Меня наказали на месяц и отстранили от занятий. Поэтому я скоро приеду сюда, чтобы помо<text:span text:style-name="T1209">чь его восстановить</text:span> — с тяжелым вздохом <text:span text:style-name="T1210">ответила</text:span> Флурри.<text:bookmark-end text:name="__DdeLink__6712_140401309"/></text:p>
      <text:p text:style-name="P121"><text:bookmark-start text:name="__DdeLink__6714_140401309"/>- <text:span text:style-name="T1148">Справедливо</text:span><text:bookmark-end text:name="__DdeLink__6714_140401309"/></text:p>
      <text:p text:style-name="P121"><text:bookmark-start text:name="__DdeLink__6716_140401309"/>- <text:span text:style-name="T1149">Мне пора в Кантерлот, </text:span><text:span text:style-name="T1150">я ещё успею сегодня тебя навестить, пока, Лара</text:span><text:bookmark-end text:name="__DdeLink__6716_140401309"/></text:p>
      <text:p text:style-name="P121"><text:bookmark-start text:name="__DdeLink__6720_140401309"/>- <text:span text:style-name="T1150">Пока Флурри — </text:span><text:span text:style-name="T1151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23"><text:tab/><text:bookmark-start text:name="__DdeLink__6722_140401309"/>Флурри <text:span text:style-name="T1211">мгновенно добра</text:span><text:bookmark-end text:name="__DdeLink__6718_140401309"/><text:span text:style-name="T1211">лась</text:span> до школы <text:span text:style-name="T1212">и приступ</text:span><text:span text:style-name="T1232">ила</text:span><text:span text:style-name="T1212"> к поискам</text:span> Эмбер Грим, но тщетно.<text:bookmark-end text:name="__DdeLink__6722_140401309"/> </text:p>
      <text:p text:style-name="P123"><text:span text:style-name="T1153"><text:tab/></text:span><text:bookmark-start text:name="__DdeLink__6724_140401309"/><text:span text:style-name="T1153">Она испугалась и </text:span><text:span text:style-name="T1350">по</text:span><text:span text:style-name="T1153">думала, что она уже уехала </text:span><text:span text:style-name="T1233">домой</text:span><text:span text:style-name="T1153"> и больше </text:span><text:span text:style-name="T1154">никогда </text:span><text:span text:style-name="T1153">не вернётся.</text:span><text:bookmark-end text:name="__DdeLink__6724_140401309"/></text:p>
      <text:p text:style-name="P122"><text:tab/><text:bookmark-start text:name="__DdeLink__6726_140401309"/><text:span text:style-name="T1155">Но видимо им суждено было увидеться, потому что Флурри вспомнила, </text:span><text:span text:style-name="T1157">что </text:span><text:span text:style-name="T1155">около школы есть ещё одно место, исторический парк </text:span><text:span text:style-name="T1156">из каменных статуй.</text:span><text:bookmark-end text:name="__DdeLink__6726_140401309"/></text:p>
      <text:p text:style-name="P122"><text:tab/><text:bookmark-start text:name="__DdeLink__6728_140401309"/><text:span text:style-name="T1158">Она моментально телепортировалась туда <text:s/>и увидела задумчивую Эмбер Грим, которая разглядывала свою любимую статую «</text:span><text:span text:style-name="T1213">Великая тройка злодеев Эквестрии</text:span><text:span text:style-name="T1158">».</text:span><text:bookmark-end text:name="__DdeLink__6728_140401309"/></text:p>
      <text:p text:style-name="P122"><text:bookmark-start text:name="__DdeLink__6730_140401309"/><text:soft-page-break/>- <text:span text:style-name="T1159">Эмбер, это я Флурри Харт и я хотела извиниться перед тобой... — </text:span><text:span text:style-name="T1160">не успела </text:span><text:span text:style-name="T1234">договорить</text:span><text:span text:style-name="T1160"> Флурри.</text:span><text:bookmark-end text:name="__DdeLink__6730_140401309"/></text:p>
      <text:p text:style-name="P124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24"><text:bookmark-start text:name="__DdeLink__6734_140401309"/>- <text:span text:style-name="T1161">Что? Ты на самом деле бросаешь школу? - удивленно спросила Флурри.</text:span><text:bookmark-end text:name="__DdeLink__6734_140401309"/></text:p>
      <text:p text:style-name="P124"><text:bookmark-start text:name="__DdeLink__6736_140401309"/>- <text:span text:style-name="T1161">Да. Я решила это ещё </text:span><text:span text:style-name="T1214">в выходные дни</text:span><text:span text:style-name="T1161">.</text:span><text:bookmark-end text:name="__DdeLink__6736_140401309"/></text:p>
      <text:p text:style-name="P124"><text:bookmark-start text:name="__DdeLink__6738_140401309"/>- <text:span text:style-name="T1162">Но почему?</text:span><text:bookmark-end text:name="__DdeLink__6738_140401309"/></text:p>
      <text:p text:style-name="P124"><text:bookmark-start text:name="__DdeLink__6740_140401309"/>- <text:span text:style-name="T1163">Ты меня не слушала. Я повторюсь: я развила свои навыки на достаточном уров</text:span><text:span text:style-name="T1165">н</text:span><text:span text:style-name="T1163">е </text:span><text:span text:style-name="T1165">и поэтому мне больше нечего здесь делать</text:span><text:span text:style-name="T1163"> — </text:span><text:span text:style-name="T1164">твердо </text:span><text:span text:style-name="T1215">ответила</text:span><text:span text:style-name="T1164"> Эмбер.</text:span><text:bookmark-end text:name="__DdeLink__6740_140401309"/></text:p>
      <text:p text:style-name="P124"><text:bookmark-start text:name="__DdeLink__6742_140401309"/>- <text:span text:style-name="T1166">Это смешно. Ты не хочешь мешать остальным потому что чувствуешь себя лишней?</text:span><text:bookmark-end text:name="__DdeLink__6742_140401309"/></text:p>
      <text:p text:style-name="P124"><text:bookmark-start text:name="__DdeLink__6744_140401309"/>- <text:span text:style-name="T1167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24"><text:bookmark-start text:name="__DdeLink__6746_140401309"/>- <text:span text:style-name="T1168">Но что станет с тобой?</text:span><text:bookmark-end text:name="__DdeLink__6746_140401309"/><text:span text:style-name="T1168"> </text:span></text:p>
      <text:p text:style-name="P124"><text:bookmark-start text:name="__DdeLink__6748_140401309"/><text:soft-page-break/>- <text:span text:style-name="T1168">Я уйду из школы, попрошу принцессу Твайлайт </text:span><text:span text:style-name="T1169">сделать меня</text:span><text:span text:style-name="T1168"> исследователем различных уголков Эквестрии, </text:span><text:span text:style-name="T1216">на что у меня есть все необходимые знания и способности,</text:span><text:span text:style-name="T1168"> буду писать научные статьи и </text:span><text:span text:style-name="T1170">узнаю</text:span><text:span text:style-name="T1168"> кто я на самом деле</text:span><text:bookmark-end text:name="__DdeLink__6748_140401309"/></text:p>
      <text:p text:style-name="P124"><text:bookmark-start text:name="__DdeLink__6750_140401309"/>- <text:span text:style-name="T1171">Ты ведь останешься одной!</text:span><text:bookmark-end text:name="__DdeLink__6750_140401309"/></text:p>
      <text:p text:style-name="P124"><text:bookmark-start text:name="__DdeLink__6752_140401309"/>- <text:span text:style-name="T1171">Да, одной гораздо легче, мне никто не будет мешать</text:span><text:bookmark-end text:name="__DdeLink__6752_140401309"/></text:p>
      <text:p text:style-name="P124"><text:bookmark-start text:name="__DdeLink__6754_140401309"/>- <text:span text:style-name="T1172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24"><text:bookmark-start text:name="__DdeLink__6756_140401309"/>- <text:span text:style-name="T1173">Но вдруг? <text:s/>- переспросила Эмбер.</text:span><text:bookmark-end text:name="__DdeLink__6756_140401309"/></text:p>
      <text:p text:style-name="P124"><text:bookmark-start text:name="__DdeLink__6758_140401309"/>- <text:span text:style-name="T1174">Ничего, </text:span><text:span text:style-name="T1175">я просто хотела сказать…</text:span><text:bookmark-end text:name="__DdeLink__6758_140401309"/></text:p>
      <text:p text:style-name="P124"><text:bookmark-start text:name="__DdeLink__6760_140401309"/>- <text:span text:style-name="T1175">Ты хотела сказать, вдруг я стану темной пони без поддержки друзей — </text:span><text:span text:style-name="T1176">перебила </text:span><text:span text:style-name="T1217">её </text:span><text:span text:style-name="T1176">Эмбер.</text:span><text:bookmark-end text:name="__DdeLink__6760_140401309"/></text:p>
      <text:p text:style-name="P124"><text:bookmark-start text:name="__DdeLink__6762_140401309"/>- <text:span text:style-name="T1177">Эмбер, </text:span><text:span text:style-name="T1178">ты всегда будешь ставить меня в дурацкое положение — улыбнулась Флурри.</text:span><text:bookmark-end text:name="__DdeLink__6762_140401309"/></text:p>
      <text:p text:style-name="P125"><text:bookmark-start text:name="__DdeLink__6764_140401309"/>- <text:span text:style-name="T1179">Пожалуй да. Я хотела тебе кое-что сказать — </text:span><text:span text:style-name="T1218">начала</text:span><text:span text:style-name="T1180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29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24"><text:bookmark-start text:name="__DdeLink__6768_140401309"/>- <text:span text:style-name="T1181">Я слушаю тебя, Эмбер</text:span><text:bookmark-end text:name="__DdeLink__6768_140401309"/></text:p>
      <text:p text:style-name="P124"><text:bookmark-start text:name="__DdeLink__6770_140401309"/>- <text:span text:style-name="T1182">Флурри Харт, </text:span><text:span text:style-name="T1184">о</text:span><text:span text:style-name="T1183">ставайся всегда такой пони, какой ты </text:span><text:span text:style-name="T1184">являешься сейчас и тебя ждет самое лучшее будущее, о котором можно мечтать.</text:span><text:bookmark-end text:name="__DdeLink__6770_140401309"/></text:p>
      <text:p text:style-name="P126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219">увидятся</text:span>.<text:bookmark-end text:name="__DdeLink__6772_140401309"/></text:p>
      <text:p text:style-name="P127"><text:tab/><text:bookmark-start text:name="__DdeLink__6774_140401309"/><text:span text:style-name="T1185">Внезапно Эмбер </text:span><text:span text:style-name="T1186">почувствовала боль и увидела </text:span><text:span text:style-name="T1187">себя жеребенком </text:span><text:span text:style-name="T1188">в каком-то помещении замка, <text:s/>напротив стояла пони и рыдала, она была похоже на неё и Эмбер поняла что это её мать. </text:span><text:span text:style-name="T1189">Когда она перестала плакать и выпрямилась то стало ясно что она </text:span><text:span text:style-name="T1220">была</text:span><text:span text:style-name="T1189"> Аликорн</text:span><text:span text:style-name="T1220">ом</text:span><text:span text:style-name="T1189"> </text:span><text:span text:style-name="T1190">и Эмбер пришла в себя.</text:span><text:bookmark-end text:name="__DdeLink__6774_140401309"/></text:p>
      <text:p text:style-name="P128"><text:bookmark-start text:name="__DdeLink__6776_140401309"/><text:span text:style-name="T1188">- </text:span><text:span text:style-name="T1191">Что такое Эмбер, ты в порядке? — </text:span><text:span text:style-name="T1192">с беспокойством </text:span><text:span text:style-name="T1221">спросила</text:span><text:span text:style-name="T1192"> Флурри — </text:span><text:span text:style-name="T1222">Т</text:span><text:span text:style-name="T1192">ебе нужна помощь?</text:span><text:bookmark-end text:name="__DdeLink__6776_140401309"/></text:p>
      <text:p text:style-name="P128"><text:bookmark-start text:name="__DdeLink__6778_140401309"/><text:span text:style-name="T1188">- </text:span><text:span text:style-name="T1193">Все хорошо. Я просто вспомнила кое-что плохое</text:span><text:bookmark-end text:name="__DdeLink__6778_140401309"/></text:p>
      <text:p text:style-name="P124"><text:bookmark-start text:name="__DdeLink__6780_140401309"/>- <text:span text:style-name="T1194">Эмбер, я хотела сказать, что </text:span><text:span text:style-name="T1195">ты всегда можешь рассчитывать на мою помощь и </text:span><text:span text:style-name="T1196">всегда найдешь во мне верного и честного друга</text:span><text:bookmark-end text:name="__DdeLink__6780_140401309"/></text:p>
      <text:p text:style-name="P124"><text:bookmark-start text:name="__DdeLink__6782_140401309"/><text:soft-page-break/>- <text:span text:style-name="T1197">В этом я не сомневаюсь ни на </text:span><text:span text:style-name="T1198">долю косточки яблока — </text:span><text:span text:style-name="T1199">улыбнулась Эмбер и в её улыбк</text:span><text:span text:style-name="T1223">е</text:span><text:span text:style-name="T1199"> было столько добродуши</text:span><text:span text:style-name="T1224">я</text:span><text:span text:style-name="T1199">, <text:s/>от которого Флурри даже стало не по себе.</text:span><text:bookmark-end text:name="__DdeLink__6782_140401309"/></text:p>
      <text:p text:style-name="P124"><text:bookmark-start text:name="__DdeLink__6784_140401309"/>- <text:span text:style-name="T1200">Возьми, вдруг </text:span><text:span text:style-name="T1201">моя ничтожная помощь пригодится тебе — </text:span><text:span text:style-name="T1226">не без доли иронии</text:span><text:span text:style-name="T1201"> </text:span><text:span text:style-name="T1225">сказала</text:span><text:span text:style-name="T1201"> Флурри и протянула магическую книгу с помощью которой она общалась с Ларой.</text:span><text:bookmark-end text:name="__DdeLink__6784_140401309"/></text:p>
      <text:p text:style-name="P124"><text:bookmark-start text:name="__DdeLink__6786_140401309"/>- <text:span text:style-name="T1227">Спасибо — </text:span><text:span text:style-name="T1351">улыбнулась</text:span><text:span text:style-name="T1227"> Эмбер, </text:span><text:span text:style-name="T1202">взяла книгу и отправилась в сторону Кантерлотского замка.</text:span><text:bookmark-end text:name="__DdeLink__6786_140401309"/><text:span text:style-name="T1202"> </text:span></text:p>
      <text:p text:style-name="P130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22"><text:tab/><text:bookmark-start text:name="__DdeLink__6790_140401309"/><text:span text:style-name="T1203">В Кантерлот</text:span><text:span text:style-name="T1355">c</text:span><text:span text:style-name="T1203">кой школе снова начались занятия и </text:span><text:span text:style-name="T1204">долгие споры о том, кто победил на магической дуэли разлетелись по всей школе </text:span><text:span text:style-name="T1205">и не было такого пони, который не упомян</text:span><text:span text:style-name="T1228">ул </text:span><text:span text:style-name="T1230">бы </text:span><text:span text:style-name="T1228">об этом </text:span><text:span text:style-name="T1229">ужасно-интересном </text:span><text:span text:style-name="T1228">событии</text:span><text:span text:style-name="T1204">.</text:span><text:bookmark-end text:name="__DdeLink__6790_140401309"/></text:p>
      <text:p text:style-name="P120"/>
      <text:p text:style-name="P120"/>
      <text:p text:style-name="P120"/>
      <text:p text:style-name="P120"/>
      <text:p text:style-name="P220"><text:soft-page-break/>13. <text:bookmark-start text:name="__DdeLink__10443_4030418583"/>Последняя беседа<text:bookmark-end text:name="__DdeLink__10443_4030418583"/></text:p>
      <text:p text:style-name="P243"><text:span text:style-name="T33"><text:tab/>Эмбер Грим </text:span><text:span text:style-name="T34">шла по рубиново-розовой дорожке в сторону главного входа в Кантерлотский замок и размышляла о предстоящем отъезде домой, ей </text:span><text:span text:style-name="T125">предстояло</text:span><text:span text:style-name="T34"> узнать </text:span><text:span text:style-name="T126">очень </text:span><text:span text:style-name="T127">много</text:span><text:span text:style-name="T128">е</text:span><text:span text:style-name="T126"> из своего загадочного прошлого</text:span><text:span text:style-name="T34">.</text:span></text:p>
      <text:p text:style-name="P237"><text:span text:style-name="T35"><text:tab/></text:span><text:span text:style-name="T31">Около главного входа стояла два стражника-единорога в золотых доспехах с бирюзовой </text:span><text:span text:style-name="T32">пятиконечной </text:span><text:span text:style-name="T31">звездой </text:span><text:span text:style-name="T32">на груди.</text:span></text:p>
      <text:p text:style-name="P237"><text:span text:style-name="T32">- </text:span><text:span text:style-name="T36">Мне нужно обсудить с принцессой Твайлайт </text:span><text:span text:style-name="T37">моё отчисление из школы Кантерлота — </text:span><text:span text:style-name="T129">спокойно сказала</text:span><text:span text:style-name="T38"> Эмбер, ещё раз взглянув вверх, чтобы </text:span><text:span text:style-name="T39">увидеть</text:span><text:span text:style-name="T38"> </text:span><text:span text:style-name="T40">вершину</text:span><text:span text:style-name="T38"> самой высокой башни.</text:span></text:p>
      <text:p text:style-name="P237"><text:span text:style-name="T38">- </text:span><text:span text:style-name="T40">Проходите, она ждет вас в тронном зале, </text:span><text:span text:style-name="T130">вас проводит директор</text:span><text:span text:style-name="T40"> Стар Свирл</text:span></text:p>
      <text:p text:style-name="P238"><text:span text:style-name="T41"><text:tab/>Эмбер </text:span><text:span text:style-name="T131">Грим </text:span><text:span text:style-name="T46">вошла внутр</text:span><text:span text:style-name="T132">ь</text:span><text:span text:style-name="T46"> зам</text:span><text:span text:style-name="T52">ка</text:span><text:span text:style-name="T46"> </text:span><text:span text:style-name="T41">ни без доли удивления. </text:span></text:p>
      <text:p text:style-name="P238"><text:span text:style-name="T41"><text:tab/></text:span><text:span text:style-name="T42">Ее смутило присутствие директора, </text:span><text:span text:style-name="T47">она уже</text:span><text:span text:style-name="T43"> разговаривала </text:span><text:span text:style-name="T48">с ним </text:span><text:span text:style-name="T44">об её отчислении</text:span><text:span text:style-name="T43"> </text:span><text:span text:style-name="T50">ра</text:span><text:span text:style-name="T51">нним </text:span><text:span text:style-name="T49">утром</text:span><text:span text:style-name="T43">, когда занятия </text:span><text:span text:style-name="T45">только </text:span><text:span text:style-name="T43">начались.</text:span></text:p>
      <text:p text:style-name="P238"><text:span text:style-name="T40"><text:tab/></text:span><text:span text:style-name="T53">В самом первом зале </text:span><text:span text:style-name="T54">её ожидал директор Стар Свирл.</text:span></text:p>
      <text:p text:style-name="P244"><text:soft-page-break/><text:span text:style-name="T54"><text:tab/></text:span><text:span text:style-name="T56">Он был одет, как и в прежние времена, в сине-голубую мантию, на которой были изображены несколько звезд и два месяц</text:span><text:span text:style-name="T133">а</text:span><text:span text:style-name="T56"> с обеих сторон. </text:span><text:span text:style-name="T57">А на его голове </text:span><text:span text:style-name="T58">была схожая по стилю шляпа, на полях которой были маленькие золотые шарики, </text:span><text:span text:style-name="T59">такие же как и на мантии.</text:span></text:p>
      <text:p text:style-name="P245"><text:span text:style-name="T59"><text:tab/></text:span><text:span text:style-name="T57">Стар Свирл </text:span><text:span text:style-name="T60">был гениальным волшебником, одним из самых лучших магов во вс</text:span><text:span text:style-name="T134">ей Эквестрии</text:span><text:span text:style-name="T60">. Он</text:span><text:span text:style-name="T57"> </text:span><text:span text:style-name="T55"><text:s text:c="2"/>постоянно давал ценные советы принцессы </text:span><text:span text:style-name="T60">Твайлайт и был самым превосходным директором магической школы при Кантерлоте.</text:span></text:p>
      <text:p text:style-name="P239"><text:span text:style-name="T60">- </text:span><text:span text:style-name="T61">Привет, Эмбер, я </text:span><text:span text:style-name="T135">хотел бы присутствовать вместе с тобой </text:span></text:p>
      <text:p text:style-name="P239"><text:span text:style-name="T61">- </text:span><text:span text:style-name="T62">Хорошо, директор</text:span></text:p>
      <text:p text:style-name="P239"><text:span text:style-name="T62"><text:tab/></text:span><text:span text:style-name="T63">Эмбер</text:span><text:span text:style-name="T65"> </text:span><text:span text:style-name="T63">прошла </text:span><text:span text:style-name="T66">все залы и коридоры </text:span><text:span text:style-name="T63">вместе с </text:span><text:span text:style-name="T136">директором</text:span><text:span text:style-name="T63"> Старл Свирлом, через которые когда-то шли Флурри с </text:span><text:span text:style-name="T64">Галлусом.</text:span></text:p>
      <text:p text:style-name="P240"><text:span text:style-name="T64"><text:tab/></text:span><text:span text:style-name="T67">Перед входом в тронный зал, Эмбер обратила внимание на мозаику двери и увидела такую же картину, как и Флурри. </text:span></text:p>
      <text:p text:style-name="P240"><text:span text:style-name="T67"><text:tab/></text:span><text:span text:style-name="T68">Но ей предстали совершенно другие мысли. </text:span></text:p>
      <text:p text:style-name="P241"><text:soft-page-break/><text:span text:style-name="T68"><text:tab/>Она вспомнила Луну и Селестию, которые </text:span><text:span text:style-name="T70">тысячу</text:span><text:span text:style-name="T68"> лун были врагами, </text:span><text:span text:style-name="T69">а принцесса Твайлайт вместе со своими подругами смогла снова сделать их настоящими сестрам</text:span><text:span text:style-name="T71">и.</text:span></text:p>
      <text:p text:style-name="P241"><text:span text:style-name="T71"><text:tab/></text:span><text:span text:style-name="T72">П</text:span><text:span text:style-name="T71">осле коронации </text:span><text:span text:style-name="T73">принцессы </text:span><text:span text:style-name="T137">Твайлайт</text:span><text:span text:style-name="T71">, </text:span><text:span text:style-name="T69">они покинули Эквестрию</text:span><text:span text:style-name="T72">. </text:span><text:span text:style-name="T74">Только куда они отправились</text:span><text:span text:style-name="T69">? В стран</text:span><text:span text:style-name="T75">у</text:span><text:span text:style-name="T69"> Аликорнов? </text:span><text:span text:style-name="T76">А в</text:span><text:span text:style-name="T69">друг она, Эмбер Грим из загадочной страны Аликорнов </text:span><text:span text:style-name="T77">случайно попала в Эквестрию?</text:span></text:p>
      <text:p text:style-name="P241"><text:span text:style-name="T77"><text:tab/></text:span><text:span text:style-name="T78">Эмбер не успела завершить свою мысль. Открылась дверь и Стар Свирл вошел вместе с ней.</text:span></text:p>
      <text:p text:style-name="P242"><text:span text:style-name="T78">- </text:span><text:span text:style-name="T79">Эмбер Грим, </text:span><text:span text:style-name="T81">одна</text:span><text:span text:style-name="T79"> из лучших учениц в </text:span><text:span text:style-name="T138">магической </text:span><text:span text:style-name="T79">школе Кантерлот</text:span><text:span text:style-name="T138">а</text:span><text:span text:style-name="T79">, ты действительно хочешь покинуть школу? - спросила </text:span><text:span text:style-name="T80">принцесса Твайлайт, </text:span><text:span text:style-name="T82">когда Эмбер поклонилась.</text:span></text:p>
      <text:p text:style-name="P242"><text:span text:style-name="T83">- Да, </text:span><text:span text:style-name="T84">ваше</text:span><text:span text:style-name="T82"> </text:span><text:span text:style-name="T84">величество</text:span></text:p>
      <text:p text:style-name="P242"><text:span text:style-name="T84">- </text:span><text:span text:style-name="T85">У тебя есть особый талант в магии</text:span><text:span text:style-name="T86">, который ты могла бы развить до более высокого уровня, </text:span><text:span text:style-name="T87">почему ты не хочешь продолжать обучение?</text:span></text:p>
      <text:p text:style-name="P253"><text:span text:style-name="T87">- </text:span><text:span text:style-name="T13">Я не </text:span><text:span text:style-name="T88">уверена, что знаю, кто я — </text:span><text:span text:style-name="T89">вздохнула Эмбер.</text:span></text:p>
      <text:p text:style-name="P253"><text:span text:style-name="T89">- А что считают твои друзья? - поинтересовалась </text:span><text:span text:style-name="T139">Твайлайт</text:span><text:span text:style-name="T89">.</text:span></text:p>
      <text:p text:style-name="P140"><text:soft-page-break/>- У меня была единственная подруга, которая отставила меня</text:p>
      <text:p text:style-name="P253"><text:span text:style-name="T89">- </text:span><text:span text:style-name="T140">Я уверена, что ты сможешь найти верных друзей</text:span></text:p>
      <text:p text:style-name="P253"><text:span text:style-name="T140">- Спасибо, ваше величество, но мне этого не нужно </text:span><text:span text:style-name="T141">сейчас</text:span></text:p>
      <text:p text:style-name="P253"><text:span text:style-name="T90">- </text:span><text:span text:style-name="T142">Хорошо, т</text:span><text:span text:style-name="T93">ы <text:s/>желаешь быть исследователем различных мест в Эквестрии и писать научные работы?</text:span></text:p>
      <text:p text:style-name="P253"><text:span text:style-name="T93">- </text:span><text:span text:style-name="T94">Да, я люблю путешествовать, писать статьи и быть одной, поэтому это занятие мне подойдет больше всего</text:span></text:p>
      <text:p text:style-name="P254"><text:span text:style-name="T94">- </text:span><text:span text:style-name="T97">Эмбер, т</text:span><text:span text:style-name="T95">ы принесешь неоценимую пользу </text:span><text:span text:style-name="T96">для Эквестрии. </text:span><text:span text:style-name="T92">Главное не забывай, </text:span><text:span text:style-name="T98">что</text:span><text:span text:style-name="T91"> школа магии всегда открыта для тебя</text:span></text:p>
      <text:p text:style-name="P255"><text:span text:style-name="T91"><text:tab/>Э</text:span><text:span text:style-name="T13">мбер ничего не ответила, её чувства подсказывали, что она никогда не вернётся в школу, а эта встреча с принцессой </text:span><text:span text:style-name="T143">Твайлайт</text:span><text:span text:style-name="T13"> и директором </text:span><text:span text:style-name="T143">Стар Свирлом</text:span><text:span text:style-name="T13"> последняя.</text:span></text:p>
      <text:p text:style-name="P255"><text:span text:style-name="T13">- </text:span><text:span text:style-name="T99">Я могу идти, ваше величество?</text:span></text:p>
      <text:p text:style-name="P255"><text:span text:style-name="T99">- </text:span><text:span text:style-name="T100">Да, Эмбер Грим</text:span></text:p>
      <text:p text:style-name="P256"><text:soft-page-break/><text:span text:style-name="T100"><text:tab/>Э</text:span><text:span text:style-name="T13">мбер Грим </text:span><text:span text:style-name="T101">ещё раз взглянула на принцессу </text:span><text:span text:style-name="T144">Твайла</text:span><text:span text:style-name="T145">й</text:span><text:span text:style-name="T144">т</text:span><text:span text:style-name="T145"> и</text:span><text:span text:style-name="T101"> вышла из тронного зала. </text:span></text:p>
      <text:p text:style-name="P237"><text:span text:style-name="T40">- </text:span><text:span text:style-name="T110">Как</text:span><text:span text:style-name="T146">ое</text:span><text:span text:style-name="T110"> у вас мнение</text:span><text:span text:style-name="T102">, директор? - </text:span><text:span text:style-name="T103">обратилась принцесса </text:span><text:span text:style-name="T105">Тва</text:span><text:span text:style-name="T107">й</text:span><text:span text:style-name="T105">ла</text:span><text:span text:style-name="T106">йт</text:span><text:span text:style-name="T103"> к Стар Свирлу, который все это время </text:span><text:span text:style-name="T104">сохранял задумчивый вид.</text:span></text:p>
      <text:p text:style-name="P246"><text:span text:style-name="T104">- </text:span><text:span text:style-name="T108">Она очень талантливая пони </text:span><text:span text:style-name="T109">и обладает удивительными магическими способностями, которых я никогда ещё не видел, </text:span><text:span text:style-name="T116">а самое главное, она очень сильная пони, которую не сломит даже самая темная магия</text:span></text:p>
      <text:p text:style-name="P237"><text:span text:style-name="T109">- </text:span><text:span text:style-name="T111">Я полностью согласна с вами, </text:span><text:span text:style-name="T112">только я беспокоюсь и тревожусь </text:span><text:span text:style-name="T147">за неё</text:span><text:span text:style-name="T112">.</text:span></text:p>
      <text:p text:style-name="P237"><text:span text:style-name="T112">- </text:span><text:span text:style-name="T148">Б</text:span><text:span text:style-name="T113">удьте спокойны, </text:span><text:span text:style-name="T149">все её научные работы она будет отправлять мне</text:span><text:span text:style-name="T114">, </text:span><text:span text:style-name="T115">мы никогда не потеряем связь с ней</text:span></text:p>
      <text:p text:style-name="P237"><text:span text:style-name="T116">- </text:span><text:span text:style-name="T117">Хорошо, </text:span><text:span text:style-name="T150">директор</text:span><text:span text:style-name="T117">, </text:span><text:span text:style-name="T119">но я</text:span><text:span text:style-name="T117"> бы хотела чтобы вы отправили </text:span><text:span text:style-name="T118">Марбла приглядеть за ней</text:span></text:p>
      <text:p text:style-name="P237"><text:span text:style-name="T118">- </text:span><text:span text:style-name="T151">С удовольствием</text:span></text:p>
      <text:p text:style-name="P257"><text:span text:style-name="T120"><text:tab/>С</text:span><text:span text:style-name="T13">тар Свирл удалился и принцесса Твайлайт осталась одна. </text:span></text:p>
      <text:p text:style-name="P257"><text:span text:style-name="T13"><text:tab/>Она </text:span><text:span text:style-name="T152">задумалась</text:span><text:span text:style-name="T13"> и ей стало </text:span><text:span text:style-name="T122">очень </text:span><text:span text:style-name="T13">грустно из-за столь жест</text:span><text:span text:style-name="T123">о</text:span><text:span text:style-name="T13">кой судьбы Эмбер Грим, которая осталась одна </text:span><text:span text:style-name="T121">с осознанием </text:span><text:span text:style-name="T124">неизвестности </text:span><text:span text:style-name="T153">своего прошлого</text:span><text:span text:style-name="T124">.</text:span></text:p>
      <text:p text:style-name="P258"><text:bookmark-start text:name="__DdeLink__10445_4030418583"/><text:soft-page-break/><text:span text:style-name="T160">1</text:span><text:span text:style-name="T159">4. </text:span><text:span text:style-name="T161">Осенний забег</text:span><text:bookmark-end text:name="__DdeLink__10445_4030418583"/></text:p>
      <text:p text:style-name="P133"><text:tab/>Флурри вновь вернулась в Понивилль <text:span text:style-name="T1439">и приступила к восстановлению</text:span> фонтана Золотой Дуб. </text:p>
      <text:p text:style-name="P133"><text:span text:style-name="T1360"><text:tab/>Сначала она думала, что это утомительное и рутинное занятие, но её завлекло и теперь о</text:span><text:span text:style-name="T1359">на была </text:span><text:span text:style-name="T1360">готова</text:span><text:span text:style-name="T1359"> променять все уроки истории </text:span><text:span text:style-name="T1440">магии</text:span><text:span text:style-name="T1359"> </text:span><text:span text:style-name="T1361">на строительство какого-нибудь памятника или сооружения</text:span><text:span text:style-name="T1359">.</text:span></text:p>
      <text:p text:style-name="P132"><text:tab/><text:span text:style-name="T1356">Лара поправилась и уехала в Кантерлот, чтобы приступить к занятиям. </text:span><text:span text:style-name="T1441">О</text:span><text:span text:style-name="T1362">на снова увиделась со школьными подругами, узнала все подробности об уходе Эмбер Грим и ей не терпелось поделиться с </text:span><text:span text:style-name="T1442">Флурри</text:span><text:span text:style-name="T1362"> </text:span><text:span text:style-name="T1444">историей о </text:span><text:span text:style-name="T1443">невероятн</text:span><text:span text:style-name="T1444">ом</text:span><text:span text:style-name="T1443"> происшестви</text:span><text:span text:style-name="T1445">и</text:span><text:span text:style-name="T1443">, </text:span><text:span text:style-name="T1446">которое произошло в библиотеки Кантерлота</text:span><text:span text:style-name="T1362">.</text:span></text:p>
      <text:p text:style-name="P134"><text:tab/><text:span text:style-name="T1357">На выходных </text:span><text:span text:style-name="T1363">Лара решила приехать в Понивилль,</text:span><text:span text:style-name="T1358"> </text:span><text:span text:style-name="T1363">чтобы встретится с Флурри </text:span><text:span text:style-name="T1447">и </text:span><text:span text:style-name="T1363">посмотреть на осенний забег. </text:span><text:span text:style-name="T1449">«В</text:span><text:span text:style-name="T1447">озможно даже поучаствовать» - </text:span><text:span text:style-name="T1448">думала она</text:span><text:span text:style-name="T1447">.</text:span></text:p>
      <text:p text:style-name="P132">- <text:span text:style-name="T1364">Флурри, ты будешь участвовать?</text:span></text:p>
      <text:p text:style-name="P135">- Настроения нет — <text:span text:style-name="T1450">со скучным видом ответила Флурри.</text:span></text:p>
      <text:p text:style-name="P135"><text:soft-page-break/>- <text:span text:style-name="T1451">Ты что, с</text:span><text:span text:style-name="T1365">лишком много съела мафинов — засмеялась Лара.</text:span></text:p>
      <text:p text:style-name="P135">- <text:span text:style-name="T1366">Я отправила Эмбер сообщение, </text:span><text:span text:style-name="T1367">но она не отвечает у</text:span><text:span text:style-name="T1368">же неделю</text:span></text:p>
      <text:p text:style-name="P135">- <text:span text:style-name="T1369">Может быть она избавилась от </text:span><text:span text:style-name="T1370">книги?</text:span></text:p>
      <text:p text:style-name="P135">- <text:span text:style-name="T1370">Нет, она не могла, разве ты не понимаешь, что она </text:span><text:span text:style-name="T1452">очень добрая и хорошая пони</text:span></text:p>
      <text:p text:style-name="P135">- <text:span text:style-name="T1371">Конечно понимаю, я ведь тебе тогда посоветовала подружиться с ней и у тебя это прекрасно получилось — </text:span><text:span text:style-name="T1372">улыбнувшись, сказала Лара и взглянула на Ратушу, около которой уже собрались почти все жители Понивилля, чтобы начать </text:span><text:span text:style-name="T1373">осенний </text:span><text:span text:style-name="T1372">забег.</text:span></text:p>
      <text:p text:style-name="P135">- <text:span text:style-name="T1374">Да, я всегда буду об этом вспомин…</text:span></text:p>
      <text:p text:style-name="P135">- <text:span text:style-name="T1374">Может все таки поучаствуем? </text:span><text:span text:style-name="T1375">У</text:span><text:span text:style-name="T1374">же начинается — перебила её Лара.</text:span></text:p>
      <text:p text:style-name="P135">- <text:span text:style-name="T1376">Если ты так хочешь, бежим тогда</text:span></text:p>
      <text:p text:style-name="P136"><text:tab/>Флурри с Ларой мигом добрались до <text:span text:style-name="T1377">старта и встали рядом с другими пони, которые приготовились к забегу.</text:span></text:p>
      <text:p text:style-name="P136"><text:soft-page-break/><text:tab/><text:span text:style-name="T1378">Прозвенел колокольчик и все </text:span><text:span text:style-name="T1381">быстро рванули</text:span><text:span text:style-name="T1379"> вперед, </text:span><text:span text:style-name="T1382">оставив</text:span><text:span text:style-name="T1379"> после себя </text:span><text:span text:style-name="T1453">клубы</text:span><text:span text:style-name="T1380"> пыли.</text:span></text:p>
      <text:p text:style-name="P136"><text:tab/><text:span text:style-name="T1381">Флурри </text:span><text:span text:style-name="T1382">с Ларой </text:span><text:span text:style-name="T1455">быстро отстали от других</text:span><text:span text:style-name="T1382">, </text:span><text:span text:style-name="T1456">они не спешили к финишу, потому <text:s/>что</text:span><text:span text:style-name="T1382"> </text:span><text:span text:style-name="T1456">хотели</text:span><text:span text:style-name="T1382"> насладиться медленной пробежкой </text:span><text:span text:style-name="T1454">и поболтать друг с другом.</text:span></text:p>
      <text:p text:style-name="P136">- <text:span text:style-name="T1383">Ты хотела что-то рассказать, Лара <text:s/>- </text:span><text:span text:style-name="T1459">поинтересовалась Флурри.</text:span></text:p>
      <text:p text:style-name="P136">- <text:span text:style-name="T1383">Да, в школе кое-что произошло</text:span></text:p>
      <text:p text:style-name="P136">- <text:span text:style-name="T1384">Рассказывай, мне очень интересно</text:span></text:p>
      <text:p text:style-name="P136">- <text:span text:style-name="T1385">Ты знала, что в Кантерлотской библиотек</text:span><text:span text:style-name="T1457">е</text:span><text:span text:style-name="T1385"> есть очень </text:span><text:span text:style-name="T1458">старинные</text:span><text:span text:style-name="T1385"> издания </text:span><text:span text:style-name="T1386">книг, </text:span><text:span text:style-name="T1387">которые ты не сможешь найти ни в одном уголку Эквестрии? — </text:span><text:span text:style-name="T1392">спросила</text:span><text:span text:style-name="T1390"> Лара</text:span></text:p>
      <text:p text:style-name="P136">- <text:span text:style-name="T1388">Нет, я не настолько люблю читать — </text:span><text:span text:style-name="T1391">ответила Флурри, </text:span><text:span text:style-name="T1393">и сделал</text:span><text:span text:style-name="T1395">а</text:span><text:span text:style-name="T1393"> поворот </text:span><text:span text:style-name="T1394">направо, как было </text:span><text:span text:style-name="T1396">написано</text:span><text:span text:style-name="T1394"> на указател</text:span><text:span text:style-name="T1397">е</text:span><text:span text:style-name="T1394">.</text:span></text:p>
      <text:p text:style-name="P136">- <text:span text:style-name="T1389">Там была </text:span><text:span text:style-name="T1398">особая книга, о ней мало кто знает </text:span><text:span text:style-name="T1399">и её </text:span><text:span text:style-name="T1400">разрешают читать</text:span><text:span text:style-name="T1399"> только на самых старших курсах — </text:span><text:span text:style-name="T1401">говорила Лара, </text:span><text:span text:style-name="T1402">начиная уставать от бега — </text:span><text:span text:style-name="T1403">Она называется «Секреты Аликорнов». </text:span><text:span text:style-name="T1404">Никому не известно её точного автора, кто-то говорит что сама </text:span><text:soft-page-break/><text:span text:style-name="T1460">принцесса </text:span><text:span text:style-name="T1404">Селестия её написала. </text:span><text:span text:style-name="T1461">Д</text:span><text:span text:style-name="T1404">ругие утверждают, что однажды </text:span><text:span text:style-name="T1405">неизвестный </text:span><text:span text:style-name="T1404">Аликорн покинул свою страну и решил попутешествовать по Эквестрии. </text:span><text:span text:style-name="T1462">О</text:span><text:span text:style-name="T1406">н увидел много красивых мест и решил</text:span><text:span text:style-name="T1404"> </text:span><text:span text:style-name="T1406">оставить</text:span><text:span text:style-name="T1404"> книгу для </text:span><text:span text:style-name="T1463">жителей Эквестрии</text:span><text:span text:style-name="T1404">, </text:span><text:span text:style-name="T1407">как подарок.</text:span></text:p>
      <text:p text:style-name="P137">- <text:span text:style-name="T1408">Ты читала эту книгу? - заинтересовалась Флурри.</text:span></text:p>
      <text:p text:style-name="P137">- <text:span text:style-name="T1409">Нет конечно, но я знала о ней — </text:span><text:span text:style-name="T1414">ответила Лара и остановилась, у неё больше не было сил </text:span><text:span text:style-name="T1464">бежать</text:span><text:span text:style-name="T1414">.</text:span></text:p>
      <text:p text:style-name="P137">- <text:span text:style-name="T1410">Ты говорила, что в школе что-то произошло </text:span></text:p>
      <text:p text:style-name="P137">- <text:span text:style-name="T1410">Да, эта книга пропала</text:span></text:p>
      <text:p text:style-name="P137">- <text:span text:style-name="T1411">Что? </text:span><text:span text:style-name="T1412">Когда? - </text:span><text:span text:style-name="T1415">удивилась Флурри.</text:span></text:p>
      <text:p text:style-name="P137">- <text:span text:style-name="T1412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416">что это подделка</text:span></text:p>
      <text:p text:style-name="P137">- <text:span text:style-name="T1417">А как</text:span><text:span text:style-name="T1413"> ты </text:span><text:span text:style-name="T1418">узнала о том, что её украли</text:span><text:span text:style-name="T1413">?</text:span></text:p>
      <text:p text:style-name="P137">- <text:span text:style-name="T1419">Все очень просто, я хорошо знаю </text:span><text:span text:style-name="T1420">мистера </text:span><text:span text:style-name="T1421">Санлайта, который заведу</text:span><text:span text:style-name="T1465">е</text:span><text:span text:style-name="T1421">т всякими старинными и запретными вещами </text:span><text:span text:style-name="T1423">в библиотеке Кантерлота</text:span><text:span text:style-name="T1421">, </text:span><text:span text:style-name="T1422">он со мной и поделился</text:span></text:p>
      <text:p text:style-name="P138">- Я не понимаю, зачем нужно было красть эту книгу? Что в ней такого особенного?</text:p>
      <text:p text:style-name="P138"><text:soft-page-break/>- <text:span text:style-name="T1424">В этом и заключается весь интерес, мистер Санлайт открывал её несколько раз и </text:span><text:span text:style-name="T1425">все страницы всегда оказывались пустыми</text:span></text:p>
      <text:p text:style-name="P138">- <text:span text:style-name="T1426">Это уже становится интересным</text:span></text:p>
      <text:p text:style-name="P138">- <text:span text:style-name="T1427">Прибавь тот факт, что её украли и украли гениально, </text:span><text:span text:style-name="T1466">не оставив ни следа </text:span><text:span text:style-name="T1467">после себя</text:span></text:p>
      <text:p text:style-name="P138">- <text:span text:style-name="T1428">Я уже вновь хочу отправиться </text:span><text:span text:style-name="T1429">в Кантерлот, чтобы </text:span><text:span text:style-name="T1468">побольше узнать об этом происшествии и поболтать</text:span><text:span text:style-name="T1430"> с мистером Санлайтом</text:span></text:p>
      <text:p text:style-name="P138">- <text:span text:style-name="T1431">А я думала, что сложные и запутанные загадки для тебя скучное занятие </text:span></text:p>
      <text:p text:style-name="P138">- <text:span text:style-name="T1432">Да, но </text:span><text:span text:style-name="T1469">в этой загадке есть </text:span><text:span text:style-name="T1432">что-то </text:span><text:span text:style-name="T1433">особенно интересное — </text:span><text:span text:style-name="T1470">не могла успокоиться Флурри.</text:span></text:p>
      <text:p text:style-name="P138">- <text:span text:style-name="T1434">Хорошо, так уж и быть устрою тебе встречу с мистером Санлайтом и проведу для тебя экскурсию по библиотеке Кантерлота</text:span></text:p>
      <text:p text:style-name="P138">- <text:span text:style-name="T1435">Спасибо, Лара</text:span></text:p>
      <text:p text:style-name="P139"><text:tab/>Флурри и Лара пробежали только малую часть всего забега и решили вернуться обратно. </text:p>
      <text:p text:style-name="P139"><text:soft-page-break/><text:tab/>Остальные пони мчались к финишу. <text:span text:style-name="T1437">К</text:span>расно-желтые листья <text:span text:style-name="T1437">под их ногами</text:span> <text:span text:style-name="T1436">перемешивались </text:span><text:span text:style-name="T1437">и разлетались в разные </text:span><text:span text:style-name="T1438">стороны.</text:span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27"><text:bookmark-start text:name="__DdeLink__10447_4030418583"/><text:soft-page-break/>15. Тайна происхождения<text:bookmark-end text:name="__DdeLink__10447_4030418583"/></text:p>
      <text:p text:style-name="P142"><text:tab/><text:span text:style-name="T1474">Эмбер Грим пробиралась через </text:span><text:span text:style-name="T1475">дикие кустарники. </text:span></text:p>
      <text:p text:style-name="P142"><text:span text:style-name="T1475"><text:tab/>Она</text:span><text:span text:style-name="T1605"> не</text:span><text:span text:style-name="T1475"> виделась со своим отцом </text:span><text:span text:style-name="T1605">с тех пор, как уехала в школу Кантерлота.</text:span></text:p>
      <text:p text:style-name="P142"><text:tab/><text:span text:style-name="T1476">За вереницей диких кустарников и деревьев была расположена маленькая деревня, </text:span><text:span text:style-name="T1477">в которой жили земные пони.</text:span></text:p>
      <text:p text:style-name="P145"><text:tab/><text:span text:style-name="T1478">Это был родной дом Эмбер. </text:span><text:span text:style-name="T1479">О</text:span><text:span text:style-name="T1478">на с </text:span><text:span text:style-name="T1606">волнением</text:span><text:span text:style-name="T1478"> побежала вдоль единственной желто-изумрудной тропинки </text:span><text:span text:style-name="T1480">к маленькому деревянному домику на окраине деревни</text:span><text:span text:style-name="T1478">.</text:span></text:p>
      <text:p text:style-name="P143"><text:tab/><text:span text:style-name="T1481">Дверь была открыта и Эмбер вошла внутрь, </text:span><text:span text:style-name="T1607">но никого там не было</text:span><text:span text:style-name="T1482">.</text:span></text:p>
      <text:p text:style-name="P143"><text:tab/><text:span text:style-name="T1483">Она решила отправиться к соседней хижине и </text:span><text:span text:style-name="T1484">узнать </text:span><text:span text:style-name="T1608">о своем отце</text:span><text:span text:style-name="T1484"> от мистера </text:span><text:span text:style-name="T1485">Гринграсса, </text:span><text:span text:style-name="T1486">который обожал выращивать овощи </text:span><text:span text:style-name="T1487">и ягоду </text:span><text:span text:style-name="T1488">и имел самый огромный огород в деревне</text:span><text:span text:style-name="T1487">.</text:span></text:p>
      <text:p text:style-name="P143">- <text:span text:style-name="T1489">Здравствуйте, мистер Гринграсс — поприве</text:span><text:span text:style-name="T1490">т</text:span><text:span text:style-name="T1489">ствовала Эмбер Грим своего </text:span><text:span text:style-name="T1609">давнего друга</text:span></text:p>
      <text:p text:style-name="P143"><text:soft-page-break/>- <text:span text:style-name="T1491">Неужели Эмбер? </text:span><text:span text:style-name="T1492">Ты так изменилась, уже закончила школ</text:span><text:span text:style-name="T1610">у</text:span><text:span text:style-name="T1492">? - </text:span><text:span text:style-name="T1493">удивленно спросил Гринграсс, он не ожидала увидеть Эмбер.</text:span></text:p>
      <text:p text:style-name="P143">- <text:span text:style-name="T1494">Нет, я ушла из школы, но это не важно, мне нужно найти моего отца, где он?</text:span></text:p>
      <text:p text:style-name="P146"><text:tab/>Гринграсс <text:span text:style-name="T1495">подошел к деревянному бочонку, в котором был брусничный сок, </text:span><text:span text:style-name="T1496">налил его в кружку и протянул Эмбер.</text:span></text:p>
      <text:p text:style-name="P146">- <text:span text:style-name="T1497">Что-то случилось? - </text:span><text:span text:style-name="T1498">спросила Эмбер с волнением.</text:span></text:p>
      <text:p text:style-name="P146">- <text:span text:style-name="T1499">Да, твой отец… - не решался сказать Гринграсс.</text:span></text:p>
      <text:p text:style-name="P146">- <text:span text:style-name="T1500">Нет, он не мог умереть, вы лжёте — </text:span><text:span text:style-name="T1501">начала злиться Эмбер.</text:span></text:p>
      <text:p text:style-name="P146">- <text:span text:style-name="T1502">Эмбер, прости, но я не смог помочь ему, а все так надеялись на меня, я плохой друг</text:span></text:p>
      <text:p text:style-name="P147"><text:tab/><text:span text:style-name="T1503">Эмбер замолчала, </text:span><text:span text:style-name="T1504">её жизнь становилась ещё более невыносимой после ухода </text:span><text:span text:style-name="T1611">её отца</text:span><text:span text:style-name="T1505">, который всегда верил в </text:span><text:span text:style-name="T1612">нее</text:span><text:span text:style-name="T1505"> и </text:span><text:span text:style-name="T1506">был готов помоч</text:span><text:span text:style-name="T1612">ь </text:span><text:span text:style-name="T1613">во всем.</text:span><text:span text:style-name="T1506"> <text:s/></text:span></text:p>
      <text:p text:style-name="P147"><text:span text:style-name="T1507"><text:tab/>Она решила взять себя в копыта несмотря ни на что и узнать </text:span><text:span text:style-name="T1508">всю </text:span><text:span text:style-name="T1507">правду </text:span><text:span text:style-name="T1508">о его смерти.</text:span></text:p>
      <text:p text:style-name="P147">- <text:span text:style-name="T1509">Как он умер? - сказ</text:span><text:span text:style-name="T1614">ала </text:span><text:span text:style-name="T1509">Эмбер после длительного молчания.</text:span></text:p>
      <text:p text:style-name="P147"><text:soft-page-break/>- <text:span text:style-name="T1510">Это довольно странная и ужасная история</text:span></text:p>
      <text:p text:style-name="P147">- <text:span text:style-name="T1513">М</text:span><text:span text:style-name="T1511">истер Гринграсс я должна знать вс</text:span><text:span text:style-name="T1512">ю правду, абсолютно </text:span><text:span text:style-name="T1513">всё — </text:span><text:span text:style-name="T1615">твердо отрезала Эмбер.</text:span></text:p>
      <text:p text:style-name="P147">- <text:span text:style-name="T1514">Хорошо, я расскажу </text:span><text:span text:style-name="T1515">тебе Эмбер всю историю. </text:span><text:span text:style-name="T1516">Это началось после твоего отъезда в школу Кантерлот</text:span><text:span text:style-name="T1616">а</text:span><text:span text:style-name="T1516">. </text:span><text:span text:style-name="T1517">Он долго грустил <text:s/>и у него начали появляться сильные головные боли. Я часто посещал его и </text:span><text:span text:style-name="T1519">при</text:span><text:span text:style-name="T1520">носил ему лекарства</text:span><text:span text:style-name="T1518">. </text:span><text:span text:style-name="T1521">Но ничего не помогало и он несмотря ни на что решил отправиться на </text:span><text:span text:style-name="T1524">ежегодную </text:span><text:span text:style-name="T1521">ярмарку. </text:span><text:span text:style-name="T1525">Во время пути ему</text:span><text:span text:style-name="T1522"> стало плохо </text:span><text:span text:style-name="T1523">и он начал бредить </text:span><text:span text:style-name="T1526">и поэтому его спутник </text:span><text:span text:style-name="T1527">мистер Паинт </text:span><text:span text:style-name="T1528">помог ему снова добраться до дом</text:span><text:span text:style-name="T1529">а, а сам поехал на ярмарку чтобы выполнить просьбу твоего отца. </text:span><text:span text:style-name="T1530">Через несколько дней его кожа начала бледнеть и </text:span><text:span text:style-name="T1531">с ним начали происходить странные вещи. </text:span><text:span text:style-name="T1532">Он </text:span><text:span text:style-name="T1534">постоянно</text:span><text:span text:style-name="T1532"> повторял «</text:span><text:span text:style-name="T1533">В</text:span><text:span text:style-name="T1532">онрокила </text:span><text:span text:style-name="T1533">Н</text:span><text:span text:style-name="T1532">артс», </text:span><text:span text:style-name="T1534">иногда </text:span><text:span text:style-name="T1617">случалось</text:span><text:span text:style-name="T1534"> что он взлетал над кроватью и светился. Конечно в этот бред никто не ве</text:span><text:span text:style-name="T1535">рил, </text:span><text:span text:style-name="T1536">но я видел это <text:s/>своими глазами. </text:span><text:span text:style-name="T1537">В последнюю ночь я был с ним и держал его за копыт</text:span><text:span text:style-name="T1618">а</text:span><text:span text:style-name="T1537">. </text:span><text:span text:style-name="T1538">Вдруг я заметил что он нач</text:span><text:span text:style-name="T1540">ал </text:span><text:span text:style-name="T1541">растворяться </text:span><text:span text:style-name="T1542">как облако</text:span><text:span text:style-name="T1539">, мне ничего не удалось сделать, от него осталась только горстка </text:span><text:span text:style-name="T1543">черной </text:span><text:span text:style-name="T1544">пыли.</text:span></text:p>
      <text:p text:style-name="P148"><text:soft-page-break/><text:tab/>Эмбер внимательно слушала и не могла поверить в это. Все было настолько мрачным и странным что <text:span text:style-name="T1619">ей</text:span> становилось <text:span text:style-name="T1619">только хуже</text:span>.</text:p>
      <text:p text:style-name="P144">- <text:span text:style-name="T1545">Многие жители этой деревни приняли это как проклятье и обвинили во все тебя, Эмбер — </text:span><text:span text:style-name="T1546">с сожалением продолжал Гринграсс.</text:span></text:p>
      <text:p text:style-name="P144">- <text:span text:style-name="T1546">Меня? Почему?</text:span></text:p>
      <text:p text:style-name="P144">- <text:span text:style-name="T1547">Потому что он приютил тебя, </text:span><text:span text:style-name="T1548">когда ты осталась совсем одна в заброшенном лесу — </text:span><text:span text:style-name="T1549">со вздохом ответил Гринграсс.</text:span></text:p>
      <text:p text:style-name="P144">- <text:span text:style-name="T1549">И они думают, что я была проклята с самого начала </text:span><text:span text:style-name="T1550">и все мои приметы говорили им об этом, а мой отец расплачивался за то, что приютил меня?</text:span></text:p>
      <text:p text:style-name="P144">- <text:span text:style-name="T1551">К сожалению этот слух разлетелся и в соседние деревни, поэтому тебе </text:span><text:span text:style-name="T1552">лучше стоит </text:span><text:span text:style-name="T1620">обратно</text:span><text:span text:style-name="T1552"> вернуться в школу</text:span></text:p>
      <text:p text:style-name="P149">- Ни за что, пока не узнаю правду. Где останки моего отца? - твердо сказала Эмбер Грим и высушила кружку брусничного сока.</text:p>
      <text:p text:style-name="P149">- <text:span text:style-name="T1553">Я все оставил в его хижине, </text:span><text:span text:style-name="T1554">в </text:span><text:span text:style-name="T1555">единственном </text:span><text:span text:style-name="T1556">маленьком шкафчике, в которо</text:span><text:span text:style-name="T1557">й ты раньше клала книги</text:span></text:p>
      <text:p text:style-name="P150"><text:soft-page-break/>- <text:span text:style-name="T1621">Большое </text:span><text:span text:style-name="T1622">с</text:span><text:span text:style-name="T1621">пасибо</text:span><text:span text:style-name="T1558"> вам, мистер Гринграсс и прощайте — </text:span><text:span text:style-name="T1559">протянула копыто Эмбер.</text:span></text:p>
      <text:p text:style-name="P150"><text:span text:style-name="T1560"><text:tab/>Гринграсс </text:span><text:span text:style-name="T1559"><text:s/></text:span><text:span text:style-name="T1560">кивнул и пожал её копыто.</text:span></text:p>
      <text:p text:style-name="P151"><text:tab/><text:span text:style-name="T1561">Эмбер </text:span><text:span text:style-name="T1562">снова вернулась в </text:span><text:span text:style-name="T1623">свой маленький домик</text:span><text:span text:style-name="T1562">, </text:span><text:span text:style-name="T1624">в котором прошло всё её детство</text:span><text:span text:style-name="T1562">. <text:s/></text:span></text:p>
      <text:p text:style-name="P158"><text:tab/>Она решила не терять ни минуты и кинулась к шкафчику. </text:p>
      <text:p text:style-name="P150"><text:tab/><text:span text:style-name="T1563">На самой верхней полке была деревянная коробочка, в которой она нашла черную </text:span><text:span text:style-name="T1564">пыль, похожую на пепел. </text:span></text:p>
      <text:p text:style-name="P152"><text:tab/><text:span text:style-name="T1565">Она не смогла сдержаться и заплакала. </text:span></text:p>
      <text:p text:style-name="P153"><text:span text:style-name="T1566"><text:tab/>Вдруг ей показалось что она находится снова в том замке, который </text:span><text:span text:style-name="T1625">впервые увидела,</text:span><text:span text:style-name="T1566"> </text:span><text:span text:style-name="T1567">когда Флурри её обняла. </text:span></text:p>
      <text:p text:style-name="P154"><text:span text:style-name="T1567"><text:tab/>Это был огромный </text:span><text:span text:style-name="T1626">черный замок и он постоянно удалился</text:span><text:span text:style-name="T1567">. </text:span><text:span text:style-name="T1568">Картина мгновенно изменилась и Эмбер </text:span><text:span text:style-name="T1569">уже в темном лесу совершенно одна. </text:span></text:p>
      <text:p text:style-name="P154"><text:span text:style-name="T1570"><text:tab/>Здесь её нашел отец </text:span><text:span text:style-name="T1571">и приютил у себя. </text:span><text:span text:style-name="T1574">Он</text:span><text:span text:style-name="T1571"> всегда </text:span><text:span text:style-name="T1573">останется для неё родным отцом и лучшим другом на свете</text:span><text:span text:style-name="T1572">.</text:span></text:p>
      <text:p text:style-name="P150"><text:soft-page-break/><text:tab/><text:span text:style-name="T1575">Эмбер долго находилась в тоскливой задумчивости. </text:span><text:span text:style-name="T1576">Внезапно она заметила на второй полке коробку, на которой было написано «От мистера Паинта».</text:span></text:p>
      <text:p text:style-name="P150"><text:tab/><text:span text:style-name="T1577">Она взяла её и открыла. </text:span><text:span text:style-name="T1578">Внутри была темно-розовая лента с надписью Эмбер Грим (её имя при рождении подумала она) и </text:span><text:span text:style-name="T1579">плотная багровая ткань, в которой по всей видимости и нашел её отец.</text:span></text:p>
      <text:p text:style-name="P150"><text:tab/>«<text:span text:style-name="T1580">Если мистер Паинт купил эти вещи на ярмарке, т</text:span><text:span text:style-name="T1581">о получается, что мой отец решил от них избавиться, чтобы </text:span><text:span text:style-name="T1582">они не напоминали ему </text:span><text:span text:style-name="T1627">о том, что меня бросили</text:span><text:span text:style-name="T1582">. </text:span><text:span text:style-name="T1583">Тогда зачем он захотел их вернуть обратно? Возможно потому что он хотел рассказать мне всю правду</text:span><text:span text:style-name="T1580">» - </text:span><text:span text:style-name="T1584">думала Эмбер.</text:span></text:p>
      <text:p text:style-name="P150"><text:tab/><text:span text:style-name="T1585">Она снова </text:span><text:span text:style-name="T1586">обратила внимание на внутренности шкафчика и чуть не забыла про коробку </text:span><text:span text:style-name="T1587">писем, </text:span><text:span text:style-name="T1588">в которой лежало одно единственное адресованное ей письмо.</text:span></text:p>
      <text:p text:style-name="P150"><text:tab/><text:span text:style-name="T1588">Эмбер развернула его и </text:span><text:span text:style-name="T1628">прочла</text:span><text:span text:style-name="T1588">:</text:span></text:p>
      <text:p text:style-name="P150"><text:tab/>«<text:span text:style-name="T1588">Дорогая Эмбер, </text:span><text:span text:style-name="T1589">я всегда желал тебе только добра и хотел, чтобы ты была счастлива, </text:span><text:span text:style-name="T1590">но к глубокому твоему огорчению я ничего не смог тебе дать кроме </text:span><text:span text:style-name="T1591">настоящей и преданной любви. Я всегда </text:span><text:soft-page-break/><text:span text:style-name="T1591">буду верить в тебя <text:s/>и ты обязательно узнаешь всю правду</text:span>».</text:p>
      <text:p text:style-name="P150"><text:tab/><text:span text:style-name="T1592">Внизу была приписка: «Твой любящий тебя </text:span><text:span text:style-name="T1629">вечно</text:span><text:span text:style-name="T1592"> отец»</text:span></text:p>
      <text:p text:style-name="P150"><text:tab/><text:span text:style-name="T1593">У Эмбер снова пошли слезы, она </text:span><text:span text:style-name="T1594">впала в глубокую тоску и </text:span><text:span text:style-name="T1595">пробыла в таком состоянии всю </text:span><text:span text:style-name="T1596">ночь.</text:span></text:p>
      <text:p text:style-name="P150"><text:tab/><text:span text:style-name="T1597">В этот день ночь в Эквестрии </text:span><text:span text:style-name="T1598">была холодной и </text:span><text:span text:style-name="T1599"><text:s/></text:span><text:span text:style-name="T1600">никто </text:span><text:span text:style-name="T1599">не решал</text:span><text:span text:style-name="T1600">ся</text:span><text:span text:style-name="T1599"> выйти на </text:span><text:span text:style-name="T1601">столь</text:span><text:span text:style-name="T1599"> позднюю прогулку </text:span><text:span text:style-name="T1602">по темным </text:span><text:span text:style-name="T1603">уголкам это</text:span><text:span text:style-name="T1631">го</text:span><text:span text:style-name="T1603"> </text:span><text:span text:style-name="T1630">удивительно</text:span><text:span text:style-name="T1631">го</text:span><text:span text:style-name="T1603"> </text:span><text:span text:style-name="T1604">и </text:span><text:span text:style-name="T1630">полно</text:span><text:span text:style-name="T1631">го</text:span><text:span text:style-name="T1630"> загадочных вещей</text:span><text:span text:style-name="T1604"> </text:span><text:span text:style-name="T1632">места</text:span><text:span text:style-name="T1599">.</text:span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221"><text:soft-page-break/>16. <text:bookmark-start text:name="__DdeLink__10449_4030418583"/>Расследование<text:bookmark-end text:name="__DdeLink__10449_4030418583"/></text:p>
      <text:p text:style-name="P222"><text:span text:style-name="T521"><text:tab/></text:span><text:span text:style-name="T522">Наступил первый день зимы </text:span><text:span text:style-name="T523">и в Кантерлоте пошел снег.</text:span></text:p>
      <text:p text:style-name="P224"><text:span text:style-name="T523"><text:tab/></text:span><text:span text:style-name="T524">Флурри </text:span><text:span text:style-name="T525">вдыхала свежий воздух и наслаждалась снегопадом. </text:span></text:p>
      <text:p text:style-name="P224"><text:span text:style-name="T525"><text:tab/></text:span><text:span text:style-name="T526">Она </text:span><text:span text:style-name="T527">снова приступила к занятиям и </text:span><text:span text:style-name="T528">решила вместе с Ларой отправиться в библиотеку Кантерлота, чтобы узнать </text:span><text:span text:style-name="T529">больше о загадочной краже <text:s/>столько необычной книги.</text:span></text:p>
      <text:p text:style-name="P223"><text:span text:style-name="T529">- </text:span><text:span text:style-name="T530">Флурри, познакомься, это мистер </text:span><text:span text:style-name="T531">Санлайт — представила </text:span><text:span text:style-name="T532">Лара своего </text:span><text:span text:style-name="T533">книжного друга.</text:span></text:p>
      <text:p text:style-name="P228"><text:span text:style-name="T533">- </text:span><text:span text:style-name="T534">Значит вы храните тайну всяких загадочных вещей в </text:span><text:span text:style-name="T586">этой библиотеке?</text:span><text:span text:style-name="T534"> — поинтересовалась Флурри.</text:span></text:p>
      <text:p text:style-name="P228"><text:span text:style-name="T534">- </text:span><text:span text:style-name="T535">Простите, </text:span><text:span text:style-name="T536">это тайна — улыбнулся мистер Санлайт.</text:span></text:p>
      <text:p text:style-name="P228"><text:span text:style-name="T536">- </text:span><text:span text:style-name="T537">Но вы рассказали моей подруге о </text:span><text:span text:style-name="T538">таинственной краже </text:span><text:span text:style-name="T539">книги под названием «</text:span><text:span text:style-name="T540">Тайны</text:span><text:span text:style-name="T539"> Аликорн</text:span><text:span text:style-name="T541">ов</text:span><text:span text:style-name="T539">» - </text:span><text:span text:style-name="T542">продолжала интересоваться Флурри.</text:span></text:p>
      <text:p text:style-name="P228"><text:span text:style-name="T542">- «Секреты Аликорнов» - поправил </text:span><text:span text:style-name="T587">её </text:span><text:span text:style-name="T542">мистер Санлайт — Да. Я поделился с вашей подругой. Это довольно </text:span><text:span text:style-name="T543">загадочная </text:span><text:span text:style-name="T544">и необычная </text:span><text:span text:style-name="T543">кража</text:span></text:p>
      <text:p text:style-name="P228"><text:span text:style-name="T543">- </text:span><text:span text:style-name="T545">А как вы думаете кто мог украсть её?</text:span></text:p>
      <text:p text:style-name="P228"><text:soft-page-break/><text:span text:style-name="T545">- </text:span><text:span text:style-name="T546">Я даже не могу предположить, что это кто-то из учеников потому что </text:span><text:span text:style-name="T547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548">но загадку так и не решил.</text:span></text:p>
      <text:p text:style-name="P228"><text:span text:style-name="T548">- </text:span><text:span text:style-name="T549">Хм, </text:span><text:span text:style-name="T550">то есть никто раньше не пытался её украсть? Может это была с самого начала подделка?</text:span></text:p>
      <text:p text:style-name="P159">- Нет конечно. Там стояла магическая метка и всё время что она хранилась здесь она не менялась.</text:p>
      <text:p text:style-name="P228"><text:span text:style-name="T550">- </text:span><text:span text:style-name="T551">А можно каким-нибудь образом определить точное время кражи?</text:span></text:p>
      <text:p text:style-name="P228"><text:span text:style-name="T551">- Точностью конечно я не могу похвастаться, но </text:span><text:span text:style-name="T552">с помощью </text:span><text:span text:style-name="T553">директора Стар Свирла мне удалось узнать что это произошло на второй недели сент</text:span><text:span text:style-name="T554">ября.</text:span></text:p>
      <text:p text:style-name="P228"><text:span text:style-name="T554">- </text:span><text:span text:style-name="T555">А как охранялась книга?</text:span></text:p>
      <text:p text:style-name="P229"><text:span text:style-name="T555">- Абсолютно так же как и все другие </text:span><text:span text:style-name="T588">ценные книги</text:span><text:span text:style-name="T555"> — </text:span><text:span text:style-name="T589">ответил мистер Санлайт и на этом их разговор закончился.</text:span></text:p>
      <text:p text:style-name="P229"><text:span text:style-name="T589"><text:tab/></text:span><text:span text:style-name="T557">Флурри вышла из библиотек</text:span><text:span text:style-name="T590">и</text:span><text:span text:style-name="T557">, чтобы вновь подышать свежим воздухом и все </text:span><text:span text:style-name="T591">хорошенько </text:span><text:span text:style-name="T557">обдумать.</text:span></text:p>
      <text:p text:style-name="P230"><text:soft-page-break/><text:span text:style-name="T556">- </text:span><text:span text:style-name="T558">Ну что Флурри, </text:span><text:span text:style-name="T560">разгадала</text:span><text:span text:style-name="T558"> загадку? - </text:span><text:span text:style-name="T559">следом за ней вышла Лара.</text:span></text:p>
      <text:p text:style-name="P231"><text:span text:style-name="T559">- </text:span><text:span text:style-name="T561">Ещё нет, а каким образом охраняются книги в библиотеке Кантерлота?</text:span></text:p>
      <text:p text:style-name="P160">- Разве ты не знаешь? - с большим удивлением спросила Лара.</text:p>
      <text:p text:style-name="P231"><text:span text:style-name="T561">- </text:span><text:span text:style-name="T562">К сожалению я не настолько начитана как ты</text:span></text:p>
      <text:p text:style-name="P161">- Нам об этом рассказывали еще на первом учебном году и ни один раз.</text:p>
      <text:p text:style-name="P231"><text:span text:style-name="T562">- </text:span><text:span text:style-name="T563">Ладно, </text:span><text:span text:style-name="T564">расскажи ещё раз</text:span></text:p>
      <text:p text:style-name="P231"><text:span text:style-name="T564">- </text:span><text:span text:style-name="T565">Во-первых в библиотеке всегда остается хранитель или его заместитель, </text:span><text:span text:style-name="T566">который может моментально </text:span><text:span text:style-name="T567">оповестить всю стражу Кантерлота</text:span><text:span text:style-name="T568">. Во-вторых после закрытия библиотек</text:span><text:span text:style-name="T592">а</text:span><text:span text:style-name="T568"> блокируется защитными чарами, также ими блокируются </text:span><text:span text:style-name="T574">книжные</text:span><text:span text:style-name="T568"> полки, </text:span><text:span text:style-name="T573">на которых хранятся старинные и ценные издания,</text:span><text:span text:style-name="T568"> </text:span><text:span text:style-name="T569">поэтому </text:span><text:span text:style-name="T570">ни у кого </text:span><text:span text:style-name="T575">практически не было шансов украсть эту книгу</text:span><text:span text:style-name="T570">.</text:span></text:p>
      <text:p text:style-name="P231"><text:span text:style-name="T570">- </text:span><text:span text:style-name="T571">Если это не ученик, который зашел в обычные будние дни, как это сделали мы, </text:span><text:span text:style-name="T572">разве нет?</text:span></text:p>
      <text:p text:style-name="P231"><text:span text:style-name="T572">- </text:span><text:span text:style-name="T573">Верно, </text:span><text:span text:style-name="T576">но я ещё раз повторюсь, на этой книг</text:span><text:span text:style-name="T577">е</text:span><text:span text:style-name="T576"> были непростые защитные чары</text:span></text:p>
      <text:p text:style-name="P231"><text:soft-page-break/><text:span text:style-name="T576">- </text:span><text:span text:style-name="T578">А ты сможешь снять эти чары?</text:span></text:p>
      <text:p text:style-name="P231"><text:span text:style-name="T578">- </text:span><text:span text:style-name="T579">Я проводила этот эксперимент с </text:span><text:span text:style-name="T593">разрешения</text:span><text:span text:style-name="T579"> мистера Санлайта, но мне не удалось это сделать даже после недели практики.</text:span></text:p>
      <text:p text:style-name="P231"><text:span text:style-name="T579">- </text:span><text:span text:style-name="T580">Значит вора нужно искать среди </text:span><text:span text:style-name="T581">самых лучших учеников</text:span></text:p>
      <text:p text:style-name="P231"><text:span text:style-name="T581">- </text:span><text:span text:style-name="T582">Да, </text:span><text:span text:style-name="T594">все верно, </text:span><text:span text:style-name="T595">ты в правильном направлении</text:span></text:p>
      <text:p text:style-name="P162">- То есть ты уже знаешь кто забрал книгу? </text:p>
      <text:p text:style-name="P231"><text:span text:style-name="T582">- </text:span><text:span text:style-name="T583">Я </text:span><text:span text:style-name="T596">могу только предполагать, потому что ещё не имею точных доказательств</text:span></text:p>
      <text:p text:style-name="P231"><text:span text:style-name="T583">- </text:span><text:span text:style-name="T597">И кого ты предполагаешь? - все больше стала интересоваться Флурри.</text:span></text:p>
      <text:p text:style-name="P231"><text:span text:style-name="T583">- Прости, Флурри, </text:span><text:span text:style-name="T598">это всего лишь предположение и я не хочу, чтобы он</text:span><text:span text:style-name="T599">о </text:span><text:span text:style-name="T600">взрастило</text:span><text:span text:style-name="T599"> в тебе ложные доводы — </text:span><text:span text:style-name="T601">спокойно ответила Лара.</text:span></text:p>
      <text:p text:style-name="P231"><text:span text:style-name="T583">- </text:span><text:span text:style-name="T584">Я сама узнаю! - </text:span><text:span text:style-name="T585">торжественно сказал</text:span><text:span text:style-name="T602">а</text:span><text:span text:style-name="T585"> Флурри.</text:span></text:p>
      <text:p text:style-name="P232"><text:span text:style-name="T585"><text:tab/>Л</text:span><text:span text:style-name="T434">ара улыбнулась и они поспешили на урок по истории Магии, на котором Флурри часто отвлекалась.</text:span></text:p>
      <text:p text:style-name="P233"><text:soft-page-break/><text:span text:style-name="T434"><text:tab/>Кантерлотские башни уже покрылись снежным покровом и их </text:span><text:span text:style-name="T603">когда-то золотистые</text:span><text:span text:style-name="T434"> крыши </text:span><text:span text:style-name="T603">стали белоснежными.</text:span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221"><text:soft-page-break/>17. <text:bookmark-start text:name="__DdeLink__10451_4030418583"/>Оборотни<text:bookmark-end text:name="__DdeLink__10451_4030418583"/></text:p>
      <text:p text:style-name="P155"><text:tab/><text:span text:style-name="T1633">Посреди темно-зелено</text:span><text:span text:style-name="T2109">ватого</text:span><text:span text:style-name="T1633"> леса возвышался <text:s/>серо-синий замок, </text:span><text:span text:style-name="T1634">местами покрытый густой травой </text:span><text:span text:style-name="T1635">и мхом.</text:span></text:p>
      <text:p text:style-name="P155"><text:tab/><text:span text:style-name="T1636">Это был улей, в котором жили оборот</text:span><text:span text:style-name="T1637">ни.</text:span></text:p>
      <text:p text:style-name="P155"><text:tab/><text:span text:style-name="T1637">Эмбер </text:span><text:span text:style-name="T1638">уже успела познакомиться с Торексом и </text:span><text:span text:style-name="T1639">узнать очень много интересного из жизни оборотней.</text:span></text:p>
      <text:p text:style-name="P155">- <text:span text:style-name="T1640">Спасибо большое, что поделились со мной вашей историей — </text:span><text:span text:style-name="T1641">говорила Эмбер — это будет очень интересная статья для школы Кантерлота </text:span><text:span text:style-name="T1642">и для всей Эквестрии.</text:span></text:p>
      <text:p text:style-name="P155">- <text:span text:style-name="T1643">Я рад был поделиться </text:span><text:span text:style-name="T1730">нашей историей </text:span><text:span text:style-name="T1643">— </text:span><text:span text:style-name="T1644">ответил Торек</text:span><text:span text:style-name="T1645">с.</text:span></text:p>
      <text:p text:style-name="P163"><text:tab/>Эмб<text:span text:style-name="T1646">ер </text:span><text:span text:style-name="T1647">направилась в </text:span><text:span text:style-name="T1649">свою комнату, отведенную </text:span><text:span text:style-name="T1731">для неё</text:span><text:span text:style-name="T1649"> в улье</text:span><text:span text:style-name="T1648">, чтобы просмотреть все заметки и записи, которые она успела </text:span><text:span text:style-name="T1649">сделать</text:span><text:span text:style-name="T1648"> пока Торекс рассказывал <text:s/></text:span><text:span text:style-name="T1732">длинную </text:span><text:span text:style-name="T1648">историю </text:span><text:span text:style-name="T1733">о прошлом оборотней</text:span><text:span text:style-name="T1648">.</text:span></text:p>
      <text:p text:style-name="P164">«<text:span text:style-name="T1650">Это будет очень интересная </text:span><text:span text:style-name="T1734">статья</text:span><text:span text:style-name="T1650">, которую будет читать вся школа Кантерлота, директору она понравится больше всего</text:span>» - <text:span text:style-name="T1650">думала Эмбер.</text:span></text:p>
      <text:p text:style-name="P165"><text:soft-page-break/><text:tab/>Она всегда хотела научиться менять свой облик, как это делали оборотни, и <text:span text:style-name="T1651">директор Стар Свирл очень удачно выбрал </text:span><text:span text:style-name="T1652">место, </text:span><text:span text:style-name="T1735">в которое ей нужно было </text:span><text:span text:style-name="T1736">отправиться</text:span><text:span text:style-name="T1652">.</text:span></text:p>
      <text:p text:style-name="P165"><text:tab/><text:span text:style-name="T1653">Эмбер давно поняла, что перевоплощение это часть магии </text:span><text:span text:style-name="T1654">оборотней, а их магия не такая, как у неё. <text:s/></text:span></text:p>
      <text:p text:style-name="P165"><text:tab/><text:span text:style-name="T1655">Недавно она узнала о </text:span><text:span text:style-name="T1656">своем </text:span><text:span text:style-name="T1657">прошлом почти все и теперь она не сомневалась, что ее магия </text:span><text:span text:style-name="T1658">особенная и она способна </text:span><text:span text:style-name="T1659">вбирать в себя магию других существ, </text:span><text:span text:style-name="T1660">но для этого нужно сконцентрироваться и находится </text:span><text:span text:style-name="T1661">постоянно в улье, пока она не сможет </text:span><text:span text:style-name="T1662">научиться менять свой облик.</text:span></text:p>
      <text:p text:style-name="P165"><text:tab/><text:span text:style-name="T1663">Вечером она решила </text:span><text:span text:style-name="T1664">вновь </text:span><text:span text:style-name="T1663">прогуляться </text:span><text:span text:style-name="T1664">по всему улью и внезапно встретилась с </text:span><text:span text:style-name="T1665">Джу</text:span><text:span text:style-name="T1737">л</text:span><text:span text:style-name="T1665">лекой.</text:span></text:p>
      <text:p text:style-name="P165"><text:tab/><text:span text:style-name="T1666">Она было одним из самых близких друзей Торекса </text:span><text:span text:style-name="T1667">и часто помогала ему </text:span><text:span text:style-name="T1668">организовывать поездки и праздники.</text:span></text:p>
      <text:p text:style-name="P165">- <text:span text:style-name="T1669">Ты уже собираешься </text:span><text:span text:style-name="T1670">домой? - поинтересовалась Джу</text:span><text:span text:style-name="T1738">л</text:span><text:span text:style-name="T1670">лека.</text:span></text:p>
      <text:p text:style-name="P165">- <text:span text:style-name="T1671">Нет, я хотела прогуляться по улью еще раз — </text:span><text:span text:style-name="T1739">ответила Эмбер.</text:span></text:p>
      <text:p text:style-name="P165"><text:soft-page-break/>- <text:span text:style-name="T1672">Вот как, я </text:span><text:span text:style-name="T1674">могу показать тебе самые интересные места.</text:span></text:p>
      <text:p text:style-name="P165">- <text:span text:style-name="T1673">Хорошо.</text:span></text:p>
      <text:p text:style-name="P163"><text:tab/><text:span text:style-name="T1675">Эмбер </text:span><text:span text:style-name="T1676">направилась вместе с Джул</text:span><text:span text:style-name="T1740">л</text:span><text:span text:style-name="T1676">екой вновь исследовать загадочный улей.</text:span></text:p>
      <text:p text:style-name="P166">- <text:span text:style-name="T1677">Знаешь, мы ведь раньше были черного цвета, как ты, </text:span><text:span text:style-name="T1678">прости если я случайно тебя обидела.</text:span></text:p>
      <text:p text:style-name="P166">- <text:span text:style-name="T1679">Ничего.</text:span></text:p>
      <text:p text:style-name="P166">- <text:span text:style-name="T1680">Стар Свирл написал нам письмо перед тем, как ты приехала, </text:span><text:span text:style-name="T1681">он сказал что ты очень талантливая пони и обладаешь </text:span><text:span text:style-name="T1741">особенной </text:span><text:span text:style-name="T1681">магией.</text:span></text:p>
      <text:p text:style-name="P166">- <text:span text:style-name="T1682">Да, это так.</text:span></text:p>
      <text:p text:style-name="P166">- <text:span text:style-name="T1683">Я видела н</text:span><text:span text:style-name="T1742">и</text:span><text:span text:style-name="T1683"> раз пони и как они используют свою магию, но у них был рог, </text:span><text:span text:style-name="T1684">а у тебя его нет, как тебе удается? - </text:span><text:span text:style-name="T1685">удивленно спросила Джу</text:span><text:span text:style-name="T1743">л</text:span><text:span text:style-name="T1685">лека.</text:span></text:p>
      <text:p text:style-name="P166">- <text:span text:style-name="T1685">Магия бывает разной.</text:span></text:p>
      <text:p text:style-name="P166">- <text:span text:style-name="T1686">То есть ты обладаешь другой магией, </text:span><text:span text:style-name="T1687">не той магией которой обладают все пони?</text:span></text:p>
      <text:p text:style-name="P166">- <text:span text:style-name="T1688">Возможно.</text:span></text:p>
      <text:p text:style-name="P166">- <text:span text:style-name="T1689">Это так интересно!</text:span></text:p>
      <text:p text:style-name="P167"><text:soft-page-break/><text:tab/>Джул<text:span text:style-name="T1744">л</text:span>ека задумалась и <text:span text:style-name="T1690">для Эмбер показалось, что она не знает куда идет. </text:span></text:p>
      <text:p text:style-name="P167"><text:span text:style-name="T1691"><text:tab/>Но когда она увидела сверкающий зал, полный разных светящихся камней и </text:span><text:span text:style-name="T1692">кристаллов, она поняла.</text:span></text:p>
      <text:p text:style-name="P167">- Т<text:span text:style-name="T1693">ы удивлена? - </text:span><text:span text:style-name="T1694">спросила Джу</text:span><text:span text:style-name="T1745">л</text:span><text:span text:style-name="T1694">лека.</text:span></text:p>
      <text:p text:style-name="P167">- <text:span text:style-name="T1695">Да! Торекс мне не показывал это место.</text:span></text:p>
      <text:p text:style-name="P167">- <text:span text:style-name="T1696">Это такая странность. Торекс очень гостеприимный, но он часто забывает показать свои</text:span><text:span text:style-name="T1746">м</text:span><text:span text:style-name="T1696"> гостям это место.</text:span></text:p>
      <text:p text:style-name="P167">- <text:span text:style-name="T1697">Да, </text:span><text:span text:style-name="T1747">это странно</text:span><text:span text:style-name="T1697"> - </text:span><text:span text:style-name="T1748">согласилась Эмбер.</text:span></text:p>
      <text:p text:style-name="P167">- <text:span text:style-name="T1698">Эти камни </text:span><text:span text:style-name="T1699">мы привезли из разных уголков Эквестрии, а кристаллы </text:span><text:span text:style-name="T1700">нам</text:span><text:span text:style-name="T1699"> подарили, когда мы ездили летом в Кристальную империю.</text:span></text:p>
      <text:p text:style-name="P168">«Флурри из Кристальной империи» - подумала Эмбер.</text:p>
      <text:p text:style-name="P168">- <text:span text:style-name="T1701">Это очень интересно, Джул</text:span><text:span text:style-name="T1749">л</text:span><text:span text:style-name="T1701">ека — </text:span><text:span text:style-name="T1702">Эмбер сделала еще одну заметку </text:span><text:span text:style-name="T1703">в своей </text:span><text:span text:style-name="T1704">маленькой книжке.</text:span></text:p>
      <text:p text:style-name="P169"><text:tab/>Джул<text:span text:style-name="T1750">л</text:span>ека показала много новых мест, в которых Эмбер еще не бывал<text:span text:style-name="T1709">а</text:span> и это <text:span text:style-name="T1705">еще прибавило интересного материала, а главное она начала </text:span><text:span text:style-name="T1751">больше</text:span><text:span text:style-name="T1705"> чувствовать магию оборотней и </text:span><text:span text:style-name="T1706">возможно она скоро </text:span><text:soft-page-break/><text:span text:style-name="T1706">сможет менять свой облик, как это делал Торекс, </text:span><text:span text:style-name="T1707">когда рассказывал ей </text:span><text:span text:style-name="T1751">историю о драконах</text:span><text:span text:style-name="T1708">.</text:span></text:p>
      <text:p text:style-name="P170"><text:tab/><text:span text:style-name="T1710">Эмбер вернулась к себе, </text:span><text:span text:style-name="T1711">просмотрела вновь старый альбом, в котором были фотографии ее отца. <text:s/><text:tab/></text:span><text:span text:style-name="T1712">Она очень сильно его любила и </text:span><text:span text:style-name="T1713">ей удалось узнать всю правду о нем.</text:span></text:p>
      <text:p text:style-name="P170"><text:tab/><text:span text:style-name="T1714">Старая мантия, в которой е</text:span><text:span text:style-name="T1752">ё</text:span><text:span text:style-name="T1714"> нашел отец, была не из Эквестрии, а из совершенно другого </text:span><text:span text:style-name="T1715">загадочного</text:span><text:span text:style-name="T1714"> места, </text:span><text:span text:style-name="T1716">о котором она не так много знала.</text:span></text:p>
      <text:p text:style-name="P170"><text:tab/><text:span text:style-name="T1717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718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70"><text:tab/><text:span text:style-name="T1719">Е</text:span><text:span text:style-name="T1756">ё</text:span><text:span text:style-name="T1719"> особенная магия позволяла </text:span><text:span text:style-name="T1753">видеть</text:span><text:span text:style-name="T1719"> мир по другому и находить новые </text:span><text:span text:style-name="T1720">магические заклинания, которы</text:span><text:span text:style-name="T1754">е</text:span><text:span text:style-name="T1720"> никому </text:span><text:span text:style-name="T1755">и никогда</text:span><text:span text:style-name="T1720"> раньше не были известны.</text:span></text:p>
      <text:p text:style-name="P170"><text:tab/><text:span text:style-name="T1721">На следующий день </text:span><text:span text:style-name="T1722">Эмбер написала статью и прочитала её Торексу и Джул</text:span><text:span text:style-name="T1757">л</text:span><text:span text:style-name="T1723">еке.</text:span></text:p>
      <text:p text:style-name="P170">- <text:span text:style-name="T1724">Отличная статья, у тебя хорошо получилось! — </text:span><text:span text:style-name="T1725">сказал Торекс.</text:span></text:p>
      <text:p text:style-name="P170"><text:soft-page-break/>- <text:span text:style-name="T1726">Это восхитительно, мне очень понравилось! - добавила Джул</text:span><text:span text:style-name="T1758">л</text:span><text:span text:style-name="T1726">ека.</text:span></text:p>
      <text:p text:style-name="P171"><text:tab/><text:span text:style-name="T1727">Эмбер отправила письмо Стар Свирлу </text:span><text:span text:style-name="T1759">вместе со своей статьей</text:span><text:span text:style-name="T1727"> </text:span><text:span text:style-name="T1728">и решила </text:span><text:span text:style-name="T1729">закончить последнее дело — овладеть магией оборотней.</text:span></text:p>
      <text:p text:style-name="P171"><text:tab/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21"><text:soft-page-break/>18. <text:bookmark-start text:name="__DdeLink__10453_4030418583"/><text:span text:style-name="T1760">История оборотней</text:span><text:bookmark-end text:name="__DdeLink__10453_4030418583"/></text:p>
      <text:p text:style-name="P155"><text:tab/><text:span text:style-name="T1761">Флурри на протяжении недели думала об исчезновении книги </text:span><text:span text:style-name="T1762">и забыла про свое сообщение, которое отправила Эмбер </text:span><text:span text:style-name="T1843">еще </text:span><text:span text:style-name="T1844">неделю назад.</text:span></text:p>
      <text:p text:style-name="P155"><text:tab/><text:span text:style-name="T1763">Неожиданно она увидела объявление в главном зале школы, </text:span><text:span text:style-name="T1764">которое гласило:</text:span></text:p>
      <text:p text:style-name="P155">«<text:span text:style-name="T1765">Школа Кантерлота с удовольствием одобрила заявку на получени</text:span><text:span text:style-name="T1845">е</text:span><text:span text:style-name="T1765"> научно-исследовательской работы для талантливой учениц</text:span><text:span text:style-name="T1768">ы </text:span><text:span text:style-name="T1765">Эмбер Грим. </text:span><text:span text:style-name="T1766">С радостью сообщаем всем ученикам, что первая ее статья о</text:span><text:span text:style-name="T1769">б</text:span><text:span text:style-name="T1766"> истории оборотней уже доступна в </text:span><text:span text:style-name="T1767">библиотеке Кантерлота</text:span>».</text:p>
      <text:p text:style-name="P155"><text:tab/><text:span text:style-name="T1770">Флурри была </text:span><text:span text:style-name="T1846">удивлена и сильно</text:span><text:span text:style-name="T1770"> обрадована. </text:span><text:span text:style-name="T1847">Она </text:span><text:span text:style-name="T1770">с нетерпением </text:span><text:span text:style-name="T1771">кинулась</text:span><text:span text:style-name="T1770"> в библиотеку, чтобы </text:span><text:span text:style-name="T1848">прочесть</text:span><text:span text:style-name="T1770"> статью.</text:span></text:p>
      <text:p text:style-name="P155"><text:tab/><text:span text:style-name="T1772">Она была потрясена складным слогом Эмбер </text:span><text:span text:style-name="T1773">и решила поделиться с Ларой.</text:span></text:p>
      <text:p text:style-name="P155">- <text:span text:style-name="T1773">Спасибо Флурри! Я уже читала её статью и ни один раз. Я полностью с тобой согласна, она написана гениально и очень интересно! - </text:span><text:span text:style-name="T1850">ответила</text:span><text:span text:style-name="T1774"> Лара на предложени</text:span><text:span text:style-name="T1851">е</text:span><text:span text:style-name="T1774"> Флурри</text:span><text:span text:style-name="T1849">.</text:span></text:p>
      <text:p text:style-name="P155"><text:soft-page-break/>- <text:span text:style-name="T1775">Как я могла узнать об этом в самый последний момент! - </text:span><text:span text:style-name="T1776">удивилась Флурри.</text:span></text:p>
      <text:p text:style-name="P155">- <text:span text:style-name="T1777">Ты </text:span><text:span text:style-name="T1778">была занята загадкой об исчезновении книги и </text:span><text:span text:style-name="T1779">поэтому не могла думать о другом</text:span><text:span text:style-name="T1777"> — улыбнулась Лара.</text:span></text:p>
      <text:p text:style-name="P156">- <text:span text:style-name="T1780">Да! Постой, я совершенно забыла! - </text:span><text:span text:style-name="T1781">воскликнула Флурри и достала магическую книгу.</text:span></text:p>
      <text:p text:style-name="P156"><text:span text:style-name="T1782"><text:tab/>Она взглянула на ту страницу, где написала Эмбер сообщение и увидела, что </text:span><text:span text:style-name="T1783">добавились две новые строчки:</text:span></text:p>
      <text:p text:style-name="P155">«<text:span text:style-name="T1784">Все хорошо! </text:span><text:span text:style-name="T1785">Я узнала очень многое из истории оборотней. </text:span><text:span text:style-name="T1784">Тебе понравилась моя статья?</text:span>»</text:p>
      <text:p text:style-name="P157">- <text:span text:style-name="T1786">Смотри! Она ответила! - </text:span><text:span text:style-name="T1787">замахала крыльями Флурри и чуть не задела Силл</text:span><text:span text:style-name="T1852">и — </text:span><text:span text:style-name="T1854">Ой, прости!</text:span></text:p>
      <text:p text:style-name="P157"><text:span text:style-name="T1854"><text:tab/>Силли</text:span><text:span text:style-name="T1853"> ничего не </text:span><text:span text:style-name="T1855">ответил</text:span><text:span text:style-name="T1853">, потому что сильно спешил на историю магии — </text:span><text:span text:style-name="T1857">на </text:span><text:span text:style-name="T1853">урок, </text:span><text:span text:style-name="T1856">который никогда ему не удавался.</text:span></text:p>
      <text:p text:style-name="P155">- <text:span text:style-name="T1788">Я вижу ты очень рада! - </text:span><text:span text:style-name="T1789">сказала Лара и </text:span><text:span text:style-name="T1790">глянула в книгу, куда добавились еще </text:span><text:span text:style-name="T1791">три</text:span><text:span text:style-name="T1790"> строчки, написанные только что Флурри:</text:span></text:p>
      <text:p text:style-name="P155"><text:soft-page-break/>«<text:span text:style-name="T1790">Твоя статья шедевр! Она понравилась всем без исключения, я в этом не сомневаюсь. Лара сказала, что ты гениальна! </text:span><text:span text:style-name="T1858">П</text:span><text:span text:style-name="T1790">иши чаще!</text:span>».</text:p>
      <text:p text:style-name="P155">- <text:span text:style-name="T1792">Да, я переполнена энергией! - </text:span><text:span text:style-name="T1859">перечитывая еще раз ответ Эмбер, сказала Флурри.</text:span></text:p>
      <text:p text:style-name="P155">- <text:span text:style-name="T1793">Месяц назад ты хотела её убить, а сейчас ты сходишь с ума от радости, когда она отвечает на твои сообщения.</text:span></text:p>
      <text:p text:style-name="P155">- <text:span text:style-name="T1794">Да! </text:span><text:span text:style-name="T1795">Ты всегда была права, </text:span><text:span text:style-name="T1796">Лара!</text:span></text:p>
      <text:p text:style-name="P155">- <text:span text:style-name="T1797">Согласна, но если бы не та магическая дуэль, так бы не сложилось, поэтому Флурри </text:span><text:span text:style-name="T1798">это заслуга </text:span><text:span text:style-name="T1799">принадлежит и тебе.</text:span></text:p>
      <text:p text:style-name="P155">- <text:span text:style-name="T1860">Как ты думаешь,</text:span><text:span text:style-name="T1800"> куда она сейчас </text:span><text:span text:style-name="T1861">отправиться</text:span><text:span text:style-name="T1800">?</text:span></text:p>
      <text:p text:style-name="P155">- <text:span text:style-name="T1801">Не знаю, может быть в Кристальную империю.</text:span></text:p>
      <text:p text:style-name="P155">- <text:span text:style-name="T1802">Я бы с удовольствием ей показала </text:span><text:span text:style-name="T1803">самые красивые и невероятные места!</text:span></text:p>
      <text:p text:style-name="P155">- <text:span text:style-name="T1804">Остановись Флурри, там директор!</text:span></text:p>
      <text:p text:style-name="P155">- <text:span text:style-name="T1804">Да, прости, </text:span><text:span text:style-name="T1862">я</text:span><text:span text:style-name="T1804"> слишком энергичная.</text:span></text:p>
      <text:p text:style-name="P155"><text:tab/><text:span text:style-name="T1805">Стар Свирл разговаривал с одним из грифонов </text:span><text:span text:style-name="T1806">около школьного кабинета, где преподавали историю.</text:span></text:p>
      <text:p text:style-name="P155"><text:soft-page-break/><text:tab/><text:span text:style-name="T1807">Флурри решила подслушать их разговор и спряталась за углом. </text:span></text:p>
      <text:p text:style-name="P155">- <text:span text:style-name="T1808">Флурри </text:span><text:span text:style-name="T1863">что ты делаешь</text:span><text:span text:style-name="T1808">?… - не договорила Лара.</text:span></text:p>
      <text:p text:style-name="P155">- <text:span text:style-name="T1808">Тссс! - </text:span><text:span text:style-name="T1809">перебила е</text:span><text:span text:style-name="T1864">ё</text:span><text:span text:style-name="T1809"> Флурри.</text:span></text:p>
      <text:p text:style-name="P155">- <text:span text:style-name="T1810">Известий больше не было </text:span><text:span text:style-name="T1811">от Марбла? - </text:span><text:span text:style-name="T1812">спросил Стар Свирл у грифона.</text:span></text:p>
      <text:p text:style-name="P155">- <text:span text:style-name="T1814">Самое последнее я вам сообщил два дня назад. </text:span><text:span text:style-name="T1812"><text:s/>— </text:span><text:span text:style-name="T1813">ответил тот.</text:span></text:p>
      <text:p text:style-name="P155">- <text:span text:style-name="T1815">Возможно что-то случилось — </text:span><text:span text:style-name="T1816">задумчиво говорил Стар Свирл.</text:span></text:p>
      <text:p text:style-name="P172">- <text:s/><text:span text:style-name="T1817">Мой брат самый надеж</text:span><text:span text:style-name="T1818">ный</text:span><text:span text:style-name="T1817"> из грифонов </text:span><text:span text:style-name="T1818">и я сильно беспокоюсь о нем.</text:span></text:p>
      <text:p text:style-name="P173"><text:span text:style-name="T1817">- </text:span><text:span text:style-name="T1819">Успокойтесь, Эль</text:span><text:span text:style-name="T1820">бер</text:span><text:span text:style-name="T1821">ус</text:span><text:span text:style-name="T1819">, </text:span><text:span text:style-name="T1822">может быть он просто </text:span><text:span text:style-name="T1823">по случайности оставил где-нибудь чернила и </text:span><text:span text:style-name="T1865">магическую </text:span><text:span text:style-name="T1823">бумагу.</text:span></text:p>
      <text:p text:style-name="P174"><text:span text:style-name="T1819">- </text:span><text:span text:style-name="T1824">Это невозможно! </text:span><text:span text:style-name="T1825">А Эмбер что-нибудь ответила вам?</text:span></text:p>
      <text:p text:style-name="P174"><text:span text:style-name="T1819">- </text:span><text:span text:style-name="T1825">Она отправила только статью, </text:span><text:span text:style-name="T1826">а на остальные сообщения она ничего не отвечает.</text:span></text:p>
      <text:p text:style-name="P174">- <text:span text:style-name="T1827">Вы же можете телепортироваться и узнать у оборотней куда она могла направиться</text:span></text:p>
      <text:p text:style-name="P174"><text:soft-page-break/>- <text:span text:style-name="T1827">Я уже сделал это утром. К сожалению они ничего не знают.</text:span></text:p>
      <text:p text:style-name="P174">- <text:span text:style-name="T1866">Вдруг… - </text:span><text:span text:style-name="T1872">не договорил</text:span><text:span text:style-name="T1866"> грифон.</text:span></text:p>
      <text:p text:style-name="P175">- <text:span text:style-name="T1867">Не стоит беспокоиться! </text:span><text:span text:style-name="T1866">С</text:span><text:span text:style-name="T1828"> вашим братом все будет хорошо! </text:span><text:span text:style-name="T1868">Не бросайтесь в поиск</text:span><text:span text:style-name="T1870">и</text:span><text:span text:style-name="T1868">, </text:span><text:span text:style-name="T1829">а то придется вас еще искать. </text:span><text:span text:style-name="T1869">Я сам разберусь с этим</text:span><text:span text:style-name="T1829"> —</text:span><text:span text:style-name="T1830"> </text:span><text:span text:style-name="T1871">сказал</text:span><text:span text:style-name="T1830"> Стар Свирл.</text:span></text:p>
      <text:p text:style-name="P176"><text:tab/>Грифон кивнул и удалился.</text:p>
      <text:p text:style-name="P177"><text:tab/>Флурри <text:span text:style-name="T1831">вместе с Ларой вышли из-за угла </text:span><text:span text:style-name="T1832">и поприветствовали директора, словно они ничего не слышали</text:span><text:span text:style-name="T1831">.</text:span></text:p>
      <text:p text:style-name="P178"><text:span text:style-name="T1831">- </text:span><text:span text:style-name="T1833">Что ты думаешь об этом? <text:s/>- </text:span><text:span text:style-name="T1834">спросила Флурри свою подругу.</text:span></text:p>
      <text:p text:style-name="P179"><text:span text:style-name="T1831">- </text:span><text:span text:style-name="T1873">Э</text:span><text:span text:style-name="T1835">то уже становиться очень интересным.</text:span></text:p>
      <text:p text:style-name="P180"><text:span text:style-name="T1831">- </text:span><text:span text:style-name="T1836">Да! Может Эмбер угрожает опасность и поэтому она решила уехать, чтобы </text:span><text:span text:style-name="T1837">не навлечь беду на нас!</text:span></text:p>
      <text:p text:style-name="P180"><text:span text:style-name="T1831">- </text:span><text:span text:style-name="T1838">Возможно. А что ты думаешь о грифоне Марбле?</text:span></text:p>
      <text:p text:style-name="P181"><text:span text:style-name="T1831">- </text:span><text:span text:style-name="T1838">Он интересный собеседник и очень надежный. <text:s/>Я немного с ним общалась, но в этом я смогла убедиться.</text:span></text:p>
      <text:p text:style-name="P182"><text:soft-page-break/><text:span text:style-name="T1831">- </text:span><text:span text:style-name="T1839">Он пропал, Флурри! И Эмбер тоже! </text:span><text:span text:style-name="T1840">Его попросили приглядеть за ней.</text:span></text:p>
      <text:p text:style-name="P183"><text:span text:style-name="T1831">- </text:span><text:span text:style-name="T1840">Значит здесь замешана темная магия!?</text:span></text:p>
      <text:p text:style-name="P183"><text:span text:style-name="T1831">- </text:span><text:span text:style-name="T1841">Все возможно, я чувствую, что скоро мы узнаем об этом.</text:span></text:p>
      <text:p text:style-name="P183"><text:span text:style-name="T1841"><text:tab/>Флурри</text:span><text:span text:style-name="T1831"><text:tab/> </text:span><text:span text:style-name="T1841">достала книгу и глянула туда ещё раз.</text:span></text:p>
      <text:p text:style-name="P183">- <text:span text:style-name="T1842">Думаешь она ответит? - </text:span><text:span text:style-name="T1875">спросила Лара, поглядывая в книгу.</text:span></text:p>
      <text:p text:style-name="P183">- <text:span text:style-name="T1842">Возможно нет, но я </text:span><text:span text:style-name="T1874">все равно </text:span><text:span text:style-name="T1842">напишу — </text:span><text:span text:style-name="T1876">ответила Флурри и </text:span><text:span text:style-name="T1842">дописала еще несколько строчек:</text:span></text:p>
      <text:p text:style-name="P183">«<text:span text:style-name="T1842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25"><text:tab/><text:span text:style-name="T604">Лара кивнула и они вместе зашли в кабинет по истории магии.</text:span></text:p>
      <text:p text:style-name="P184"/>
      <text:p text:style-name="P184"/>
      <text:p text:style-name="P184"/>
      <text:p text:style-name="P184"/>
      <text:p text:style-name="P184"/>
      <text:p text:style-name="P235"><text:soft-page-break/>19. <text:bookmark-start text:name="__DdeLink__10455_4030418583"/><text:span text:style-name="T1471">Колокольчик Грог</text:span><text:span text:style-name="T1472">ара</text:span><text:bookmark-end text:name="__DdeLink__10455_4030418583"/></text:p>
      <text:p text:style-name="P185"><text:tab/><text:span text:style-name="T1926">На следующий день г</text:span><text:span text:style-name="T1925">рифон Марбл прилетел в Кантерлот. </text:span><text:span text:style-name="T1926">О</text:span><text:span text:style-name="T1925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85"><text:tab/><text:span text:style-name="T1927">Флурри быстро об этом узнала и все рассказала своей лучшей подруг</text:span><text:span text:style-name="T1993">е</text:span><text:span text:style-name="T1927">.</text:span></text:p>
      <text:p text:style-name="P185">- <text:span text:style-name="T1928">Это еще одна важная деталь — </text:span><text:span text:style-name="T1930">сказала Лара, когда они направлялись в библиотеку Кантерлота.</text:span></text:p>
      <text:p text:style-name="P185">- <text:span text:style-name="T1929">Лара, мне кажется ты уже знаешь в чем дело?! - поинтересовалась Флурри.</text:span></text:p>
      <text:p text:style-name="P185">- <text:span text:style-name="T1930">Возможно, но это только предположения.</text:span></text:p>
      <text:p text:style-name="P185">- <text:span text:style-name="T1931">Может уже расскажешь, я не могу ждать!</text:span></text:p>
      <text:p text:style-name="P185">- <text:span text:style-name="T1932">А разве ты не догадываешься?</text:span></text:p>
      <text:p text:style-name="P185">- <text:span text:style-name="T1933">О чем? Эмбер преследуют темные силы? </text:span><text:span text:style-name="T1934">Или она стала темной пони?</text:span></text:p>
      <text:p text:style-name="P185">- <text:span text:style-name="T1935">Не совсем.</text:span></text:p>
      <text:p text:style-name="P185">- <text:span text:style-name="T1935">Ты про все эти странные события?</text:span></text:p>
      <text:p text:style-name="P185"><text:soft-page-break/>- <text:span text:style-name="T1935">Да, на первом учебном году ничего подобного не было, разве не помнишь? Все началось с</text:span><text:span text:style-name="T1994"> поступления</text:span><text:span text:style-name="T1935"> Эмбер </text:span><text:span text:style-name="T1994">в школу</text:span><text:span text:style-name="T1935">.</text:span></text:p>
      <text:p text:style-name="P185">- <text:span text:style-name="T1936">Неужели она украла книгу и стерла память грифону Марблу?</text:span></text:p>
      <text:p text:style-name="P185">- <text:span text:style-name="T1937">Не торопись Флурри! </text:span><text:span text:style-name="T1938">Все началось с того… - не успела договорить Лара. Она заметила мистера </text:span><text:span text:style-name="T1939">Санлайта у входа в библиотеку.</text:span></text:p>
      <text:p text:style-name="P185">- <text:span text:style-name="T1940">Лара, ты в порядке? </text:span></text:p>
      <text:p text:style-name="P185">- <text:span text:style-name="T1941">Я не понимаю, мистер Санлайт ведь должен быть </text:span><text:span text:style-name="T1942">в школе. </text:span><text:span text:style-name="T1996">Р</text:span><text:span text:style-name="T1995">азве ты</text:span><text:span text:style-name="T1942"> не помнишь? Он согласился провести урок.</text:span></text:p>
      <text:p text:style-name="P185">- <text:span text:style-name="T1943">Может быть он вернулся, чтобы взять </text:span><text:span text:style-name="T1944">книги.</text:span></text:p>
      <text:p text:style-name="P185">- <text:span text:style-name="T1944">Возможно, идем!</text:span></text:p>
      <text:p text:style-name="P185"><text:tab/><text:span text:style-name="T1945">Флурри последовала за Ларой и они <text:s/>оказались в </text:span><text:span text:style-name="T1946">тихом и спокойном месте, наполненн</text:span><text:span text:style-name="T1947">ом</text:span><text:span text:style-name="T1946"> знаниями в переплетах и свитках.</text:span></text:p>
      <text:p text:style-name="P185"><text:tab/><text:span text:style-name="T1948">Мистер Санлайт </text:span><text:span text:style-name="T1949">не </text:span><text:span text:style-name="T1951">заметил</text:span><text:span text:style-name="T1949"> их и направился к </text:span><text:span text:style-name="T1950">дальней </text:span><text:span text:style-name="T1952">темно-коричневой </text:span><text:span text:style-name="T1950">двери.</text:span></text:p>
      <text:p text:style-name="P186"><text:tab/><text:span text:style-name="T1953">Лара взяла несколько книг, </text:span><text:span text:style-name="T1954">которые хотела прочитать ещё в начале года, </text:span><text:span text:style-name="T1997">а </text:span><text:span text:style-name="T1955">Флурри все это время </text:span><text:soft-page-break/><text:span text:style-name="T1955">следила за дверью и другими посетителями. </text:span><text:span text:style-name="T1956">Она также как и Лара </text:span><text:span text:style-name="T1957">предчувствовала что-то нехорошее.</text:span></text:p>
      <text:p text:style-name="P186"><text:tab/><text:span text:style-name="T1958">Когда они вышли из библиотеки, Лара </text:span><text:span text:style-name="T1998">заговорила</text:span><text:span text:style-name="T1958">:</text:span></text:p>
      <text:p text:style-name="P186">- <text:span text:style-name="T1959">Я узнала у библиотекаря, что мистеру Санлайту было поручено важное дело и он не смог провести урок в школе, поэтому </text:span><text:span text:style-name="T1960">он снова вернулся.</text:span></text:p>
      <text:p text:style-name="P186">- <text:span text:style-name="T1960">А я уже подумала, что случилось что-то ужасное и </text:span><text:span text:style-name="T1961">начала беспокоиться.</text:span></text:p>
      <text:p text:style-name="P186">- <text:span text:style-name="T1999">Да, я тоже так подумала. </text:span><text:span text:style-name="T1962">Идем на урок?</text:span></text:p>
      <text:p text:style-name="P186">- <text:span text:style-name="T1999">Идем.</text:span></text:p>
      <text:p text:style-name="P187"><text:tab/>И две подруги <text:span text:style-name="T1963">снова вернулись в школу. В коридоре пра</text:span><text:span text:style-name="T1964">вого крыла они были полностью поражены и сбиты с толку: </text:span><text:span text:style-name="T1965">мистер Санлайт разговаривал с Магитемзом.</text:span></text:p>
      <text:p text:style-name="P187">- <text:span text:style-name="T1966">Лара! </text:span><text:span text:style-name="T1967">Ты видишь </text:span><text:span text:style-name="T1968">мистера Санлайта</text:span><text:span text:style-name="T1967">?</text:span></text:p>
      <text:p text:style-name="P189">- <text:span text:style-name="T1966">Этого не может быть! - </text:span><text:span text:style-name="T1968">удивилась Лара не меньше своей подруги.</text:span></text:p>
      <text:p text:style-name="P204"><text:tab/>Она не стала медлить и сразу рассказала все мистеру Санлайту. Он не раздумывая бросился в библиотеку. </text:p>
      <text:p text:style-name="P204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88">- <text:span text:style-name="T1969">Мистер Санлайт, что случилось? - взволнованно спросила Лара.</text:span></text:p>
      <text:p text:style-name="P188">- <text:span text:style-name="T1969">Это… Просто ужасно!.. - не мог говорить </text:span><text:span text:style-name="T1970">мистер Санлайт.</text:span></text:p>
      <text:p text:style-name="P188">- <text:span text:style-name="T1971">Успокойтесь, расскажите все по порядку, нам вы можете верить.</text:span></text:p>
      <text:p text:style-name="P188">- <text:span text:style-name="T1971">Флурри, Лара, подойдите поближе, это большой секрет и никто из учеников и даже учителей не должен об этом знать, вы ником</text:span><text:span text:style-name="T2001">у </text:span><text:span text:style-name="T1971">не скаж</text:span><text:span text:style-name="T2000">е</text:span><text:span text:style-name="T1971">те?</text:span></text:p>
      <text:p text:style-name="P190"><text:tab/>Обе подруги кивнули.</text:p>
      <text:p text:style-name="P190">- В этой библиотеке хранятся не только книги. — продолжал мистер Санлайт — Иногда сюда попадают магические предметы, и не так давно <text:span text:style-name="T1972">здесь появился колокольчик Грогара. Я думаю вы уже знаете о нем, </text:span><text:span text:style-name="T1973">не так ли?</text:span></text:p>
      <text:p text:style-name="P190">- <text:span text:style-name="T1973">Да, </text:span><text:span text:style-name="T1974">мы недавно изучали его на магических предметах — </text:span><text:span text:style-name="T1975">согласилась</text:span><text:span text:style-name="T1974"> Лара.</text:span></text:p>
      <text:p text:style-name="P190">- <text:span text:style-name="T2002">Так вот, о</text:span><text:span text:style-name="T1976">н пропал! Его украл тот двойник о котором вы говорили и теперь мне точно не до урока. </text:span><text:soft-page-break/><text:span text:style-name="T2003">Я прошу вас, пожалуйста</text:span><text:span text:style-name="T1976"> сообщите все директору </text:span><text:span text:style-name="T2004">прямо сейчас</text:span><text:span text:style-name="T1977">.</text:span></text:p>
      <text:p text:style-name="P190">- <text:span text:style-name="T1978">Мы это сделаем! - твердо </text:span><text:span text:style-name="T2005">ответила</text:span><text:span text:style-name="T1978"> Флурри и они </text:span><text:span text:style-name="T2006">вместе </text:span><text:span text:style-name="T1978">с Ларой мгновенно исчезли.</text:span></text:p>
      <text:p text:style-name="P190"><text:tab/><text:span text:style-name="T1979">Стар Свирл внимательно их выслушал и сказал идти на урок и никому не сообщать об этом, </text:span><text:span text:style-name="T2007">даже самым лучшим друзьям</text:span><text:span text:style-name="T1979">.</text:span></text:p>
      <text:p text:style-name="P190">- <text:span text:style-name="T1979">Что происходит? Лара! Почему ты молчишь? Ты все знаешь! - </text:span><text:span text:style-name="T1980">не могла успокоиться Флурри, когда они поднимал</text:span><text:span text:style-name="T1981">ись</text:span><text:span text:style-name="T1980"> </text:span><text:span text:style-name="T1981">по бирюзовым ступенькам</text:span><text:span text:style-name="T1980"> </text:span><text:span text:style-name="T1981">север</text:span><text:span text:style-name="T2008">о</text:span><text:span text:style-name="T1981">-</text:span><text:span text:style-name="T2008">в</text:span><text:span text:style-name="T1980">осточн</text:span><text:span text:style-name="T1981">ой</text:span><text:span text:style-name="T1980"> башн</text:span><text:span text:style-name="T1981">и</text:span><text:span text:style-name="T1980">.</text:span></text:p>
      <text:p text:style-name="P190">- <text:span text:style-name="T1982">Флурри, остановись! </text:span><text:span text:style-name="T1983">Теперь я уже точно уверена, это сделала Эмбер, в этом нет сомнений.</text:span></text:p>
      <text:p text:style-name="P190">- <text:span text:style-name="T1984">Что?!</text:span></text:p>
      <text:p text:style-name="P191">- <text:span text:style-name="T1985">Когда она ушла из школы, то я поняла, что у неё есть какой-то план. </text:span><text:span text:style-name="T1986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2009">всегда х</text:span><text:span text:style-name="T1986">отелось овладеть этой магией и она смогла </text:span><text:span text:style-name="T2009">это сделать</text:span><text:span text:style-name="T1986">. Так она и украла колокольчик Грогара</text:span><text:span text:style-name="T1985">.</text:span></text:p>
      <text:p text:style-name="P191"><text:span text:style-name="T1985">- </text:span><text:span text:style-name="T1986">Я не могу в </text:span><text:span text:style-name="T2010">это</text:span><text:span text:style-name="T1986"> поверить! А книга?!</text:span></text:p>
      <text:p text:style-name="P191"><text:soft-page-break/><text:span text:style-name="T1985">- </text:span><text:span text:style-name="T1986">И книгу украла тоже она, тогда я часто видела её в том зале </text:span><text:span text:style-name="T2011">библиотеки</text:span><text:span text:style-name="T1986"> и для меня это </text:span><text:span text:style-name="T2012">уже казалось</text:span><text:span text:style-name="T1986"> </text:span><text:span text:style-name="T1987">подозрительн</text:span><text:span text:style-name="T2012">ым</text:span><text:span text:style-name="T1987">.</text:span></text:p>
      <text:p text:style-name="P191">- <text:span text:style-name="T1988">А зачем ей колокольчик Грогара?</text:span></text:p>
      <text:p text:style-name="P191">- <text:span text:style-name="T1988">Ты не знаешь для чего колокольчик Грогара?</text:span></text:p>
      <text:p text:style-name="P191">- <text:span text:style-name="T1988">Знаю, он позволяет вбирать в себя магию и сохранять её.</text:span></text:p>
      <text:p text:style-name="P191">- <text:span text:style-name="T2013">Да, </text:span><text:span text:style-name="T2014">все верно</text:span><text:span text:style-name="T1989">. Возможно она решила забрать магию у кого-то или отдать свою.</text:span></text:p>
      <text:p text:style-name="P191">- <text:span text:style-name="T1990">Отдать свою? Что это значит?</text:span></text:p>
      <text:p text:style-name="P191">- <text:span text:style-name="T1990">Я тебе говорила, что у неё необычная магия </text:span><text:span text:style-name="T2015">загадочного</text:span><text:span text:style-name="T1990"> происхождения. </text:span><text:span text:style-name="T2016">Может быть</text:span><text:span text:style-name="T1990"> она </text:span><text:span text:style-name="T2016">поняла, что является угрозой для Эквестрии </text:span><text:span text:style-name="T2017">и </text:span><text:span text:style-name="T1990">решила поступить таким образом.</text:span></text:p>
      <text:p text:style-name="P191">- <text:span text:style-name="T1990">Нам нужно найти её! Где моя магическая книга? - начала рыться в рюкзаке Флурри.</text:span></text:p>
      <text:p text:style-name="P191"><text:tab/><text:span text:style-name="T1991">Книга была заложена другими и поэтому Флурри не сразу её </text:span><text:span text:style-name="T2018">нашла. К</text:span><text:span text:style-name="T1991">огда она </text:span><text:span text:style-name="T2018">прикоснулась к </text:span><text:span text:style-name="T1991"><text:s/></text:span><text:span text:style-name="T2019">ней,</text:span><text:span text:style-name="T1991"> она открылась на середине и засветилась.</text:span></text:p>
      <text:p text:style-name="P192">- Что это? <text:span text:style-name="T1992">Тут какие-то символы. Лара! </text:span><text:span text:style-name="T2020">С</text:span><text:span text:style-name="T1992">мотри!</text:span></text:p>
      <text:p text:style-name="P192">- <text:span text:style-name="T1992">Это же магическая метка для телепортации!</text:span></text:p>
      <text:p text:style-name="P192"><text:soft-page-break/>- <text:span text:style-name="T1992">Что?</text:span></text:p>
      <text:p text:style-name="P192">- <text:span text:style-name="T1992">Мы можем по ней телепортироваться, Флурри!</text:span></text:p>
      <text:p text:style-name="P192">- <text:span text:style-name="T1992">Ты хочешь сказать, что Эмбе</text:span><text:span text:style-name="T2021">р с</text:span><text:span text:style-name="T1992">пециально её оставила </text:span><text:span text:style-name="T2022">для нас?</text:span></text:p>
      <text:p text:style-name="P192">- <text:span text:style-name="T1992">Да! </text:span></text:p>
      <text:p text:style-name="P192">- <text:span text:style-name="T2024">Тогда что</text:span><text:span text:style-name="T1992"> нужно </text:span><text:span text:style-name="T2025">с</text:span><text:span text:style-name="T1992">делать </text:span><text:span text:style-name="T2023">чтобы телепортироваться</text:span><text:span text:style-name="T1992">?</text:span></text:p>
      <text:p text:style-name="P192">- <text:span text:style-name="T2026">Возьми</text:span><text:span text:style-name="T1992"> меня за копыто, все должно получиться.</text:span></text:p>
      <text:p text:style-name="P193"><text:tab/>Лара закрыла глаза и произнесла заклинания. </text:p>
      <text:p text:style-name="P193"><text:tab/>Обе подруги мгновенно <text:span text:style-name="T2027">растворились </text:span><text:span text:style-name="T2028">и оставили только облачко из мелких кристалликов</text:span><text:span text:style-name="T2027">. </text:span></text:p>
      <text:p text:style-name="P187"/>
      <text:p text:style-name="P185"><text:tab/></text:p>
      <text:p text:style-name="P185"/>
      <text:p text:style-name="P185"/>
      <text:p text:style-name="P185"/>
      <text:p text:style-name="P185"/>
      <text:p text:style-name="P185"/>
      <text:p text:style-name="P185"/>
      <text:p text:style-name="P226"><text:soft-page-break/>20. <text:span text:style-name="T1473">Темная пони</text:span></text:p>
      <text:p text:style-name="P155"><text:tab/><text:span text:style-name="T2029">Флурри и Лара оказались на огромной каменной скале </text:span><text:span text:style-name="T2030">и увидели Эмбер, которая </text:span><text:span text:style-name="T2031">держала</text:span><text:span text:style-name="T2030"> колокольчик <text:s/>Грогара.</text:span></text:p>
      <text:p text:style-name="P155">- <text:span text:style-name="T2032">Эмбер! Что </text:span><text:span text:style-name="T2082">ты делаешь</text:span><text:span text:style-name="T2032">? - </text:span><text:span text:style-name="T2033">с беспокойством </text:span><text:span text:style-name="T2083">сказала</text:span><text:span text:style-name="T2033"> Флурри.</text:span></text:p>
      <text:p text:style-name="P155">- <text:span text:style-name="T2034">Привет Флурри. </text:span><text:span text:style-name="T2084">П</text:span><text:span text:style-name="T2034">ривет Лара. - </text:span><text:span text:style-name="T2035">спокойно ответила Эмбер.</text:span></text:p>
      <text:p text:style-name="P155">- <text:span text:style-name="T2036">Зачем тебе колокольчик Грогара? </text:span><text:span text:style-name="T2085">Т</text:span><text:span text:style-name="T2036">ы хочешь забрать мою магию? Ты стала темной пони? - </text:span><text:span text:style-name="T2037">не могла остановиться Флурри.</text:span></text:p>
      <text:p text:style-name="P155">- <text:span text:style-name="T2037">Я думаю, твоя подруга уже догадалась, </text:span><text:span text:style-name="T2038">что я собираюсь сделать.</text:span></text:p>
      <text:p text:style-name="P155">- <text:span text:style-name="T2039">Ты хочешь забрать магию у всех существ Эквестрии?</text:span></text:p>
      <text:p text:style-name="P194">- Нет, я хочу <text:span text:style-name="T2040">чтобы все моя магия перешла в этот колокольчик.</text:span></text:p>
      <text:p text:style-name="P195">- <text:span text:style-name="T2086">Зачем тебе лишать</text:span><text:span text:style-name="T2041"> </text:span><text:span text:style-name="T2086">себя магии</text:span><text:span text:style-name="T2041">? Ты </text:span><text:span text:style-name="T2087">ведь </text:span><text:span text:style-name="T2041">особенная пони и обладаешь невероятной магией, так же как и я. <text:s/></text:span><text:span text:style-name="T2088">И ты</text:span><text:span text:style-name="T2041"> не злая! Ты хорошая пони!</text:span></text:p>
      <text:p text:style-name="P194">- <text:span text:style-name="T2042">Прости Флурри, я не могу по-другому.</text:span></text:p>
      <text:p text:style-name="P194"><text:soft-page-break/>- <text:span text:style-name="T2042">Почему?</text:span></text:p>
      <text:p text:style-name="P194">- <text:span text:style-name="T2042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2089">ответила</text:span><text:span text:style-name="T2043"> Эмбер и слегка улыбнулась.</text:span></text:p>
      <text:p text:style-name="P197"><text:span text:style-name="T2090"><text:tab/>На скале был сильный ветер и поэтому </text:span><text:span text:style-name="T2044">Флурри с Ларой подошли </text:span><text:span text:style-name="T2090">по</text:span><text:span text:style-name="T2044">ближе к Эмбер.</text:span></text:p>
      <text:p text:style-name="P196">- <text:span text:style-name="T2045">Всё началось в совершенно другой стране. Возможно вы слышали о стране Аликорнов?</text:span></text:p>
      <text:p text:style-name="P196">- <text:span text:style-name="T2046">Да, но о ней мало </text:span><text:span text:style-name="T2091">чего </text:span><text:span text:style-name="T2046">известно — ответила Лара.</text:span></text:p>
      <text:p text:style-name="P196">- <text:span text:style-name="T2047">В этой стране был рожден мой отец. </text:span><text:span text:style-name="T2048">Он всегда стремился быть лучше других и хотел завладеть властью, чтобы управлять всей страной. </text:span><text:span text:style-name="T2049">Однажды ему удалось найти место, именуемое средоточием всего мира, </text:span><text:span text:style-name="T2050">там была невероятная магия не доступная даже Аликорнам. </text:span><text:span text:style-name="T2051">Мало кто слышал о том месте и мог покинуть его живым. </text:span><text:span text:style-name="T2052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2053">Магия которую он получил </text:span><text:span text:style-name="T2092">взамен</text:span><text:span text:style-name="T2053"> была </text:span><text:span text:style-name="T2092">слишком сильной </text:span><text:span text:style-name="T2093">и </text:span><text:span text:style-name="T2092">поэтому </text:span><text:span text:style-name="T2053">он погиб. После его смерти родилась я. </text:span><text:span text:style-name="T2094">М</text:span><text:span text:style-name="T2053">оя мама увидела во мне </text:span><text:soft-page-break/><text:span text:style-name="T2054">слишком много странностей для Аликорна и не хотела чтобы моё будущее было жестоким </text:span><text:span text:style-name="T2094">и несправедливым</text:span><text:span text:style-name="T2054">. </text:span><text:span text:style-name="T2094">П</text:span><text:span text:style-name="T2054">оэтому она решила отправить меня в Эквестрию и устроила все таким образом, что меня нашел благородный пони и усыновил. </text:span><text:span text:style-name="T2055">М</text:span><text:span text:style-name="T2054">ама не прожила долго из-за болезни </text:span><text:span text:style-name="T2055">и я выросла в </text:span><text:span text:style-name="T2094">той</text:span><text:span text:style-name="T2055"> маленькой деревни — </text:span><text:span text:style-name="T2094">Эмбер </text:span><text:span text:style-name="T2055">показала в сторону маленького поселения, </text:span><text:span text:style-name="T2056">которое стояло посреди леса.</text:span></text:p>
      <text:p text:style-name="P196">- <text:span text:style-name="T2057">Значит магия, которая в тебе настолько могущественная и может уничтожить всю Эквестрию? - ужаснулась Флурри.</text:span></text:p>
      <text:p text:style-name="P196">- <text:span text:style-name="T2058">Да, Флурр</text:span><text:span text:style-name="T2059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2060">Эмбер наклонила голову, с её глаз капнула слезинка.</text:span></text:p>
      <text:p text:style-name="P196">- <text:span text:style-name="T2060">Прости, Эмбер, мы не знали об этом.</text:span></text:p>
      <text:p text:style-name="P196">- <text:span text:style-name="T2060">Не стоит Флурри, сегодня я положу конец </text:span><text:span text:style-name="T2061">этой</text:span><text:span text:style-name="T2060"> истории. </text:span><text:span text:style-name="T2062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96"><text:soft-page-break/>- <text:span text:style-name="T2063">Эмбер, ты не способна на это, ты добрая пони, мы верим в тебя, ведь мы </text:span><text:span text:style-name="T2095">твои </text:span><text:span text:style-name="T2063">друзья?! - улыбнулась Флурри.</text:span></text:p>
      <text:p text:style-name="P196">- <text:span text:style-name="T2063">Да, Флурри, мы </text:span><text:span text:style-name="T2096">мои </text:span><text:span text:style-name="T2063">друзья и поэтому я хочу с вами попрощаться.</text:span></text:p>
      <text:p text:style-name="P196">- <text:span text:style-name="T2063">Попрощаться?!</text:span></text:p>
      <text:p text:style-name="P196">- <text:span text:style-name="T2064">Мой ненастоящий отец, я никогда не назову его настоящим, дал клятву тогда, что отрекается от всего взамен на </text:span><text:span text:style-name="T2097">самую могущественную магию</text:span><text:span text:style-name="T2064">. </text:span><text:span text:style-name="T2065">Он не смог ей воспользоваться и поэтому часть той магии теперь во мне.</text:span></text:p>
      <text:p text:style-name="P196">- <text:span text:style-name="T2066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96">- <text:span text:style-name="T2067">Не нужно Флурри, ты не понимаешь, что во мне мало осталось своей собственной воли. </text:span><text:span text:style-name="T2068">Та магия </text:span><text:span text:style-name="T2097">существует </text:span><text:span text:style-name="T2068">только потому что она часть меня, когда </text:span><text:span text:style-name="T2098">колокольчик Грогара вберёт</text:span><text:span text:style-name="T2068"> её то она погибнет.</text:span></text:p>
      <text:p text:style-name="P196">- <text:span text:style-name="T2068">А что станет с тобой? Ты ведь тоже можешь погибнуть Эмбер?</text:span></text:p>
      <text:p text:style-name="P196"><text:soft-page-break/>- <text:span text:style-name="T2069">Флурри, ты когда-то считала меня демоном. - Эмбер подошла </text:span><text:span text:style-name="T2071">по</text:span><text:span text:style-name="T2069">бли</text:span><text:span text:style-name="T2071">ж</text:span><text:span text:style-name="T2069">е и посмотрела в </text:span><text:span text:style-name="T2070">кристально-бирюзовые</text:span><text:span text:style-name="T2069"> глаза Флурри.</text:span></text:p>
      <text:p text:style-name="P196">- <text:span text:style-name="T2071">Это потому что я </text:span><text:span text:style-name="T2072">была глупа, прости…</text:span></text:p>
      <text:p text:style-name="P196">- <text:span text:style-name="T2072">Не извиняйся, </text:span><text:span text:style-name="T2099">у тебя будет счастливая жизнь, даже без меня. А </text:span><text:span text:style-name="T2072">мне никогда не было места в этом мире, я была рождена </text:span><text:span text:style-name="T2073">злом и </text:span><text:span text:style-name="T2100">поэтому это мой </text:span><text:span text:style-name="T2101">долг</text:span><text:span text:style-name="T2100"> положить этому конец</text:span><text:span text:style-name="T2073">.</text:span></text:p>
      <text:p text:style-name="P198"><text:tab/>Флурри ничего не могла сказать, у неё потекли слезы. Она не могла поверить, что Эмбер умрёт во благо всей Эквестрии <text:span text:style-name="T2074">потому что её магия способна принести много вреда.</text:span></text:p>
      <text:p text:style-name="P198">- <text:span text:style-name="T2075">Эмбер, я не могу позволить тебе… - не успела договорить Флурри.</text:span></text:p>
      <text:p text:style-name="P198">- <text:span text:style-name="T2075">Сделай это для меня пожалуйста — перебила её Эмбер и обратилась к Ларе — </text:span><text:span text:style-name="T2076">возьми колокольчик Грогара и забери мою магию.</text:span></text:p>
      <text:p text:style-name="P199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2102">д</text:span>аже Дискорд со своей силой. <text:soft-page-break/><text:span text:style-name="T2077">Она медленно протянула копыта к колокольчику и взяла его.</text:span></text:p>
      <text:p text:style-name="P200"><text:tab/>Флурри обняла Эмбер.</text:p>
      <text:p text:style-name="P200">- Прощай Флурри, может когда-нибудь увид<text:span text:style-name="T2103">и</text:span>мся — улыбнулась Эмбер.</text:p>
      <text:p text:style-name="P200">- <text:span text:style-name="T2078">Прощай Эмбер.</text:span></text:p>
      <text:p text:style-name="P201"><text:tab/><text:span text:style-name="T2078">Флурри </text:span><text:span text:style-name="T2104">отошла от Эмбер</text:span><text:span text:style-name="T2078"> и </text:span><text:span text:style-name="T2079">колокольчик Грогара зазвенел громовым ударом. </text:span></text:p>
      <text:p text:style-name="P201"><text:span text:style-name="T2079"><text:tab/>Эмбер </text:span><text:span text:style-name="T2080">не сопротивлялась, она смотрела на своих друзей и думала, какая прекрасная жизнь их ждет </text:span><text:span text:style-name="T2106">и </text:span><text:span text:style-name="T2080">была рада, </text:span><text:span text:style-name="T2105">что они лучшие подруги</text:span><text:span text:style-name="T2080">.</text:span></text:p>
      <text:p text:style-name="P202"><text:span text:style-name="T2080"><text:tab/></text:span><text:span text:style-name="T2081">Магия быстро покинула Эмбер и она упала на </text:span><text:span text:style-name="T2107">холодную каменную повер</text:span><text:span text:style-name="T2108">х</text:span><text:span text:style-name="T2107">ность</text:span><text:span text:style-name="T2081">.</text:span></text:p>
      <text:p text:style-name="P203"><text:span text:style-name="T2080"><text:tab/></text:span><text:span text:style-name="T2081">Флурри с Ларой кинулись к ней.</text:span></text:p>
      <text:p text:style-name="P247"><text:span text:style-name="T154">- </text:span><text:span text:style-name="T155">Какое прекрасное небо! Как жаль, что я не замечала этого раньше — тихо </text:span><text:span text:style-name="T157">проговорила</text:span><text:span text:style-name="T155"> Эмбер и её грива начала растворяться в черном облаке.</text:span></text:p>
      <text:p text:style-name="P247"><text:span text:style-name="T155"><text:tab/></text:span><text:span text:style-name="T156">Флурри не успела ничего </text:span><text:span text:style-name="T157">сделать:</text:span><text:span text:style-name="T156"> от Эмбер ничего не осталось. </text:span><text:span text:style-name="T158">Л</text:span><text:span text:style-name="T156">ишь черное облако, </text:span><text:span text:style-name="T158">которое уносил ветер, стремилось прочь</text:span><text:span text:style-name="T156"> </text:span><text:span text:style-name="T158">в темно-зеленый лес</text:span><text:span text:style-name="T156">.</text:span><text:span text:style-name="T155"> </text:span><text:span text:style-name="T154"><text:s/></text:span></text:p>
      <text:p text:style-name="P200"><text:soft-page-break/></text:p>
      <text:p text:style-name="P1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04T09:18:09.059129777</dc:date>
    <meta:editing-duration>P1DT20H23M28S</meta:editing-duration>
    <meta:editing-cycles>4014</meta:editing-cycles>
    <meta:generator>LibreOffice/7.2.6.2$Linux_X86_64 LibreOffice_project/20$Build-2</meta:generator>
    <meta:document-statistic meta:table-count="0" meta:image-count="0" meta:object-count="0" meta:page-count="130" meta:paragraph-count="978" meta:word-count="16216" meta:character-count="99624" meta:non-whitespace-character-count="83669"/>
  </office:meta>
</office:document-meta>
</file>